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23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5.21pt"/>
    </style:style>
    <style:style style:name="co6" style:family="table-column">
      <style:table-column-properties fo:break-before="auto" style:column-width="101.51pt"/>
    </style:style>
    <style:style style:name="co7" style:family="table-column">
      <style:table-column-properties fo:break-before="auto" style:column-width="97.4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60"/>
    <style:style style:name="ce3" style:family="table-cell" style:parent-style-name="Default" style:data-style-name="N128"/>
  </office:automatic-styles>
  <office:body>
    <office:spreadsheet>
      <table:table table:name="mit.bag.model.B_162.NU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c_nuc</text:p>
          </table:table-cell>
          <table:table-cell table:style-name="ce1" office:value-type="float" office:value="2.998E+023" calcext:value-type="float">
            <text:p>3.00E+02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_cgs</text:p>
          </table:table-cell>
          <table:table-cell table:style-name="ce2" office:value-type="float" office:value="29979245800" calcext:value-type="float">
            <text:p>3.00E+010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eV to erg</text:p>
          </table:table-cell>
          <table:table-cell table:style-name="ce1" office:value-type="float" office:value="0.0000016021773" calcext:value-type="float">
            <text:p>1.60E-006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ermi to cm</text:p>
          </table:table-cell>
          <table:table-cell table:style-name="ce1" office:value-type="float" office:value="0.0000000000001" calcext:value-type="float">
            <text:p>1.00E-01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it_bag_model_eos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# epsilon [MeV/fm^3]</text:p>
          </table:table-cell>
          <table:table-cell office:value-type="string" calcext:value-type="string">
            <text:p><text:s/>pressure [MeV/fm^3]</text:p>
          </table:table-cell>
          <table:table-cell office:value-type="string" calcext:value-type="string">
            <text:p><text:s/>baryonic_density [1/fm^3]</text:p>
          </table:table-cell>
          <table:table-cell/>
          <table:table-cell table:style-name="Default" office:value-type="string" calcext:value-type="string">
            <text:p>epsilon [erg/fm^3]</text:p>
          </table:table-cell>
          <table:table-cell table:style-name="Default" office:value-type="string" calcext:value-type="string">
            <text:p>mass density[g/cm^3]</text:p>
          </table:table-cell>
          <table:table-cell table:style-name="Default" office:value-type="string" calcext:value-type="string">
            <text:p><text:s/>pressure [erg/cm^3]</text:p>
          </table:table-cell>
          <table:table-cell office:value-type="string" calcext:value-type="string">
            <text:p><text:s/>baryonic_density [1/fm^3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17.32216" calcext:value-type="float">
            <text:p>1117.322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[.$B$4]/[.$B$5]^3" office:value-type="float" office:value="6.4087092E+036" calcext:value-type="float">
            <text:p>6.40871E+036</text:p>
          </table:table-cell>
          <table:table-cell table:formula="of:=[.E9]/[.$B$2]^2" office:value-type="float" office:value="7.13065065061134E+015" calcext:value-type="float">
            <text:p>7.13065E+015</text:p>
          </table:table-cell>
          <table:table-cell table:formula="of:=[.B9]*[.$B$4]/[.$B$5]^3" office:value-type="float" office:value="1.79014820153897E+036" calcext:value-type="float">
            <text:p>1.79015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9.89949749" calcext:value-type="float">
            <text:p>3979.89949749</text:p>
          </table:table-cell>
          <table:table-cell office:value-type="float" office:value="1110.6220595" calcext:value-type="float">
            <text:p>1110.62205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]*[.$B$4]/[.$B$5]^3" office:value-type="float" office:value="6.37650463115989E+036" calcext:value-type="float">
            <text:p>6.37650E+036</text:p>
          </table:table-cell>
          <table:table-cell table:formula="of:=[.E10]/[.$B$2]^2" office:value-type="float" office:value="7.0948182352862E+015" calcext:value-type="float">
            <text:p>7.09482E+015</text:p>
          </table:table-cell>
          <table:table-cell table:formula="of:=[.B10]*[.$B$4]/[.$B$5]^3" office:value-type="float" office:value="1.77941345261015E+036" calcext:value-type="float">
            <text:p>1.77941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9.79899497" calcext:value-type="float">
            <text:p>3959.79899497</text:p>
          </table:table-cell>
          <table:table-cell office:value-type="float" office:value="1103.92195899" calcext:value-type="float">
            <text:p>1103.921958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]*[.$B$4]/[.$B$5]^3" office:value-type="float" office:value="6.34430006230375E+036" calcext:value-type="float">
            <text:p>6.34430E+036</text:p>
          </table:table-cell>
          <table:table-cell table:formula="of:=[.E11]/[.$B$2]^2" office:value-type="float" office:value="7.05898581994324E+015" calcext:value-type="float">
            <text:p>7.05899E+015</text:p>
          </table:table-cell>
          <table:table-cell table:formula="of:=[.B11]*[.$B$4]/[.$B$5]^3" office:value-type="float" office:value="1.76867870366531E+036" calcext:value-type="float">
            <text:p>1.76868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9.69849246" calcext:value-type="float">
            <text:p>3939.69849246</text:p>
          </table:table-cell>
          <table:table-cell office:value-type="float" office:value="1097.22185849" calcext:value-type="float">
            <text:p>1097.221858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]*[.$B$4]/[.$B$5]^3" office:value-type="float" office:value="6.31209549346363E+036" calcext:value-type="float">
            <text:p>6.31210E+036</text:p>
          </table:table-cell>
          <table:table-cell table:formula="of:=[.E12]/[.$B$2]^2" office:value-type="float" office:value="7.0231534046181E+015" calcext:value-type="float">
            <text:p>7.02315E+015</text:p>
          </table:table-cell>
          <table:table-cell table:formula="of:=[.B12]*[.$B$4]/[.$B$5]^3" office:value-type="float" office:value="1.75794395473649E+036" calcext:value-type="float">
            <text:p>1.75794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9.59798995" calcext:value-type="float">
            <text:p>3919.59798995</text:p>
          </table:table-cell>
          <table:table-cell office:value-type="float" office:value="1090.52175799" calcext:value-type="float">
            <text:p>1090.521757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*[.$B$4]/[.$B$5]^3" office:value-type="float" office:value="6.27989092462352E+036" calcext:value-type="float">
            <text:p>6.27989E+036</text:p>
          </table:table-cell>
          <table:table-cell table:formula="of:=[.E13]/[.$B$2]^2" office:value-type="float" office:value="6.98732098929297E+015" calcext:value-type="float">
            <text:p>6.98732E+015</text:p>
          </table:table-cell>
          <table:table-cell table:formula="of:=[.B13]*[.$B$4]/[.$B$5]^3" office:value-type="float" office:value="1.74720920580767E+036" calcext:value-type="float">
            <text:p>1.74721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9.49748744" calcext:value-type="float">
            <text:p>3899.49748744</text:p>
          </table:table-cell>
          <table:table-cell office:value-type="float" office:value="1083.82165749" calcext:value-type="float">
            <text:p>1083.821657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]*[.$B$4]/[.$B$5]^3" office:value-type="float" office:value="6.2476863557834E+036" calcext:value-type="float">
            <text:p>6.24769E+036</text:p>
          </table:table-cell>
          <table:table-cell table:formula="of:=[.E14]/[.$B$2]^2" office:value-type="float" office:value="6.95148857396783E+015" calcext:value-type="float">
            <text:p>6.95149E+015</text:p>
          </table:table-cell>
          <table:table-cell table:formula="of:=[.B14]*[.$B$4]/[.$B$5]^3" office:value-type="float" office:value="1.73647445687885E+036" calcext:value-type="float">
            <text:p>1.73647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9.39698492" calcext:value-type="float">
            <text:p>3879.39698492</text:p>
          </table:table-cell>
          <table:table-cell office:value-type="float" office:value="1077.12155698" calcext:value-type="float">
            <text:p>1077.121556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*[.$B$4]/[.$B$5]^3" office:value-type="float" office:value="6.21548178692727E+036" calcext:value-type="float">
            <text:p>6.21548E+036</text:p>
          </table:table-cell>
          <table:table-cell table:formula="of:=[.E15]/[.$B$2]^2" office:value-type="float" office:value="6.91565615862487E+015" calcext:value-type="float">
            <text:p>6.91566E+015</text:p>
          </table:table-cell>
          <table:table-cell table:formula="of:=[.B15]*[.$B$4]/[.$B$5]^3" office:value-type="float" office:value="1.72573970793401E+036" calcext:value-type="float">
            <text:p>1.72574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9.29648241" calcext:value-type="float">
            <text:p>3859.29648241</text:p>
          </table:table-cell>
          <table:table-cell office:value-type="float" office:value="1070.42145648" calcext:value-type="float">
            <text:p>1070.421456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*[.$B$4]/[.$B$5]^3" office:value-type="float" office:value="6.18327721808715E+036" calcext:value-type="float">
            <text:p>6.18328E+036</text:p>
          </table:table-cell>
          <table:table-cell table:formula="of:=[.E16]/[.$B$2]^2" office:value-type="float" office:value="6.87982374329973E+015" calcext:value-type="float">
            <text:p>6.87982E+015</text:p>
          </table:table-cell>
          <table:table-cell table:formula="of:=[.B16]*[.$B$4]/[.$B$5]^3" office:value-type="float" office:value="1.71500495900519E+036" calcext:value-type="float">
            <text:p>1.71500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9.1959799" calcext:value-type="float">
            <text:p>3839.1959799</text:p>
          </table:table-cell>
          <table:table-cell office:value-type="float" office:value="1063.72135598" calcext:value-type="float">
            <text:p>1063.721355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]*[.$B$4]/[.$B$5]^3" office:value-type="float" office:value="6.15107264924704E+036" calcext:value-type="float">
            <text:p>6.15107E+036</text:p>
          </table:table-cell>
          <table:table-cell table:formula="of:=[.E17]/[.$B$2]^2" office:value-type="float" office:value="6.84399132797459E+015" calcext:value-type="float">
            <text:p>6.84399E+015</text:p>
          </table:table-cell>
          <table:table-cell table:formula="of:=[.B17]*[.$B$4]/[.$B$5]^3" office:value-type="float" office:value="1.70427021007638E+036" calcext:value-type="float">
            <text:p>1.70427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9.09547739" calcext:value-type="float">
            <text:p>3819.09547739</text:p>
          </table:table-cell>
          <table:table-cell office:value-type="float" office:value="1057.02125548" calcext:value-type="float">
            <text:p>1057.021255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*[.$B$4]/[.$B$5]^3" office:value-type="float" office:value="6.11886808040692E+036" calcext:value-type="float">
            <text:p>6.11887E+036</text:p>
          </table:table-cell>
          <table:table-cell table:formula="of:=[.E18]/[.$B$2]^2" office:value-type="float" office:value="6.80815891264946E+015" calcext:value-type="float">
            <text:p>6.80816E+015</text:p>
          </table:table-cell>
          <table:table-cell table:formula="of:=[.B18]*[.$B$4]/[.$B$5]^3" office:value-type="float" office:value="1.69353546114756E+036" calcext:value-type="float">
            <text:p>1.69354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8.99497487" calcext:value-type="float">
            <text:p>3798.99497487</text:p>
          </table:table-cell>
          <table:table-cell office:value-type="float" office:value="1050.32115497" calcext:value-type="float">
            <text:p>1050.321154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*[.$B$4]/[.$B$5]^3" office:value-type="float" office:value="6.08666351155078E+036" calcext:value-type="float">
            <text:p>6.08666E+036</text:p>
          </table:table-cell>
          <table:table-cell table:formula="of:=[.E19]/[.$B$2]^2" office:value-type="float" office:value="6.77232649730649E+015" calcext:value-type="float">
            <text:p>6.77233E+015</text:p>
          </table:table-cell>
          <table:table-cell table:formula="of:=[.B19]*[.$B$4]/[.$B$5]^3" office:value-type="float" office:value="1.68280071220272E+036" calcext:value-type="float">
            <text:p>1.68280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8.89447236" calcext:value-type="float">
            <text:p>3778.89447236</text:p>
          </table:table-cell>
          <table:table-cell office:value-type="float" office:value="1043.62105447" calcext:value-type="float">
            <text:p>1043.621054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]*[.$B$4]/[.$B$5]^3" office:value-type="float" office:value="6.05445894271067E+036" calcext:value-type="float">
            <text:p>6.05446E+036</text:p>
          </table:table-cell>
          <table:table-cell table:formula="of:=[.E20]/[.$B$2]^2" office:value-type="float" office:value="6.73649408198136E+015" calcext:value-type="float">
            <text:p>6.73649E+015</text:p>
          </table:table-cell>
          <table:table-cell table:formula="of:=[.B20]*[.$B$4]/[.$B$5]^3" office:value-type="float" office:value="1.6720659632739E+036" calcext:value-type="float">
            <text:p>1.67207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8.79396985" calcext:value-type="float">
            <text:p>3758.79396985</text:p>
          </table:table-cell>
          <table:table-cell office:value-type="float" office:value="1036.92095397" calcext:value-type="float">
            <text:p>1036.920953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1]*[.$B$4]/[.$B$5]^3" office:value-type="float" office:value="6.02225437387055E+036" calcext:value-type="float">
            <text:p>6.02225E+036</text:p>
          </table:table-cell>
          <table:table-cell table:formula="of:=[.E21]/[.$B$2]^2" office:value-type="float" office:value="6.70066166665622E+015" calcext:value-type="float">
            <text:p>6.70066E+015</text:p>
          </table:table-cell>
          <table:table-cell table:formula="of:=[.B21]*[.$B$4]/[.$B$5]^3" office:value-type="float" office:value="1.66133121434508E+036" calcext:value-type="float">
            <text:p>1.66133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8.69346734" calcext:value-type="float">
            <text:p>3738.69346734</text:p>
          </table:table-cell>
          <table:table-cell office:value-type="float" office:value="1030.22085347" calcext:value-type="float">
            <text:p>1030.220853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2]*[.$B$4]/[.$B$5]^3" office:value-type="float" office:value="5.99004980503044E+036" calcext:value-type="float">
            <text:p>5.99005E+036</text:p>
          </table:table-cell>
          <table:table-cell table:formula="of:=[.E22]/[.$B$2]^2" office:value-type="float" office:value="6.66482925133108E+015" calcext:value-type="float">
            <text:p>6.66483E+015</text:p>
          </table:table-cell>
          <table:table-cell table:formula="of:=[.B22]*[.$B$4]/[.$B$5]^3" office:value-type="float" office:value="1.65059646541626E+036" calcext:value-type="float">
            <text:p>1.65060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8.59296482" calcext:value-type="float">
            <text:p>3718.59296482</text:p>
          </table:table-cell>
          <table:table-cell office:value-type="float" office:value="1023.52075296" calcext:value-type="float">
            <text:p>1023.52075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3]*[.$B$4]/[.$B$5]^3" office:value-type="float" office:value="5.9578452361743E+036" calcext:value-type="float">
            <text:p>5.95785E+036</text:p>
          </table:table-cell>
          <table:table-cell table:formula="of:=[.E23]/[.$B$2]^2" office:value-type="float" office:value="6.62899683598812E+015" calcext:value-type="float">
            <text:p>6.62900E+015</text:p>
          </table:table-cell>
          <table:table-cell table:formula="of:=[.B23]*[.$B$4]/[.$B$5]^3" office:value-type="float" office:value="1.63986171647142E+036" calcext:value-type="float">
            <text:p>1.63986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8.49246231" calcext:value-type="float">
            <text:p>3698.49246231</text:p>
          </table:table-cell>
          <table:table-cell office:value-type="float" office:value="1016.82065246" calcext:value-type="float">
            <text:p>1016.820652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]*[.$B$4]/[.$B$5]^3" office:value-type="float" office:value="5.92564066733419E+036" calcext:value-type="float">
            <text:p>5.92564E+036</text:p>
          </table:table-cell>
          <table:table-cell table:formula="of:=[.E24]/[.$B$2]^2" office:value-type="float" office:value="6.59316442066299E+015" calcext:value-type="float">
            <text:p>6.59316E+015</text:p>
          </table:table-cell>
          <table:table-cell table:formula="of:=[.B24]*[.$B$4]/[.$B$5]^3" office:value-type="float" office:value="1.6291269675426E+036" calcext:value-type="float">
            <text:p>1.62913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8.3919598" calcext:value-type="float">
            <text:p>3678.3919598</text:p>
          </table:table-cell>
          <table:table-cell office:value-type="float" office:value="1010.12055196" calcext:value-type="float">
            <text:p>1010.120551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5]*[.$B$4]/[.$B$5]^3" office:value-type="float" office:value="5.89343609849407E+036" calcext:value-type="float">
            <text:p>5.89344E+036</text:p>
          </table:table-cell>
          <table:table-cell table:formula="of:=[.E25]/[.$B$2]^2" office:value-type="float" office:value="6.55733200533785E+015" calcext:value-type="float">
            <text:p>6.55733E+015</text:p>
          </table:table-cell>
          <table:table-cell table:formula="of:=[.B25]*[.$B$4]/[.$B$5]^3" office:value-type="float" office:value="1.61839221861378E+036" calcext:value-type="float">
            <text:p>1.61839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8.29145729" calcext:value-type="float">
            <text:p>3658.29145729</text:p>
          </table:table-cell>
          <table:table-cell office:value-type="float" office:value="1003.42045146" calcext:value-type="float">
            <text:p>1003.420451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6]*[.$B$4]/[.$B$5]^3" office:value-type="float" office:value="5.86123152965396E+036" calcext:value-type="float">
            <text:p>5.86123E+036</text:p>
          </table:table-cell>
          <table:table-cell table:formula="of:=[.E26]/[.$B$2]^2" office:value-type="float" office:value="6.52149959001271E+015" calcext:value-type="float">
            <text:p>6.52150E+015</text:p>
          </table:table-cell>
          <table:table-cell table:formula="of:=[.B26]*[.$B$4]/[.$B$5]^3" office:value-type="float" office:value="1.60765746968496E+036" calcext:value-type="float">
            <text:p>1.60766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8.19095477" calcext:value-type="float">
            <text:p>3638.19095477</text:p>
          </table:table-cell>
          <table:table-cell office:value-type="float" office:value="996.720350955" calcext:value-type="float">
            <text:p>996.7203509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7]*[.$B$4]/[.$B$5]^3" office:value-type="float" office:value="5.82902696079782E+036" calcext:value-type="float">
            <text:p>5.82903E+036</text:p>
          </table:table-cell>
          <table:table-cell table:formula="of:=[.E27]/[.$B$2]^2" office:value-type="float" office:value="6.48566717466975E+015" calcext:value-type="float">
            <text:p>6.48567E+015</text:p>
          </table:table-cell>
          <table:table-cell table:formula="of:=[.B27]*[.$B$4]/[.$B$5]^3" office:value-type="float" office:value="1.59692272074813E+036" calcext:value-type="float">
            <text:p>1.59692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8.09045226" calcext:value-type="float">
            <text:p>3618.09045226</text:p>
          </table:table-cell>
          <table:table-cell office:value-type="float" office:value="990.020250452" calcext:value-type="float">
            <text:p>990.0202504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*[.$B$4]/[.$B$5]^3" office:value-type="float" office:value="5.79682239195771E+036" calcext:value-type="float">
            <text:p>5.79682E+036</text:p>
          </table:table-cell>
          <table:table-cell table:formula="of:=[.E28]/[.$B$2]^2" office:value-type="float" office:value="6.44983475934461E+015" calcext:value-type="float">
            <text:p>6.44983E+015</text:p>
          </table:table-cell>
          <table:table-cell table:formula="of:=[.B28]*[.$B$4]/[.$B$5]^3" office:value-type="float" office:value="1.58618797181451E+036" calcext:value-type="float">
            <text:p>1.58619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7.98994975" calcext:value-type="float">
            <text:p>3597.98994975</text:p>
          </table:table-cell>
          <table:table-cell office:value-type="float" office:value="983.32014995" calcext:value-type="float">
            <text:p>983.320149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9]*[.$B$4]/[.$B$5]^3" office:value-type="float" office:value="5.76461782311759E+036" calcext:value-type="float">
            <text:p>5.76462E+036</text:p>
          </table:table-cell>
          <table:table-cell table:formula="of:=[.E29]/[.$B$2]^2" office:value-type="float" office:value="6.41400234401948E+015" calcext:value-type="float">
            <text:p>6.41400E+015</text:p>
          </table:table-cell>
          <table:table-cell table:formula="of:=[.B29]*[.$B$4]/[.$B$5]^3" office:value-type="float" office:value="1.57545322288249E+036" calcext:value-type="float">
            <text:p>1.57545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7.88944724" calcext:value-type="float">
            <text:p>3577.88944724</text:p>
          </table:table-cell>
          <table:table-cell office:value-type="float" office:value="976.620049447" calcext:value-type="float">
            <text:p>976.6200494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0]*[.$B$4]/[.$B$5]^3" office:value-type="float" office:value="5.73241325427748E+036" calcext:value-type="float">
            <text:p>5.73241E+036</text:p>
          </table:table-cell>
          <table:table-cell table:formula="of:=[.E30]/[.$B$2]^2" office:value-type="float" office:value="6.37816992869434E+015" calcext:value-type="float">
            <text:p>6.37817E+015</text:p>
          </table:table-cell>
          <table:table-cell table:formula="of:=[.B30]*[.$B$4]/[.$B$5]^3" office:value-type="float" office:value="1.56471847394886E+036" calcext:value-type="float">
            <text:p>1.56472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7.78894472" calcext:value-type="float">
            <text:p>3557.78894472</text:p>
          </table:table-cell>
          <table:table-cell office:value-type="float" office:value="969.919948945" calcext:value-type="float">
            <text:p>969.9199489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1]*[.$B$4]/[.$B$5]^3" office:value-type="float" office:value="5.70020868542134E+036" calcext:value-type="float">
            <text:p>5.70021E+036</text:p>
          </table:table-cell>
          <table:table-cell table:formula="of:=[.E31]/[.$B$2]^2" office:value-type="float" office:value="6.34233751335138E+015" calcext:value-type="float">
            <text:p>6.34234E+015</text:p>
          </table:table-cell>
          <table:table-cell table:formula="of:=[.B31]*[.$B$4]/[.$B$5]^3" office:value-type="float" office:value="1.55398372501684E+036" calcext:value-type="float">
            <text:p>1.55398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7.68844221" calcext:value-type="float">
            <text:p>3537.68844221</text:p>
          </table:table-cell>
          <table:table-cell office:value-type="float" office:value="963.219848442" calcext:value-type="float">
            <text:p>963.2198484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2]*[.$B$4]/[.$B$5]^3" office:value-type="float" office:value="5.66800411658122E+036" calcext:value-type="float">
            <text:p>5.66800E+036</text:p>
          </table:table-cell>
          <table:table-cell table:formula="of:=[.E32]/[.$B$2]^2" office:value-type="float" office:value="6.30650509802624E+015" calcext:value-type="float">
            <text:p>6.30651E+015</text:p>
          </table:table-cell>
          <table:table-cell table:formula="of:=[.B32]*[.$B$4]/[.$B$5]^3" office:value-type="float" office:value="1.54324897608321E+036" calcext:value-type="float">
            <text:p>1.54325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7.5879397" calcext:value-type="float">
            <text:p>3517.5879397</text:p>
          </table:table-cell>
          <table:table-cell office:value-type="float" office:value="956.51974794" calcext:value-type="float">
            <text:p>956.519747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*[.$B$4]/[.$B$5]^3" office:value-type="float" office:value="5.63579954774111E+036" calcext:value-type="float">
            <text:p>5.63580E+036</text:p>
          </table:table-cell>
          <table:table-cell table:formula="of:=[.E33]/[.$B$2]^2" office:value-type="float" office:value="6.2706726827011E+015" calcext:value-type="float">
            <text:p>6.27067E+015</text:p>
          </table:table-cell>
          <table:table-cell table:formula="of:=[.B33]*[.$B$4]/[.$B$5]^3" office:value-type="float" office:value="1.53251422715119E+036" calcext:value-type="float">
            <text:p>1.53251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7.48743719" calcext:value-type="float">
            <text:p>3497.48743719</text:p>
          </table:table-cell>
          <table:table-cell office:value-type="float" office:value="949.819647437" calcext:value-type="float">
            <text:p>949.8196474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4]*[.$B$4]/[.$B$5]^3" office:value-type="float" office:value="5.60359497890099E+036" calcext:value-type="float">
            <text:p>5.60359E+036</text:p>
          </table:table-cell>
          <table:table-cell table:formula="of:=[.E34]/[.$B$2]^2" office:value-type="float" office:value="6.23484026737596E+015" calcext:value-type="float">
            <text:p>6.23484E+015</text:p>
          </table:table-cell>
          <table:table-cell table:formula="of:=[.B34]*[.$B$4]/[.$B$5]^3" office:value-type="float" office:value="1.52177947821756E+036" calcext:value-type="float">
            <text:p>1.52178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7.38693467" calcext:value-type="float">
            <text:p>3477.38693467</text:p>
          </table:table-cell>
          <table:table-cell office:value-type="float" office:value="943.119546935" calcext:value-type="float">
            <text:p>943.11954693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5]*[.$B$4]/[.$B$5]^3" office:value-type="float" office:value="5.57139041004486E+036" calcext:value-type="float">
            <text:p>5.57139E+036</text:p>
          </table:table-cell>
          <table:table-cell table:formula="of:=[.E35]/[.$B$2]^2" office:value-type="float" office:value="6.199007852033E+015" calcext:value-type="float">
            <text:p>6.19901E+015</text:p>
          </table:table-cell>
          <table:table-cell table:formula="of:=[.B35]*[.$B$4]/[.$B$5]^3" office:value-type="float" office:value="1.51104472928554E+036" calcext:value-type="float">
            <text:p>1.51104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.28643216" calcext:value-type="float">
            <text:p>3457.28643216</text:p>
          </table:table-cell>
          <table:table-cell office:value-type="float" office:value="936.419446432" calcext:value-type="float">
            <text:p>936.4194464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6]*[.$B$4]/[.$B$5]^3" office:value-type="float" office:value="5.53918584120474E+036" calcext:value-type="float">
            <text:p>5.53919E+036</text:p>
          </table:table-cell>
          <table:table-cell table:formula="of:=[.E36]/[.$B$2]^2" office:value-type="float" office:value="6.16317543670787E+015" calcext:value-type="float">
            <text:p>6.16318E+015</text:p>
          </table:table-cell>
          <table:table-cell table:formula="of:=[.B36]*[.$B$4]/[.$B$5]^3" office:value-type="float" office:value="1.50030998035192E+036" calcext:value-type="float">
            <text:p>1.50031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7.18592965" calcext:value-type="float">
            <text:p>3437.18592965</text:p>
          </table:table-cell>
          <table:table-cell office:value-type="float" office:value="929.71934593" calcext:value-type="float">
            <text:p>929.71934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7]*[.$B$4]/[.$B$5]^3" office:value-type="float" office:value="5.50698127236463E+036" calcext:value-type="float">
            <text:p>5.50698E+036</text:p>
          </table:table-cell>
          <table:table-cell table:formula="of:=[.E37]/[.$B$2]^2" office:value-type="float" office:value="6.12734302138273E+015" calcext:value-type="float">
            <text:p>6.12734E+015</text:p>
          </table:table-cell>
          <table:table-cell table:formula="of:=[.B37]*[.$B$4]/[.$B$5]^3" office:value-type="float" office:value="1.48957523141989E+036" calcext:value-type="float">
            <text:p>1.48958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7.08542714" calcext:value-type="float">
            <text:p>3417.08542714</text:p>
          </table:table-cell>
          <table:table-cell office:value-type="float" office:value="923.019245427" calcext:value-type="float">
            <text:p>923.0192454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8]*[.$B$4]/[.$B$5]^3" office:value-type="float" office:value="5.47477670352451E+036" calcext:value-type="float">
            <text:p>5.47478E+036</text:p>
          </table:table-cell>
          <table:table-cell table:formula="of:=[.E38]/[.$B$2]^2" office:value-type="float" office:value="6.09151060605759E+015" calcext:value-type="float">
            <text:p>6.09151E+015</text:p>
          </table:table-cell>
          <table:table-cell table:formula="of:=[.B38]*[.$B$4]/[.$B$5]^3" office:value-type="float" office:value="1.47884048248627E+036" calcext:value-type="float">
            <text:p>1.47884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6.98492462" calcext:value-type="float">
            <text:p>3396.98492462</text:p>
          </table:table-cell>
          <table:table-cell office:value-type="float" office:value="916.319144925" calcext:value-type="float">
            <text:p>916.319144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*[.$B$4]/[.$B$5]^3" office:value-type="float" office:value="5.44257213466838E+036" calcext:value-type="float">
            <text:p>5.44257E+036</text:p>
          </table:table-cell>
          <table:table-cell table:formula="of:=[.E39]/[.$B$2]^2" office:value-type="float" office:value="6.05567819071463E+015" calcext:value-type="float">
            <text:p>6.05568E+015</text:p>
          </table:table-cell>
          <table:table-cell table:formula="of:=[.B39]*[.$B$4]/[.$B$5]^3" office:value-type="float" office:value="1.46810573355425E+036" calcext:value-type="float">
            <text:p>1.46811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6.88442211" calcext:value-type="float">
            <text:p>3376.88442211</text:p>
          </table:table-cell>
          <table:table-cell office:value-type="float" office:value="909.619044422" calcext:value-type="float">
            <text:p>909.61904442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0]*[.$B$4]/[.$B$5]^3" office:value-type="float" office:value="5.41036756582826E+036" calcext:value-type="float">
            <text:p>5.41037E+036</text:p>
          </table:table-cell>
          <table:table-cell table:formula="of:=[.E40]/[.$B$2]^2" office:value-type="float" office:value="6.01984577538949E+015" calcext:value-type="float">
            <text:p>6.01985E+015</text:p>
          </table:table-cell>
          <table:table-cell table:formula="of:=[.B40]*[.$B$4]/[.$B$5]^3" office:value-type="float" office:value="1.45737098462062E+036" calcext:value-type="float">
            <text:p>1.45737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6.7839196" calcext:value-type="float">
            <text:p>3356.7839196</text:p>
          </table:table-cell>
          <table:table-cell office:value-type="float" office:value="902.91894392" calcext:value-type="float">
            <text:p>902.918943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1]*[.$B$4]/[.$B$5]^3" office:value-type="float" office:value="5.37816299698814E+036" calcext:value-type="float">
            <text:p>5.37816E+036</text:p>
          </table:table-cell>
          <table:table-cell table:formula="of:=[.E41]/[.$B$2]^2" office:value-type="float" office:value="5.98401336006436E+015" calcext:value-type="float">
            <text:p>5.98401E+015</text:p>
          </table:table-cell>
          <table:table-cell table:formula="of:=[.B41]*[.$B$4]/[.$B$5]^3" office:value-type="float" office:value="1.4466362356886E+036" calcext:value-type="float">
            <text:p>1.44664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6.68341709" calcext:value-type="float">
            <text:p>3336.68341709</text:p>
          </table:table-cell>
          <table:table-cell office:value-type="float" office:value="896.218843417" calcext:value-type="float">
            <text:p>896.2188434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2]*[.$B$4]/[.$B$5]^3" office:value-type="float" office:value="5.34595842814803E+036" calcext:value-type="float">
            <text:p>5.34596E+036</text:p>
          </table:table-cell>
          <table:table-cell table:formula="of:=[.E42]/[.$B$2]^2" office:value-type="float" office:value="5.94818094473922E+015" calcext:value-type="float">
            <text:p>5.94818E+015</text:p>
          </table:table-cell>
          <table:table-cell table:formula="of:=[.B42]*[.$B$4]/[.$B$5]^3" office:value-type="float" office:value="1.43590148675497E+036" calcext:value-type="float">
            <text:p>1.43590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6.58291457" calcext:value-type="float">
            <text:p>3316.58291457</text:p>
          </table:table-cell>
          <table:table-cell office:value-type="float" office:value="889.518742915" calcext:value-type="float">
            <text:p>889.5187429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3]*[.$B$4]/[.$B$5]^3" office:value-type="float" office:value="5.31375385929189E+036" calcext:value-type="float">
            <text:p>5.31375E+036</text:p>
          </table:table-cell>
          <table:table-cell table:formula="of:=[.E43]/[.$B$2]^2" office:value-type="float" office:value="5.91234852939626E+015" calcext:value-type="float">
            <text:p>5.91235E+015</text:p>
          </table:table-cell>
          <table:table-cell table:formula="of:=[.B43]*[.$B$4]/[.$B$5]^3" office:value-type="float" office:value="1.42516673782295E+036" calcext:value-type="float">
            <text:p>1.42517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6.48241206" calcext:value-type="float">
            <text:p>3296.48241206</text:p>
          </table:table-cell>
          <table:table-cell office:value-type="float" office:value="882.818642412" calcext:value-type="float">
            <text:p>882.8186424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4]*[.$B$4]/[.$B$5]^3" office:value-type="float" office:value="5.28154929045178E+036" calcext:value-type="float">
            <text:p>5.28155E+036</text:p>
          </table:table-cell>
          <table:table-cell table:formula="of:=[.E44]/[.$B$2]^2" office:value-type="float" office:value="5.87651611407112E+015" calcext:value-type="float">
            <text:p>5.87652E+015</text:p>
          </table:table-cell>
          <table:table-cell table:formula="of:=[.B44]*[.$B$4]/[.$B$5]^3" office:value-type="float" office:value="1.41443198888932E+036" calcext:value-type="float">
            <text:p>1.41443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.38190955" calcext:value-type="float">
            <text:p>3276.38190955</text:p>
          </table:table-cell>
          <table:table-cell office:value-type="float" office:value="876.11854191" calcext:value-type="float">
            <text:p>876.118541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5]*[.$B$4]/[.$B$5]^3" office:value-type="float" office:value="5.24934472161166E+036" calcext:value-type="float">
            <text:p>5.24934E+036</text:p>
          </table:table-cell>
          <table:table-cell table:formula="of:=[.E45]/[.$B$2]^2" office:value-type="float" office:value="5.84068369874598E+015" calcext:value-type="float">
            <text:p>5.84068E+015</text:p>
          </table:table-cell>
          <table:table-cell table:formula="of:=[.B45]*[.$B$4]/[.$B$5]^3" office:value-type="float" office:value="1.4036972399573E+036" calcext:value-type="float">
            <text:p>1.40370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6.28140704" calcext:value-type="float">
            <text:p>3256.28140704</text:p>
          </table:table-cell>
          <table:table-cell office:value-type="float" office:value="869.418441407" calcext:value-type="float">
            <text:p>869.4184414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*[.$B$4]/[.$B$5]^3" office:value-type="float" office:value="5.21714015277155E+036" calcext:value-type="float">
            <text:p>5.21714E+036</text:p>
          </table:table-cell>
          <table:table-cell table:formula="of:=[.E46]/[.$B$2]^2" office:value-type="float" office:value="5.80485128342085E+015" calcext:value-type="float">
            <text:p>5.80485E+015</text:p>
          </table:table-cell>
          <table:table-cell table:formula="of:=[.B46]*[.$B$4]/[.$B$5]^3" office:value-type="float" office:value="1.39296249102368E+036" calcext:value-type="float">
            <text:p>1.39296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6.18090452" calcext:value-type="float">
            <text:p>3236.18090452</text:p>
          </table:table-cell>
          <table:table-cell office:value-type="float" office:value="862.718340905" calcext:value-type="float">
            <text:p>862.7183409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7]*[.$B$4]/[.$B$5]^3" office:value-type="float" office:value="5.18493558391541E+036" calcext:value-type="float">
            <text:p>5.18494E+036</text:p>
          </table:table-cell>
          <table:table-cell table:formula="of:=[.E47]/[.$B$2]^2" office:value-type="float" office:value="5.76901886807788E+015" calcext:value-type="float">
            <text:p>5.76902E+015</text:p>
          </table:table-cell>
          <table:table-cell table:formula="of:=[.B47]*[.$B$4]/[.$B$5]^3" office:value-type="float" office:value="1.38222774209165E+036" calcext:value-type="float">
            <text:p>1.38223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6.08040201" calcext:value-type="float">
            <text:p>3216.08040201</text:p>
          </table:table-cell>
          <table:table-cell office:value-type="float" office:value="856.018240402" calcext:value-type="float">
            <text:p>856.0182404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8]*[.$B$4]/[.$B$5]^3" office:value-type="float" office:value="5.1527310150753E+036" calcext:value-type="float">
            <text:p>5.15273E+036</text:p>
          </table:table-cell>
          <table:table-cell table:formula="of:=[.E48]/[.$B$2]^2" office:value-type="float" office:value="5.73318645275275E+015" calcext:value-type="float">
            <text:p>5.73319E+015</text:p>
          </table:table-cell>
          <table:table-cell table:formula="of:=[.B48]*[.$B$4]/[.$B$5]^3" office:value-type="float" office:value="1.37149299315803E+036" calcext:value-type="float">
            <text:p>1.37149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5.9798995" calcext:value-type="float">
            <text:p>3195.9798995</text:p>
          </table:table-cell>
          <table:table-cell office:value-type="float" office:value="849.318139899" calcext:value-type="float">
            <text:p>849.3181398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9]*[.$B$4]/[.$B$5]^3" office:value-type="float" office:value="5.12052644623518E+036" calcext:value-type="float">
            <text:p>5.12053E+036</text:p>
          </table:table-cell>
          <table:table-cell table:formula="of:=[.E49]/[.$B$2]^2" office:value-type="float" office:value="5.69735403742761E+015" calcext:value-type="float">
            <text:p>5.69735E+015</text:p>
          </table:table-cell>
          <table:table-cell table:formula="of:=[.B49]*[.$B$4]/[.$B$5]^3" office:value-type="float" office:value="1.3607582442244E+036" calcext:value-type="float">
            <text:p>1.36076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5.87939698" calcext:value-type="float">
            <text:p>3175.87939698</text:p>
          </table:table-cell>
          <table:table-cell office:value-type="float" office:value="842.618039397" calcext:value-type="float">
            <text:p>842.6180393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0]*[.$B$4]/[.$B$5]^3" office:value-type="float" office:value="5.08832187737904E+036" calcext:value-type="float">
            <text:p>5.08832E+036</text:p>
          </table:table-cell>
          <table:table-cell table:formula="of:=[.E50]/[.$B$2]^2" office:value-type="float" office:value="5.66152162208465E+015" calcext:value-type="float">
            <text:p>5.66152E+015</text:p>
          </table:table-cell>
          <table:table-cell table:formula="of:=[.B50]*[.$B$4]/[.$B$5]^3" office:value-type="float" office:value="1.35002349529238E+036" calcext:value-type="float">
            <text:p>1.35002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5.77889447" calcext:value-type="float">
            <text:p>3155.77889447</text:p>
          </table:table-cell>
          <table:table-cell office:value-type="float" office:value="835.917938894" calcext:value-type="float">
            <text:p>835.9179388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1]*[.$B$4]/[.$B$5]^3" office:value-type="float" office:value="5.05611730853893E+036" calcext:value-type="float">
            <text:p>5.05612E+036</text:p>
          </table:table-cell>
          <table:table-cell table:formula="of:=[.E51]/[.$B$2]^2" office:value-type="float" office:value="5.62568920675951E+015" calcext:value-type="float">
            <text:p>5.62569E+015</text:p>
          </table:table-cell>
          <table:table-cell table:formula="of:=[.B51]*[.$B$4]/[.$B$5]^3" office:value-type="float" office:value="1.33928874635875E+036" calcext:value-type="float">
            <text:p>1.33929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5.67839196" calcext:value-type="float">
            <text:p>3135.67839196</text:p>
          </table:table-cell>
          <table:table-cell office:value-type="float" office:value="829.217838392" calcext:value-type="float">
            <text:p>829.2178383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2]*[.$B$4]/[.$B$5]^3" office:value-type="float" office:value="5.02391273969882E+036" calcext:value-type="float">
            <text:p>5.02391E+036</text:p>
          </table:table-cell>
          <table:table-cell table:formula="of:=[.E52]/[.$B$2]^2" office:value-type="float" office:value="5.58985679143437E+015" calcext:value-type="float">
            <text:p>5.58986E+015</text:p>
          </table:table-cell>
          <table:table-cell table:formula="of:=[.B52]*[.$B$4]/[.$B$5]^3" office:value-type="float" office:value="1.32855399742673E+036" calcext:value-type="float">
            <text:p>1.32855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5.57788945" calcext:value-type="float">
            <text:p>3115.57788945</text:p>
          </table:table-cell>
          <table:table-cell office:value-type="float" office:value="822.517737889" calcext:value-type="float">
            <text:p>822.51773788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*[.$B$4]/[.$B$5]^3" office:value-type="float" office:value="4.9917081708587E+036" calcext:value-type="float">
            <text:p>4.99171E+036</text:p>
          </table:table-cell>
          <table:table-cell table:formula="of:=[.E53]/[.$B$2]^2" office:value-type="float" office:value="5.55402437610924E+015" calcext:value-type="float">
            <text:p>5.55402E+015</text:p>
          </table:table-cell>
          <table:table-cell table:formula="of:=[.B53]*[.$B$4]/[.$B$5]^3" office:value-type="float" office:value="1.31781924849311E+036" calcext:value-type="float">
            <text:p>1.31782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5.47738693" calcext:value-type="float">
            <text:p>3095.47738693</text:p>
          </table:table-cell>
          <table:table-cell office:value-type="float" office:value="815.817637387" calcext:value-type="float">
            <text:p>815.8176373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4]*[.$B$4]/[.$B$5]^3" office:value-type="float" office:value="4.95950360200256E+036" calcext:value-type="float">
            <text:p>4.95950E+036</text:p>
          </table:table-cell>
          <table:table-cell table:formula="of:=[.E54]/[.$B$2]^2" office:value-type="float" office:value="5.51819196076628E+015" calcext:value-type="float">
            <text:p>5.51819E+015</text:p>
          </table:table-cell>
          <table:table-cell table:formula="of:=[.B54]*[.$B$4]/[.$B$5]^3" office:value-type="float" office:value="1.30708449956108E+036" calcext:value-type="float">
            <text:p>1.30708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5.37688442" calcext:value-type="float">
            <text:p>3075.37688442</text:p>
          </table:table-cell>
          <table:table-cell office:value-type="float" office:value="809.117536884" calcext:value-type="float">
            <text:p>809.1175368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5]*[.$B$4]/[.$B$5]^3" office:value-type="float" office:value="4.92729903316245E+036" calcext:value-type="float">
            <text:p>4.92730E+036</text:p>
          </table:table-cell>
          <table:table-cell table:formula="of:=[.E55]/[.$B$2]^2" office:value-type="float" office:value="5.48235954544114E+015" calcext:value-type="float">
            <text:p>5.48236E+015</text:p>
          </table:table-cell>
          <table:table-cell table:formula="of:=[.B55]*[.$B$4]/[.$B$5]^3" office:value-type="float" office:value="1.29634975062746E+036" calcext:value-type="float">
            <text:p>1.29635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5.27638191" calcext:value-type="float">
            <text:p>3055.27638191</text:p>
          </table:table-cell>
          <table:table-cell office:value-type="float" office:value="802.417436382" calcext:value-type="float">
            <text:p>802.4174363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6]*[.$B$4]/[.$B$5]^3" office:value-type="float" office:value="4.89509446432233E+036" calcext:value-type="float">
            <text:p>4.89509E+036</text:p>
          </table:table-cell>
          <table:table-cell table:formula="of:=[.E56]/[.$B$2]^2" office:value-type="float" office:value="5.446527130116E+015" calcext:value-type="float">
            <text:p>5.44653E+015</text:p>
          </table:table-cell>
          <table:table-cell table:formula="of:=[.B56]*[.$B$4]/[.$B$5]^3" office:value-type="float" office:value="1.28561500169543E+036" calcext:value-type="float">
            <text:p>1.28562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5.1758794" calcext:value-type="float">
            <text:p>3035.1758794</text:p>
          </table:table-cell>
          <table:table-cell office:value-type="float" office:value="795.717335879" calcext:value-type="float">
            <text:p>795.7173358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7]*[.$B$4]/[.$B$5]^3" office:value-type="float" office:value="4.86288989548222E+036" calcext:value-type="float">
            <text:p>4.86289E+036</text:p>
          </table:table-cell>
          <table:table-cell table:formula="of:=[.E57]/[.$B$2]^2" office:value-type="float" office:value="5.41069471479086E+015" calcext:value-type="float">
            <text:p>5.41069E+015</text:p>
          </table:table-cell>
          <table:table-cell table:formula="of:=[.B57]*[.$B$4]/[.$B$5]^3" office:value-type="float" office:value="1.27488025276181E+036" calcext:value-type="float">
            <text:p>1.27488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5.07537688" calcext:value-type="float">
            <text:p>3015.07537688</text:p>
          </table:table-cell>
          <table:table-cell office:value-type="float" office:value="789.017235377" calcext:value-type="float">
            <text:p>789.0172353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8]*[.$B$4]/[.$B$5]^3" office:value-type="float" office:value="4.83068532662608E+036" calcext:value-type="float">
            <text:p>4.83069E+036</text:p>
          </table:table-cell>
          <table:table-cell table:formula="of:=[.E58]/[.$B$2]^2" office:value-type="float" office:value="5.3748622994479E+015" calcext:value-type="float">
            <text:p>5.37486E+015</text:p>
          </table:table-cell>
          <table:table-cell table:formula="of:=[.B58]*[.$B$4]/[.$B$5]^3" office:value-type="float" office:value="1.26414550382979E+036" calcext:value-type="float">
            <text:p>1.26415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4.97487437" calcext:value-type="float">
            <text:p>2994.97487437</text:p>
          </table:table-cell>
          <table:table-cell office:value-type="float" office:value="782.317134874" calcext:value-type="float">
            <text:p>782.31713487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9]*[.$B$4]/[.$B$5]^3" office:value-type="float" office:value="4.79848075778597E+036" calcext:value-type="float">
            <text:p>4.79848E+036</text:p>
          </table:table-cell>
          <table:table-cell table:formula="of:=[.E59]/[.$B$2]^2" office:value-type="float" office:value="5.33902988412277E+015" calcext:value-type="float">
            <text:p>5.33903E+015</text:p>
          </table:table-cell>
          <table:table-cell table:formula="of:=[.B59]*[.$B$4]/[.$B$5]^3" office:value-type="float" office:value="1.25341075489616E+036" calcext:value-type="float">
            <text:p>1.25341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4.87437186" calcext:value-type="float">
            <text:p>2974.87437186</text:p>
          </table:table-cell>
          <table:table-cell office:value-type="float" office:value="775.617034372" calcext:value-type="float">
            <text:p>775.61703437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0]*[.$B$4]/[.$B$5]^3" office:value-type="float" office:value="4.76627618894585E+036" calcext:value-type="float">
            <text:p>4.76628E+036</text:p>
          </table:table-cell>
          <table:table-cell table:formula="of:=[.E60]/[.$B$2]^2" office:value-type="float" office:value="5.30319746879763E+015" calcext:value-type="float">
            <text:p>5.30320E+015</text:p>
          </table:table-cell>
          <table:table-cell table:formula="of:=[.B60]*[.$B$4]/[.$B$5]^3" office:value-type="float" office:value="1.24267600596414E+036" calcext:value-type="float">
            <text:p>1.24268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4.77386935" calcext:value-type="float">
            <text:p>2954.77386935</text:p>
          </table:table-cell>
          <table:table-cell office:value-type="float" office:value="768.916933869" calcext:value-type="float">
            <text:p>768.91693386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1]*[.$B$4]/[.$B$5]^3" office:value-type="float" office:value="4.73407162010574E+036" calcext:value-type="float">
            <text:p>4.73407E+036</text:p>
          </table:table-cell>
          <table:table-cell table:formula="of:=[.E61]/[.$B$2]^2" office:value-type="float" office:value="5.26736505347249E+015" calcext:value-type="float">
            <text:p>5.26737E+015</text:p>
          </table:table-cell>
          <table:table-cell table:formula="of:=[.B61]*[.$B$4]/[.$B$5]^3" office:value-type="float" office:value="1.23194125703051E+036" calcext:value-type="float">
            <text:p>1.23194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4.67336683" calcext:value-type="float">
            <text:p>2934.67336683</text:p>
          </table:table-cell>
          <table:table-cell office:value-type="float" office:value="762.216833367" calcext:value-type="float">
            <text:p>762.2168333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2]*[.$B$4]/[.$B$5]^3" office:value-type="float" office:value="4.7018670512496E+036" calcext:value-type="float">
            <text:p>4.70187E+036</text:p>
          </table:table-cell>
          <table:table-cell table:formula="of:=[.E62]/[.$B$2]^2" office:value-type="float" office:value="5.23153263812953E+015" calcext:value-type="float">
            <text:p>5.23153E+015</text:p>
          </table:table-cell>
          <table:table-cell table:formula="of:=[.B62]*[.$B$4]/[.$B$5]^3" office:value-type="float" office:value="1.22120650809849E+036" calcext:value-type="float">
            <text:p>1.22121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4.57286432" calcext:value-type="float">
            <text:p>2914.57286432</text:p>
          </table:table-cell>
          <table:table-cell office:value-type="float" office:value="755.516732864" calcext:value-type="float">
            <text:p>755.516732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3]*[.$B$4]/[.$B$5]^3" office:value-type="float" office:value="4.66966248240948E+036" calcext:value-type="float">
            <text:p>4.66966E+036</text:p>
          </table:table-cell>
          <table:table-cell table:formula="of:=[.E63]/[.$B$2]^2" office:value-type="float" office:value="5.19570022280439E+015" calcext:value-type="float">
            <text:p>5.19570E+015</text:p>
          </table:table-cell>
          <table:table-cell table:formula="of:=[.B63]*[.$B$4]/[.$B$5]^3" office:value-type="float" office:value="1.21047175916486E+036" calcext:value-type="float">
            <text:p>1.21047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4.47236181" calcext:value-type="float">
            <text:p>2894.47236181</text:p>
          </table:table-cell>
          <table:table-cell office:value-type="float" office:value="748.816632362" calcext:value-type="float">
            <text:p>748.8166323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4]*[.$B$4]/[.$B$5]^3" office:value-type="float" office:value="4.63745791356937E+036" calcext:value-type="float">
            <text:p>4.63746E+036</text:p>
          </table:table-cell>
          <table:table-cell table:formula="of:=[.E64]/[.$B$2]^2" office:value-type="float" office:value="5.15986780747926E+015" calcext:value-type="float">
            <text:p>5.15987E+015</text:p>
          </table:table-cell>
          <table:table-cell table:formula="of:=[.B64]*[.$B$4]/[.$B$5]^3" office:value-type="float" office:value="1.19973701023284E+036" calcext:value-type="float">
            <text:p>1.19974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4.3718593" calcext:value-type="float">
            <text:p>2874.3718593</text:p>
          </table:table-cell>
          <table:table-cell office:value-type="float" office:value="742.116531859" calcext:value-type="float">
            <text:p>742.11653185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5]*[.$B$4]/[.$B$5]^3" office:value-type="float" office:value="4.60525334472925E+036" calcext:value-type="float">
            <text:p>4.60525E+036</text:p>
          </table:table-cell>
          <table:table-cell table:formula="of:=[.E65]/[.$B$2]^2" office:value-type="float" office:value="5.12403539215412E+015" calcext:value-type="float">
            <text:p>5.12404E+015</text:p>
          </table:table-cell>
          <table:table-cell table:formula="of:=[.B65]*[.$B$4]/[.$B$5]^3" office:value-type="float" office:value="1.18900226129922E+036" calcext:value-type="float">
            <text:p>1.18900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4.27135678" calcext:value-type="float">
            <text:p>2854.27135678</text:p>
          </table:table-cell>
          <table:table-cell office:value-type="float" office:value="735.416431357" calcext:value-type="float">
            <text:p>735.4164313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6]*[.$B$4]/[.$B$5]^3" office:value-type="float" office:value="4.57304877587312E+036" calcext:value-type="float">
            <text:p>4.57305E+036</text:p>
          </table:table-cell>
          <table:table-cell table:formula="of:=[.E66]/[.$B$2]^2" office:value-type="float" office:value="5.08820297681116E+015" calcext:value-type="float">
            <text:p>5.08820E+015</text:p>
          </table:table-cell>
          <table:table-cell table:formula="of:=[.B66]*[.$B$4]/[.$B$5]^3" office:value-type="float" office:value="1.17826751236719E+036" calcext:value-type="float">
            <text:p>1.17827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4.17085427" calcext:value-type="float">
            <text:p>2834.17085427</text:p>
          </table:table-cell>
          <table:table-cell office:value-type="float" office:value="728.716330854" calcext:value-type="float">
            <text:p>728.7163308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7]*[.$B$4]/[.$B$5]^3" office:value-type="float" office:value="4.540844207033E+036" calcext:value-type="float">
            <text:p>4.54084E+036</text:p>
          </table:table-cell>
          <table:table-cell table:formula="of:=[.E67]/[.$B$2]^2" office:value-type="float" office:value="5.05237056148602E+015" calcext:value-type="float">
            <text:p>5.05237E+015</text:p>
          </table:table-cell>
          <table:table-cell table:formula="of:=[.B67]*[.$B$4]/[.$B$5]^3" office:value-type="float" office:value="1.16753276343357E+036" calcext:value-type="float">
            <text:p>1.16753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4.07035176" calcext:value-type="float">
            <text:p>2814.07035176</text:p>
          </table:table-cell>
          <table:table-cell office:value-type="float" office:value="722.016230352" calcext:value-type="float">
            <text:p>722.0162303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*[.$B$4]/[.$B$5]^3" office:value-type="float" office:value="4.50863963819289E+036" calcext:value-type="float">
            <text:p>4.50864E+036</text:p>
          </table:table-cell>
          <table:table-cell table:formula="of:=[.E68]/[.$B$2]^2" office:value-type="float" office:value="5.01653814616088E+015" calcext:value-type="float">
            <text:p>5.01654E+015</text:p>
          </table:table-cell>
          <table:table-cell table:formula="of:=[.B68]*[.$B$4]/[.$B$5]^3" office:value-type="float" office:value="1.15679801450155E+036" calcext:value-type="float">
            <text:p>1.15680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3.96984925" calcext:value-type="float">
            <text:p>2793.96984925</text:p>
          </table:table-cell>
          <table:table-cell office:value-type="float" office:value="715.316129849" calcext:value-type="float">
            <text:p>715.3161298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9]*[.$B$4]/[.$B$5]^3" office:value-type="float" office:value="4.47643506935277E+036" calcext:value-type="float">
            <text:p>4.47644E+036</text:p>
          </table:table-cell>
          <table:table-cell table:formula="of:=[.E69]/[.$B$2]^2" office:value-type="float" office:value="4.98070573083575E+015" calcext:value-type="float">
            <text:p>4.98071E+015</text:p>
          </table:table-cell>
          <table:table-cell table:formula="of:=[.B69]*[.$B$4]/[.$B$5]^3" office:value-type="float" office:value="1.14606326556792E+036" calcext:value-type="float">
            <text:p>1.14606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3.86934673" calcext:value-type="float">
            <text:p>2773.86934673</text:p>
          </table:table-cell>
          <table:table-cell office:value-type="float" office:value="708.616029347" calcext:value-type="float">
            <text:p>708.6160293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0]*[.$B$4]/[.$B$5]^3" office:value-type="float" office:value="4.44423050049664E+036" calcext:value-type="float">
            <text:p>4.44423E+036</text:p>
          </table:table-cell>
          <table:table-cell table:formula="of:=[.E70]/[.$B$2]^2" office:value-type="float" office:value="4.94487331549278E+015" calcext:value-type="float">
            <text:p>4.94487E+015</text:p>
          </table:table-cell>
          <table:table-cell table:formula="of:=[.B70]*[.$B$4]/[.$B$5]^3" office:value-type="float" office:value="1.1353285166359E+036" calcext:value-type="float">
            <text:p>1.13533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3.76884422" calcext:value-type="float">
            <text:p>2753.76884422</text:p>
          </table:table-cell>
          <table:table-cell office:value-type="float" office:value="701.915928844" calcext:value-type="float">
            <text:p>701.9159288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1]*[.$B$4]/[.$B$5]^3" office:value-type="float" office:value="4.41202593165652E+036" calcext:value-type="float">
            <text:p>4.41203E+036</text:p>
          </table:table-cell>
          <table:table-cell table:formula="of:=[.E71]/[.$B$2]^2" office:value-type="float" office:value="4.90904090016765E+015" calcext:value-type="float">
            <text:p>4.90904E+015</text:p>
          </table:table-cell>
          <table:table-cell table:formula="of:=[.B71]*[.$B$4]/[.$B$5]^3" office:value-type="float" office:value="1.12459376770227E+036" calcext:value-type="float">
            <text:p>1.12459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66834171" calcext:value-type="float">
            <text:p>2733.66834171</text:p>
          </table:table-cell>
          <table:table-cell office:value-type="float" office:value="695.215828342" calcext:value-type="float">
            <text:p>695.2158283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2]*[.$B$4]/[.$B$5]^3" office:value-type="float" office:value="4.3798213628164E+036" calcext:value-type="float">
            <text:p>4.37982E+036</text:p>
          </table:table-cell>
          <table:table-cell table:formula="of:=[.E72]/[.$B$2]^2" office:value-type="float" office:value="4.87320848484251E+015" calcext:value-type="float">
            <text:p>4.87321E+015</text:p>
          </table:table-cell>
          <table:table-cell table:formula="of:=[.B72]*[.$B$4]/[.$B$5]^3" office:value-type="float" office:value="1.11385901877025E+036" calcext:value-type="float">
            <text:p>1.11386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3.5678392" calcext:value-type="float">
            <text:p>2713.5678392</text:p>
          </table:table-cell>
          <table:table-cell office:value-type="float" office:value="688.515727839" calcext:value-type="float">
            <text:p>688.5157278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3]*[.$B$4]/[.$B$5]^3" office:value-type="float" office:value="4.34761679397629E+036" calcext:value-type="float">
            <text:p>4.34762E+036</text:p>
          </table:table-cell>
          <table:table-cell table:formula="of:=[.E73]/[.$B$2]^2" office:value-type="float" office:value="4.83737606951737E+015" calcext:value-type="float">
            <text:p>4.83738E+015</text:p>
          </table:table-cell>
          <table:table-cell table:formula="of:=[.B73]*[.$B$4]/[.$B$5]^3" office:value-type="float" office:value="1.10312426983662E+036" calcext:value-type="float">
            <text:p>1.10312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3.46733668" calcext:value-type="float">
            <text:p>2693.46733668</text:p>
          </table:table-cell>
          <table:table-cell office:value-type="float" office:value="681.815627337" calcext:value-type="float">
            <text:p>681.8156273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4]*[.$B$4]/[.$B$5]^3" office:value-type="float" office:value="4.31541222512015E+036" calcext:value-type="float">
            <text:p>4.31541E+036</text:p>
          </table:table-cell>
          <table:table-cell table:formula="of:=[.E74]/[.$B$2]^2" office:value-type="float" office:value="4.80154365417441E+015" calcext:value-type="float">
            <text:p>4.80154E+015</text:p>
          </table:table-cell>
          <table:table-cell table:formula="of:=[.B74]*[.$B$4]/[.$B$5]^3" office:value-type="float" office:value="1.0923895209046E+036" calcext:value-type="float">
            <text:p>1.09239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3.36683417" calcext:value-type="float">
            <text:p>2673.36683417</text:p>
          </table:table-cell>
          <table:table-cell office:value-type="float" office:value="675.115526834" calcext:value-type="float">
            <text:p>675.1155268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5]*[.$B$4]/[.$B$5]^3" office:value-type="float" office:value="4.28320765628004E+036" calcext:value-type="float">
            <text:p>4.28321E+036</text:p>
          </table:table-cell>
          <table:table-cell table:formula="of:=[.E75]/[.$B$2]^2" office:value-type="float" office:value="4.76571123884927E+015" calcext:value-type="float">
            <text:p>4.76571E+015</text:p>
          </table:table-cell>
          <table:table-cell table:formula="of:=[.B75]*[.$B$4]/[.$B$5]^3" office:value-type="float" office:value="1.08165477197098E+036" calcext:value-type="float">
            <text:p>1.08165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3.26633166" calcext:value-type="float">
            <text:p>2653.26633166</text:p>
          </table:table-cell>
          <table:table-cell office:value-type="float" office:value="668.415426332" calcext:value-type="float">
            <text:p>668.4154263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6]*[.$B$4]/[.$B$5]^3" office:value-type="float" office:value="4.25100308743992E+036" calcext:value-type="float">
            <text:p>4.25100E+036</text:p>
          </table:table-cell>
          <table:table-cell table:formula="of:=[.E76]/[.$B$2]^2" office:value-type="float" office:value="4.72987882352414E+015" calcext:value-type="float">
            <text:p>4.72988E+015</text:p>
          </table:table-cell>
          <table:table-cell table:formula="of:=[.B76]*[.$B$4]/[.$B$5]^3" office:value-type="float" office:value="1.07092002303895E+036" calcext:value-type="float">
            <text:p>1.07092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3.16582915" calcext:value-type="float">
            <text:p>2633.16582915</text:p>
          </table:table-cell>
          <table:table-cell office:value-type="float" office:value="661.715325829" calcext:value-type="float">
            <text:p>661.7153258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7]*[.$B$4]/[.$B$5]^3" office:value-type="float" office:value="4.21879851859981E+036" calcext:value-type="float">
            <text:p>4.21880E+036</text:p>
          </table:table-cell>
          <table:table-cell table:formula="of:=[.E77]/[.$B$2]^2" office:value-type="float" office:value="4.694046408199E+015" calcext:value-type="float">
            <text:p>4.69405E+015</text:p>
          </table:table-cell>
          <table:table-cell table:formula="of:=[.B77]*[.$B$4]/[.$B$5]^3" office:value-type="float" office:value="1.06018527410533E+036" calcext:value-type="float">
            <text:p>1.06019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3.06532663" calcext:value-type="float">
            <text:p>2613.06532663</text:p>
          </table:table-cell>
          <table:table-cell office:value-type="float" office:value="655.015225327" calcext:value-type="float">
            <text:p>655.0152253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8]*[.$B$4]/[.$B$5]^3" office:value-type="float" office:value="4.18659394974367E+036" calcext:value-type="float">
            <text:p>4.18659E+036</text:p>
          </table:table-cell>
          <table:table-cell table:formula="of:=[.E78]/[.$B$2]^2" office:value-type="float" office:value="4.65821399285604E+015" calcext:value-type="float">
            <text:p>4.65821E+015</text:p>
          </table:table-cell>
          <table:table-cell table:formula="of:=[.B78]*[.$B$4]/[.$B$5]^3" office:value-type="float" office:value="1.0494505251733E+036" calcext:value-type="float">
            <text:p>1.04945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2.96482412" calcext:value-type="float">
            <text:p>2592.96482412</text:p>
          </table:table-cell>
          <table:table-cell office:value-type="float" office:value="648.315124824" calcext:value-type="float">
            <text:p>648.3151248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9]*[.$B$4]/[.$B$5]^3" office:value-type="float" office:value="4.15438938090356E+036" calcext:value-type="float">
            <text:p>4.15439E+036</text:p>
          </table:table-cell>
          <table:table-cell table:formula="of:=[.E79]/[.$B$2]^2" office:value-type="float" office:value="4.6223815775309E+015" calcext:value-type="float">
            <text:p>4.62238E+015</text:p>
          </table:table-cell>
          <table:table-cell table:formula="of:=[.B79]*[.$B$4]/[.$B$5]^3" office:value-type="float" office:value="1.03871577623968E+036" calcext:value-type="float">
            <text:p>1.03872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2.86432161" calcext:value-type="float">
            <text:p>2572.86432161</text:p>
          </table:table-cell>
          <table:table-cell office:value-type="float" office:value="641.615024322" calcext:value-type="float">
            <text:p>641.61502432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0]*[.$B$4]/[.$B$5]^3" office:value-type="float" office:value="4.12218481206344E+036" calcext:value-type="float">
            <text:p>4.12218E+036</text:p>
          </table:table-cell>
          <table:table-cell table:formula="of:=[.E80]/[.$B$2]^2" office:value-type="float" office:value="4.58654916220576E+015" calcext:value-type="float">
            <text:p>4.58655E+015</text:p>
          </table:table-cell>
          <table:table-cell table:formula="of:=[.B80]*[.$B$4]/[.$B$5]^3" office:value-type="float" office:value="1.02798102730766E+036" calcext:value-type="float">
            <text:p>1.02798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2.7638191" calcext:value-type="float">
            <text:p>2552.7638191</text:p>
          </table:table-cell>
          <table:table-cell office:value-type="float" office:value="634.914923819" calcext:value-type="float">
            <text:p>634.9149238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1]*[.$B$4]/[.$B$5]^3" office:value-type="float" office:value="4.08998024322333E+036" calcext:value-type="float">
            <text:p>4.08998E+036</text:p>
          </table:table-cell>
          <table:table-cell table:formula="of:=[.E81]/[.$B$2]^2" office:value-type="float" office:value="4.55071674688063E+015" calcext:value-type="float">
            <text:p>4.55072E+015</text:p>
          </table:table-cell>
          <table:table-cell table:formula="of:=[.B81]*[.$B$4]/[.$B$5]^3" office:value-type="float" office:value="1.01724627837403E+036" calcext:value-type="float">
            <text:p>1.01725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2.66331658" calcext:value-type="float">
            <text:p>2532.66331658</text:p>
          </table:table-cell>
          <table:table-cell office:value-type="float" office:value="628.214823317" calcext:value-type="float">
            <text:p>628.2148233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2]*[.$B$4]/[.$B$5]^3" office:value-type="float" office:value="4.05777567436719E+036" calcext:value-type="float">
            <text:p>4.05778E+036</text:p>
          </table:table-cell>
          <table:table-cell table:formula="of:=[.E82]/[.$B$2]^2" office:value-type="float" office:value="4.51488433153766E+015" calcext:value-type="float">
            <text:p>4.51488E+015</text:p>
          </table:table-cell>
          <table:table-cell table:formula="of:=[.B82]*[.$B$4]/[.$B$5]^3" office:value-type="float" office:value="1.00651152944201E+036" calcext:value-type="float">
            <text:p>1.00651E+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2.56281407" calcext:value-type="float">
            <text:p>2512.56281407</text:p>
          </table:table-cell>
          <table:table-cell office:value-type="float" office:value="621.514722814" calcext:value-type="float">
            <text:p>621.5147228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3]*[.$B$4]/[.$B$5]^3" office:value-type="float" office:value="4.02557110552708E+036" calcext:value-type="float">
            <text:p>4.02557E+036</text:p>
          </table:table-cell>
          <table:table-cell table:formula="of:=[.E83]/[.$B$2]^2" office:value-type="float" office:value="4.47905191621253E+015" calcext:value-type="float">
            <text:p>4.47905E+015</text:p>
          </table:table-cell>
          <table:table-cell table:formula="of:=[.B83]*[.$B$4]/[.$B$5]^3" office:value-type="float" office:value="9.95776780508383E+035" calcext:value-type="float">
            <text:p>9.9577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2.46231156" calcext:value-type="float">
            <text:p>2492.46231156</text:p>
          </table:table-cell>
          <table:table-cell office:value-type="float" office:value="614.814622312" calcext:value-type="float">
            <text:p>614.8146223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4]*[.$B$4]/[.$B$5]^3" office:value-type="float" office:value="3.99336653668696E+036" calcext:value-type="float">
            <text:p>3.99337E+036</text:p>
          </table:table-cell>
          <table:table-cell table:formula="of:=[.E84]/[.$B$2]^2" office:value-type="float" office:value="4.44321950088739E+015" calcext:value-type="float">
            <text:p>4.44322E+015</text:p>
          </table:table-cell>
          <table:table-cell table:formula="of:=[.B84]*[.$B$4]/[.$B$5]^3" office:value-type="float" office:value="9.8504203157636E+035" calcext:value-type="float">
            <text:p>9.8504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2.36180905" calcext:value-type="float">
            <text:p>2472.36180905</text:p>
          </table:table-cell>
          <table:table-cell office:value-type="float" office:value="608.114521809" calcext:value-type="float">
            <text:p>608.1145218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5]*[.$B$4]/[.$B$5]^3" office:value-type="float" office:value="3.96116196784684E+036" calcext:value-type="float">
            <text:p>3.96116E+036</text:p>
          </table:table-cell>
          <table:table-cell table:formula="of:=[.E85]/[.$B$2]^2" office:value-type="float" office:value="4.40738708556225E+015" calcext:value-type="float">
            <text:p>4.40739E+015</text:p>
          </table:table-cell>
          <table:table-cell table:formula="of:=[.B85]*[.$B$4]/[.$B$5]^3" office:value-type="float" office:value="9.74307282642735E+035" calcext:value-type="float">
            <text:p>9.7430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2.26130653" calcext:value-type="float">
            <text:p>2452.26130653</text:p>
          </table:table-cell>
          <table:table-cell office:value-type="float" office:value="601.414421307" calcext:value-type="float">
            <text:p>601.4144213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6]*[.$B$4]/[.$B$5]^3" office:value-type="float" office:value="3.92895739899071E+036" calcext:value-type="float">
            <text:p>3.92896E+036</text:p>
          </table:table-cell>
          <table:table-cell table:formula="of:=[.E86]/[.$B$2]^2" office:value-type="float" office:value="4.37155467021929E+015" calcext:value-type="float">
            <text:p>4.37155E+015</text:p>
          </table:table-cell>
          <table:table-cell table:formula="of:=[.B86]*[.$B$4]/[.$B$5]^3" office:value-type="float" office:value="9.63572533710712E+035" calcext:value-type="float">
            <text:p>9.6357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2.16080402" calcext:value-type="float">
            <text:p>2432.16080402</text:p>
          </table:table-cell>
          <table:table-cell office:value-type="float" office:value="594.714320804" calcext:value-type="float">
            <text:p>594.7143208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7]*[.$B$4]/[.$B$5]^3" office:value-type="float" office:value="3.89675283015059E+036" calcext:value-type="float">
            <text:p>3.89675E+036</text:p>
          </table:table-cell>
          <table:table-cell table:formula="of:=[.E87]/[.$B$2]^2" office:value-type="float" office:value="4.33572225489415E+015" calcext:value-type="float">
            <text:p>4.33572E+015</text:p>
          </table:table-cell>
          <table:table-cell table:formula="of:=[.B87]*[.$B$4]/[.$B$5]^3" office:value-type="float" office:value="9.52837784777086E+035" calcext:value-type="float">
            <text:p>9.5283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2.06030151" calcext:value-type="float">
            <text:p>2412.06030151</text:p>
          </table:table-cell>
          <table:table-cell office:value-type="float" office:value="588.014220302" calcext:value-type="float">
            <text:p>588.0142203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8]*[.$B$4]/[.$B$5]^3" office:value-type="float" office:value="3.86454826131048E+036" calcext:value-type="float">
            <text:p>3.86455E+036</text:p>
          </table:table-cell>
          <table:table-cell table:formula="of:=[.E88]/[.$B$2]^2" office:value-type="float" office:value="4.29988983956902E+015" calcext:value-type="float">
            <text:p>4.29989E+015</text:p>
          </table:table-cell>
          <table:table-cell table:formula="of:=[.B88]*[.$B$4]/[.$B$5]^3" office:value-type="float" office:value="9.42103035845063E+035" calcext:value-type="float">
            <text:p>9.4210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1.95979899" calcext:value-type="float">
            <text:p>2391.95979899</text:p>
          </table:table-cell>
          <table:table-cell office:value-type="float" office:value="581.314119799" calcext:value-type="float">
            <text:p>581.3141197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9]*[.$B$4]/[.$B$5]^3" office:value-type="float" office:value="3.83234369245434E+036" calcext:value-type="float">
            <text:p>3.83234E+036</text:p>
          </table:table-cell>
          <table:table-cell table:formula="of:=[.E89]/[.$B$2]^2" office:value-type="float" office:value="4.26405742422605E+015" calcext:value-type="float">
            <text:p>4.26406E+015</text:p>
          </table:table-cell>
          <table:table-cell table:formula="of:=[.B89]*[.$B$4]/[.$B$5]^3" office:value-type="float" office:value="9.31368286911438E+035" calcext:value-type="float">
            <text:p>9.3136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1.85929648" calcext:value-type="float">
            <text:p>2371.85929648</text:p>
          </table:table-cell>
          <table:table-cell office:value-type="float" office:value="574.614019296" calcext:value-type="float">
            <text:p>574.614019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0]*[.$B$4]/[.$B$5]^3" office:value-type="float" office:value="3.80013912361423E+036" calcext:value-type="float">
            <text:p>3.80014E+036</text:p>
          </table:table-cell>
          <table:table-cell table:formula="of:=[.E90]/[.$B$2]^2" office:value-type="float" office:value="4.22822500890092E+015" calcext:value-type="float">
            <text:p>4.22823E+015</text:p>
          </table:table-cell>
          <table:table-cell table:formula="of:=[.B90]*[.$B$4]/[.$B$5]^3" office:value-type="float" office:value="9.20633537977813E+035" calcext:value-type="float">
            <text:p>9.2063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1.75879397" calcext:value-type="float">
            <text:p>2351.75879397</text:p>
          </table:table-cell>
          <table:table-cell office:value-type="float" office:value="567.913918794" calcext:value-type="float">
            <text:p>567.9139187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1]*[.$B$4]/[.$B$5]^3" office:value-type="float" office:value="3.76793455477411E+036" calcext:value-type="float">
            <text:p>3.76793E+036</text:p>
          </table:table-cell>
          <table:table-cell table:formula="of:=[.E91]/[.$B$2]^2" office:value-type="float" office:value="4.19239259357578E+015" calcext:value-type="float">
            <text:p>4.19239E+015</text:p>
          </table:table-cell>
          <table:table-cell table:formula="of:=[.B91]*[.$B$4]/[.$B$5]^3" office:value-type="float" office:value="9.0989878904579E+035" calcext:value-type="float">
            <text:p>9.0989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1.65829146" calcext:value-type="float">
            <text:p>2331.65829146</text:p>
          </table:table-cell>
          <table:table-cell office:value-type="float" office:value="561.213818291" calcext:value-type="float">
            <text:p>561.2138182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2]*[.$B$4]/[.$B$5]^3" office:value-type="float" office:value="3.735729985934E+036" calcext:value-type="float">
            <text:p>3.73573E+036</text:p>
          </table:table-cell>
          <table:table-cell table:formula="of:=[.E92]/[.$B$2]^2" office:value-type="float" office:value="4.15656017825064E+015" calcext:value-type="float">
            <text:p>4.15656E+015</text:p>
          </table:table-cell>
          <table:table-cell table:formula="of:=[.B92]*[.$B$4]/[.$B$5]^3" office:value-type="float" office:value="8.99164040112165E+035" calcext:value-type="float">
            <text:p>8.9916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1.55778894" calcext:value-type="float">
            <text:p>2311.55778894</text:p>
          </table:table-cell>
          <table:table-cell office:value-type="float" office:value="554.513717789" calcext:value-type="float">
            <text:p>554.51371778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3]*[.$B$4]/[.$B$5]^3" office:value-type="float" office:value="3.70352541707786E+036" calcext:value-type="float">
            <text:p>3.70353E+036</text:p>
          </table:table-cell>
          <table:table-cell table:formula="of:=[.E93]/[.$B$2]^2" office:value-type="float" office:value="4.12072776290768E+015" calcext:value-type="float">
            <text:p>4.12073E+015</text:p>
          </table:table-cell>
          <table:table-cell table:formula="of:=[.B93]*[.$B$4]/[.$B$5]^3" office:value-type="float" office:value="8.88429291180142E+035" calcext:value-type="float">
            <text:p>8.8842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1.45728643" calcext:value-type="float">
            <text:p>2291.45728643</text:p>
          </table:table-cell>
          <table:table-cell office:value-type="float" office:value="547.813617286" calcext:value-type="float">
            <text:p>547.8136172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4]*[.$B$4]/[.$B$5]^3" office:value-type="float" office:value="3.67132084823774E+036" calcext:value-type="float">
            <text:p>3.67132E+036</text:p>
          </table:table-cell>
          <table:table-cell table:formula="of:=[.E94]/[.$B$2]^2" office:value-type="float" office:value="4.08489534758254E+015" calcext:value-type="float">
            <text:p>4.08490E+015</text:p>
          </table:table-cell>
          <table:table-cell table:formula="of:=[.B94]*[.$B$4]/[.$B$5]^3" office:value-type="float" office:value="8.77694542246517E+035" calcext:value-type="float">
            <text:p>8.7769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1.35678392" calcext:value-type="float">
            <text:p>2271.35678392</text:p>
          </table:table-cell>
          <table:table-cell office:value-type="float" office:value="541.113516784" calcext:value-type="float">
            <text:p>541.1135167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5]*[.$B$4]/[.$B$5]^3" office:value-type="float" office:value="3.63911627939763E+036" calcext:value-type="float">
            <text:p>3.63912E+036</text:p>
          </table:table-cell>
          <table:table-cell table:formula="of:=[.E95]/[.$B$2]^2" office:value-type="float" office:value="4.04906293225741E+015" calcext:value-type="float">
            <text:p>4.04906E+015</text:p>
          </table:table-cell>
          <table:table-cell table:formula="of:=[.B95]*[.$B$4]/[.$B$5]^3" office:value-type="float" office:value="8.66959793314494E+035" calcext:value-type="float">
            <text:p>8.6696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1.25628141" calcext:value-type="float">
            <text:p>2251.25628141</text:p>
          </table:table-cell>
          <table:table-cell office:value-type="float" office:value="534.413416281" calcext:value-type="float">
            <text:p>534.41341628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6]*[.$B$4]/[.$B$5]^3" office:value-type="float" office:value="3.60691171055751E+036" calcext:value-type="float">
            <text:p>3.60691E+036</text:p>
          </table:table-cell>
          <table:table-cell table:formula="of:=[.E96]/[.$B$2]^2" office:value-type="float" office:value="4.01323051693227E+015" calcext:value-type="float">
            <text:p>4.01323E+015</text:p>
          </table:table-cell>
          <table:table-cell table:formula="of:=[.B96]*[.$B$4]/[.$B$5]^3" office:value-type="float" office:value="8.56225044380869E+035" calcext:value-type="float">
            <text:p>8.5622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1.15577889" calcext:value-type="float">
            <text:p>2231.15577889</text:p>
          </table:table-cell>
          <table:table-cell office:value-type="float" office:value="527.713315779" calcext:value-type="float">
            <text:p>527.7133157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7]*[.$B$4]/[.$B$5]^3" office:value-type="float" office:value="3.57470714170138E+036" calcext:value-type="float">
            <text:p>3.57471E+036</text:p>
          </table:table-cell>
          <table:table-cell table:formula="of:=[.E97]/[.$B$2]^2" office:value-type="float" office:value="3.97739810158931E+015" calcext:value-type="float">
            <text:p>3.97740E+015</text:p>
          </table:table-cell>
          <table:table-cell table:formula="of:=[.B97]*[.$B$4]/[.$B$5]^3" office:value-type="float" office:value="8.45490295448846E+035" calcext:value-type="float">
            <text:p>8.4549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1.05527638" calcext:value-type="float">
            <text:p>2211.05527638</text:p>
          </table:table-cell>
          <table:table-cell office:value-type="float" office:value="521.013215276" calcext:value-type="float">
            <text:p>521.0132152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8]*[.$B$4]/[.$B$5]^3" office:value-type="float" office:value="3.54250257286126E+036" calcext:value-type="float">
            <text:p>3.54250E+036</text:p>
          </table:table-cell>
          <table:table-cell table:formula="of:=[.E98]/[.$B$2]^2" office:value-type="float" office:value="3.94156568626417E+015" calcext:value-type="float">
            <text:p>3.94157E+015</text:p>
          </table:table-cell>
          <table:table-cell table:formula="of:=[.B98]*[.$B$4]/[.$B$5]^3" office:value-type="float" office:value="8.3475554651522E+035" calcext:value-type="float">
            <text:p>8.3475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0.95477387" calcext:value-type="float">
            <text:p>2190.95477387</text:p>
          </table:table-cell>
          <table:table-cell office:value-type="float" office:value="514.313114774" calcext:value-type="float">
            <text:p>514.31311477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9]*[.$B$4]/[.$B$5]^3" office:value-type="float" office:value="3.51029800402115E+036" calcext:value-type="float">
            <text:p>3.51030E+036</text:p>
          </table:table-cell>
          <table:table-cell table:formula="of:=[.E99]/[.$B$2]^2" office:value-type="float" office:value="3.90573327093903E+015" calcext:value-type="float">
            <text:p>3.90573E+015</text:p>
          </table:table-cell>
          <table:table-cell table:formula="of:=[.B99]*[.$B$4]/[.$B$5]^3" office:value-type="float" office:value="8.24020797583198E+035" calcext:value-type="float">
            <text:p>8.2402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0.85427136" calcext:value-type="float">
            <text:p>2170.85427136</text:p>
          </table:table-cell>
          <table:table-cell office:value-type="float" office:value="507.613014271" calcext:value-type="float">
            <text:p>507.6130142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0]*[.$B$4]/[.$B$5]^3" office:value-type="float" office:value="3.47809343518103E+036" calcext:value-type="float">
            <text:p>3.47809E+036</text:p>
          </table:table-cell>
          <table:table-cell table:formula="of:=[.E100]/[.$B$2]^2" office:value-type="float" office:value="3.8699008556139E+015" calcext:value-type="float">
            <text:p>3.86990E+015</text:p>
          </table:table-cell>
          <table:table-cell table:formula="of:=[.B100]*[.$B$4]/[.$B$5]^3" office:value-type="float" office:value="8.13286048649572E+035" calcext:value-type="float">
            <text:p>8.1328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0.75376884" calcext:value-type="float">
            <text:p>2150.75376884</text:p>
          </table:table-cell>
          <table:table-cell office:value-type="float" office:value="500.912913769" calcext:value-type="float">
            <text:p>500.91291376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1]*[.$B$4]/[.$B$5]^3" office:value-type="float" office:value="3.44588886632489E+036" calcext:value-type="float">
            <text:p>3.44589E+036</text:p>
          </table:table-cell>
          <table:table-cell table:formula="of:=[.E101]/[.$B$2]^2" office:value-type="float" office:value="3.83406844027093E+015" calcext:value-type="float">
            <text:p>3.83407E+015</text:p>
          </table:table-cell>
          <table:table-cell table:formula="of:=[.B101]*[.$B$4]/[.$B$5]^3" office:value-type="float" office:value="8.02551299717549E+035" calcext:value-type="float">
            <text:p>8.0255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0.65326633" calcext:value-type="float">
            <text:p>2130.65326633</text:p>
          </table:table-cell>
          <table:table-cell office:value-type="float" office:value="494.212813266" calcext:value-type="float">
            <text:p>494.2128132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2]*[.$B$4]/[.$B$5]^3" office:value-type="float" office:value="3.41368429748478E+036" calcext:value-type="float">
            <text:p>3.41368E+036</text:p>
          </table:table-cell>
          <table:table-cell table:formula="of:=[.E102]/[.$B$2]^2" office:value-type="float" office:value="3.7982360249458E+015" calcext:value-type="float">
            <text:p>3.79824E+015</text:p>
          </table:table-cell>
          <table:table-cell table:formula="of:=[.B102]*[.$B$4]/[.$B$5]^3" office:value-type="float" office:value="7.91816550783924E+035" calcext:value-type="float">
            <text:p>7.9181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.55276382" calcext:value-type="float">
            <text:p>2110.55276382</text:p>
          </table:table-cell>
          <table:table-cell office:value-type="float" office:value="487.512712764" calcext:value-type="float">
            <text:p>487.5127127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3]*[.$B$4]/[.$B$5]^3" office:value-type="float" office:value="3.38147972864467E+036" calcext:value-type="float">
            <text:p>3.38148E+036</text:p>
          </table:table-cell>
          <table:table-cell table:formula="of:=[.E103]/[.$B$2]^2" office:value-type="float" office:value="3.76240360962066E+015" calcext:value-type="float">
            <text:p>3.76240E+015</text:p>
          </table:table-cell>
          <table:table-cell table:formula="of:=[.B103]*[.$B$4]/[.$B$5]^3" office:value-type="float" office:value="7.81081801851901E+035" calcext:value-type="float">
            <text:p>7.8108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0.45226131" calcext:value-type="float">
            <text:p>2090.45226131</text:p>
          </table:table-cell>
          <table:table-cell office:value-type="float" office:value="480.812612261" calcext:value-type="float">
            <text:p>480.8126122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4]*[.$B$4]/[.$B$5]^3" office:value-type="float" office:value="3.34927515980455E+036" calcext:value-type="float">
            <text:p>3.34928E+036</text:p>
          </table:table-cell>
          <table:table-cell table:formula="of:=[.E104]/[.$B$2]^2" office:value-type="float" office:value="3.72657119429552E+015" calcext:value-type="float">
            <text:p>3.72657E+015</text:p>
          </table:table-cell>
          <table:table-cell table:formula="of:=[.B104]*[.$B$4]/[.$B$5]^3" office:value-type="float" office:value="7.70347052918276E+035" calcext:value-type="float">
            <text:p>7.7034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0.35175879" calcext:value-type="float">
            <text:p>2070.35175879</text:p>
          </table:table-cell>
          <table:table-cell office:value-type="float" office:value="474.112511759" calcext:value-type="float">
            <text:p>474.11251175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5]*[.$B$4]/[.$B$5]^3" office:value-type="float" office:value="3.31707059094841E+036" calcext:value-type="float">
            <text:p>3.31707E+036</text:p>
          </table:table-cell>
          <table:table-cell table:formula="of:=[.E105]/[.$B$2]^2" office:value-type="float" office:value="3.69073877895256E+015" calcext:value-type="float">
            <text:p>3.69074E+015</text:p>
          </table:table-cell>
          <table:table-cell table:formula="of:=[.B105]*[.$B$4]/[.$B$5]^3" office:value-type="float" office:value="7.59612303986253E+035" calcext:value-type="float">
            <text:p>7.5961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0.25125628" calcext:value-type="float">
            <text:p>2050.25125628</text:p>
          </table:table-cell>
          <table:table-cell office:value-type="float" office:value="467.412411256" calcext:value-type="float">
            <text:p>467.4124112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6]*[.$B$4]/[.$B$5]^3" office:value-type="float" office:value="3.2848660221083E+036" calcext:value-type="float">
            <text:p>3.28487E+036</text:p>
          </table:table-cell>
          <table:table-cell table:formula="of:=[.E106]/[.$B$2]^2" office:value-type="float" office:value="3.65490636362742E+015" calcext:value-type="float">
            <text:p>3.65491E+015</text:p>
          </table:table-cell>
          <table:table-cell table:formula="of:=[.B106]*[.$B$4]/[.$B$5]^3" office:value-type="float" office:value="7.48877555052628E+035" calcext:value-type="float">
            <text:p>7.4887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0.15075377" calcext:value-type="float">
            <text:p>2030.15075377</text:p>
          </table:table-cell>
          <table:table-cell office:value-type="float" office:value="460.712310754" calcext:value-type="float">
            <text:p>460.7123107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7]*[.$B$4]/[.$B$5]^3" office:value-type="float" office:value="3.25266145326818E+036" calcext:value-type="float">
            <text:p>3.25266E+036</text:p>
          </table:table-cell>
          <table:table-cell table:formula="of:=[.E107]/[.$B$2]^2" office:value-type="float" office:value="3.61907394830229E+015" calcext:value-type="float">
            <text:p>3.61907E+015</text:p>
          </table:table-cell>
          <table:table-cell table:formula="of:=[.B107]*[.$B$4]/[.$B$5]^3" office:value-type="float" office:value="7.38142806120605E+035" calcext:value-type="float">
            <text:p>7.3814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.05025126" calcext:value-type="float">
            <text:p>2010.05025126</text:p>
          </table:table-cell>
          <table:table-cell office:value-type="float" office:value="454.012210251" calcext:value-type="float">
            <text:p>454.01221025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8]*[.$B$4]/[.$B$5]^3" office:value-type="float" office:value="3.22045688442807E+036" calcext:value-type="float">
            <text:p>3.22046E+036</text:p>
          </table:table-cell>
          <table:table-cell table:formula="of:=[.E108]/[.$B$2]^2" office:value-type="float" office:value="3.58324153297715E+015" calcext:value-type="float">
            <text:p>3.58324E+015</text:p>
          </table:table-cell>
          <table:table-cell table:formula="of:=[.B108]*[.$B$4]/[.$B$5]^3" office:value-type="float" office:value="7.2740805718698E+035" calcext:value-type="float">
            <text:p>7.2740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.94974874" calcext:value-type="float">
            <text:p>1989.94974874</text:p>
          </table:table-cell>
          <table:table-cell office:value-type="float" office:value="447.312109749" calcext:value-type="float">
            <text:p>447.3121097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9]*[.$B$4]/[.$B$5]^3" office:value-type="float" office:value="3.18825231557193E+036" calcext:value-type="float">
            <text:p>3.18825E+036</text:p>
          </table:table-cell>
          <table:table-cell table:formula="of:=[.E109]/[.$B$2]^2" office:value-type="float" office:value="3.54740911763419E+015" calcext:value-type="float">
            <text:p>3.54741E+015</text:p>
          </table:table-cell>
          <table:table-cell table:formula="of:=[.B109]*[.$B$4]/[.$B$5]^3" office:value-type="float" office:value="7.16673308254957E+035" calcext:value-type="float">
            <text:p>7.16673E+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9.84924623" calcext:value-type="float">
            <text:p>1969.84924623</text:p>
          </table:table-cell>
          <table:table-cell office:value-type="float" office:value="440.612009246" calcext:value-type="float">
            <text:p>440.6120092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0]*[.$B$4]/[.$B$5]^3" office:value-type="float" office:value="3.15604774673182E+036" calcext:value-type="float">
            <text:p>3.15605E+036</text:p>
          </table:table-cell>
          <table:table-cell table:formula="of:=[.E110]/[.$B$2]^2" office:value-type="float" office:value="3.51157670230905E+015" calcext:value-type="float">
            <text:p>3.51158E+015</text:p>
          </table:table-cell>
          <table:table-cell table:formula="of:=[.B110]*[.$B$4]/[.$B$5]^3" office:value-type="float" office:value="7.05938559321331E+035" calcext:value-type="float">
            <text:p>7.05939E+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9.74874372" calcext:value-type="float">
            <text:p>1949.74874372</text:p>
          </table:table-cell>
          <table:table-cell office:value-type="float" office:value="433.911908744" calcext:value-type="float">
            <text:p>433.9119087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1]*[.$B$4]/[.$B$5]^3" office:value-type="float" office:value="3.1238431778917E+036" calcext:value-type="float">
            <text:p>3.12384E+036</text:p>
          </table:table-cell>
          <table:table-cell table:formula="of:=[.E111]/[.$B$2]^2" office:value-type="float" office:value="3.47574428698391E+015" calcext:value-type="float">
            <text:p>3.47574E+015</text:p>
          </table:table-cell>
          <table:table-cell table:formula="of:=[.B111]*[.$B$4]/[.$B$5]^3" office:value-type="float" office:value="6.95203810389308E+035" calcext:value-type="float">
            <text:p>6.95204E+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9.64824121" calcext:value-type="float">
            <text:p>1929.64824121</text:p>
          </table:table-cell>
          <table:table-cell office:value-type="float" office:value="427.211808241" calcext:value-type="float">
            <text:p>427.2118082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2]*[.$B$4]/[.$B$5]^3" office:value-type="float" office:value="3.09163860905159E+036" calcext:value-type="float">
            <text:p>3.09164E+036</text:p>
          </table:table-cell>
          <table:table-cell table:formula="of:=[.E112]/[.$B$2]^2" office:value-type="float" office:value="3.43991187165878E+015" calcext:value-type="float">
            <text:p>3.43991E+015</text:p>
          </table:table-cell>
          <table:table-cell table:formula="of:=[.B112]*[.$B$4]/[.$B$5]^3" office:value-type="float" office:value="6.84469061455683E+035" calcext:value-type="float">
            <text:p>6.84469E+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9.54773869" calcext:value-type="float">
            <text:p>1909.54773869</text:p>
          </table:table-cell>
          <table:table-cell office:value-type="float" office:value="420.511707739" calcext:value-type="float">
            <text:p>420.5117077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3]*[.$B$4]/[.$B$5]^3" office:value-type="float" office:value="3.05943404019545E+036" calcext:value-type="float">
            <text:p>3.05943E+036</text:p>
          </table:table-cell>
          <table:table-cell table:formula="of:=[.E113]/[.$B$2]^2" office:value-type="float" office:value="3.40407945631582E+015" calcext:value-type="float">
            <text:p>3.40408E+015</text:p>
          </table:table-cell>
          <table:table-cell table:formula="of:=[.B113]*[.$B$4]/[.$B$5]^3" office:value-type="float" office:value="6.7373431252366E+035" calcext:value-type="float">
            <text:p>6.73734E+0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9.44723618" calcext:value-type="float">
            <text:p>1889.44723618</text:p>
          </table:table-cell>
          <table:table-cell office:value-type="float" office:value="413.811607236" calcext:value-type="float">
            <text:p>413.8116072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4]*[.$B$4]/[.$B$5]^3" office:value-type="float" office:value="3.02722947135533E+036" calcext:value-type="float">
            <text:p>3.02723E+036</text:p>
          </table:table-cell>
          <table:table-cell table:formula="of:=[.E114]/[.$B$2]^2" office:value-type="float" office:value="3.36824704099068E+015" calcext:value-type="float">
            <text:p>3.36825E+015</text:p>
          </table:table-cell>
          <table:table-cell table:formula="of:=[.B114]*[.$B$4]/[.$B$5]^3" office:value-type="float" office:value="6.62999563590035E+035" calcext:value-type="float">
            <text:p>6.63000E+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69.34673367" calcext:value-type="float">
            <text:p>1869.34673367</text:p>
          </table:table-cell>
          <table:table-cell office:value-type="float" office:value="407.111506734" calcext:value-type="float">
            <text:p>407.1115067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5]*[.$B$4]/[.$B$5]^3" office:value-type="float" office:value="2.99502490251522E+036" calcext:value-type="float">
            <text:p>2.99502E+036</text:p>
          </table:table-cell>
          <table:table-cell table:formula="of:=[.E115]/[.$B$2]^2" office:value-type="float" office:value="3.33241462566554E+015" calcext:value-type="float">
            <text:p>3.33241E+015</text:p>
          </table:table-cell>
          <table:table-cell table:formula="of:=[.B115]*[.$B$4]/[.$B$5]^3" office:value-type="float" office:value="6.52264814658012E+035" calcext:value-type="float">
            <text:p>6.52265E+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49.24623116" calcext:value-type="float">
            <text:p>1849.24623116</text:p>
          </table:table-cell>
          <table:table-cell office:value-type="float" office:value="400.411406231" calcext:value-type="float">
            <text:p>400.41140623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6]*[.$B$4]/[.$B$5]^3" office:value-type="float" office:value="2.9628203336751E+036" calcext:value-type="float">
            <text:p>2.96282E+036</text:p>
          </table:table-cell>
          <table:table-cell table:formula="of:=[.E116]/[.$B$2]^2" office:value-type="float" office:value="3.29658221034041E+015" calcext:value-type="float">
            <text:p>3.29658E+015</text:p>
          </table:table-cell>
          <table:table-cell table:formula="of:=[.B116]*[.$B$4]/[.$B$5]^3" office:value-type="float" office:value="6.41530065724387E+035" calcext:value-type="float">
            <text:p>6.41530E+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29.14572864" calcext:value-type="float">
            <text:p>1829.14572864</text:p>
          </table:table-cell>
          <table:table-cell office:value-type="float" office:value="393.711305729" calcext:value-type="float">
            <text:p>393.7113057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7]*[.$B$4]/[.$B$5]^3" office:value-type="float" office:value="2.93061576481897E+036" calcext:value-type="float">
            <text:p>2.93062E+036</text:p>
          </table:table-cell>
          <table:table-cell table:formula="of:=[.E117]/[.$B$2]^2" office:value-type="float" office:value="3.26074979499744E+015" calcext:value-type="float">
            <text:p>3.26075E+015</text:p>
          </table:table-cell>
          <table:table-cell table:formula="of:=[.B117]*[.$B$4]/[.$B$5]^3" office:value-type="float" office:value="6.30795316792364E+035" calcext:value-type="float">
            <text:p>6.30795E+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9.04522613" calcext:value-type="float">
            <text:p>1809.04522613</text:p>
          </table:table-cell>
          <table:table-cell office:value-type="float" office:value="387.011205226" calcext:value-type="float">
            <text:p>387.0112052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8]*[.$B$4]/[.$B$5]^3" office:value-type="float" office:value="2.89841119597885E+036" calcext:value-type="float">
            <text:p>2.89841E+036</text:p>
          </table:table-cell>
          <table:table-cell table:formula="of:=[.E118]/[.$B$2]^2" office:value-type="float" office:value="3.22491737967231E+015" calcext:value-type="float">
            <text:p>3.22492E+015</text:p>
          </table:table-cell>
          <table:table-cell table:formula="of:=[.B118]*[.$B$4]/[.$B$5]^3" office:value-type="float" office:value="6.20060567858739E+035" calcext:value-type="float">
            <text:p>6.20061E+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88.94472362" calcext:value-type="float">
            <text:p>1788.94472362</text:p>
          </table:table-cell>
          <table:table-cell office:value-type="float" office:value="380.311104724" calcext:value-type="float">
            <text:p>380.3111047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9]*[.$B$4]/[.$B$5]^3" office:value-type="float" office:value="2.86620662713874E+036" calcext:value-type="float">
            <text:p>2.86621E+036</text:p>
          </table:table-cell>
          <table:table-cell table:formula="of:=[.E119]/[.$B$2]^2" office:value-type="float" office:value="3.18908496434717E+015" calcext:value-type="float">
            <text:p>3.18908E+015</text:p>
          </table:table-cell>
          <table:table-cell table:formula="of:=[.B119]*[.$B$4]/[.$B$5]^3" office:value-type="float" office:value="6.09325818926716E+035" calcext:value-type="float">
            <text:p>6.09326E+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8.84422111" calcext:value-type="float">
            <text:p>1768.84422111</text:p>
          </table:table-cell>
          <table:table-cell office:value-type="float" office:value="373.611004221" calcext:value-type="float">
            <text:p>373.611004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0]*[.$B$4]/[.$B$5]^3" office:value-type="float" office:value="2.83400205829862E+036" calcext:value-type="float">
            <text:p>2.83400E+036</text:p>
          </table:table-cell>
          <table:table-cell table:formula="of:=[.E120]/[.$B$2]^2" office:value-type="float" office:value="3.15325254902203E+015" calcext:value-type="float">
            <text:p>3.15325E+015</text:p>
          </table:table-cell>
          <table:table-cell table:formula="of:=[.B120]*[.$B$4]/[.$B$5]^3" office:value-type="float" office:value="5.9859106999309E+035" calcext:value-type="float">
            <text:p>5.98591E+0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48.74371859" calcext:value-type="float">
            <text:p>1748.74371859</text:p>
          </table:table-cell>
          <table:table-cell office:value-type="float" office:value="366.910903719" calcext:value-type="float">
            <text:p>366.9109037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1]*[.$B$4]/[.$B$5]^3" office:value-type="float" office:value="2.80179748944249E+036" calcext:value-type="float">
            <text:p>2.80180E+036</text:p>
          </table:table-cell>
          <table:table-cell table:formula="of:=[.E121]/[.$B$2]^2" office:value-type="float" office:value="3.11742013367907E+015" calcext:value-type="float">
            <text:p>3.11742E+015</text:p>
          </table:table-cell>
          <table:table-cell table:formula="of:=[.B121]*[.$B$4]/[.$B$5]^3" office:value-type="float" office:value="5.87856321061067E+035" calcext:value-type="float">
            <text:p>5.87856E+0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28.64321608" calcext:value-type="float">
            <text:p>1728.64321608</text:p>
          </table:table-cell>
          <table:table-cell office:value-type="float" office:value="360.210803216" calcext:value-type="float">
            <text:p>360.2108032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2]*[.$B$4]/[.$B$5]^3" office:value-type="float" office:value="2.76959292060237E+036" calcext:value-type="float">
            <text:p>2.76959E+036</text:p>
          </table:table-cell>
          <table:table-cell table:formula="of:=[.E122]/[.$B$2]^2" office:value-type="float" office:value="3.08158771835393E+015" calcext:value-type="float">
            <text:p>3.08159E+015</text:p>
          </table:table-cell>
          <table:table-cell table:formula="of:=[.B122]*[.$B$4]/[.$B$5]^3" office:value-type="float" office:value="5.77121572127442E+035" calcext:value-type="float">
            <text:p>5.77122E+0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8.54271357" calcext:value-type="float">
            <text:p>1708.54271357</text:p>
          </table:table-cell>
          <table:table-cell office:value-type="float" office:value="353.510702714" calcext:value-type="float">
            <text:p>353.510702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3]*[.$B$4]/[.$B$5]^3" office:value-type="float" office:value="2.73738835176226E+036" calcext:value-type="float">
            <text:p>2.73739E+036</text:p>
          </table:table-cell>
          <table:table-cell table:formula="of:=[.E123]/[.$B$2]^2" office:value-type="float" office:value="3.0457553030288E+015" calcext:value-type="float">
            <text:p>3.04576E+015</text:p>
          </table:table-cell>
          <table:table-cell table:formula="of:=[.B123]*[.$B$4]/[.$B$5]^3" office:value-type="float" office:value="5.66386823195419E+035" calcext:value-type="float">
            <text:p>5.66387E+0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88.44221106" calcext:value-type="float">
            <text:p>1688.44221106</text:p>
          </table:table-cell>
          <table:table-cell office:value-type="float" office:value="346.810602211" calcext:value-type="float">
            <text:p>346.81060221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4]*[.$B$4]/[.$B$5]^3" office:value-type="float" office:value="2.70518378292214E+036" calcext:value-type="float">
            <text:p>2.70518E+036</text:p>
          </table:table-cell>
          <table:table-cell table:formula="of:=[.E124]/[.$B$2]^2" office:value-type="float" office:value="3.00992288770366E+015" calcext:value-type="float">
            <text:p>3.00992E+015</text:p>
          </table:table-cell>
          <table:table-cell table:formula="of:=[.B124]*[.$B$4]/[.$B$5]^3" office:value-type="float" office:value="5.55652074261794E+035" calcext:value-type="float">
            <text:p>5.55652E+0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8.34170854" calcext:value-type="float">
            <text:p>1668.34170854</text:p>
          </table:table-cell>
          <table:table-cell office:value-type="float" office:value="340.110501709" calcext:value-type="float">
            <text:p>340.1105017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5]*[.$B$4]/[.$B$5]^3" office:value-type="float" office:value="2.672979214066E+036" calcext:value-type="float">
            <text:p>2.67298E+036</text:p>
          </table:table-cell>
          <table:table-cell table:formula="of:=[.E125]/[.$B$2]^2" office:value-type="float" office:value="2.9740904723607E+015" calcext:value-type="float">
            <text:p>2.97409E+015</text:p>
          </table:table-cell>
          <table:table-cell table:formula="of:=[.B125]*[.$B$4]/[.$B$5]^3" office:value-type="float" office:value="5.44917325329771E+035" calcext:value-type="float">
            <text:p>5.44917E+0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48.24120603" calcext:value-type="float">
            <text:p>1648.24120603</text:p>
          </table:table-cell>
          <table:table-cell office:value-type="float" office:value="333.410401206" calcext:value-type="float">
            <text:p>333.4104012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6]*[.$B$4]/[.$B$5]^3" office:value-type="float" office:value="2.64077464522589E+036" calcext:value-type="float">
            <text:p>2.64077E+036</text:p>
          </table:table-cell>
          <table:table-cell table:formula="of:=[.E126]/[.$B$2]^2" office:value-type="float" office:value="2.93825805703556E+015" calcext:value-type="float">
            <text:p>2.93826E+015</text:p>
          </table:table-cell>
          <table:table-cell table:formula="of:=[.B126]*[.$B$4]/[.$B$5]^3" office:value-type="float" office:value="5.34182576396146E+035" calcext:value-type="float">
            <text:p>5.34183E+0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8.14070352" calcext:value-type="float">
            <text:p>1628.14070352</text:p>
          </table:table-cell>
          <table:table-cell office:value-type="float" office:value="326.710300704" calcext:value-type="float">
            <text:p>326.7103007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7]*[.$B$4]/[.$B$5]^3" office:value-type="float" office:value="2.60857007638577E+036" calcext:value-type="float">
            <text:p>2.60857E+036</text:p>
          </table:table-cell>
          <table:table-cell table:formula="of:=[.E127]/[.$B$2]^2" office:value-type="float" office:value="2.90242564171042E+015" calcext:value-type="float">
            <text:p>2.90243E+015</text:p>
          </table:table-cell>
          <table:table-cell table:formula="of:=[.B127]*[.$B$4]/[.$B$5]^3" office:value-type="float" office:value="5.23447827464123E+035" calcext:value-type="float">
            <text:p>5.23448E+0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8.04020101" calcext:value-type="float">
            <text:p>1608.04020101</text:p>
          </table:table-cell>
          <table:table-cell office:value-type="float" office:value="320.010200201" calcext:value-type="float">
            <text:p>320.01020020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8]*[.$B$4]/[.$B$5]^3" office:value-type="float" office:value="2.57636550754566E+036" calcext:value-type="float">
            <text:p>2.57637E+036</text:p>
          </table:table-cell>
          <table:table-cell table:formula="of:=[.E128]/[.$B$2]^2" office:value-type="float" office:value="2.86659322638529E+015" calcext:value-type="float">
            <text:p>2.86659E+015</text:p>
          </table:table-cell>
          <table:table-cell table:formula="of:=[.B128]*[.$B$4]/[.$B$5]^3" office:value-type="float" office:value="5.12713078530498E+035" calcext:value-type="float">
            <text:p>5.12713E+0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87.93969849" calcext:value-type="float">
            <text:p>1587.93969849</text:p>
          </table:table-cell>
          <table:table-cell office:value-type="float" office:value="313.310099698" calcext:value-type="float">
            <text:p>313.3100996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9]*[.$B$4]/[.$B$5]^3" office:value-type="float" office:value="2.54416093868952E+036" calcext:value-type="float">
            <text:p>2.54416E+036</text:p>
          </table:table-cell>
          <table:table-cell table:formula="of:=[.E129]/[.$B$2]^2" office:value-type="float" office:value="2.83076081104232E+015" calcext:value-type="float">
            <text:p>2.83076E+015</text:p>
          </table:table-cell>
          <table:table-cell table:formula="of:=[.B129]*[.$B$4]/[.$B$5]^3" office:value-type="float" office:value="5.01978329596872E+035" calcext:value-type="float">
            <text:p>5.01978E+0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7.83919598" calcext:value-type="float">
            <text:p>1567.83919598</text:p>
          </table:table-cell>
          <table:table-cell office:value-type="float" office:value="306.609999196" calcext:value-type="float">
            <text:p>306.6099991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0]*[.$B$4]/[.$B$5]^3" office:value-type="float" office:value="2.51195636984941E+036" calcext:value-type="float">
            <text:p>2.51196E+036</text:p>
          </table:table-cell>
          <table:table-cell table:formula="of:=[.E130]/[.$B$2]^2" office:value-type="float" office:value="2.79492839571719E+015" calcext:value-type="float">
            <text:p>2.79493E+015</text:p>
          </table:table-cell>
          <table:table-cell table:formula="of:=[.B130]*[.$B$4]/[.$B$5]^3" office:value-type="float" office:value="4.9124358066485E+035" calcext:value-type="float">
            <text:p>4.91244E+0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47.73869347" calcext:value-type="float">
            <text:p>1547.73869347</text:p>
          </table:table-cell>
          <table:table-cell office:value-type="float" office:value="299.909898693" calcext:value-type="float">
            <text:p>299.9098986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1]*[.$B$4]/[.$B$5]^3" office:value-type="float" office:value="2.47975180100929E+036" calcext:value-type="float">
            <text:p>2.47975E+036</text:p>
          </table:table-cell>
          <table:table-cell table:formula="of:=[.E131]/[.$B$2]^2" office:value-type="float" office:value="2.75909598039205E+015" calcext:value-type="float">
            <text:p>2.75910E+015</text:p>
          </table:table-cell>
          <table:table-cell table:formula="of:=[.B131]*[.$B$4]/[.$B$5]^3" office:value-type="float" office:value="4.80508831731224E+035" calcext:value-type="float">
            <text:p>4.80509E+0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27.63819095" calcext:value-type="float">
            <text:p>1527.63819095</text:p>
          </table:table-cell>
          <table:table-cell office:value-type="float" office:value="293.209798191" calcext:value-type="float">
            <text:p>293.2097981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2]*[.$B$4]/[.$B$5]^3" office:value-type="float" office:value="2.44754723215316E+036" calcext:value-type="float">
            <text:p>2.44755E+036</text:p>
          </table:table-cell>
          <table:table-cell table:formula="of:=[.E132]/[.$B$2]^2" office:value-type="float" office:value="2.72326356504909E+015" calcext:value-type="float">
            <text:p>2.72326E+015</text:p>
          </table:table-cell>
          <table:table-cell table:formula="of:=[.B132]*[.$B$4]/[.$B$5]^3" office:value-type="float" office:value="4.69774082799201E+035" calcext:value-type="float">
            <text:p>4.69774E+0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7.53768844" calcext:value-type="float">
            <text:p>1507.53768844</text:p>
          </table:table-cell>
          <table:table-cell office:value-type="float" office:value="286.509697688" calcext:value-type="float">
            <text:p>286.5096976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3]*[.$B$4]/[.$B$5]^3" office:value-type="float" office:value="2.41534266331304E+036" calcext:value-type="float">
            <text:p>2.41534E+036</text:p>
          </table:table-cell>
          <table:table-cell table:formula="of:=[.E133]/[.$B$2]^2" office:value-type="float" office:value="2.68743114972395E+015" calcext:value-type="float">
            <text:p>2.68743E+015</text:p>
          </table:table-cell>
          <table:table-cell table:formula="of:=[.B133]*[.$B$4]/[.$B$5]^3" office:value-type="float" office:value="4.59039333865576E+035" calcext:value-type="float">
            <text:p>4.59039E+0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87.43718593" calcext:value-type="float">
            <text:p>1487.43718593</text:p>
          </table:table-cell>
          <table:table-cell office:value-type="float" office:value="279.809597186" calcext:value-type="float">
            <text:p>279.8095971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4]*[.$B$4]/[.$B$5]^3" office:value-type="float" office:value="2.38313809447293E+036" calcext:value-type="float">
            <text:p>2.38314E+036</text:p>
          </table:table-cell>
          <table:table-cell table:formula="of:=[.E134]/[.$B$2]^2" office:value-type="float" office:value="2.65159873439881E+015" calcext:value-type="float">
            <text:p>2.65160E+015</text:p>
          </table:table-cell>
          <table:table-cell table:formula="of:=[.B134]*[.$B$4]/[.$B$5]^3" office:value-type="float" office:value="4.48304584933553E+035" calcext:value-type="float">
            <text:p>4.48305E+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7.33668342" calcext:value-type="float">
            <text:p>1467.33668342</text:p>
          </table:table-cell>
          <table:table-cell office:value-type="float" office:value="273.109496683" calcext:value-type="float">
            <text:p>273.10949668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5]*[.$B$4]/[.$B$5]^3" office:value-type="float" office:value="2.35093352563281E+036" calcext:value-type="float">
            <text:p>2.35093E+036</text:p>
          </table:table-cell>
          <table:table-cell table:formula="of:=[.E135]/[.$B$2]^2" office:value-type="float" office:value="2.61576631907368E+015" calcext:value-type="float">
            <text:p>2.61577E+015</text:p>
          </table:table-cell>
          <table:table-cell table:formula="of:=[.B135]*[.$B$4]/[.$B$5]^3" office:value-type="float" office:value="4.37569835999928E+035" calcext:value-type="float">
            <text:p>4.37570E+0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47.2361809" calcext:value-type="float">
            <text:p>1447.2361809</text:p>
          </table:table-cell>
          <table:table-cell office:value-type="float" office:value="266.409396181" calcext:value-type="float">
            <text:p>266.40939618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6]*[.$B$4]/[.$B$5]^3" office:value-type="float" office:value="2.31872895677667E+036" calcext:value-type="float">
            <text:p>2.31873E+036</text:p>
          </table:table-cell>
          <table:table-cell table:formula="of:=[.E136]/[.$B$2]^2" office:value-type="float" office:value="2.57993390373071E+015" calcext:value-type="float">
            <text:p>2.57993E+015</text:p>
          </table:table-cell>
          <table:table-cell table:formula="of:=[.B136]*[.$B$4]/[.$B$5]^3" office:value-type="float" office:value="4.26835087067905E+035" calcext:value-type="float">
            <text:p>4.26835E+0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27.13567839" calcext:value-type="float">
            <text:p>1427.13567839</text:p>
          </table:table-cell>
          <table:table-cell office:value-type="float" office:value="259.709295678" calcext:value-type="float">
            <text:p>259.7092956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7]*[.$B$4]/[.$B$5]^3" office:value-type="float" office:value="2.28652438793656E+036" calcext:value-type="float">
            <text:p>2.28652E+036</text:p>
          </table:table-cell>
          <table:table-cell table:formula="of:=[.E137]/[.$B$2]^2" office:value-type="float" office:value="2.54410148840558E+015" calcext:value-type="float">
            <text:p>2.54410E+015</text:p>
          </table:table-cell>
          <table:table-cell table:formula="of:=[.B137]*[.$B$4]/[.$B$5]^3" office:value-type="float" office:value="4.1610033813428E+035" calcext:value-type="float">
            <text:p>4.16100E+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7.03517588" calcext:value-type="float">
            <text:p>1407.03517588</text:p>
          </table:table-cell>
          <table:table-cell office:value-type="float" office:value="253.009195176" calcext:value-type="float">
            <text:p>253.0091951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8]*[.$B$4]/[.$B$5]^3" office:value-type="float" office:value="2.25431981909644E+036" calcext:value-type="float">
            <text:p>2.25432E+036</text:p>
          </table:table-cell>
          <table:table-cell table:formula="of:=[.E138]/[.$B$2]^2" office:value-type="float" office:value="2.50826907308044E+015" calcext:value-type="float">
            <text:p>2.50827E+015</text:p>
          </table:table-cell>
          <table:table-cell table:formula="of:=[.B138]*[.$B$4]/[.$B$5]^3" office:value-type="float" office:value="4.05365589202257E+035" calcext:value-type="float">
            <text:p>4.05366E+0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86.93467337" calcext:value-type="float">
            <text:p>1386.93467337</text:p>
          </table:table-cell>
          <table:table-cell office:value-type="float" office:value="246.309094673" calcext:value-type="float">
            <text:p>246.3090946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9]*[.$B$4]/[.$B$5]^3" office:value-type="float" office:value="2.22211525025633E+036" calcext:value-type="float">
            <text:p>2.22212E+036</text:p>
          </table:table-cell>
          <table:table-cell table:formula="of:=[.E139]/[.$B$2]^2" office:value-type="float" office:value="2.4724366577553E+015" calcext:value-type="float">
            <text:p>2.47244E+015</text:p>
          </table:table-cell>
          <table:table-cell table:formula="of:=[.B139]*[.$B$4]/[.$B$5]^3" office:value-type="float" office:value="3.94630840268632E+035" calcext:value-type="float">
            <text:p>3.94631E+0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66.83417085" calcext:value-type="float">
            <text:p>1366.83417085</text:p>
          </table:table-cell>
          <table:table-cell office:value-type="float" office:value="239.608994171" calcext:value-type="float">
            <text:p>239.6089941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0]*[.$B$4]/[.$B$5]^3" office:value-type="float" office:value="2.18991068140019E+036" calcext:value-type="float">
            <text:p>2.18991E+036</text:p>
          </table:table-cell>
          <table:table-cell table:formula="of:=[.E140]/[.$B$2]^2" office:value-type="float" office:value="2.43660424241234E+015" calcext:value-type="float">
            <text:p>2.43660E+015</text:p>
          </table:table-cell>
          <table:table-cell table:formula="of:=[.B140]*[.$B$4]/[.$B$5]^3" office:value-type="float" office:value="3.83896091336609E+035" calcext:value-type="float">
            <text:p>3.83896E+0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6.73366834" calcext:value-type="float">
            <text:p>1346.73366834</text:p>
          </table:table-cell>
          <table:table-cell office:value-type="float" office:value="232.908893668" calcext:value-type="float">
            <text:p>232.9088936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1]*[.$B$4]/[.$B$5]^3" office:value-type="float" office:value="2.15770611256008E+036" calcext:value-type="float">
            <text:p>2.15771E+036</text:p>
          </table:table-cell>
          <table:table-cell table:formula="of:=[.E141]/[.$B$2]^2" office:value-type="float" office:value="2.4007718270872E+015" calcext:value-type="float">
            <text:p>2.40077E+015</text:p>
          </table:table-cell>
          <table:table-cell table:formula="of:=[.B141]*[.$B$4]/[.$B$5]^3" office:value-type="float" office:value="3.73161342402983E+035" calcext:value-type="float">
            <text:p>3.73161E+0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26.63316583" calcext:value-type="float">
            <text:p>1326.63316583</text:p>
          </table:table-cell>
          <table:table-cell office:value-type="float" office:value="226.208793166" calcext:value-type="float">
            <text:p>226.2087931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2]*[.$B$4]/[.$B$5]^3" office:value-type="float" office:value="2.12550154371996E+036" calcext:value-type="float">
            <text:p>2.12550E+036</text:p>
          </table:table-cell>
          <table:table-cell table:formula="of:=[.E142]/[.$B$2]^2" office:value-type="float" office:value="2.36493941176207E+015" calcext:value-type="float">
            <text:p>2.36494E+015</text:p>
          </table:table-cell>
          <table:table-cell table:formula="of:=[.B142]*[.$B$4]/[.$B$5]^3" office:value-type="float" office:value="3.6242659347096E+035" calcext:value-type="float">
            <text:p>3.62427E+0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6.53266332" calcext:value-type="float">
            <text:p>1306.53266332</text:p>
          </table:table-cell>
          <table:table-cell office:value-type="float" office:value="219.508692663" calcext:value-type="float">
            <text:p>219.50869266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3]*[.$B$4]/[.$B$5]^3" office:value-type="float" office:value="2.09329697487985E+036" calcext:value-type="float">
            <text:p>2.09330E+036</text:p>
          </table:table-cell>
          <table:table-cell table:formula="of:=[.E143]/[.$B$2]^2" office:value-type="float" office:value="2.32910699643693E+015" calcext:value-type="float">
            <text:p>2.32911E+015</text:p>
          </table:table-cell>
          <table:table-cell table:formula="of:=[.B143]*[.$B$4]/[.$B$5]^3" office:value-type="float" office:value="3.51691844537335E+035" calcext:value-type="float">
            <text:p>3.51692E+0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6.4321608" calcext:value-type="float">
            <text:p>1286.4321608</text:p>
          </table:table-cell>
          <table:table-cell office:value-type="float" office:value="212.808592161" calcext:value-type="float">
            <text:p>212.8085921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4]*[.$B$4]/[.$B$5]^3" office:value-type="float" office:value="2.06109240602371E+036" calcext:value-type="float">
            <text:p>2.06109E+036</text:p>
          </table:table-cell>
          <table:table-cell table:formula="of:=[.E144]/[.$B$2]^2" office:value-type="float" office:value="2.29327458109397E+015" calcext:value-type="float">
            <text:p>2.29327E+015</text:p>
          </table:table-cell>
          <table:table-cell table:formula="of:=[.B144]*[.$B$4]/[.$B$5]^3" office:value-type="float" office:value="3.40957095605312E+035" calcext:value-type="float">
            <text:p>3.40957E+0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66.33165829" calcext:value-type="float">
            <text:p>1266.33165829</text:p>
          </table:table-cell>
          <table:table-cell office:value-type="float" office:value="206.108491658" calcext:value-type="float">
            <text:p>206.1084916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5]*[.$B$4]/[.$B$5]^3" office:value-type="float" office:value="2.02888783718359E+036" calcext:value-type="float">
            <text:p>2.02889E+036</text:p>
          </table:table-cell>
          <table:table-cell table:formula="of:=[.E145]/[.$B$2]^2" office:value-type="float" office:value="2.25744216576883E+015" calcext:value-type="float">
            <text:p>2.25744E+015</text:p>
          </table:table-cell>
          <table:table-cell table:formula="of:=[.B145]*[.$B$4]/[.$B$5]^3" office:value-type="float" office:value="3.30222346671687E+035" calcext:value-type="float">
            <text:p>3.30222E+0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46.23115578" calcext:value-type="float">
            <text:p>1246.23115578</text:p>
          </table:table-cell>
          <table:table-cell office:value-type="float" office:value="199.408391156" calcext:value-type="float">
            <text:p>199.4083911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6]*[.$B$4]/[.$B$5]^3" office:value-type="float" office:value="1.99668326834348E+036" calcext:value-type="float">
            <text:p>1.99668E+036</text:p>
          </table:table-cell>
          <table:table-cell table:formula="of:=[.E146]/[.$B$2]^2" office:value-type="float" office:value="2.2216097504437E+015" calcext:value-type="float">
            <text:p>2.22161E+015</text:p>
          </table:table-cell>
          <table:table-cell table:formula="of:=[.B146]*[.$B$4]/[.$B$5]^3" office:value-type="float" office:value="3.19487597739664E+035" calcext:value-type="float">
            <text:p>3.19488E+0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26.13065327" calcext:value-type="float">
            <text:p>1226.13065327</text:p>
          </table:table-cell>
          <table:table-cell office:value-type="float" office:value="192.708290653" calcext:value-type="float">
            <text:p>192.7082906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7]*[.$B$4]/[.$B$5]^3" office:value-type="float" office:value="1.96447869950336E+036" calcext:value-type="float">
            <text:p>1.96448E+036</text:p>
          </table:table-cell>
          <table:table-cell table:formula="of:=[.E147]/[.$B$2]^2" office:value-type="float" office:value="2.18577733511856E+015" calcext:value-type="float">
            <text:p>2.18578E+015</text:p>
          </table:table-cell>
          <table:table-cell table:formula="of:=[.B147]*[.$B$4]/[.$B$5]^3" office:value-type="float" office:value="3.08752848806039E+035" calcext:value-type="float">
            <text:p>3.08753E+0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06.03015075" calcext:value-type="float">
            <text:p>1206.03015075</text:p>
          </table:table-cell>
          <table:table-cell office:value-type="float" office:value="186.008190151" calcext:value-type="float">
            <text:p>186.008190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8]*[.$B$4]/[.$B$5]^3" office:value-type="float" office:value="1.93227413064723E+036" calcext:value-type="float">
            <text:p>1.93227E+036</text:p>
          </table:table-cell>
          <table:table-cell table:formula="of:=[.E148]/[.$B$2]^2" office:value-type="float" office:value="2.14994491977559E+015" calcext:value-type="float">
            <text:p>2.14994E+015</text:p>
          </table:table-cell>
          <table:table-cell table:formula="of:=[.B148]*[.$B$4]/[.$B$5]^3" office:value-type="float" office:value="2.98018099874016E+035" calcext:value-type="float">
            <text:p>2.98018E+0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85.92964824" calcext:value-type="float">
            <text:p>1185.92964824</text:p>
          </table:table-cell>
          <table:table-cell office:value-type="float" office:value="179.308089648" calcext:value-type="float">
            <text:p>179.3080896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9]*[.$B$4]/[.$B$5]^3" office:value-type="float" office:value="1.90006956180711E+036" calcext:value-type="float">
            <text:p>1.90007E+036</text:p>
          </table:table-cell>
          <table:table-cell table:formula="of:=[.E149]/[.$B$2]^2" office:value-type="float" office:value="2.11411250445046E+015" calcext:value-type="float">
            <text:p>2.11411E+015</text:p>
          </table:table-cell>
          <table:table-cell table:formula="of:=[.B149]*[.$B$4]/[.$B$5]^3" office:value-type="float" office:value="2.87283350940391E+035" calcext:value-type="float">
            <text:p>2.87283E+0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65.82914573" calcext:value-type="float">
            <text:p>1165.82914573</text:p>
          </table:table-cell>
          <table:table-cell office:value-type="float" office:value="172.607989146" calcext:value-type="float">
            <text:p>172.6079891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0]*[.$B$4]/[.$B$5]^3" office:value-type="float" office:value="1.867864992967E+036" calcext:value-type="float">
            <text:p>1.86786E+036</text:p>
          </table:table-cell>
          <table:table-cell table:formula="of:=[.E150]/[.$B$2]^2" office:value-type="float" office:value="2.07828008912532E+015" calcext:value-type="float">
            <text:p>2.07828E+015</text:p>
          </table:table-cell>
          <table:table-cell table:formula="of:=[.B150]*[.$B$4]/[.$B$5]^3" office:value-type="float" office:value="2.76548602008368E+035" calcext:value-type="float">
            <text:p>2.7654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.72864322" calcext:value-type="float">
            <text:p>1145.72864322</text:p>
          </table:table-cell>
          <table:table-cell office:value-type="float" office:value="165.907888643" calcext:value-type="float">
            <text:p>165.90788864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1]*[.$B$4]/[.$B$5]^3" office:value-type="float" office:value="1.83566042412688E+036" calcext:value-type="float">
            <text:p>1.83566E+036</text:p>
          </table:table-cell>
          <table:table-cell table:formula="of:=[.E151]/[.$B$2]^2" office:value-type="float" office:value="2.04244767380019E+015" calcext:value-type="float">
            <text:p>2.04245E+015</text:p>
          </table:table-cell>
          <table:table-cell table:formula="of:=[.B151]*[.$B$4]/[.$B$5]^3" office:value-type="float" office:value="2.65813853074742E+035" calcext:value-type="float">
            <text:p>2.65814E+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5.6281407" calcext:value-type="float">
            <text:p>1125.6281407</text:p>
          </table:table-cell>
          <table:table-cell office:value-type="float" office:value="159.207788141" calcext:value-type="float">
            <text:p>159.207788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2]*[.$B$4]/[.$B$5]^3" office:value-type="float" office:value="1.80345585527075E+036" calcext:value-type="float">
            <text:p>1.80346E+036</text:p>
          </table:table-cell>
          <table:table-cell table:formula="of:=[.E152]/[.$B$2]^2" office:value-type="float" office:value="2.00661525845722E+015" calcext:value-type="float">
            <text:p>2.00662E+015</text:p>
          </table:table-cell>
          <table:table-cell table:formula="of:=[.B152]*[.$B$4]/[.$B$5]^3" office:value-type="float" office:value="2.55079104142719E+035" calcext:value-type="float">
            <text:p>2.55079E+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5.52763819" calcext:value-type="float">
            <text:p>1105.52763819</text:p>
          </table:table-cell>
          <table:table-cell office:value-type="float" office:value="152.507687638" calcext:value-type="float">
            <text:p>152.5076876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3]*[.$B$4]/[.$B$5]^3" office:value-type="float" office:value="1.77125128643063E+036" calcext:value-type="float">
            <text:p>1.77125E+036</text:p>
          </table:table-cell>
          <table:table-cell table:formula="of:=[.E153]/[.$B$2]^2" office:value-type="float" office:value="1.97078284313209E+015" calcext:value-type="float">
            <text:p>1.97078E+015</text:p>
          </table:table-cell>
          <table:table-cell table:formula="of:=[.B153]*[.$B$4]/[.$B$5]^3" office:value-type="float" office:value="2.44344355209094E+035" calcext:value-type="float">
            <text:p>2.44344E+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5.42713568" calcext:value-type="float">
            <text:p>1085.42713568</text:p>
          </table:table-cell>
          <table:table-cell office:value-type="float" office:value="145.807587136" calcext:value-type="float">
            <text:p>145.8075871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4]*[.$B$4]/[.$B$5]^3" office:value-type="float" office:value="1.73904671759052E+036" calcext:value-type="float">
            <text:p>1.73905E+036</text:p>
          </table:table-cell>
          <table:table-cell table:formula="of:=[.E154]/[.$B$2]^2" office:value-type="float" office:value="1.93495042780695E+015" calcext:value-type="float">
            <text:p>1.93495E+015</text:p>
          </table:table-cell>
          <table:table-cell table:formula="of:=[.B154]*[.$B$4]/[.$B$5]^3" office:value-type="float" office:value="2.33609606277071E+035" calcext:value-type="float">
            <text:p>2.33610E+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5.32663317" calcext:value-type="float">
            <text:p>1065.32663317</text:p>
          </table:table-cell>
          <table:table-cell office:value-type="float" office:value="139.107486633" calcext:value-type="float">
            <text:p>139.1074866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5]*[.$B$4]/[.$B$5]^3" office:value-type="float" office:value="1.7068421487504E+036" calcext:value-type="float">
            <text:p>1.70684E+036</text:p>
          </table:table-cell>
          <table:table-cell table:formula="of:=[.E155]/[.$B$2]^2" office:value-type="float" office:value="1.89911801248181E+015" calcext:value-type="float">
            <text:p>1.89912E+015</text:p>
          </table:table-cell>
          <table:table-cell table:formula="of:=[.B155]*[.$B$4]/[.$B$5]^3" office:value-type="float" office:value="2.22874857343446E+035" calcext:value-type="float">
            <text:p>2.22875E+0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5.22613065" calcext:value-type="float">
            <text:p>1045.22613065</text:p>
          </table:table-cell>
          <table:table-cell office:value-type="float" office:value="132.407386131" calcext:value-type="float">
            <text:p>132.407386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6]*[.$B$4]/[.$B$5]^3" office:value-type="float" office:value="1.67463757989426E+036" calcext:value-type="float">
            <text:p>1.67464E+036</text:p>
          </table:table-cell>
          <table:table-cell table:formula="of:=[.E156]/[.$B$2]^2" office:value-type="float" office:value="1.86328559713885E+015" calcext:value-type="float">
            <text:p>1.86329E+015</text:p>
          </table:table-cell>
          <table:table-cell table:formula="of:=[.B156]*[.$B$4]/[.$B$5]^3" office:value-type="float" office:value="2.12140108411423E+035" calcext:value-type="float">
            <text:p>2.12140E+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5.12562814" calcext:value-type="float">
            <text:p>1025.12562814</text:p>
          </table:table-cell>
          <table:table-cell office:value-type="float" office:value="125.707285628" calcext:value-type="float">
            <text:p>125.7072856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7]*[.$B$4]/[.$B$5]^3" office:value-type="float" office:value="1.64243301105415E+036" calcext:value-type="float">
            <text:p>1.64243E+036</text:p>
          </table:table-cell>
          <table:table-cell table:formula="of:=[.E157]/[.$B$2]^2" office:value-type="float" office:value="1.82745318181371E+015" calcext:value-type="float">
            <text:p>1.82745E+015</text:p>
          </table:table-cell>
          <table:table-cell table:formula="of:=[.B157]*[.$B$4]/[.$B$5]^3" office:value-type="float" office:value="2.01405359477798E+035" calcext:value-type="float">
            <text:p>2.01405E+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5.02512563" calcext:value-type="float">
            <text:p>1005.02512563</text:p>
          </table:table-cell>
          <table:table-cell office:value-type="float" office:value="119.007185126" calcext:value-type="float">
            <text:p>119.0071851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8]*[.$B$4]/[.$B$5]^3" office:value-type="float" office:value="1.61022844221403E+036" calcext:value-type="float">
            <text:p>1.61023E+036</text:p>
          </table:table-cell>
          <table:table-cell table:formula="of:=[.E158]/[.$B$2]^2" office:value-type="float" office:value="1.79162076648858E+015" calcext:value-type="float">
            <text:p>1.79162E+015</text:p>
          </table:table-cell>
          <table:table-cell table:formula="of:=[.B158]*[.$B$4]/[.$B$5]^3" office:value-type="float" office:value="1.90670610545775E+035" calcext:value-type="float">
            <text:p>1.90671E+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4.924623116" calcext:value-type="float">
            <text:p>984.924623116</text:p>
          </table:table-cell>
          <table:table-cell office:value-type="float" office:value="112.307084623" calcext:value-type="float">
            <text:p>112.3070846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9]*[.$B$4]/[.$B$5]^3" office:value-type="float" office:value="1.57802387336751E+036" calcext:value-type="float">
            <text:p>1.57802E+036</text:p>
          </table:table-cell>
          <table:table-cell table:formula="of:=[.E159]/[.$B$2]^2" office:value-type="float" office:value="1.75578835115631E+015" calcext:value-type="float">
            <text:p>1.75579E+015</text:p>
          </table:table-cell>
          <table:table-cell table:formula="of:=[.B159]*[.$B$4]/[.$B$5]^3" office:value-type="float" office:value="1.7993586161215E+035" calcext:value-type="float">
            <text:p>1.79936E+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4.824120603" calcext:value-type="float">
            <text:p>964.824120603</text:p>
          </table:table-cell>
          <table:table-cell office:value-type="float" office:value="105.606984121" calcext:value-type="float">
            <text:p>105.606984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0]*[.$B$4]/[.$B$5]^3" office:value-type="float" office:value="1.54581930452259E+036" calcext:value-type="float">
            <text:p>1.54582E+036</text:p>
          </table:table-cell>
          <table:table-cell table:formula="of:=[.E160]/[.$B$2]^2" office:value-type="float" office:value="1.71995593582582E+015" calcext:value-type="float">
            <text:p>1.71996E+015</text:p>
          </table:table-cell>
          <table:table-cell table:formula="of:=[.B160]*[.$B$4]/[.$B$5]^3" office:value-type="float" office:value="1.69201112680127E+035" calcext:value-type="float">
            <text:p>1.69201E+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4.72361809" calcext:value-type="float">
            <text:p>944.72361809</text:p>
          </table:table-cell>
          <table:table-cell office:value-type="float" office:value="98.9068836181" calcext:value-type="float">
            <text:p>98.906883618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1]*[.$B$4]/[.$B$5]^3" office:value-type="float" office:value="1.51361473567767E+036" calcext:value-type="float">
            <text:p>1.51361E+036</text:p>
          </table:table-cell>
          <table:table-cell table:formula="of:=[.E161]/[.$B$2]^2" office:value-type="float" office:value="1.68412352049534E+015" calcext:value-type="float">
            <text:p>1.68412E+015</text:p>
          </table:table-cell>
          <table:table-cell table:formula="of:=[.B161]*[.$B$4]/[.$B$5]^3" office:value-type="float" office:value="1.58466363746662E+035" calcext:value-type="float">
            <text:p>1.58466E+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4.623115578" calcext:value-type="float">
            <text:p>924.623115578</text:p>
          </table:table-cell>
          <table:table-cell office:value-type="float" office:value="92.2067831156" calcext:value-type="float">
            <text:p>92.20678311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2]*[.$B$4]/[.$B$5]^3" office:value-type="float" office:value="1.48141016683435E+036" calcext:value-type="float">
            <text:p>1.48141E+036</text:p>
          </table:table-cell>
          <table:table-cell table:formula="of:=[.E162]/[.$B$2]^2" office:value-type="float" office:value="1.64829110516664E+015" calcext:value-type="float">
            <text:p>1.64829E+015</text:p>
          </table:table-cell>
          <table:table-cell table:formula="of:=[.B162]*[.$B$4]/[.$B$5]^3" office:value-type="float" office:value="1.47731614813838E+035" calcext:value-type="float">
            <text:p>1.47732E+0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4.522613065" calcext:value-type="float">
            <text:p>904.522613065</text:p>
          </table:table-cell>
          <table:table-cell office:value-type="float" office:value="85.5066826131" calcext:value-type="float">
            <text:p>85.5066826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3]*[.$B$4]/[.$B$5]^3" office:value-type="float" office:value="1.44920559798943E+036" calcext:value-type="float">
            <text:p>1.44921E+036</text:p>
          </table:table-cell>
          <table:table-cell table:formula="of:=[.E163]/[.$B$2]^2" office:value-type="float" office:value="1.61245868983615E+015" calcext:value-type="float">
            <text:p>1.61246E+015</text:p>
          </table:table-cell>
          <table:table-cell table:formula="of:=[.B163]*[.$B$4]/[.$B$5]^3" office:value-type="float" office:value="1.36996865881014E+035" calcext:value-type="float">
            <text:p>1.36997E+0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4.422110553" calcext:value-type="float">
            <text:p>884.422110553</text:p>
          </table:table-cell>
          <table:table-cell office:value-type="float" office:value="78.8065821106" calcext:value-type="float">
            <text:p>78.80658211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4]*[.$B$4]/[.$B$5]^3" office:value-type="float" office:value="1.41700102914611E+036" calcext:value-type="float">
            <text:p>1.41700E+036</text:p>
          </table:table-cell>
          <table:table-cell table:formula="of:=[.E164]/[.$B$2]^2" office:value-type="float" office:value="1.57662627450745E+015" calcext:value-type="float">
            <text:p>1.57663E+015</text:p>
          </table:table-cell>
          <table:table-cell table:formula="of:=[.B164]*[.$B$4]/[.$B$5]^3" office:value-type="float" office:value="1.26262116948189E+035" calcext:value-type="float">
            <text:p>1.26262E+0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4.32160804" calcext:value-type="float">
            <text:p>864.32160804</text:p>
          </table:table-cell>
          <table:table-cell office:value-type="float" office:value="72.106481608" calcext:value-type="float">
            <text:p>72.1064816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5]*[.$B$4]/[.$B$5]^3" office:value-type="float" office:value="1.38479646030119E+036" calcext:value-type="float">
            <text:p>1.38480E+036</text:p>
          </table:table-cell>
          <table:table-cell table:formula="of:=[.E165]/[.$B$2]^2" office:value-type="float" office:value="1.54079385917697E+015" calcext:value-type="float">
            <text:p>1.54079E+015</text:p>
          </table:table-cell>
          <table:table-cell table:formula="of:=[.B165]*[.$B$4]/[.$B$5]^3" office:value-type="float" office:value="1.15527368015205E+035" calcext:value-type="float">
            <text:p>1.15527E+0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.221105528" calcext:value-type="float">
            <text:p>844.221105528</text:p>
          </table:table-cell>
          <table:table-cell office:value-type="float" office:value="65.4063811055" calcext:value-type="float">
            <text:p>65.40638110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6]*[.$B$4]/[.$B$5]^3" office:value-type="float" office:value="1.35259189145787E+036" calcext:value-type="float">
            <text:p>1.35259E+036</text:p>
          </table:table-cell>
          <table:table-cell table:formula="of:=[.E166]/[.$B$2]^2" office:value-type="float" office:value="1.50496144384826E+015" calcext:value-type="float">
            <text:p>1.50496E+015</text:p>
          </table:table-cell>
          <table:table-cell table:formula="of:=[.B166]*[.$B$4]/[.$B$5]^3" office:value-type="float" office:value="1.04792619082381E+035" calcext:value-type="float">
            <text:p>1.04793E+0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4.120603015" calcext:value-type="float">
            <text:p>824.120603015</text:p>
          </table:table-cell>
          <table:table-cell office:value-type="float" office:value="58.706280603" calcext:value-type="float">
            <text:p>58.7062806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7]*[.$B$4]/[.$B$5]^3" office:value-type="float" office:value="1.32038732261294E+036" calcext:value-type="float">
            <text:p>1.32039E+036</text:p>
          </table:table-cell>
          <table:table-cell table:formula="of:=[.E167]/[.$B$2]^2" office:value-type="float" office:value="1.46912902851778E+015" calcext:value-type="float">
            <text:p>1.46913E+015</text:p>
          </table:table-cell>
          <table:table-cell table:formula="of:=[.B167]*[.$B$4]/[.$B$5]^3" office:value-type="float" office:value="9.40578701495569E+034" calcext:value-type="float">
            <text:p>9.40579E+0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4.020100503" calcext:value-type="float">
            <text:p>804.020100503</text:p>
          </table:table-cell>
          <table:table-cell office:value-type="float" office:value="52.0061801005" calcext:value-type="float">
            <text:p>52.006180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8]*[.$B$4]/[.$B$5]^3" office:value-type="float" office:value="1.28818275376963E+036" calcext:value-type="float">
            <text:p>1.28818E+036</text:p>
          </table:table-cell>
          <table:table-cell table:formula="of:=[.E168]/[.$B$2]^2" office:value-type="float" office:value="1.43329661318908E+015" calcext:value-type="float">
            <text:p>1.43330E+015</text:p>
          </table:table-cell>
          <table:table-cell table:formula="of:=[.B168]*[.$B$4]/[.$B$5]^3" office:value-type="float" office:value="8.33231212167328E+034" calcext:value-type="float">
            <text:p>8.33231E+0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3.91959799" calcext:value-type="float">
            <text:p>783.91959799</text:p>
          </table:table-cell>
          <table:table-cell office:value-type="float" office:value="45.306079598" calcext:value-type="float">
            <text:p>45.3060795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9]*[.$B$4]/[.$B$5]^3" office:value-type="float" office:value="1.2559781849247E+036" calcext:value-type="float">
            <text:p>1.25598E+036</text:p>
          </table:table-cell>
          <table:table-cell table:formula="of:=[.E169]/[.$B$2]^2" office:value-type="float" office:value="1.39746419785859E+015" calcext:value-type="float">
            <text:p>1.39746E+015</text:p>
          </table:table-cell>
          <table:table-cell table:formula="of:=[.B169]*[.$B$4]/[.$B$5]^3" office:value-type="float" office:value="7.25883722839087E+034" calcext:value-type="float">
            <text:p>7.25884E+0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3.819095477" calcext:value-type="float">
            <text:p>763.819095477</text:p>
          </table:table-cell>
          <table:table-cell office:value-type="float" office:value="38.6059790955" calcext:value-type="float">
            <text:p>38.60597909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0]*[.$B$4]/[.$B$5]^3" office:value-type="float" office:value="1.22377361607978E+036" calcext:value-type="float">
            <text:p>1.22377E+036</text:p>
          </table:table-cell>
          <table:table-cell table:formula="of:=[.E170]/[.$B$2]^2" office:value-type="float" office:value="1.36163178252811E+015" calcext:value-type="float">
            <text:p>1.36163E+015</text:p>
          </table:table-cell>
          <table:table-cell table:formula="of:=[.B170]*[.$B$4]/[.$B$5]^3" office:value-type="float" office:value="6.18536233510846E+034" calcext:value-type="float">
            <text:p>6.18536E+0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3.718592965" calcext:value-type="float">
            <text:p>743.718592965</text:p>
          </table:table-cell>
          <table:table-cell office:value-type="float" office:value="31.905878593" calcext:value-type="float">
            <text:p>31.905878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1]*[.$B$4]/[.$B$5]^3" office:value-type="float" office:value="1.19156904723646E+036" calcext:value-type="float">
            <text:p>1.19157E+036</text:p>
          </table:table-cell>
          <table:table-cell table:formula="of:=[.E171]/[.$B$2]^2" office:value-type="float" office:value="1.32579936719941E+015" calcext:value-type="float">
            <text:p>1.32580E+015</text:p>
          </table:table-cell>
          <table:table-cell table:formula="of:=[.B171]*[.$B$4]/[.$B$5]^3" office:value-type="float" office:value="5.11188744182605E+034" calcext:value-type="float">
            <text:p>5.11189E+0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3.618090452" calcext:value-type="float">
            <text:p>723.618090452</text:p>
          </table:table-cell>
          <table:table-cell office:value-type="float" office:value="25.2057780905" calcext:value-type="float">
            <text:p>25.20577809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2]*[.$B$4]/[.$B$5]^3" office:value-type="float" office:value="1.15936447839154E+036" calcext:value-type="float">
            <text:p>1.15936E+036</text:p>
          </table:table-cell>
          <table:table-cell table:formula="of:=[.E172]/[.$B$2]^2" office:value-type="float" office:value="1.28996695186892E+015" calcext:value-type="float">
            <text:p>1.28997E+015</text:p>
          </table:table-cell>
          <table:table-cell table:formula="of:=[.B172]*[.$B$4]/[.$B$5]^3" office:value-type="float" office:value="4.03841254854365E+034" calcext:value-type="float">
            <text:p>4.03841E+0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3.51758794" calcext:value-type="float">
            <text:p>703.51758794</text:p>
          </table:table-cell>
          <table:table-cell office:value-type="float" office:value="18.5056775879" calcext:value-type="float">
            <text:p>18.50567758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3]*[.$B$4]/[.$B$5]^3" office:value-type="float" office:value="1.12715990954822E+036" calcext:value-type="float">
            <text:p>1.12716E+036</text:p>
          </table:table-cell>
          <table:table-cell table:formula="of:=[.E173]/[.$B$2]^2" office:value-type="float" office:value="1.25413453654022E+015" calcext:value-type="float">
            <text:p>1.25413E+015</text:p>
          </table:table-cell>
          <table:table-cell table:formula="of:=[.B173]*[.$B$4]/[.$B$5]^3" office:value-type="float" office:value="2.96493765524521E+034" calcext:value-type="float">
            <text:p>2.96494E+0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3.417085427" calcext:value-type="float">
            <text:p>683.417085427</text:p>
          </table:table-cell>
          <table:table-cell office:value-type="float" office:value="11.8055770854" calcext:value-type="float">
            <text:p>11.80557708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4]*[.$B$4]/[.$B$5]^3" office:value-type="float" office:value="1.0949553407033E+036" calcext:value-type="float">
            <text:p>1.09496E+036</text:p>
          </table:table-cell>
          <table:table-cell table:formula="of:=[.E174]/[.$B$2]^2" office:value-type="float" office:value="1.21830212120974E+015" calcext:value-type="float">
            <text:p>1.21830E+015</text:p>
          </table:table-cell>
          <table:table-cell table:formula="of:=[.B174]*[.$B$4]/[.$B$5]^3" office:value-type="float" office:value="1.8914627619628E+034" calcext:value-type="float">
            <text:p>1.89146E+0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3.316582915" calcext:value-type="float">
            <text:p>663.316582915</text:p>
          </table:table-cell>
          <table:table-cell office:value-type="float" office:value="5.10547658291" calcext:value-type="float">
            <text:p>5.10547658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5]*[.$B$4]/[.$B$5]^3" office:value-type="float" office:value="1.06275077185998E+036" calcext:value-type="float">
            <text:p>1.06275E+036</text:p>
          </table:table-cell>
          <table:table-cell table:formula="of:=[.E175]/[.$B$2]^2" office:value-type="float" office:value="1.18246970588103E+015" calcext:value-type="float">
            <text:p>1.18247E+015</text:p>
          </table:table-cell>
          <table:table-cell table:formula="of:=[.B175]*[.$B$4]/[.$B$5]^3" office:value-type="float" office:value="8.17987868681997E+033" calcext:value-type="float">
            <text:p>8.17988E+0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0.216080402" calcext:value-type="float">
            <text:p>650.216080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6]*[.$B$4]/[.$B$5]^3" office:value-type="float" office:value="1.04176144411506E+036" calcext:value-type="float">
            <text:p>1.04176E+036</text:p>
          </table:table-cell>
          <table:table-cell table:formula="of:=[.E176]/[.$B$2]^2" office:value-type="float" office:value="1.15911592918912E+015" calcext:value-type="float">
            <text:p>1.15912E+015</text:p>
          </table:table-cell>
          <table:table-cell table:formula="of:=[.B176]*[.$B$4]/[.$B$5]^3" office:value-type="float" office:value="0" calcext:value-type="float">
            <text:p>0.00000E+00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 table:number-rows-repeated="2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</table:table>
      <table:table table:name="mit.bag.model.B_145.NU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c_nuc</text:p>
          </table:table-cell>
          <table:table-cell table:style-name="ce1" office:value-type="float" office:value="2.998E+023" calcext:value-type="float">
            <text:p>3.00E+02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_cgs</text:p>
          </table:table-cell>
          <table:table-cell table:style-name="ce2" office:value-type="float" office:value="29979245800" calcext:value-type="float">
            <text:p>3.00E+010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eV to erg</text:p>
          </table:table-cell>
          <table:table-cell table:style-name="ce1" office:value-type="float" office:value="0.0000016021773" calcext:value-type="float">
            <text:p>1.60E-006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ermi to cm</text:p>
          </table:table-cell>
          <table:table-cell table:style-name="ce1" office:value-type="float" office:value="0.0000000000001" calcext:value-type="float">
            <text:p>1.00E-01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it_bag_model_eos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# epsilon [MeV/fm^3]</text:p>
          </table:table-cell>
          <table:table-cell office:value-type="string" calcext:value-type="string">
            <text:p><text:s/>pressure [MeV/fm^3]</text:p>
          </table:table-cell>
          <table:table-cell office:value-type="string" calcext:value-type="string">
            <text:p><text:s/>baryonic_density [1/fm^3]</text:p>
          </table:table-cell>
          <table:table-cell/>
          <table:table-cell table:style-name="Default" office:value-type="string" calcext:value-type="string">
            <text:p>epsilon [erg/fm^3]</text:p>
          </table:table-cell>
          <table:table-cell table:style-name="Default" office:value-type="string" calcext:value-type="string">
            <text:p>mass density[g/cm^3]</text:p>
          </table:table-cell>
          <table:table-cell table:style-name="Default" office:value-type="string" calcext:value-type="string">
            <text:p><text:s/>pressure [erg/cm^3]</text:p>
          </table:table-cell>
          <table:table-cell office:value-type="string" calcext:value-type="string">
            <text:p><text:s/>baryonic_density [1/fm^3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3.3286" calcext:value-type="float">
            <text:p>473.32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[.$B$4]/[.$B$5]^3" office:value-type="float" office:value="3.2043546E+036" calcext:value-type="float">
            <text:p>3.20435E+036</text:p>
          </table:table-cell>
          <table:table-cell table:formula="of:=[.E9]/[.$B$2]^2" office:value-type="float" office:value="3.56532532530567E+015" calcext:value-type="float">
            <text:p>3.56533E+015</text:p>
          </table:table-cell>
          <table:table-cell table:formula="of:=[.B9]*[.$B$4]/[.$B$5]^3" office:value-type="float" office:value="7.5835633836078E+035" calcext:value-type="float">
            <text:p>7.5835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.94974874" calcext:value-type="float">
            <text:p>1989.94974874</text:p>
          </table:table-cell>
          <table:table-cell office:value-type="float" office:value="469.978549749" calcext:value-type="float">
            <text:p>469.9785497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]*[.$B$4]/[.$B$5]^3" office:value-type="float" office:value="3.18825231557193E+036" calcext:value-type="float">
            <text:p>3.18825E+036</text:p>
          </table:table-cell>
          <table:table-cell table:formula="of:=[.E10]/[.$B$2]^2" office:value-type="float" office:value="3.54740911763419E+015" calcext:value-type="float">
            <text:p>3.54741E+015</text:p>
          </table:table-cell>
          <table:table-cell table:formula="of:=[.B10]*[.$B$4]/[.$B$5]^3" office:value-type="float" office:value="7.52988963894769E+035" calcext:value-type="float">
            <text:p>7.5298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.89949749" calcext:value-type="float">
            <text:p>1979.89949749</text:p>
          </table:table-cell>
          <table:table-cell office:value-type="float" office:value="466.628499497" calcext:value-type="float">
            <text:p>466.6284994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]*[.$B$4]/[.$B$5]^3" office:value-type="float" office:value="3.17215003115988E+036" calcext:value-type="float">
            <text:p>3.17215E+036</text:p>
          </table:table-cell>
          <table:table-cell table:formula="of:=[.E11]/[.$B$2]^2" office:value-type="float" office:value="3.52949290998053E+015" calcext:value-type="float">
            <text:p>3.52949E+015</text:p>
          </table:table-cell>
          <table:table-cell table:formula="of:=[.B11]*[.$B$4]/[.$B$5]^3" office:value-type="float" office:value="7.47621589427155E+035" calcext:value-type="float">
            <text:p>7.4762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9.84924623" calcext:value-type="float">
            <text:p>1969.84924623</text:p>
          </table:table-cell>
          <table:table-cell office:value-type="float" office:value="463.278449246" calcext:value-type="float">
            <text:p>463.2784492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]*[.$B$4]/[.$B$5]^3" office:value-type="float" office:value="3.15604774673182E+036" calcext:value-type="float">
            <text:p>3.15605E+036</text:p>
          </table:table-cell>
          <table:table-cell table:formula="of:=[.E12]/[.$B$2]^2" office:value-type="float" office:value="3.51157670230905E+015" calcext:value-type="float">
            <text:p>3.51158E+015</text:p>
          </table:table-cell>
          <table:table-cell table:formula="of:=[.B12]*[.$B$4]/[.$B$5]^3" office:value-type="float" office:value="7.42254214961143E+035" calcext:value-type="float">
            <text:p>7.4225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9.79899497" calcext:value-type="float">
            <text:p>1959.79899497</text:p>
          </table:table-cell>
          <table:table-cell office:value-type="float" office:value="459.928398995" calcext:value-type="float">
            <text:p>459.9283989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*[.$B$4]/[.$B$5]^3" office:value-type="float" office:value="3.13994546230375E+036" calcext:value-type="float">
            <text:p>3.13995E+036</text:p>
          </table:table-cell>
          <table:table-cell table:formula="of:=[.E13]/[.$B$2]^2" office:value-type="float" office:value="3.49366049463757E+015" calcext:value-type="float">
            <text:p>3.49366E+015</text:p>
          </table:table-cell>
          <table:table-cell table:formula="of:=[.B13]*[.$B$4]/[.$B$5]^3" office:value-type="float" office:value="7.36886840495132E+035" calcext:value-type="float">
            <text:p>7.3688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9.74874372" calcext:value-type="float">
            <text:p>1949.74874372</text:p>
          </table:table-cell>
          <table:table-cell office:value-type="float" office:value="456.578348744" calcext:value-type="float">
            <text:p>456.5783487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]*[.$B$4]/[.$B$5]^3" office:value-type="float" office:value="3.1238431778917E+036" calcext:value-type="float">
            <text:p>3.12384E+036</text:p>
          </table:table-cell>
          <table:table-cell table:formula="of:=[.E14]/[.$B$2]^2" office:value-type="float" office:value="3.47574428698391E+015" calcext:value-type="float">
            <text:p>3.47574E+015</text:p>
          </table:table-cell>
          <table:table-cell table:formula="of:=[.B14]*[.$B$4]/[.$B$5]^3" office:value-type="float" office:value="7.3151946602912E+035" calcext:value-type="float">
            <text:p>7.3151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9.69849246" calcext:value-type="float">
            <text:p>1939.69849246</text:p>
          </table:table-cell>
          <table:table-cell office:value-type="float" office:value="453.228298492" calcext:value-type="float">
            <text:p>453.2282984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*[.$B$4]/[.$B$5]^3" office:value-type="float" office:value="3.10774089346363E+036" calcext:value-type="float">
            <text:p>3.10774E+036</text:p>
          </table:table-cell>
          <table:table-cell table:formula="of:=[.E15]/[.$B$2]^2" office:value-type="float" office:value="3.45782807931243E+015" calcext:value-type="float">
            <text:p>3.45783E+015</text:p>
          </table:table-cell>
          <table:table-cell table:formula="of:=[.B15]*[.$B$4]/[.$B$5]^3" office:value-type="float" office:value="7.26152091561507E+035" calcext:value-type="float">
            <text:p>7.2615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9.64824121" calcext:value-type="float">
            <text:p>1929.64824121</text:p>
          </table:table-cell>
          <table:table-cell office:value-type="float" office:value="449.878248241" calcext:value-type="float">
            <text:p>449.8782482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*[.$B$4]/[.$B$5]^3" office:value-type="float" office:value="3.09163860905159E+036" calcext:value-type="float">
            <text:p>3.09164E+036</text:p>
          </table:table-cell>
          <table:table-cell table:formula="of:=[.E16]/[.$B$2]^2" office:value-type="float" office:value="3.43991187165878E+015" calcext:value-type="float">
            <text:p>3.43991E+015</text:p>
          </table:table-cell>
          <table:table-cell table:formula="of:=[.B16]*[.$B$4]/[.$B$5]^3" office:value-type="float" office:value="7.20784717095495E+035" calcext:value-type="float">
            <text:p>7.2078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9.59798995" calcext:value-type="float">
            <text:p>1919.59798995</text:p>
          </table:table-cell>
          <table:table-cell office:value-type="float" office:value="446.52819799" calcext:value-type="float">
            <text:p>446.528197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]*[.$B$4]/[.$B$5]^3" office:value-type="float" office:value="3.07553632462352E+036" calcext:value-type="float">
            <text:p>3.07554E+036</text:p>
          </table:table-cell>
          <table:table-cell table:formula="of:=[.E17]/[.$B$2]^2" office:value-type="float" office:value="3.4219956639873E+015" calcext:value-type="float">
            <text:p>3.42200E+015</text:p>
          </table:table-cell>
          <table:table-cell table:formula="of:=[.B17]*[.$B$4]/[.$B$5]^3" office:value-type="float" office:value="7.15417342629484E+035" calcext:value-type="float">
            <text:p>7.1541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9.54773869" calcext:value-type="float">
            <text:p>1909.54773869</text:p>
          </table:table-cell>
          <table:table-cell office:value-type="float" office:value="443.178147739" calcext:value-type="float">
            <text:p>443.1781477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*[.$B$4]/[.$B$5]^3" office:value-type="float" office:value="3.05943404019545E+036" calcext:value-type="float">
            <text:p>3.05943E+036</text:p>
          </table:table-cell>
          <table:table-cell table:formula="of:=[.E18]/[.$B$2]^2" office:value-type="float" office:value="3.40407945631582E+015" calcext:value-type="float">
            <text:p>3.40408E+015</text:p>
          </table:table-cell>
          <table:table-cell table:formula="of:=[.B18]*[.$B$4]/[.$B$5]^3" office:value-type="float" office:value="7.10049968163472E+035" calcext:value-type="float">
            <text:p>7.1005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9.49748744" calcext:value-type="float">
            <text:p>1899.49748744</text:p>
          </table:table-cell>
          <table:table-cell office:value-type="float" office:value="439.828097487" calcext:value-type="float">
            <text:p>439.8280974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*[.$B$4]/[.$B$5]^3" office:value-type="float" office:value="3.0433317557834E+036" calcext:value-type="float">
            <text:p>3.04333E+036</text:p>
          </table:table-cell>
          <table:table-cell table:formula="of:=[.E19]/[.$B$2]^2" office:value-type="float" office:value="3.38616324866216E+015" calcext:value-type="float">
            <text:p>3.38616E+015</text:p>
          </table:table-cell>
          <table:table-cell table:formula="of:=[.B19]*[.$B$4]/[.$B$5]^3" office:value-type="float" office:value="7.04682593695858E+035" calcext:value-type="float">
            <text:p>7.0468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.44723618" calcext:value-type="float">
            <text:p>1889.44723618</text:p>
          </table:table-cell>
          <table:table-cell office:value-type="float" office:value="436.478047236" calcext:value-type="float">
            <text:p>436.4780472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]*[.$B$4]/[.$B$5]^3" office:value-type="float" office:value="3.02722947135533E+036" calcext:value-type="float">
            <text:p>3.02723E+036</text:p>
          </table:table-cell>
          <table:table-cell table:formula="of:=[.E20]/[.$B$2]^2" office:value-type="float" office:value="3.36824704099068E+015" calcext:value-type="float">
            <text:p>3.36825E+015</text:p>
          </table:table-cell>
          <table:table-cell table:formula="of:=[.B20]*[.$B$4]/[.$B$5]^3" office:value-type="float" office:value="6.99315219229847E+035" calcext:value-type="float">
            <text:p>6.9931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9.39698492" calcext:value-type="float">
            <text:p>1879.39698492</text:p>
          </table:table-cell>
          <table:table-cell office:value-type="float" office:value="433.127996985" calcext:value-type="float">
            <text:p>433.1279969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1]*[.$B$4]/[.$B$5]^3" office:value-type="float" office:value="3.01112718692727E+036" calcext:value-type="float">
            <text:p>3.01113E+036</text:p>
          </table:table-cell>
          <table:table-cell table:formula="of:=[.E21]/[.$B$2]^2" office:value-type="float" office:value="3.3503308333192E+015" calcext:value-type="float">
            <text:p>3.35033E+015</text:p>
          </table:table-cell>
          <table:table-cell table:formula="of:=[.B21]*[.$B$4]/[.$B$5]^3" office:value-type="float" office:value="6.93947844763836E+035" calcext:value-type="float">
            <text:p>6.9394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9.34673367" calcext:value-type="float">
            <text:p>1869.34673367</text:p>
          </table:table-cell>
          <table:table-cell office:value-type="float" office:value="429.777946734" calcext:value-type="float">
            <text:p>429.7779467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2]*[.$B$4]/[.$B$5]^3" office:value-type="float" office:value="2.99502490251522E+036" calcext:value-type="float">
            <text:p>2.99502E+036</text:p>
          </table:table-cell>
          <table:table-cell table:formula="of:=[.E22]/[.$B$2]^2" office:value-type="float" office:value="3.33241462566554E+015" calcext:value-type="float">
            <text:p>3.33241E+015</text:p>
          </table:table-cell>
          <table:table-cell table:formula="of:=[.B22]*[.$B$4]/[.$B$5]^3" office:value-type="float" office:value="6.88580470297824E+035" calcext:value-type="float">
            <text:p>6.8858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9.29648241" calcext:value-type="float">
            <text:p>1859.29648241</text:p>
          </table:table-cell>
          <table:table-cell office:value-type="float" office:value="426.427896482" calcext:value-type="float">
            <text:p>426.4278964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3]*[.$B$4]/[.$B$5]^3" office:value-type="float" office:value="2.97892261808715E+036" calcext:value-type="float">
            <text:p>2.97892E+036</text:p>
          </table:table-cell>
          <table:table-cell table:formula="of:=[.E23]/[.$B$2]^2" office:value-type="float" office:value="3.31449841799406E+015" calcext:value-type="float">
            <text:p>3.31450E+015</text:p>
          </table:table-cell>
          <table:table-cell table:formula="of:=[.B23]*[.$B$4]/[.$B$5]^3" office:value-type="float" office:value="6.8321309583021E+035" calcext:value-type="float">
            <text:p>6.8321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9.24623116" calcext:value-type="float">
            <text:p>1849.24623116</text:p>
          </table:table-cell>
          <table:table-cell office:value-type="float" office:value="423.077846231" calcext:value-type="float">
            <text:p>423.07784623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]*[.$B$4]/[.$B$5]^3" office:value-type="float" office:value="2.9628203336751E+036" calcext:value-type="float">
            <text:p>2.96282E+036</text:p>
          </table:table-cell>
          <table:table-cell table:formula="of:=[.E24]/[.$B$2]^2" office:value-type="float" office:value="3.29658221034041E+015" calcext:value-type="float">
            <text:p>3.29658E+015</text:p>
          </table:table-cell>
          <table:table-cell table:formula="of:=[.B24]*[.$B$4]/[.$B$5]^3" office:value-type="float" office:value="6.77845721364199E+035" calcext:value-type="float">
            <text:p>6.7784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9.1959799" calcext:value-type="float">
            <text:p>1839.1959799</text:p>
          </table:table-cell>
          <table:table-cell office:value-type="float" office:value="419.72779598" calcext:value-type="float">
            <text:p>419.727795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5]*[.$B$4]/[.$B$5]^3" office:value-type="float" office:value="2.94671804924704E+036" calcext:value-type="float">
            <text:p>2.94672E+036</text:p>
          </table:table-cell>
          <table:table-cell table:formula="of:=[.E25]/[.$B$2]^2" office:value-type="float" office:value="3.27866600266892E+015" calcext:value-type="float">
            <text:p>3.27867E+015</text:p>
          </table:table-cell>
          <table:table-cell table:formula="of:=[.B25]*[.$B$4]/[.$B$5]^3" office:value-type="float" office:value="6.72478346898187E+035" calcext:value-type="float">
            <text:p>6.7247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9.14572864" calcext:value-type="float">
            <text:p>1829.14572864</text:p>
          </table:table-cell>
          <table:table-cell office:value-type="float" office:value="416.377745729" calcext:value-type="float">
            <text:p>416.3777457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6]*[.$B$4]/[.$B$5]^3" office:value-type="float" office:value="2.93061576481897E+036" calcext:value-type="float">
            <text:p>2.93062E+036</text:p>
          </table:table-cell>
          <table:table-cell table:formula="of:=[.E26]/[.$B$2]^2" office:value-type="float" office:value="3.26074979499744E+015" calcext:value-type="float">
            <text:p>3.26075E+015</text:p>
          </table:table-cell>
          <table:table-cell table:formula="of:=[.B26]*[.$B$4]/[.$B$5]^3" office:value-type="float" office:value="6.67110972432176E+035" calcext:value-type="float">
            <text:p>6.6711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9.09547739" calcext:value-type="float">
            <text:p>1819.09547739</text:p>
          </table:table-cell>
          <table:table-cell office:value-type="float" office:value="413.027695477" calcext:value-type="float">
            <text:p>413.0276954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7]*[.$B$4]/[.$B$5]^3" office:value-type="float" office:value="2.91451348040692E+036" calcext:value-type="float">
            <text:p>2.91451E+036</text:p>
          </table:table-cell>
          <table:table-cell table:formula="of:=[.E27]/[.$B$2]^2" office:value-type="float" office:value="3.24283358734379E+015" calcext:value-type="float">
            <text:p>3.24283E+015</text:p>
          </table:table-cell>
          <table:table-cell table:formula="of:=[.B27]*[.$B$4]/[.$B$5]^3" office:value-type="float" office:value="6.61743597964562E+035" calcext:value-type="float">
            <text:p>6.6174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9.04522613" calcext:value-type="float">
            <text:p>1809.04522613</text:p>
          </table:table-cell>
          <table:table-cell office:value-type="float" office:value="409.677645226" calcext:value-type="float">
            <text:p>409.6776452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*[.$B$4]/[.$B$5]^3" office:value-type="float" office:value="2.89841119597885E+036" calcext:value-type="float">
            <text:p>2.89841E+036</text:p>
          </table:table-cell>
          <table:table-cell table:formula="of:=[.E28]/[.$B$2]^2" office:value-type="float" office:value="3.22491737967231E+015" calcext:value-type="float">
            <text:p>3.22492E+015</text:p>
          </table:table-cell>
          <table:table-cell table:formula="of:=[.B28]*[.$B$4]/[.$B$5]^3" office:value-type="float" office:value="6.56376223498551E+035" calcext:value-type="float">
            <text:p>6.5637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8.99497487" calcext:value-type="float">
            <text:p>1798.99497487</text:p>
          </table:table-cell>
          <table:table-cell office:value-type="float" office:value="406.327594975" calcext:value-type="float">
            <text:p>406.327594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9]*[.$B$4]/[.$B$5]^3" office:value-type="float" office:value="2.88230891155078E+036" calcext:value-type="float">
            <text:p>2.88231E+036</text:p>
          </table:table-cell>
          <table:table-cell table:formula="of:=[.E29]/[.$B$2]^2" office:value-type="float" office:value="3.20700117200082E+015" calcext:value-type="float">
            <text:p>3.20700E+015</text:p>
          </table:table-cell>
          <table:table-cell table:formula="of:=[.B29]*[.$B$4]/[.$B$5]^3" office:value-type="float" office:value="6.51008849032539E+035" calcext:value-type="float">
            <text:p>6.5100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8.94472362" calcext:value-type="float">
            <text:p>1788.94472362</text:p>
          </table:table-cell>
          <table:table-cell office:value-type="float" office:value="402.977544724" calcext:value-type="float">
            <text:p>402.9775447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0]*[.$B$4]/[.$B$5]^3" office:value-type="float" office:value="2.86620662713874E+036" calcext:value-type="float">
            <text:p>2.86621E+036</text:p>
          </table:table-cell>
          <table:table-cell table:formula="of:=[.E30]/[.$B$2]^2" office:value-type="float" office:value="3.18908496434717E+015" calcext:value-type="float">
            <text:p>3.18908E+015</text:p>
          </table:table-cell>
          <table:table-cell table:formula="of:=[.B30]*[.$B$4]/[.$B$5]^3" office:value-type="float" office:value="6.45641474566528E+035" calcext:value-type="float">
            <text:p>6.4564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8.89447236" calcext:value-type="float">
            <text:p>1778.89447236</text:p>
          </table:table-cell>
          <table:table-cell office:value-type="float" office:value="399.627494472" calcext:value-type="float">
            <text:p>399.62749447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1]*[.$B$4]/[.$B$5]^3" office:value-type="float" office:value="2.85010434271067E+036" calcext:value-type="float">
            <text:p>2.85010E+036</text:p>
          </table:table-cell>
          <table:table-cell table:formula="of:=[.E31]/[.$B$2]^2" office:value-type="float" office:value="3.17116875667569E+015" calcext:value-type="float">
            <text:p>3.17117E+015</text:p>
          </table:table-cell>
          <table:table-cell table:formula="of:=[.B31]*[.$B$4]/[.$B$5]^3" office:value-type="float" office:value="6.40274100098914E+035" calcext:value-type="float">
            <text:p>6.4027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.84422111" calcext:value-type="float">
            <text:p>1768.84422111</text:p>
          </table:table-cell>
          <table:table-cell office:value-type="float" office:value="396.277444221" calcext:value-type="float">
            <text:p>396.277444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2]*[.$B$4]/[.$B$5]^3" office:value-type="float" office:value="2.83400205829862E+036" calcext:value-type="float">
            <text:p>2.83400E+036</text:p>
          </table:table-cell>
          <table:table-cell table:formula="of:=[.E32]/[.$B$2]^2" office:value-type="float" office:value="3.15325254902203E+015" calcext:value-type="float">
            <text:p>3.15325E+015</text:p>
          </table:table-cell>
          <table:table-cell table:formula="of:=[.B32]*[.$B$4]/[.$B$5]^3" office:value-type="float" office:value="6.34906725632902E+035" calcext:value-type="float">
            <text:p>6.3490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8.79396985" calcext:value-type="float">
            <text:p>1758.79396985</text:p>
          </table:table-cell>
          <table:table-cell office:value-type="float" office:value="392.92739397" calcext:value-type="float">
            <text:p>392.927393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*[.$B$4]/[.$B$5]^3" office:value-type="float" office:value="2.81789977387055E+036" calcext:value-type="float">
            <text:p>2.81790E+036</text:p>
          </table:table-cell>
          <table:table-cell table:formula="of:=[.E33]/[.$B$2]^2" office:value-type="float" office:value="3.13533634135055E+015" calcext:value-type="float">
            <text:p>3.13534E+015</text:p>
          </table:table-cell>
          <table:table-cell table:formula="of:=[.B33]*[.$B$4]/[.$B$5]^3" office:value-type="float" office:value="6.29539351166891E+035" calcext:value-type="float">
            <text:p>6.2953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8.74371859" calcext:value-type="float">
            <text:p>1748.74371859</text:p>
          </table:table-cell>
          <table:table-cell office:value-type="float" office:value="389.577343719" calcext:value-type="float">
            <text:p>389.5773437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4]*[.$B$4]/[.$B$5]^3" office:value-type="float" office:value="2.80179748944249E+036" calcext:value-type="float">
            <text:p>2.80180E+036</text:p>
          </table:table-cell>
          <table:table-cell table:formula="of:=[.E34]/[.$B$2]^2" office:value-type="float" office:value="3.11742013367907E+015" calcext:value-type="float">
            <text:p>3.11742E+015</text:p>
          </table:table-cell>
          <table:table-cell table:formula="of:=[.B34]*[.$B$4]/[.$B$5]^3" office:value-type="float" office:value="6.24171976700879E+035" calcext:value-type="float">
            <text:p>6.2417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8.69346734" calcext:value-type="float">
            <text:p>1738.69346734</text:p>
          </table:table-cell>
          <table:table-cell office:value-type="float" office:value="386.227293467" calcext:value-type="float">
            <text:p>386.2272934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5]*[.$B$4]/[.$B$5]^3" office:value-type="float" office:value="2.78569520503044E+036" calcext:value-type="float">
            <text:p>2.78570E+036</text:p>
          </table:table-cell>
          <table:table-cell table:formula="of:=[.E35]/[.$B$2]^2" office:value-type="float" office:value="3.09950392602541E+015" calcext:value-type="float">
            <text:p>3.09950E+015</text:p>
          </table:table-cell>
          <table:table-cell table:formula="of:=[.B35]*[.$B$4]/[.$B$5]^3" office:value-type="float" office:value="6.18804602233266E+035" calcext:value-type="float">
            <text:p>6.1880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8.64321608" calcext:value-type="float">
            <text:p>1728.64321608</text:p>
          </table:table-cell>
          <table:table-cell office:value-type="float" office:value="382.877243216" calcext:value-type="float">
            <text:p>382.8772432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6]*[.$B$4]/[.$B$5]^3" office:value-type="float" office:value="2.76959292060237E+036" calcext:value-type="float">
            <text:p>2.76959E+036</text:p>
          </table:table-cell>
          <table:table-cell table:formula="of:=[.E36]/[.$B$2]^2" office:value-type="float" office:value="3.08158771835393E+015" calcext:value-type="float">
            <text:p>3.08159E+015</text:p>
          </table:table-cell>
          <table:table-cell table:formula="of:=[.B36]*[.$B$4]/[.$B$5]^3" office:value-type="float" office:value="6.13437227767254E+035" calcext:value-type="float">
            <text:p>6.1343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.59296482" calcext:value-type="float">
            <text:p>1718.59296482</text:p>
          </table:table-cell>
          <table:table-cell office:value-type="float" office:value="379.527192965" calcext:value-type="float">
            <text:p>379.52719296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7]*[.$B$4]/[.$B$5]^3" office:value-type="float" office:value="2.7534906361743E+036" calcext:value-type="float">
            <text:p>2.75349E+036</text:p>
          </table:table-cell>
          <table:table-cell table:formula="of:=[.E37]/[.$B$2]^2" office:value-type="float" office:value="3.06367151068245E+015" calcext:value-type="float">
            <text:p>3.06367E+015</text:p>
          </table:table-cell>
          <table:table-cell table:formula="of:=[.B37]*[.$B$4]/[.$B$5]^3" office:value-type="float" office:value="6.08069853301243E+035" calcext:value-type="float">
            <text:p>6.0807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8.54271357" calcext:value-type="float">
            <text:p>1708.54271357</text:p>
          </table:table-cell>
          <table:table-cell office:value-type="float" office:value="376.177142714" calcext:value-type="float">
            <text:p>376.177142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8]*[.$B$4]/[.$B$5]^3" office:value-type="float" office:value="2.73738835176226E+036" calcext:value-type="float">
            <text:p>2.73739E+036</text:p>
          </table:table-cell>
          <table:table-cell table:formula="of:=[.E38]/[.$B$2]^2" office:value-type="float" office:value="3.0457553030288E+015" calcext:value-type="float">
            <text:p>3.04576E+015</text:p>
          </table:table-cell>
          <table:table-cell table:formula="of:=[.B38]*[.$B$4]/[.$B$5]^3" office:value-type="float" office:value="6.02702478835231E+035" calcext:value-type="float">
            <text:p>6.0270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8.49246231" calcext:value-type="float">
            <text:p>1698.49246231</text:p>
          </table:table-cell>
          <table:table-cell office:value-type="float" office:value="372.827092462" calcext:value-type="float">
            <text:p>372.8270924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*[.$B$4]/[.$B$5]^3" office:value-type="float" office:value="2.72128606733419E+036" calcext:value-type="float">
            <text:p>2.72129E+036</text:p>
          </table:table-cell>
          <table:table-cell table:formula="of:=[.E39]/[.$B$2]^2" office:value-type="float" office:value="3.02783909535731E+015" calcext:value-type="float">
            <text:p>3.02784E+015</text:p>
          </table:table-cell>
          <table:table-cell table:formula="of:=[.B39]*[.$B$4]/[.$B$5]^3" office:value-type="float" office:value="5.97335104367618E+035" calcext:value-type="float">
            <text:p>5.9733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8.44221106" calcext:value-type="float">
            <text:p>1688.44221106</text:p>
          </table:table-cell>
          <table:table-cell office:value-type="float" office:value="369.477042211" calcext:value-type="float">
            <text:p>369.47704221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0]*[.$B$4]/[.$B$5]^3" office:value-type="float" office:value="2.70518378292214E+036" calcext:value-type="float">
            <text:p>2.70518E+036</text:p>
          </table:table-cell>
          <table:table-cell table:formula="of:=[.E40]/[.$B$2]^2" office:value-type="float" office:value="3.00992288770366E+015" calcext:value-type="float">
            <text:p>3.00992E+015</text:p>
          </table:table-cell>
          <table:table-cell table:formula="of:=[.B40]*[.$B$4]/[.$B$5]^3" office:value-type="float" office:value="5.91967729901606E+035" calcext:value-type="float">
            <text:p>5.9196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8.3919598" calcext:value-type="float">
            <text:p>1678.3919598</text:p>
          </table:table-cell>
          <table:table-cell office:value-type="float" office:value="366.12699196" calcext:value-type="float">
            <text:p>366.126991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1]*[.$B$4]/[.$B$5]^3" office:value-type="float" office:value="2.68908149849407E+036" calcext:value-type="float">
            <text:p>2.68908E+036</text:p>
          </table:table-cell>
          <table:table-cell table:formula="of:=[.E41]/[.$B$2]^2" office:value-type="float" office:value="2.99200668003218E+015" calcext:value-type="float">
            <text:p>2.99201E+015</text:p>
          </table:table-cell>
          <table:table-cell table:formula="of:=[.B41]*[.$B$4]/[.$B$5]^3" office:value-type="float" office:value="5.86600355435595E+035" calcext:value-type="float">
            <text:p>5.8660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8.34170854" calcext:value-type="float">
            <text:p>1668.34170854</text:p>
          </table:table-cell>
          <table:table-cell office:value-type="float" office:value="362.776941709" calcext:value-type="float">
            <text:p>362.7769417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2]*[.$B$4]/[.$B$5]^3" office:value-type="float" office:value="2.672979214066E+036" calcext:value-type="float">
            <text:p>2.67298E+036</text:p>
          </table:table-cell>
          <table:table-cell table:formula="of:=[.E42]/[.$B$2]^2" office:value-type="float" office:value="2.9740904723607E+015" calcext:value-type="float">
            <text:p>2.97409E+015</text:p>
          </table:table-cell>
          <table:table-cell table:formula="of:=[.B42]*[.$B$4]/[.$B$5]^3" office:value-type="float" office:value="5.81232980969583E+035" calcext:value-type="float">
            <text:p>5.8123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.29145729" calcext:value-type="float">
            <text:p>1658.29145729</text:p>
          </table:table-cell>
          <table:table-cell office:value-type="float" office:value="359.426891457" calcext:value-type="float">
            <text:p>359.4268914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3]*[.$B$4]/[.$B$5]^3" office:value-type="float" office:value="2.65687692965396E+036" calcext:value-type="float">
            <text:p>2.65688E+036</text:p>
          </table:table-cell>
          <table:table-cell table:formula="of:=[.E43]/[.$B$2]^2" office:value-type="float" office:value="2.95617426470704E+015" calcext:value-type="float">
            <text:p>2.95617E+015</text:p>
          </table:table-cell>
          <table:table-cell table:formula="of:=[.B43]*[.$B$4]/[.$B$5]^3" office:value-type="float" office:value="5.75865606501969E+035" calcext:value-type="float">
            <text:p>5.7586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8.24120603" calcext:value-type="float">
            <text:p>1648.24120603</text:p>
          </table:table-cell>
          <table:table-cell office:value-type="float" office:value="356.076841206" calcext:value-type="float">
            <text:p>356.0768412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4]*[.$B$4]/[.$B$5]^3" office:value-type="float" office:value="2.64077464522589E+036" calcext:value-type="float">
            <text:p>2.64077E+036</text:p>
          </table:table-cell>
          <table:table-cell table:formula="of:=[.E44]/[.$B$2]^2" office:value-type="float" office:value="2.93825805703556E+015" calcext:value-type="float">
            <text:p>2.93826E+015</text:p>
          </table:table-cell>
          <table:table-cell table:formula="of:=[.B44]*[.$B$4]/[.$B$5]^3" office:value-type="float" office:value="5.70498232035958E+035" calcext:value-type="float">
            <text:p>5.7049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.19095477" calcext:value-type="float">
            <text:p>1638.19095477</text:p>
          </table:table-cell>
          <table:table-cell office:value-type="float" office:value="352.726790955" calcext:value-type="float">
            <text:p>352.7267909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5]*[.$B$4]/[.$B$5]^3" office:value-type="float" office:value="2.62467236079782E+036" calcext:value-type="float">
            <text:p>2.62467E+036</text:p>
          </table:table-cell>
          <table:table-cell table:formula="of:=[.E45]/[.$B$2]^2" office:value-type="float" office:value="2.92034184936408E+015" calcext:value-type="float">
            <text:p>2.92034E+015</text:p>
          </table:table-cell>
          <table:table-cell table:formula="of:=[.B45]*[.$B$4]/[.$B$5]^3" office:value-type="float" office:value="5.65130857569946E+035" calcext:value-type="float">
            <text:p>5.6513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.14070352" calcext:value-type="float">
            <text:p>1628.14070352</text:p>
          </table:table-cell>
          <table:table-cell office:value-type="float" office:value="349.376740704" calcext:value-type="float">
            <text:p>349.3767407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*[.$B$4]/[.$B$5]^3" office:value-type="float" office:value="2.60857007638577E+036" calcext:value-type="float">
            <text:p>2.60857E+036</text:p>
          </table:table-cell>
          <table:table-cell table:formula="of:=[.E46]/[.$B$2]^2" office:value-type="float" office:value="2.90242564171042E+015" calcext:value-type="float">
            <text:p>2.90243E+015</text:p>
          </table:table-cell>
          <table:table-cell table:formula="of:=[.B46]*[.$B$4]/[.$B$5]^3" office:value-type="float" office:value="5.59763483103935E+035" calcext:value-type="float">
            <text:p>5.5976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.09045226" calcext:value-type="float">
            <text:p>1618.09045226</text:p>
          </table:table-cell>
          <table:table-cell office:value-type="float" office:value="346.026690452" calcext:value-type="float">
            <text:p>346.0266904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7]*[.$B$4]/[.$B$5]^3" office:value-type="float" office:value="2.59246779195771E+036" calcext:value-type="float">
            <text:p>2.59247E+036</text:p>
          </table:table-cell>
          <table:table-cell table:formula="of:=[.E47]/[.$B$2]^2" office:value-type="float" office:value="2.88450943403894E+015" calcext:value-type="float">
            <text:p>2.88451E+015</text:p>
          </table:table-cell>
          <table:table-cell table:formula="of:=[.B47]*[.$B$4]/[.$B$5]^3" office:value-type="float" office:value="5.54396108636321E+035" calcext:value-type="float">
            <text:p>5.5439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.04020101" calcext:value-type="float">
            <text:p>1608.04020101</text:p>
          </table:table-cell>
          <table:table-cell office:value-type="float" office:value="342.676640201" calcext:value-type="float">
            <text:p>342.67664020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8]*[.$B$4]/[.$B$5]^3" office:value-type="float" office:value="2.57636550754566E+036" calcext:value-type="float">
            <text:p>2.57637E+036</text:p>
          </table:table-cell>
          <table:table-cell table:formula="of:=[.E48]/[.$B$2]^2" office:value-type="float" office:value="2.86659322638529E+015" calcext:value-type="float">
            <text:p>2.86659E+015</text:p>
          </table:table-cell>
          <table:table-cell table:formula="of:=[.B48]*[.$B$4]/[.$B$5]^3" office:value-type="float" office:value="5.4902873417031E+035" calcext:value-type="float">
            <text:p>5.4902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7.98994975" calcext:value-type="float">
            <text:p>1597.98994975</text:p>
          </table:table-cell>
          <table:table-cell office:value-type="float" office:value="339.32658995" calcext:value-type="float">
            <text:p>339.326589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9]*[.$B$4]/[.$B$5]^3" office:value-type="float" office:value="2.56026322311759E+036" calcext:value-type="float">
            <text:p>2.56026E+036</text:p>
          </table:table-cell>
          <table:table-cell table:formula="of:=[.E49]/[.$B$2]^2" office:value-type="float" office:value="2.8486770187138E+015" calcext:value-type="float">
            <text:p>2.84868E+015</text:p>
          </table:table-cell>
          <table:table-cell table:formula="of:=[.B49]*[.$B$4]/[.$B$5]^3" office:value-type="float" office:value="5.43661359704298E+035" calcext:value-type="float">
            <text:p>5.4366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7.93969849" calcext:value-type="float">
            <text:p>1587.93969849</text:p>
          </table:table-cell>
          <table:table-cell office:value-type="float" office:value="335.976539698" calcext:value-type="float">
            <text:p>335.9765396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0]*[.$B$4]/[.$B$5]^3" office:value-type="float" office:value="2.54416093868952E+036" calcext:value-type="float">
            <text:p>2.54416E+036</text:p>
          </table:table-cell>
          <table:table-cell table:formula="of:=[.E50]/[.$B$2]^2" office:value-type="float" office:value="2.83076081104232E+015" calcext:value-type="float">
            <text:p>2.83076E+015</text:p>
          </table:table-cell>
          <table:table-cell table:formula="of:=[.B50]*[.$B$4]/[.$B$5]^3" office:value-type="float" office:value="5.38293985236684E+035" calcext:value-type="float">
            <text:p>5.3829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7.88944724" calcext:value-type="float">
            <text:p>1577.88944724</text:p>
          </table:table-cell>
          <table:table-cell office:value-type="float" office:value="332.626489447" calcext:value-type="float">
            <text:p>332.6264894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1]*[.$B$4]/[.$B$5]^3" office:value-type="float" office:value="2.52805865427747E+036" calcext:value-type="float">
            <text:p>2.52806E+036</text:p>
          </table:table-cell>
          <table:table-cell table:formula="of:=[.E51]/[.$B$2]^2" office:value-type="float" office:value="2.81284460338867E+015" calcext:value-type="float">
            <text:p>2.81284E+015</text:p>
          </table:table-cell>
          <table:table-cell table:formula="of:=[.B51]*[.$B$4]/[.$B$5]^3" office:value-type="float" office:value="5.32926610770673E+035" calcext:value-type="float">
            <text:p>5.3292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7.83919598" calcext:value-type="float">
            <text:p>1567.83919598</text:p>
          </table:table-cell>
          <table:table-cell office:value-type="float" office:value="329.276439196" calcext:value-type="float">
            <text:p>329.2764391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2]*[.$B$4]/[.$B$5]^3" office:value-type="float" office:value="2.51195636984941E+036" calcext:value-type="float">
            <text:p>2.51196E+036</text:p>
          </table:table-cell>
          <table:table-cell table:formula="of:=[.E52]/[.$B$2]^2" office:value-type="float" office:value="2.79492839571719E+015" calcext:value-type="float">
            <text:p>2.79493E+015</text:p>
          </table:table-cell>
          <table:table-cell table:formula="of:=[.B52]*[.$B$4]/[.$B$5]^3" office:value-type="float" office:value="5.27559236304662E+035" calcext:value-type="float">
            <text:p>5.2755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.78894472" calcext:value-type="float">
            <text:p>1557.78894472</text:p>
          </table:table-cell>
          <table:table-cell office:value-type="float" office:value="325.926388945" calcext:value-type="float">
            <text:p>325.9263889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*[.$B$4]/[.$B$5]^3" office:value-type="float" office:value="2.49585408542134E+036" calcext:value-type="float">
            <text:p>2.49585E+036</text:p>
          </table:table-cell>
          <table:table-cell table:formula="of:=[.E53]/[.$B$2]^2" office:value-type="float" office:value="2.7770121880457E+015" calcext:value-type="float">
            <text:p>2.77701E+015</text:p>
          </table:table-cell>
          <table:table-cell table:formula="of:=[.B53]*[.$B$4]/[.$B$5]^3" office:value-type="float" office:value="5.2219186183865E+035" calcext:value-type="float">
            <text:p>5.2219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7.73869347" calcext:value-type="float">
            <text:p>1547.73869347</text:p>
          </table:table-cell>
          <table:table-cell office:value-type="float" office:value="322.576338693" calcext:value-type="float">
            <text:p>322.5763386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4]*[.$B$4]/[.$B$5]^3" office:value-type="float" office:value="2.47975180100929E+036" calcext:value-type="float">
            <text:p>2.47975E+036</text:p>
          </table:table-cell>
          <table:table-cell table:formula="of:=[.E54]/[.$B$2]^2" office:value-type="float" office:value="2.75909598039205E+015" calcext:value-type="float">
            <text:p>2.75910E+015</text:p>
          </table:table-cell>
          <table:table-cell table:formula="of:=[.B54]*[.$B$4]/[.$B$5]^3" office:value-type="float" office:value="5.16824487371036E+035" calcext:value-type="float">
            <text:p>5.1682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.68844221" calcext:value-type="float">
            <text:p>1537.68844221</text:p>
          </table:table-cell>
          <table:table-cell office:value-type="float" office:value="319.226288442" calcext:value-type="float">
            <text:p>319.2262884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5]*[.$B$4]/[.$B$5]^3" office:value-type="float" office:value="2.46364951658122E+036" calcext:value-type="float">
            <text:p>2.46365E+036</text:p>
          </table:table-cell>
          <table:table-cell table:formula="of:=[.E55]/[.$B$2]^2" office:value-type="float" office:value="2.74117977272057E+015" calcext:value-type="float">
            <text:p>2.74118E+015</text:p>
          </table:table-cell>
          <table:table-cell table:formula="of:=[.B55]*[.$B$4]/[.$B$5]^3" office:value-type="float" office:value="5.11457112905025E+035" calcext:value-type="float">
            <text:p>5.1145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.63819095" calcext:value-type="float">
            <text:p>1527.63819095</text:p>
          </table:table-cell>
          <table:table-cell office:value-type="float" office:value="315.876238191" calcext:value-type="float">
            <text:p>315.8762381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6]*[.$B$4]/[.$B$5]^3" office:value-type="float" office:value="2.44754723215316E+036" calcext:value-type="float">
            <text:p>2.44755E+036</text:p>
          </table:table-cell>
          <table:table-cell table:formula="of:=[.E56]/[.$B$2]^2" office:value-type="float" office:value="2.72326356504909E+015" calcext:value-type="float">
            <text:p>2.72326E+015</text:p>
          </table:table-cell>
          <table:table-cell table:formula="of:=[.B56]*[.$B$4]/[.$B$5]^3" office:value-type="float" office:value="5.06089738439013E+035" calcext:value-type="float">
            <text:p>5.0609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.5879397" calcext:value-type="float">
            <text:p>1517.5879397</text:p>
          </table:table-cell>
          <table:table-cell office:value-type="float" office:value="312.52618794" calcext:value-type="float">
            <text:p>312.526187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7]*[.$B$4]/[.$B$5]^3" office:value-type="float" office:value="2.43144494774111E+036" calcext:value-type="float">
            <text:p>2.43144E+036</text:p>
          </table:table-cell>
          <table:table-cell table:formula="of:=[.E57]/[.$B$2]^2" office:value-type="float" office:value="2.70534735739543E+015" calcext:value-type="float">
            <text:p>2.70535E+015</text:p>
          </table:table-cell>
          <table:table-cell table:formula="of:=[.B57]*[.$B$4]/[.$B$5]^3" office:value-type="float" office:value="5.00722363973002E+035" calcext:value-type="float">
            <text:p>5.0072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.53768844" calcext:value-type="float">
            <text:p>1507.53768844</text:p>
          </table:table-cell>
          <table:table-cell office:value-type="float" office:value="309.176137688" calcext:value-type="float">
            <text:p>309.1761376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8]*[.$B$4]/[.$B$5]^3" office:value-type="float" office:value="2.41534266331304E+036" calcext:value-type="float">
            <text:p>2.41534E+036</text:p>
          </table:table-cell>
          <table:table-cell table:formula="of:=[.E58]/[.$B$2]^2" office:value-type="float" office:value="2.68743114972395E+015" calcext:value-type="float">
            <text:p>2.68743E+015</text:p>
          </table:table-cell>
          <table:table-cell table:formula="of:=[.B58]*[.$B$4]/[.$B$5]^3" office:value-type="float" office:value="4.95354989505388E+035" calcext:value-type="float">
            <text:p>4.9535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.48743719" calcext:value-type="float">
            <text:p>1497.48743719</text:p>
          </table:table-cell>
          <table:table-cell office:value-type="float" office:value="305.826087437" calcext:value-type="float">
            <text:p>305.8260874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9]*[.$B$4]/[.$B$5]^3" office:value-type="float" office:value="2.39924037890099E+036" calcext:value-type="float">
            <text:p>2.39924E+036</text:p>
          </table:table-cell>
          <table:table-cell table:formula="of:=[.E59]/[.$B$2]^2" office:value-type="float" office:value="2.6695149420703E+015" calcext:value-type="float">
            <text:p>2.66951E+015</text:p>
          </table:table-cell>
          <table:table-cell table:formula="of:=[.B59]*[.$B$4]/[.$B$5]^3" office:value-type="float" office:value="4.89987615039377E+035" calcext:value-type="float">
            <text:p>4.8998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.43718593" calcext:value-type="float">
            <text:p>1487.43718593</text:p>
          </table:table-cell>
          <table:table-cell office:value-type="float" office:value="302.476037186" calcext:value-type="float">
            <text:p>302.4760371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0]*[.$B$4]/[.$B$5]^3" office:value-type="float" office:value="2.38313809447293E+036" calcext:value-type="float">
            <text:p>2.38314E+036</text:p>
          </table:table-cell>
          <table:table-cell table:formula="of:=[.E60]/[.$B$2]^2" office:value-type="float" office:value="2.65159873439881E+015" calcext:value-type="float">
            <text:p>2.65160E+015</text:p>
          </table:table-cell>
          <table:table-cell table:formula="of:=[.B60]*[.$B$4]/[.$B$5]^3" office:value-type="float" office:value="4.84620240573365E+035" calcext:value-type="float">
            <text:p>4.8462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.38693467" calcext:value-type="float">
            <text:p>1477.38693467</text:p>
          </table:table-cell>
          <table:table-cell office:value-type="float" office:value="299.125986935" calcext:value-type="float">
            <text:p>299.12598693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1]*[.$B$4]/[.$B$5]^3" office:value-type="float" office:value="2.36703581004486E+036" calcext:value-type="float">
            <text:p>2.36704E+036</text:p>
          </table:table-cell>
          <table:table-cell table:formula="of:=[.E61]/[.$B$2]^2" office:value-type="float" office:value="2.63368252672733E+015" calcext:value-type="float">
            <text:p>2.63368E+015</text:p>
          </table:table-cell>
          <table:table-cell table:formula="of:=[.B61]*[.$B$4]/[.$B$5]^3" office:value-type="float" office:value="4.79252866107354E+035" calcext:value-type="float">
            <text:p>4.7925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7.33668342" calcext:value-type="float">
            <text:p>1467.33668342</text:p>
          </table:table-cell>
          <table:table-cell office:value-type="float" office:value="295.775936683" calcext:value-type="float">
            <text:p>295.77593668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2]*[.$B$4]/[.$B$5]^3" office:value-type="float" office:value="2.35093352563281E+036" calcext:value-type="float">
            <text:p>2.35093E+036</text:p>
          </table:table-cell>
          <table:table-cell table:formula="of:=[.E62]/[.$B$2]^2" office:value-type="float" office:value="2.61576631907368E+015" calcext:value-type="float">
            <text:p>2.61577E+015</text:p>
          </table:table-cell>
          <table:table-cell table:formula="of:=[.B62]*[.$B$4]/[.$B$5]^3" office:value-type="float" office:value="4.7388549163974E+035" calcext:value-type="float">
            <text:p>4.7388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7.28643216" calcext:value-type="float">
            <text:p>1457.28643216</text:p>
          </table:table-cell>
          <table:table-cell office:value-type="float" office:value="292.425886432" calcext:value-type="float">
            <text:p>292.4258864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3]*[.$B$4]/[.$B$5]^3" office:value-type="float" office:value="2.33483124120474E+036" calcext:value-type="float">
            <text:p>2.33483E+036</text:p>
          </table:table-cell>
          <table:table-cell table:formula="of:=[.E63]/[.$B$2]^2" office:value-type="float" office:value="2.5978501114022E+015" calcext:value-type="float">
            <text:p>2.59785E+015</text:p>
          </table:table-cell>
          <table:table-cell table:formula="of:=[.B63]*[.$B$4]/[.$B$5]^3" office:value-type="float" office:value="4.68518117173728E+035" calcext:value-type="float">
            <text:p>4.6851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7.2361809" calcext:value-type="float">
            <text:p>1447.2361809</text:p>
          </table:table-cell>
          <table:table-cell office:value-type="float" office:value="289.075836181" calcext:value-type="float">
            <text:p>289.07583618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4]*[.$B$4]/[.$B$5]^3" office:value-type="float" office:value="2.31872895677667E+036" calcext:value-type="float">
            <text:p>2.31873E+036</text:p>
          </table:table-cell>
          <table:table-cell table:formula="of:=[.E64]/[.$B$2]^2" office:value-type="float" office:value="2.57993390373071E+015" calcext:value-type="float">
            <text:p>2.57993E+015</text:p>
          </table:table-cell>
          <table:table-cell table:formula="of:=[.B64]*[.$B$4]/[.$B$5]^3" office:value-type="float" office:value="4.63150742707717E+035" calcext:value-type="float">
            <text:p>4.6315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7.18592965" calcext:value-type="float">
            <text:p>1437.18592965</text:p>
          </table:table-cell>
          <table:table-cell office:value-type="float" office:value="285.72578593" calcext:value-type="float">
            <text:p>285.72578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5]*[.$B$4]/[.$B$5]^3" office:value-type="float" office:value="2.30262667236463E+036" calcext:value-type="float">
            <text:p>2.30263E+036</text:p>
          </table:table-cell>
          <table:table-cell table:formula="of:=[.E65]/[.$B$2]^2" office:value-type="float" office:value="2.56201769607706E+015" calcext:value-type="float">
            <text:p>2.56202E+015</text:p>
          </table:table-cell>
          <table:table-cell table:formula="of:=[.B65]*[.$B$4]/[.$B$5]^3" office:value-type="float" office:value="4.57783368241705E+035" calcext:value-type="float">
            <text:p>4.5778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7.13567839" calcext:value-type="float">
            <text:p>1427.13567839</text:p>
          </table:table-cell>
          <table:table-cell office:value-type="float" office:value="282.375735678" calcext:value-type="float">
            <text:p>282.3757356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6]*[.$B$4]/[.$B$5]^3" office:value-type="float" office:value="2.28652438793656E+036" calcext:value-type="float">
            <text:p>2.28652E+036</text:p>
          </table:table-cell>
          <table:table-cell table:formula="of:=[.E66]/[.$B$2]^2" office:value-type="float" office:value="2.54410148840558E+015" calcext:value-type="float">
            <text:p>2.54410E+015</text:p>
          </table:table-cell>
          <table:table-cell table:formula="of:=[.B66]*[.$B$4]/[.$B$5]^3" office:value-type="float" office:value="4.52415993774092E+035" calcext:value-type="float">
            <text:p>4.5241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7.08542714" calcext:value-type="float">
            <text:p>1417.08542714</text:p>
          </table:table-cell>
          <table:table-cell office:value-type="float" office:value="279.025685427" calcext:value-type="float">
            <text:p>279.0256854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7]*[.$B$4]/[.$B$5]^3" office:value-type="float" office:value="2.27042210352451E+036" calcext:value-type="float">
            <text:p>2.27042E+036</text:p>
          </table:table-cell>
          <table:table-cell table:formula="of:=[.E67]/[.$B$2]^2" office:value-type="float" office:value="2.52618528075192E+015" calcext:value-type="float">
            <text:p>2.52619E+015</text:p>
          </table:table-cell>
          <table:table-cell table:formula="of:=[.B67]*[.$B$4]/[.$B$5]^3" office:value-type="float" office:value="4.4704861930808E+035" calcext:value-type="float">
            <text:p>4.4704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7.03517588" calcext:value-type="float">
            <text:p>1407.03517588</text:p>
          </table:table-cell>
          <table:table-cell office:value-type="float" office:value="275.675635176" calcext:value-type="float">
            <text:p>275.6756351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*[.$B$4]/[.$B$5]^3" office:value-type="float" office:value="2.25431981909644E+036" calcext:value-type="float">
            <text:p>2.25432E+036</text:p>
          </table:table-cell>
          <table:table-cell table:formula="of:=[.E68]/[.$B$2]^2" office:value-type="float" office:value="2.50826907308044E+015" calcext:value-type="float">
            <text:p>2.50827E+015</text:p>
          </table:table-cell>
          <table:table-cell table:formula="of:=[.B68]*[.$B$4]/[.$B$5]^3" office:value-type="float" office:value="4.41681244842069E+035" calcext:value-type="float">
            <text:p>4.4168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.98492462" calcext:value-type="float">
            <text:p>1396.98492462</text:p>
          </table:table-cell>
          <table:table-cell office:value-type="float" office:value="272.325584925" calcext:value-type="float">
            <text:p>272.325584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9]*[.$B$4]/[.$B$5]^3" office:value-type="float" office:value="2.23821753466837E+036" calcext:value-type="float">
            <text:p>2.23822E+036</text:p>
          </table:table-cell>
          <table:table-cell table:formula="of:=[.E69]/[.$B$2]^2" office:value-type="float" office:value="2.49035286540896E+015" calcext:value-type="float">
            <text:p>2.49035E+015</text:p>
          </table:table-cell>
          <table:table-cell table:formula="of:=[.B69]*[.$B$4]/[.$B$5]^3" office:value-type="float" office:value="4.36313870376057E+035" calcext:value-type="float">
            <text:p>4.3631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6.93467337" calcext:value-type="float">
            <text:p>1386.93467337</text:p>
          </table:table-cell>
          <table:table-cell office:value-type="float" office:value="268.975534673" calcext:value-type="float">
            <text:p>268.9755346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0]*[.$B$4]/[.$B$5]^3" office:value-type="float" office:value="2.22211525025633E+036" calcext:value-type="float">
            <text:p>2.22212E+036</text:p>
          </table:table-cell>
          <table:table-cell table:formula="of:=[.E70]/[.$B$2]^2" office:value-type="float" office:value="2.4724366577553E+015" calcext:value-type="float">
            <text:p>2.47244E+015</text:p>
          </table:table-cell>
          <table:table-cell table:formula="of:=[.B70]*[.$B$4]/[.$B$5]^3" office:value-type="float" office:value="4.30946495908444E+035" calcext:value-type="float">
            <text:p>4.3094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6.88442211" calcext:value-type="float">
            <text:p>1376.88442211</text:p>
          </table:table-cell>
          <table:table-cell office:value-type="float" office:value="265.625484422" calcext:value-type="float">
            <text:p>265.62548442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1]*[.$B$4]/[.$B$5]^3" office:value-type="float" office:value="2.20601296582826E+036" calcext:value-type="float">
            <text:p>2.20601E+036</text:p>
          </table:table-cell>
          <table:table-cell table:formula="of:=[.E71]/[.$B$2]^2" office:value-type="float" office:value="2.45452045008382E+015" calcext:value-type="float">
            <text:p>2.45452E+015</text:p>
          </table:table-cell>
          <table:table-cell table:formula="of:=[.B71]*[.$B$4]/[.$B$5]^3" office:value-type="float" office:value="4.25579121442432E+035" calcext:value-type="float">
            <text:p>4.2557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6.83417085" calcext:value-type="float">
            <text:p>1366.83417085</text:p>
          </table:table-cell>
          <table:table-cell office:value-type="float" office:value="262.275434171" calcext:value-type="float">
            <text:p>262.2754341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2]*[.$B$4]/[.$B$5]^3" office:value-type="float" office:value="2.18991068140019E+036" calcext:value-type="float">
            <text:p>2.18991E+036</text:p>
          </table:table-cell>
          <table:table-cell table:formula="of:=[.E72]/[.$B$2]^2" office:value-type="float" office:value="2.43660424241234E+015" calcext:value-type="float">
            <text:p>2.43660E+015</text:p>
          </table:table-cell>
          <table:table-cell table:formula="of:=[.B72]*[.$B$4]/[.$B$5]^3" office:value-type="float" office:value="4.20211746976421E+035" calcext:value-type="float">
            <text:p>4.2021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6.7839196" calcext:value-type="float">
            <text:p>1356.7839196</text:p>
          </table:table-cell>
          <table:table-cell office:value-type="float" office:value="258.92538392" calcext:value-type="float">
            <text:p>258.925383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3]*[.$B$4]/[.$B$5]^3" office:value-type="float" office:value="2.17380839698814E+036" calcext:value-type="float">
            <text:p>2.17381E+036</text:p>
          </table:table-cell>
          <table:table-cell table:formula="of:=[.E73]/[.$B$2]^2" office:value-type="float" office:value="2.41868803475869E+015" calcext:value-type="float">
            <text:p>2.41869E+015</text:p>
          </table:table-cell>
          <table:table-cell table:formula="of:=[.B73]*[.$B$4]/[.$B$5]^3" office:value-type="float" office:value="4.14844372510409E+035" calcext:value-type="float">
            <text:p>4.1484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6.73366834" calcext:value-type="float">
            <text:p>1346.73366834</text:p>
          </table:table-cell>
          <table:table-cell office:value-type="float" office:value="255.575333668" calcext:value-type="float">
            <text:p>255.5753336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4]*[.$B$4]/[.$B$5]^3" office:value-type="float" office:value="2.15770611256008E+036" calcext:value-type="float">
            <text:p>2.15771E+036</text:p>
          </table:table-cell>
          <table:table-cell table:formula="of:=[.E74]/[.$B$2]^2" office:value-type="float" office:value="2.4007718270872E+015" calcext:value-type="float">
            <text:p>2.40077E+015</text:p>
          </table:table-cell>
          <table:table-cell table:formula="of:=[.B74]*[.$B$4]/[.$B$5]^3" office:value-type="float" office:value="4.09476998042795E+035" calcext:value-type="float">
            <text:p>4.0947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6.68341709" calcext:value-type="float">
            <text:p>1336.68341709</text:p>
          </table:table-cell>
          <table:table-cell office:value-type="float" office:value="252.225283417" calcext:value-type="float">
            <text:p>252.2252834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5]*[.$B$4]/[.$B$5]^3" office:value-type="float" office:value="2.14160382814803E+036" calcext:value-type="float">
            <text:p>2.14160E+036</text:p>
          </table:table-cell>
          <table:table-cell table:formula="of:=[.E75]/[.$B$2]^2" office:value-type="float" office:value="2.38285561943355E+015" calcext:value-type="float">
            <text:p>2.38286E+015</text:p>
          </table:table-cell>
          <table:table-cell table:formula="of:=[.B75]*[.$B$4]/[.$B$5]^3" office:value-type="float" office:value="4.04109623576784E+035" calcext:value-type="float">
            <text:p>4.0411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6.63316583" calcext:value-type="float">
            <text:p>1326.63316583</text:p>
          </table:table-cell>
          <table:table-cell office:value-type="float" office:value="248.875233166" calcext:value-type="float">
            <text:p>248.8752331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6]*[.$B$4]/[.$B$5]^3" office:value-type="float" office:value="2.12550154371996E+036" calcext:value-type="float">
            <text:p>2.12550E+036</text:p>
          </table:table-cell>
          <table:table-cell table:formula="of:=[.E76]/[.$B$2]^2" office:value-type="float" office:value="2.36493941176207E+015" calcext:value-type="float">
            <text:p>2.36494E+015</text:p>
          </table:table-cell>
          <table:table-cell table:formula="of:=[.B76]*[.$B$4]/[.$B$5]^3" office:value-type="float" office:value="3.98742249110772E+035" calcext:value-type="float">
            <text:p>3.9874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6.58291457" calcext:value-type="float">
            <text:p>1316.58291457</text:p>
          </table:table-cell>
          <table:table-cell office:value-type="float" office:value="245.525182915" calcext:value-type="float">
            <text:p>245.5251829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7]*[.$B$4]/[.$B$5]^3" office:value-type="float" office:value="2.10939925929189E+036" calcext:value-type="float">
            <text:p>2.10940E+036</text:p>
          </table:table-cell>
          <table:table-cell table:formula="of:=[.E77]/[.$B$2]^2" office:value-type="float" office:value="2.34702320409059E+015" calcext:value-type="float">
            <text:p>2.34702E+015</text:p>
          </table:table-cell>
          <table:table-cell table:formula="of:=[.B77]*[.$B$4]/[.$B$5]^3" office:value-type="float" office:value="3.93374874644761E+035" calcext:value-type="float">
            <text:p>3.9337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.53266332" calcext:value-type="float">
            <text:p>1306.53266332</text:p>
          </table:table-cell>
          <table:table-cell office:value-type="float" office:value="242.175132663" calcext:value-type="float">
            <text:p>242.17513266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8]*[.$B$4]/[.$B$5]^3" office:value-type="float" office:value="2.09329697487985E+036" calcext:value-type="float">
            <text:p>2.09330E+036</text:p>
          </table:table-cell>
          <table:table-cell table:formula="of:=[.E78]/[.$B$2]^2" office:value-type="float" office:value="2.32910699643693E+015" calcext:value-type="float">
            <text:p>2.32911E+015</text:p>
          </table:table-cell>
          <table:table-cell table:formula="of:=[.B78]*[.$B$4]/[.$B$5]^3" office:value-type="float" office:value="3.88007500177147E+035" calcext:value-type="float">
            <text:p>3.8800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.48241206" calcext:value-type="float">
            <text:p>1296.48241206</text:p>
          </table:table-cell>
          <table:table-cell office:value-type="float" office:value="238.825082412" calcext:value-type="float">
            <text:p>238.8250824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9]*[.$B$4]/[.$B$5]^3" office:value-type="float" office:value="2.07719469045178E+036" calcext:value-type="float">
            <text:p>2.07719E+036</text:p>
          </table:table-cell>
          <table:table-cell table:formula="of:=[.E79]/[.$B$2]^2" office:value-type="float" office:value="2.31119078876545E+015" calcext:value-type="float">
            <text:p>2.31119E+015</text:p>
          </table:table-cell>
          <table:table-cell table:formula="of:=[.B79]*[.$B$4]/[.$B$5]^3" office:value-type="float" office:value="3.82640125711136E+035" calcext:value-type="float">
            <text:p>3.8264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.4321608" calcext:value-type="float">
            <text:p>1286.4321608</text:p>
          </table:table-cell>
          <table:table-cell office:value-type="float" office:value="235.475032161" calcext:value-type="float">
            <text:p>235.4750321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0]*[.$B$4]/[.$B$5]^3" office:value-type="float" office:value="2.06109240602371E+036" calcext:value-type="float">
            <text:p>2.06109E+036</text:p>
          </table:table-cell>
          <table:table-cell table:formula="of:=[.E80]/[.$B$2]^2" office:value-type="float" office:value="2.29327458109397E+015" calcext:value-type="float">
            <text:p>2.29327E+015</text:p>
          </table:table-cell>
          <table:table-cell table:formula="of:=[.B80]*[.$B$4]/[.$B$5]^3" office:value-type="float" office:value="3.77272751245124E+035" calcext:value-type="float">
            <text:p>3.7727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.38190955" calcext:value-type="float">
            <text:p>1276.38190955</text:p>
          </table:table-cell>
          <table:table-cell office:value-type="float" office:value="232.12498191" calcext:value-type="float">
            <text:p>232.124981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1]*[.$B$4]/[.$B$5]^3" office:value-type="float" office:value="2.04499012161166E+036" calcext:value-type="float">
            <text:p>2.04499E+036</text:p>
          </table:table-cell>
          <table:table-cell table:formula="of:=[.E81]/[.$B$2]^2" office:value-type="float" office:value="2.27535837344031E+015" calcext:value-type="float">
            <text:p>2.27536E+015</text:p>
          </table:table-cell>
          <table:table-cell table:formula="of:=[.B81]*[.$B$4]/[.$B$5]^3" office:value-type="float" office:value="3.71905376779113E+035" calcext:value-type="float">
            <text:p>3.7190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6.33165829" calcext:value-type="float">
            <text:p>1266.33165829</text:p>
          </table:table-cell>
          <table:table-cell office:value-type="float" office:value="228.774931658" calcext:value-type="float">
            <text:p>228.7749316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2]*[.$B$4]/[.$B$5]^3" office:value-type="float" office:value="2.02888783718359E+036" calcext:value-type="float">
            <text:p>2.02889E+036</text:p>
          </table:table-cell>
          <table:table-cell table:formula="of:=[.E82]/[.$B$2]^2" office:value-type="float" office:value="2.25744216576883E+015" calcext:value-type="float">
            <text:p>2.25744E+015</text:p>
          </table:table-cell>
          <table:table-cell table:formula="of:=[.B82]*[.$B$4]/[.$B$5]^3" office:value-type="float" office:value="3.66538002311499E+035" calcext:value-type="float">
            <text:p>3.6653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6.28140704" calcext:value-type="float">
            <text:p>1256.28140704</text:p>
          </table:table-cell>
          <table:table-cell office:value-type="float" office:value="225.424881407" calcext:value-type="float">
            <text:p>225.4248814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3]*[.$B$4]/[.$B$5]^3" office:value-type="float" office:value="2.01278555277155E+036" calcext:value-type="float">
            <text:p>2.01279E+036</text:p>
          </table:table-cell>
          <table:table-cell table:formula="of:=[.E83]/[.$B$2]^2" office:value-type="float" office:value="2.23952595811518E+015" calcext:value-type="float">
            <text:p>2.23953E+015</text:p>
          </table:table-cell>
          <table:table-cell table:formula="of:=[.B83]*[.$B$4]/[.$B$5]^3" office:value-type="float" office:value="3.61170627845487E+035" calcext:value-type="float">
            <text:p>3.6117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.23115578" calcext:value-type="float">
            <text:p>1246.23115578</text:p>
          </table:table-cell>
          <table:table-cell office:value-type="float" office:value="222.074831156" calcext:value-type="float">
            <text:p>222.0748311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4]*[.$B$4]/[.$B$5]^3" office:value-type="float" office:value="1.99668326834348E+036" calcext:value-type="float">
            <text:p>1.99668E+036</text:p>
          </table:table-cell>
          <table:table-cell table:formula="of:=[.E84]/[.$B$2]^2" office:value-type="float" office:value="2.2216097504437E+015" calcext:value-type="float">
            <text:p>2.22161E+015</text:p>
          </table:table-cell>
          <table:table-cell table:formula="of:=[.B84]*[.$B$4]/[.$B$5]^3" office:value-type="float" office:value="3.55803253379476E+035" calcext:value-type="float">
            <text:p>3.5580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.18090452" calcext:value-type="float">
            <text:p>1236.18090452</text:p>
          </table:table-cell>
          <table:table-cell office:value-type="float" office:value="218.724780905" calcext:value-type="float">
            <text:p>218.7247809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5]*[.$B$4]/[.$B$5]^3" office:value-type="float" office:value="1.98058098391541E+036" calcext:value-type="float">
            <text:p>1.98058E+036</text:p>
          </table:table-cell>
          <table:table-cell table:formula="of:=[.E85]/[.$B$2]^2" office:value-type="float" office:value="2.20369354277221E+015" calcext:value-type="float">
            <text:p>2.20369E+015</text:p>
          </table:table-cell>
          <table:table-cell table:formula="of:=[.B85]*[.$B$4]/[.$B$5]^3" office:value-type="float" office:value="3.50435878913464E+035" calcext:value-type="float">
            <text:p>3.5043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.13065327" calcext:value-type="float">
            <text:p>1226.13065327</text:p>
          </table:table-cell>
          <table:table-cell office:value-type="float" office:value="215.374730653" calcext:value-type="float">
            <text:p>215.3747306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6]*[.$B$4]/[.$B$5]^3" office:value-type="float" office:value="1.96447869950336E+036" calcext:value-type="float">
            <text:p>1.96448E+036</text:p>
          </table:table-cell>
          <table:table-cell table:formula="of:=[.E86]/[.$B$2]^2" office:value-type="float" office:value="2.18577733511856E+015" calcext:value-type="float">
            <text:p>2.18578E+015</text:p>
          </table:table-cell>
          <table:table-cell table:formula="of:=[.B86]*[.$B$4]/[.$B$5]^3" office:value-type="float" office:value="3.45068504445851E+035" calcext:value-type="float">
            <text:p>3.4506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.08040201" calcext:value-type="float">
            <text:p>1216.08040201</text:p>
          </table:table-cell>
          <table:table-cell office:value-type="float" office:value="212.024680402" calcext:value-type="float">
            <text:p>212.0246804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7]*[.$B$4]/[.$B$5]^3" office:value-type="float" office:value="1.9483764150753E+036" calcext:value-type="float">
            <text:p>1.94838E+036</text:p>
          </table:table-cell>
          <table:table-cell table:formula="of:=[.E87]/[.$B$2]^2" office:value-type="float" office:value="2.16786112744708E+015" calcext:value-type="float">
            <text:p>2.16786E+015</text:p>
          </table:table-cell>
          <table:table-cell table:formula="of:=[.B87]*[.$B$4]/[.$B$5]^3" office:value-type="float" office:value="3.39701129979839E+035" calcext:value-type="float">
            <text:p>3.3970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.03015075" calcext:value-type="float">
            <text:p>1206.03015075</text:p>
          </table:table-cell>
          <table:table-cell office:value-type="float" office:value="208.674630151" calcext:value-type="float">
            <text:p>208.674630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8]*[.$B$4]/[.$B$5]^3" office:value-type="float" office:value="1.93227413064723E+036" calcext:value-type="float">
            <text:p>1.93227E+036</text:p>
          </table:table-cell>
          <table:table-cell table:formula="of:=[.E88]/[.$B$2]^2" office:value-type="float" office:value="2.14994491977559E+015" calcext:value-type="float">
            <text:p>2.14994E+015</text:p>
          </table:table-cell>
          <table:table-cell table:formula="of:=[.B88]*[.$B$4]/[.$B$5]^3" office:value-type="float" office:value="3.34333755513828E+035" calcext:value-type="float">
            <text:p>3.3433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.9798995" calcext:value-type="float">
            <text:p>1195.9798995</text:p>
          </table:table-cell>
          <table:table-cell office:value-type="float" office:value="205.324579899" calcext:value-type="float">
            <text:p>205.3245798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9]*[.$B$4]/[.$B$5]^3" office:value-type="float" office:value="1.91617184623518E+036" calcext:value-type="float">
            <text:p>1.91617E+036</text:p>
          </table:table-cell>
          <table:table-cell table:formula="of:=[.E89]/[.$B$2]^2" office:value-type="float" office:value="2.13202871212194E+015" calcext:value-type="float">
            <text:p>2.13203E+015</text:p>
          </table:table-cell>
          <table:table-cell table:formula="of:=[.B89]*[.$B$4]/[.$B$5]^3" office:value-type="float" office:value="3.28966381046214E+035" calcext:value-type="float">
            <text:p>3.2896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.92964824" calcext:value-type="float">
            <text:p>1185.92964824</text:p>
          </table:table-cell>
          <table:table-cell office:value-type="float" office:value="201.974529648" calcext:value-type="float">
            <text:p>201.9745296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0]*[.$B$4]/[.$B$5]^3" office:value-type="float" office:value="1.90006956180711E+036" calcext:value-type="float">
            <text:p>1.90007E+036</text:p>
          </table:table-cell>
          <table:table-cell table:formula="of:=[.E90]/[.$B$2]^2" office:value-type="float" office:value="2.11411250445046E+015" calcext:value-type="float">
            <text:p>2.11411E+015</text:p>
          </table:table-cell>
          <table:table-cell table:formula="of:=[.B90]*[.$B$4]/[.$B$5]^3" office:value-type="float" office:value="3.23599006580203E+035" calcext:value-type="float">
            <text:p>3.2359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.87939698" calcext:value-type="float">
            <text:p>1175.87939698</text:p>
          </table:table-cell>
          <table:table-cell office:value-type="float" office:value="198.624479397" calcext:value-type="float">
            <text:p>198.6244793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1]*[.$B$4]/[.$B$5]^3" office:value-type="float" office:value="1.88396727737904E+036" calcext:value-type="float">
            <text:p>1.88397E+036</text:p>
          </table:table-cell>
          <table:table-cell table:formula="of:=[.E91]/[.$B$2]^2" office:value-type="float" office:value="2.09619629677898E+015" calcext:value-type="float">
            <text:p>2.09620E+015</text:p>
          </table:table-cell>
          <table:table-cell table:formula="of:=[.B91]*[.$B$4]/[.$B$5]^3" office:value-type="float" office:value="3.18231632114191E+035" calcext:value-type="float">
            <text:p>3.1823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.82914573" calcext:value-type="float">
            <text:p>1165.82914573</text:p>
          </table:table-cell>
          <table:table-cell office:value-type="float" office:value="195.274429146" calcext:value-type="float">
            <text:p>195.2744291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2]*[.$B$4]/[.$B$5]^3" office:value-type="float" office:value="1.867864992967E+036" calcext:value-type="float">
            <text:p>1.86786E+036</text:p>
          </table:table-cell>
          <table:table-cell table:formula="of:=[.E92]/[.$B$2]^2" office:value-type="float" office:value="2.07828008912532E+015" calcext:value-type="float">
            <text:p>2.07828E+015</text:p>
          </table:table-cell>
          <table:table-cell table:formula="of:=[.B92]*[.$B$4]/[.$B$5]^3" office:value-type="float" office:value="3.1286425764818E+035" calcext:value-type="float">
            <text:p>3.1286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.77889447" calcext:value-type="float">
            <text:p>1155.77889447</text:p>
          </table:table-cell>
          <table:table-cell office:value-type="float" office:value="191.924378894" calcext:value-type="float">
            <text:p>191.9243788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3]*[.$B$4]/[.$B$5]^3" office:value-type="float" office:value="1.85176270853893E+036" calcext:value-type="float">
            <text:p>1.85176E+036</text:p>
          </table:table-cell>
          <table:table-cell table:formula="of:=[.E93]/[.$B$2]^2" office:value-type="float" office:value="2.06036388145384E+015" calcext:value-type="float">
            <text:p>2.06036E+015</text:p>
          </table:table-cell>
          <table:table-cell table:formula="of:=[.B93]*[.$B$4]/[.$B$5]^3" office:value-type="float" office:value="3.07496883180566E+035" calcext:value-type="float">
            <text:p>3.0749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.72864322" calcext:value-type="float">
            <text:p>1145.72864322</text:p>
          </table:table-cell>
          <table:table-cell office:value-type="float" office:value="188.574328643" calcext:value-type="float">
            <text:p>188.57432864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4]*[.$B$4]/[.$B$5]^3" office:value-type="float" office:value="1.83566042412688E+036" calcext:value-type="float">
            <text:p>1.83566E+036</text:p>
          </table:table-cell>
          <table:table-cell table:formula="of:=[.E94]/[.$B$2]^2" office:value-type="float" office:value="2.04244767380019E+015" calcext:value-type="float">
            <text:p>2.04245E+015</text:p>
          </table:table-cell>
          <table:table-cell table:formula="of:=[.B94]*[.$B$4]/[.$B$5]^3" office:value-type="float" office:value="3.02129508714554E+035" calcext:value-type="float">
            <text:p>3.0213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.67839196" calcext:value-type="float">
            <text:p>1135.67839196</text:p>
          </table:table-cell>
          <table:table-cell office:value-type="float" office:value="185.224278392" calcext:value-type="float">
            <text:p>185.2242783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5]*[.$B$4]/[.$B$5]^3" office:value-type="float" office:value="1.81955813969881E+036" calcext:value-type="float">
            <text:p>1.81956E+036</text:p>
          </table:table-cell>
          <table:table-cell table:formula="of:=[.E95]/[.$B$2]^2" office:value-type="float" office:value="2.0245314661287E+015" calcext:value-type="float">
            <text:p>2.02453E+015</text:p>
          </table:table-cell>
          <table:table-cell table:formula="of:=[.B95]*[.$B$4]/[.$B$5]^3" office:value-type="float" office:value="2.96762134248543E+035" calcext:value-type="float">
            <text:p>2.9676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.6281407" calcext:value-type="float">
            <text:p>1125.6281407</text:p>
          </table:table-cell>
          <table:table-cell office:value-type="float" office:value="181.874228141" calcext:value-type="float">
            <text:p>181.874228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6]*[.$B$4]/[.$B$5]^3" office:value-type="float" office:value="1.80345585527075E+036" calcext:value-type="float">
            <text:p>1.80346E+036</text:p>
          </table:table-cell>
          <table:table-cell table:formula="of:=[.E96]/[.$B$2]^2" office:value-type="float" office:value="2.00661525845722E+015" calcext:value-type="float">
            <text:p>2.00662E+015</text:p>
          </table:table-cell>
          <table:table-cell table:formula="of:=[.B96]*[.$B$4]/[.$B$5]^3" office:value-type="float" office:value="2.91394759782531E+035" calcext:value-type="float">
            <text:p>2.9139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.57788945" calcext:value-type="float">
            <text:p>1115.57788945</text:p>
          </table:table-cell>
          <table:table-cell office:value-type="float" office:value="178.524177889" calcext:value-type="float">
            <text:p>178.52417788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7]*[.$B$4]/[.$B$5]^3" office:value-type="float" office:value="1.7873535708587E+036" calcext:value-type="float">
            <text:p>1.78735E+036</text:p>
          </table:table-cell>
          <table:table-cell table:formula="of:=[.E97]/[.$B$2]^2" office:value-type="float" office:value="1.98869905080357E+015" calcext:value-type="float">
            <text:p>1.98870E+015</text:p>
          </table:table-cell>
          <table:table-cell table:formula="of:=[.B97]*[.$B$4]/[.$B$5]^3" office:value-type="float" office:value="2.86027385314918E+035" calcext:value-type="float">
            <text:p>2.8602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.52763819" calcext:value-type="float">
            <text:p>1105.52763819</text:p>
          </table:table-cell>
          <table:table-cell office:value-type="float" office:value="175.174127638" calcext:value-type="float">
            <text:p>175.1741276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8]*[.$B$4]/[.$B$5]^3" office:value-type="float" office:value="1.77125128643063E+036" calcext:value-type="float">
            <text:p>1.77125E+036</text:p>
          </table:table-cell>
          <table:table-cell table:formula="of:=[.E98]/[.$B$2]^2" office:value-type="float" office:value="1.97078284313209E+015" calcext:value-type="float">
            <text:p>1.97078E+015</text:p>
          </table:table-cell>
          <table:table-cell table:formula="of:=[.B98]*[.$B$4]/[.$B$5]^3" office:value-type="float" office:value="2.80660010848906E+035" calcext:value-type="float">
            <text:p>2.8066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.47738693" calcext:value-type="float">
            <text:p>1095.47738693</text:p>
          </table:table-cell>
          <table:table-cell office:value-type="float" office:value="171.824077387" calcext:value-type="float">
            <text:p>171.8240773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9]*[.$B$4]/[.$B$5]^3" office:value-type="float" office:value="1.75514900200256E+036" calcext:value-type="float">
            <text:p>1.75515E+036</text:p>
          </table:table-cell>
          <table:table-cell table:formula="of:=[.E99]/[.$B$2]^2" office:value-type="float" office:value="1.9528666354606E+015" calcext:value-type="float">
            <text:p>1.95287E+015</text:p>
          </table:table-cell>
          <table:table-cell table:formula="of:=[.B99]*[.$B$4]/[.$B$5]^3" office:value-type="float" office:value="2.75292636382895E+035" calcext:value-type="float">
            <text:p>2.7529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.42713568" calcext:value-type="float">
            <text:p>1085.42713568</text:p>
          </table:table-cell>
          <table:table-cell office:value-type="float" office:value="168.474027136" calcext:value-type="float">
            <text:p>168.4740271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0]*[.$B$4]/[.$B$5]^3" office:value-type="float" office:value="1.73904671759052E+036" calcext:value-type="float">
            <text:p>1.73905E+036</text:p>
          </table:table-cell>
          <table:table-cell table:formula="of:=[.E100]/[.$B$2]^2" office:value-type="float" office:value="1.93495042780695E+015" calcext:value-type="float">
            <text:p>1.93495E+015</text:p>
          </table:table-cell>
          <table:table-cell table:formula="of:=[.B100]*[.$B$4]/[.$B$5]^3" office:value-type="float" office:value="2.69925261916883E+035" calcext:value-type="float">
            <text:p>2.6992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.37688442" calcext:value-type="float">
            <text:p>1075.37688442</text:p>
          </table:table-cell>
          <table:table-cell office:value-type="float" office:value="165.123976884" calcext:value-type="float">
            <text:p>165.1239768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1]*[.$B$4]/[.$B$5]^3" office:value-type="float" office:value="1.72294443316245E+036" calcext:value-type="float">
            <text:p>1.72294E+036</text:p>
          </table:table-cell>
          <table:table-cell table:formula="of:=[.E101]/[.$B$2]^2" office:value-type="float" office:value="1.91703422013547E+015" calcext:value-type="float">
            <text:p>1.91703E+015</text:p>
          </table:table-cell>
          <table:table-cell table:formula="of:=[.B101]*[.$B$4]/[.$B$5]^3" office:value-type="float" office:value="2.6455788744927E+035" calcext:value-type="float">
            <text:p>2.6455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.32663317" calcext:value-type="float">
            <text:p>1065.32663317</text:p>
          </table:table-cell>
          <table:table-cell office:value-type="float" office:value="161.773926633" calcext:value-type="float">
            <text:p>161.7739266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2]*[.$B$4]/[.$B$5]^3" office:value-type="float" office:value="1.7068421487504E+036" calcext:value-type="float">
            <text:p>1.70684E+036</text:p>
          </table:table-cell>
          <table:table-cell table:formula="of:=[.E102]/[.$B$2]^2" office:value-type="float" office:value="1.89911801248181E+015" calcext:value-type="float">
            <text:p>1.89912E+015</text:p>
          </table:table-cell>
          <table:table-cell table:formula="of:=[.B102]*[.$B$4]/[.$B$5]^3" office:value-type="float" office:value="2.59190512983258E+035" calcext:value-type="float">
            <text:p>2.5919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.27638191" calcext:value-type="float">
            <text:p>1055.27638191</text:p>
          </table:table-cell>
          <table:table-cell office:value-type="float" office:value="158.423876382" calcext:value-type="float">
            <text:p>158.4238763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3]*[.$B$4]/[.$B$5]^3" office:value-type="float" office:value="1.69073986432233E+036" calcext:value-type="float">
            <text:p>1.69074E+036</text:p>
          </table:table-cell>
          <table:table-cell table:formula="of:=[.E103]/[.$B$2]^2" office:value-type="float" office:value="1.88120180481033E+015" calcext:value-type="float">
            <text:p>1.88120E+015</text:p>
          </table:table-cell>
          <table:table-cell table:formula="of:=[.B103]*[.$B$4]/[.$B$5]^3" office:value-type="float" office:value="2.53823138517247E+035" calcext:value-type="float">
            <text:p>2.5382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.22613065" calcext:value-type="float">
            <text:p>1045.22613065</text:p>
          </table:table-cell>
          <table:table-cell office:value-type="float" office:value="155.073826131" calcext:value-type="float">
            <text:p>155.073826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4]*[.$B$4]/[.$B$5]^3" office:value-type="float" office:value="1.67463757989426E+036" calcext:value-type="float">
            <text:p>1.67464E+036</text:p>
          </table:table-cell>
          <table:table-cell table:formula="of:=[.E104]/[.$B$2]^2" office:value-type="float" office:value="1.86328559713885E+015" calcext:value-type="float">
            <text:p>1.86329E+015</text:p>
          </table:table-cell>
          <table:table-cell table:formula="of:=[.B104]*[.$B$4]/[.$B$5]^3" office:value-type="float" office:value="2.48455764051235E+035" calcext:value-type="float">
            <text:p>2.4845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.1758794" calcext:value-type="float">
            <text:p>1035.1758794</text:p>
          </table:table-cell>
          <table:table-cell office:value-type="float" office:value="151.723775879" calcext:value-type="float">
            <text:p>151.7237758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5]*[.$B$4]/[.$B$5]^3" office:value-type="float" office:value="1.65853529548222E+036" calcext:value-type="float">
            <text:p>1.65854E+036</text:p>
          </table:table-cell>
          <table:table-cell table:formula="of:=[.E105]/[.$B$2]^2" office:value-type="float" office:value="1.84536938948519E+015" calcext:value-type="float">
            <text:p>1.84537E+015</text:p>
          </table:table-cell>
          <table:table-cell table:formula="of:=[.B105]*[.$B$4]/[.$B$5]^3" office:value-type="float" office:value="2.43088389583621E+035" calcext:value-type="float">
            <text:p>2.4308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.12562814" calcext:value-type="float">
            <text:p>1025.12562814</text:p>
          </table:table-cell>
          <table:table-cell office:value-type="float" office:value="148.373725628" calcext:value-type="float">
            <text:p>148.3737256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6]*[.$B$4]/[.$B$5]^3" office:value-type="float" office:value="1.64243301105415E+036" calcext:value-type="float">
            <text:p>1.64243E+036</text:p>
          </table:table-cell>
          <table:table-cell table:formula="of:=[.E106]/[.$B$2]^2" office:value-type="float" office:value="1.82745318181371E+015" calcext:value-type="float">
            <text:p>1.82745E+015</text:p>
          </table:table-cell>
          <table:table-cell table:formula="of:=[.B106]*[.$B$4]/[.$B$5]^3" office:value-type="float" office:value="2.3772101511761E+035" calcext:value-type="float">
            <text:p>2.3772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.07537688" calcext:value-type="float">
            <text:p>1015.07537688</text:p>
          </table:table-cell>
          <table:table-cell office:value-type="float" office:value="145.023675377" calcext:value-type="float">
            <text:p>145.0236753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7]*[.$B$4]/[.$B$5]^3" office:value-type="float" office:value="1.62633072662608E+036" calcext:value-type="float">
            <text:p>1.62633E+036</text:p>
          </table:table-cell>
          <table:table-cell table:formula="of:=[.E107]/[.$B$2]^2" office:value-type="float" office:value="1.80953697414223E+015" calcext:value-type="float">
            <text:p>1.80954E+015</text:p>
          </table:table-cell>
          <table:table-cell table:formula="of:=[.B107]*[.$B$4]/[.$B$5]^3" office:value-type="float" office:value="2.32353640651598E+035" calcext:value-type="float">
            <text:p>2.3235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.02512563" calcext:value-type="float">
            <text:p>1005.02512563</text:p>
          </table:table-cell>
          <table:table-cell office:value-type="float" office:value="141.673625126" calcext:value-type="float">
            <text:p>141.6736251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8]*[.$B$4]/[.$B$5]^3" office:value-type="float" office:value="1.61022844221403E+036" calcext:value-type="float">
            <text:p>1.61023E+036</text:p>
          </table:table-cell>
          <table:table-cell table:formula="of:=[.E108]/[.$B$2]^2" office:value-type="float" office:value="1.79162076648858E+015" calcext:value-type="float">
            <text:p>1.79162E+015</text:p>
          </table:table-cell>
          <table:table-cell table:formula="of:=[.B108]*[.$B$4]/[.$B$5]^3" office:value-type="float" office:value="2.26986266185587E+035" calcext:value-type="float">
            <text:p>2.2698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.974874372" calcext:value-type="float">
            <text:p>994.974874372</text:p>
          </table:table-cell>
          <table:table-cell office:value-type="float" office:value="138.323574874" calcext:value-type="float">
            <text:p>138.32357487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9]*[.$B$4]/[.$B$5]^3" office:value-type="float" office:value="1.59412615778917E+036" calcext:value-type="float">
            <text:p>1.59413E+036</text:p>
          </table:table-cell>
          <table:table-cell table:formula="of:=[.E109]/[.$B$2]^2" office:value-type="float" office:value="1.77370455882066E+015" calcext:value-type="float">
            <text:p>1.77370E+015</text:p>
          </table:table-cell>
          <table:table-cell table:formula="of:=[.B109]*[.$B$4]/[.$B$5]^3" office:value-type="float" office:value="2.21618891717973E+035" calcext:value-type="float">
            <text:p>2.21619E+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4.924623116" calcext:value-type="float">
            <text:p>984.924623116</text:p>
          </table:table-cell>
          <table:table-cell office:value-type="float" office:value="134.973524623" calcext:value-type="float">
            <text:p>134.9735246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0]*[.$B$4]/[.$B$5]^3" office:value-type="float" office:value="1.57802387336751E+036" calcext:value-type="float">
            <text:p>1.57802E+036</text:p>
          </table:table-cell>
          <table:table-cell table:formula="of:=[.E110]/[.$B$2]^2" office:value-type="float" office:value="1.75578835115631E+015" calcext:value-type="float">
            <text:p>1.75579E+015</text:p>
          </table:table-cell>
          <table:table-cell table:formula="of:=[.B110]*[.$B$4]/[.$B$5]^3" office:value-type="float" office:value="2.16251517251962E+035" calcext:value-type="float">
            <text:p>2.16252E+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4.874371859" calcext:value-type="float">
            <text:p>974.874371859</text:p>
          </table:table-cell>
          <table:table-cell office:value-type="float" office:value="131.623474372" calcext:value-type="float">
            <text:p>131.62347437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1]*[.$B$4]/[.$B$5]^3" office:value-type="float" office:value="1.56192158894425E+036" calcext:value-type="float">
            <text:p>1.56192E+036</text:p>
          </table:table-cell>
          <table:table-cell table:formula="of:=[.E111]/[.$B$2]^2" office:value-type="float" office:value="1.73787214349018E+015" calcext:value-type="float">
            <text:p>1.73787E+015</text:p>
          </table:table-cell>
          <table:table-cell table:formula="of:=[.B111]*[.$B$4]/[.$B$5]^3" office:value-type="float" office:value="2.1088414278595E+035" calcext:value-type="float">
            <text:p>2.10884E+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.824120603" calcext:value-type="float">
            <text:p>964.824120603</text:p>
          </table:table-cell>
          <table:table-cell office:value-type="float" office:value="128.273424121" calcext:value-type="float">
            <text:p>128.273424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2]*[.$B$4]/[.$B$5]^3" office:value-type="float" office:value="1.54581930452259E+036" calcext:value-type="float">
            <text:p>1.54582E+036</text:p>
          </table:table-cell>
          <table:table-cell table:formula="of:=[.E112]/[.$B$2]^2" office:value-type="float" office:value="1.71995593582582E+015" calcext:value-type="float">
            <text:p>1.71996E+015</text:p>
          </table:table-cell>
          <table:table-cell table:formula="of:=[.B112]*[.$B$4]/[.$B$5]^3" office:value-type="float" office:value="2.05516768319939E+035" calcext:value-type="float">
            <text:p>2.05517E+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4.773869347" calcext:value-type="float">
            <text:p>954.773869347</text:p>
          </table:table-cell>
          <table:table-cell office:value-type="float" office:value="124.923373869" calcext:value-type="float">
            <text:p>124.92337386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3]*[.$B$4]/[.$B$5]^3" office:value-type="float" office:value="1.52971702010093E+036" calcext:value-type="float">
            <text:p>1.52972E+036</text:p>
          </table:table-cell>
          <table:table-cell table:formula="of:=[.E113]/[.$B$2]^2" office:value-type="float" office:value="1.70203972816147E+015" calcext:value-type="float">
            <text:p>1.70204E+015</text:p>
          </table:table-cell>
          <table:table-cell table:formula="of:=[.B113]*[.$B$4]/[.$B$5]^3" office:value-type="float" office:value="2.00149393852325E+035" calcext:value-type="float">
            <text:p>2.00149E+0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4.72361809" calcext:value-type="float">
            <text:p>944.72361809</text:p>
          </table:table-cell>
          <table:table-cell office:value-type="float" office:value="121.573323618" calcext:value-type="float">
            <text:p>121.5733236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4]*[.$B$4]/[.$B$5]^3" office:value-type="float" office:value="1.51361473567767E+036" calcext:value-type="float">
            <text:p>1.51361E+036</text:p>
          </table:table-cell>
          <table:table-cell table:formula="of:=[.E114]/[.$B$2]^2" office:value-type="float" office:value="1.68412352049534E+015" calcext:value-type="float">
            <text:p>1.68412E+015</text:p>
          </table:table-cell>
          <table:table-cell table:formula="of:=[.B114]*[.$B$4]/[.$B$5]^3" office:value-type="float" office:value="1.94782019386314E+035" calcext:value-type="float">
            <text:p>1.94782E+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4.673366834" calcext:value-type="float">
            <text:p>934.673366834</text:p>
          </table:table-cell>
          <table:table-cell office:value-type="float" office:value="118.223273367" calcext:value-type="float">
            <text:p>118.2232733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5]*[.$B$4]/[.$B$5]^3" office:value-type="float" office:value="1.49751245125601E+036" calcext:value-type="float">
            <text:p>1.49751E+036</text:p>
          </table:table-cell>
          <table:table-cell table:formula="of:=[.E115]/[.$B$2]^2" office:value-type="float" office:value="1.66620731283099E+015" calcext:value-type="float">
            <text:p>1.66621E+015</text:p>
          </table:table-cell>
          <table:table-cell table:formula="of:=[.B115]*[.$B$4]/[.$B$5]^3" office:value-type="float" office:value="1.89414644920302E+035" calcext:value-type="float">
            <text:p>1.89415E+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4.623115578" calcext:value-type="float">
            <text:p>924.623115578</text:p>
          </table:table-cell>
          <table:table-cell office:value-type="float" office:value="114.873223116" calcext:value-type="float">
            <text:p>114.8732231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6]*[.$B$4]/[.$B$5]^3" office:value-type="float" office:value="1.48141016683435E+036" calcext:value-type="float">
            <text:p>1.48141E+036</text:p>
          </table:table-cell>
          <table:table-cell table:formula="of:=[.E116]/[.$B$2]^2" office:value-type="float" office:value="1.64829110516664E+015" calcext:value-type="float">
            <text:p>1.64829E+015</text:p>
          </table:table-cell>
          <table:table-cell table:formula="of:=[.B116]*[.$B$4]/[.$B$5]^3" office:value-type="float" office:value="1.8404727045429E+035" calcext:value-type="float">
            <text:p>1.84047E+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4.572864322" calcext:value-type="float">
            <text:p>914.572864322</text:p>
          </table:table-cell>
          <table:table-cell office:value-type="float" office:value="111.523172864" calcext:value-type="float">
            <text:p>111.523172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7]*[.$B$4]/[.$B$5]^3" office:value-type="float" office:value="1.46530788241269E+036" calcext:value-type="float">
            <text:p>1.46531E+036</text:p>
          </table:table-cell>
          <table:table-cell table:formula="of:=[.E117]/[.$B$2]^2" office:value-type="float" office:value="1.63037489750229E+015" calcext:value-type="float">
            <text:p>1.63037E+015</text:p>
          </table:table-cell>
          <table:table-cell table:formula="of:=[.B117]*[.$B$4]/[.$B$5]^3" office:value-type="float" office:value="1.78679895986677E+035" calcext:value-type="float">
            <text:p>1.78680E+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4.522613065" calcext:value-type="float">
            <text:p>904.522613065</text:p>
          </table:table-cell>
          <table:table-cell office:value-type="float" office:value="108.173122613" calcext:value-type="float">
            <text:p>108.1731226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8]*[.$B$4]/[.$B$5]^3" office:value-type="float" office:value="1.44920559798943E+036" calcext:value-type="float">
            <text:p>1.44921E+036</text:p>
          </table:table-cell>
          <table:table-cell table:formula="of:=[.E118]/[.$B$2]^2" office:value-type="float" office:value="1.61245868983615E+015" calcext:value-type="float">
            <text:p>1.61246E+015</text:p>
          </table:table-cell>
          <table:table-cell table:formula="of:=[.B118]*[.$B$4]/[.$B$5]^3" office:value-type="float" office:value="1.73312521520665E+035" calcext:value-type="float">
            <text:p>1.73313E+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4.472361809" calcext:value-type="float">
            <text:p>894.472361809</text:p>
          </table:table-cell>
          <table:table-cell office:value-type="float" office:value="104.823072362" calcext:value-type="float">
            <text:p>104.8230723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9]*[.$B$4]/[.$B$5]^3" office:value-type="float" office:value="1.43310331356777E+036" calcext:value-type="float">
            <text:p>1.43310E+036</text:p>
          </table:table-cell>
          <table:table-cell table:formula="of:=[.E119]/[.$B$2]^2" office:value-type="float" office:value="1.5945424821718E+015" calcext:value-type="float">
            <text:p>1.59454E+015</text:p>
          </table:table-cell>
          <table:table-cell table:formula="of:=[.B119]*[.$B$4]/[.$B$5]^3" office:value-type="float" office:value="1.67945147054654E+035" calcext:value-type="float">
            <text:p>1.67945E+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4.422110553" calcext:value-type="float">
            <text:p>884.422110553</text:p>
          </table:table-cell>
          <table:table-cell office:value-type="float" office:value="101.473022111" calcext:value-type="float">
            <text:p>101.473022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0]*[.$B$4]/[.$B$5]^3" office:value-type="float" office:value="1.41700102914611E+036" calcext:value-type="float">
            <text:p>1.41700E+036</text:p>
          </table:table-cell>
          <table:table-cell table:formula="of:=[.E120]/[.$B$2]^2" office:value-type="float" office:value="1.57662627450745E+015" calcext:value-type="float">
            <text:p>1.57663E+015</text:p>
          </table:table-cell>
          <table:table-cell table:formula="of:=[.B120]*[.$B$4]/[.$B$5]^3" office:value-type="float" office:value="1.62577772588642E+035" calcext:value-type="float">
            <text:p>1.62578E+0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4.371859296" calcext:value-type="float">
            <text:p>874.371859296</text:p>
          </table:table-cell>
          <table:table-cell office:value-type="float" office:value="98.1229718593" calcext:value-type="float">
            <text:p>98.1229718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1]*[.$B$4]/[.$B$5]^3" office:value-type="float" office:value="1.40089874472285E+036" calcext:value-type="float">
            <text:p>1.40090E+036</text:p>
          </table:table-cell>
          <table:table-cell table:formula="of:=[.E121]/[.$B$2]^2" office:value-type="float" office:value="1.55871006684132E+015" calcext:value-type="float">
            <text:p>1.55871E+015</text:p>
          </table:table-cell>
          <table:table-cell table:formula="of:=[.B121]*[.$B$4]/[.$B$5]^3" office:value-type="float" office:value="1.57210398121509E+035" calcext:value-type="float">
            <text:p>1.57210E+0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4.32160804" calcext:value-type="float">
            <text:p>864.32160804</text:p>
          </table:table-cell>
          <table:table-cell office:value-type="float" office:value="94.772921608" calcext:value-type="float">
            <text:p>94.7729216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2]*[.$B$4]/[.$B$5]^3" office:value-type="float" office:value="1.38479646030119E+036" calcext:value-type="float">
            <text:p>1.38480E+036</text:p>
          </table:table-cell>
          <table:table-cell table:formula="of:=[.E122]/[.$B$2]^2" office:value-type="float" office:value="1.54079385917697E+015" calcext:value-type="float">
            <text:p>1.54079E+015</text:p>
          </table:table-cell>
          <table:table-cell table:formula="of:=[.B122]*[.$B$4]/[.$B$5]^3" office:value-type="float" office:value="1.51843023655017E+035" calcext:value-type="float">
            <text:p>1.51843E+0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.271356784" calcext:value-type="float">
            <text:p>854.271356784</text:p>
          </table:table-cell>
          <table:table-cell office:value-type="float" office:value="91.4228713568" calcext:value-type="float">
            <text:p>91.42287135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3]*[.$B$4]/[.$B$5]^3" office:value-type="float" office:value="1.36869417587953E+036" calcext:value-type="float">
            <text:p>1.36869E+036</text:p>
          </table:table-cell>
          <table:table-cell table:formula="of:=[.E123]/[.$B$2]^2" office:value-type="float" office:value="1.52287765151262E+015" calcext:value-type="float">
            <text:p>1.52288E+015</text:p>
          </table:table-cell>
          <table:table-cell table:formula="of:=[.B123]*[.$B$4]/[.$B$5]^3" office:value-type="float" office:value="1.46475649188685E+035" calcext:value-type="float">
            <text:p>1.46476E+0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.221105528" calcext:value-type="float">
            <text:p>844.221105528</text:p>
          </table:table-cell>
          <table:table-cell office:value-type="float" office:value="88.0728211055" calcext:value-type="float">
            <text:p>88.07282110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4]*[.$B$4]/[.$B$5]^3" office:value-type="float" office:value="1.35259189145787E+036" calcext:value-type="float">
            <text:p>1.35259E+036</text:p>
          </table:table-cell>
          <table:table-cell table:formula="of:=[.E124]/[.$B$2]^2" office:value-type="float" office:value="1.50496144384826E+015" calcext:value-type="float">
            <text:p>1.50496E+015</text:p>
          </table:table-cell>
          <table:table-cell table:formula="of:=[.B124]*[.$B$4]/[.$B$5]^3" office:value-type="float" office:value="1.41108274722193E+035" calcext:value-type="float">
            <text:p>1.41108E+0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4.170854271" calcext:value-type="float">
            <text:p>834.170854271</text:p>
          </table:table-cell>
          <table:table-cell office:value-type="float" office:value="84.7227708543" calcext:value-type="float">
            <text:p>84.722770854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5]*[.$B$4]/[.$B$5]^3" office:value-type="float" office:value="1.3364896070346E+036" calcext:value-type="float">
            <text:p>1.33649E+036</text:p>
          </table:table-cell>
          <table:table-cell table:formula="of:=[.E125]/[.$B$2]^2" office:value-type="float" office:value="1.48704523618213E+015" calcext:value-type="float">
            <text:p>1.48705E+015</text:p>
          </table:table-cell>
          <table:table-cell table:formula="of:=[.B125]*[.$B$4]/[.$B$5]^3" office:value-type="float" office:value="1.35740900255861E+035" calcext:value-type="float">
            <text:p>1.35741E+0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4.120603015" calcext:value-type="float">
            <text:p>824.120603015</text:p>
          </table:table-cell>
          <table:table-cell office:value-type="float" office:value="81.372720603" calcext:value-type="float">
            <text:p>81.3727206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6]*[.$B$4]/[.$B$5]^3" office:value-type="float" office:value="1.32038732261294E+036" calcext:value-type="float">
            <text:p>1.32039E+036</text:p>
          </table:table-cell>
          <table:table-cell table:formula="of:=[.E126]/[.$B$2]^2" office:value-type="float" office:value="1.46912902851778E+015" calcext:value-type="float">
            <text:p>1.46913E+015</text:p>
          </table:table-cell>
          <table:table-cell table:formula="of:=[.B126]*[.$B$4]/[.$B$5]^3" office:value-type="float" office:value="1.30373525789369E+035" calcext:value-type="float">
            <text:p>1.30374E+0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4.070351759" calcext:value-type="float">
            <text:p>814.070351759</text:p>
          </table:table-cell>
          <table:table-cell office:value-type="float" office:value="78.0226703518" calcext:value-type="float">
            <text:p>78.02267035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7]*[.$B$4]/[.$B$5]^3" office:value-type="float" office:value="1.30428503819129E+036" calcext:value-type="float">
            <text:p>1.30429E+036</text:p>
          </table:table-cell>
          <table:table-cell table:formula="of:=[.E127]/[.$B$2]^2" office:value-type="float" office:value="1.45121282085343E+015" calcext:value-type="float">
            <text:p>1.45121E+015</text:p>
          </table:table-cell>
          <table:table-cell table:formula="of:=[.B127]*[.$B$4]/[.$B$5]^3" office:value-type="float" office:value="1.25006151323037E+035" calcext:value-type="float">
            <text:p>1.25006E+0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4.020100503" calcext:value-type="float">
            <text:p>804.020100503</text:p>
          </table:table-cell>
          <table:table-cell office:value-type="float" office:value="74.6726201005" calcext:value-type="float">
            <text:p>74.672620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8]*[.$B$4]/[.$B$5]^3" office:value-type="float" office:value="1.28818275376963E+036" calcext:value-type="float">
            <text:p>1.28818E+036</text:p>
          </table:table-cell>
          <table:table-cell table:formula="of:=[.E128]/[.$B$2]^2" office:value-type="float" office:value="1.43329661318908E+015" calcext:value-type="float">
            <text:p>1.43330E+015</text:p>
          </table:table-cell>
          <table:table-cell table:formula="of:=[.B128]*[.$B$4]/[.$B$5]^3" office:value-type="float" office:value="1.19638776856545E+035" calcext:value-type="float">
            <text:p>1.19639E+0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3.969849246" calcext:value-type="float">
            <text:p>793.969849246</text:p>
          </table:table-cell>
          <table:table-cell office:value-type="float" office:value="71.3225698492" calcext:value-type="float">
            <text:p>71.32256984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9]*[.$B$4]/[.$B$5]^3" office:value-type="float" office:value="1.27208046934636E+036" calcext:value-type="float">
            <text:p>1.27208E+036</text:p>
          </table:table-cell>
          <table:table-cell table:formula="of:=[.E129]/[.$B$2]^2" office:value-type="float" office:value="1.41538040552294E+015" calcext:value-type="float">
            <text:p>1.41538E+015</text:p>
          </table:table-cell>
          <table:table-cell table:formula="of:=[.B129]*[.$B$4]/[.$B$5]^3" office:value-type="float" office:value="1.14271402390053E+035" calcext:value-type="float">
            <text:p>1.14271E+0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3.91959799" calcext:value-type="float">
            <text:p>783.91959799</text:p>
          </table:table-cell>
          <table:table-cell office:value-type="float" office:value="67.972519598" calcext:value-type="float">
            <text:p>67.9725195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0]*[.$B$4]/[.$B$5]^3" office:value-type="float" office:value="1.2559781849247E+036" calcext:value-type="float">
            <text:p>1.25598E+036</text:p>
          </table:table-cell>
          <table:table-cell table:formula="of:=[.E130]/[.$B$2]^2" office:value-type="float" office:value="1.39746419785859E+015" calcext:value-type="float">
            <text:p>1.39746E+015</text:p>
          </table:table-cell>
          <table:table-cell table:formula="of:=[.B130]*[.$B$4]/[.$B$5]^3" office:value-type="float" office:value="1.08904027923721E+035" calcext:value-type="float">
            <text:p>1.08904E+0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3.869346734" calcext:value-type="float">
            <text:p>773.869346734</text:p>
          </table:table-cell>
          <table:table-cell office:value-type="float" office:value="64.6224693467" calcext:value-type="float">
            <text:p>64.62246934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1]*[.$B$4]/[.$B$5]^3" office:value-type="float" office:value="1.23987590050304E+036" calcext:value-type="float">
            <text:p>1.23988E+036</text:p>
          </table:table-cell>
          <table:table-cell table:formula="of:=[.E131]/[.$B$2]^2" office:value-type="float" office:value="1.37954799019424E+015" calcext:value-type="float">
            <text:p>1.37955E+015</text:p>
          </table:table-cell>
          <table:table-cell table:formula="of:=[.B131]*[.$B$4]/[.$B$5]^3" office:value-type="float" office:value="1.03536653457229E+035" calcext:value-type="float">
            <text:p>1.03537E+0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3.819095477" calcext:value-type="float">
            <text:p>763.819095477</text:p>
          </table:table-cell>
          <table:table-cell office:value-type="float" office:value="61.2724190955" calcext:value-type="float">
            <text:p>61.27241909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2]*[.$B$4]/[.$B$5]^3" office:value-type="float" office:value="1.22377361607978E+036" calcext:value-type="float">
            <text:p>1.22377E+036</text:p>
          </table:table-cell>
          <table:table-cell table:formula="of:=[.E132]/[.$B$2]^2" office:value-type="float" office:value="1.36163178252811E+015" calcext:value-type="float">
            <text:p>1.36163E+015</text:p>
          </table:table-cell>
          <table:table-cell table:formula="of:=[.B132]*[.$B$4]/[.$B$5]^3" office:value-type="float" office:value="9.81692789908967E+034" calcext:value-type="float">
            <text:p>9.81693E+0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3.768844221" calcext:value-type="float">
            <text:p>753.768844221</text:p>
          </table:table-cell>
          <table:table-cell office:value-type="float" office:value="57.9223688442" calcext:value-type="float">
            <text:p>57.92236884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3]*[.$B$4]/[.$B$5]^3" office:value-type="float" office:value="1.20767133165812E+036" calcext:value-type="float">
            <text:p>1.20767E+036</text:p>
          </table:table-cell>
          <table:table-cell table:formula="of:=[.E133]/[.$B$2]^2" office:value-type="float" office:value="1.34371557486376E+015" calcext:value-type="float">
            <text:p>1.34372E+015</text:p>
          </table:table-cell>
          <table:table-cell table:formula="of:=[.B133]*[.$B$4]/[.$B$5]^3" office:value-type="float" office:value="9.28019045244045E+034" calcext:value-type="float">
            <text:p>9.28019E+0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3.718592965" calcext:value-type="float">
            <text:p>743.718592965</text:p>
          </table:table-cell>
          <table:table-cell office:value-type="float" office:value="54.572318593" calcext:value-type="float">
            <text:p>54.572318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4]*[.$B$4]/[.$B$5]^3" office:value-type="float" office:value="1.19156904723646E+036" calcext:value-type="float">
            <text:p>1.19157E+036</text:p>
          </table:table-cell>
          <table:table-cell table:formula="of:=[.E134]/[.$B$2]^2" office:value-type="float" office:value="1.32579936719941E+015" calcext:value-type="float">
            <text:p>1.32580E+015</text:p>
          </table:table-cell>
          <table:table-cell table:formula="of:=[.B134]*[.$B$4]/[.$B$5]^3" office:value-type="float" office:value="8.74345300580725E+034" calcext:value-type="float">
            <text:p>8.74345E+0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33.668341709" calcext:value-type="float">
            <text:p>733.668341709</text:p>
          </table:table-cell>
          <table:table-cell office:value-type="float" office:value="51.2222683417" calcext:value-type="float">
            <text:p>51.22226834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5]*[.$B$4]/[.$B$5]^3" office:value-type="float" office:value="1.1754667628148E+036" calcext:value-type="float">
            <text:p>1.17547E+036</text:p>
          </table:table-cell>
          <table:table-cell table:formula="of:=[.E135]/[.$B$2]^2" office:value-type="float" office:value="1.30788315953506E+015" calcext:value-type="float">
            <text:p>1.30788E+015</text:p>
          </table:table-cell>
          <table:table-cell table:formula="of:=[.B135]*[.$B$4]/[.$B$5]^3" office:value-type="float" office:value="8.20671555915804E+034" calcext:value-type="float">
            <text:p>8.20672E+0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3.618090452" calcext:value-type="float">
            <text:p>723.618090452</text:p>
          </table:table-cell>
          <table:table-cell office:value-type="float" office:value="47.8722180905" calcext:value-type="float">
            <text:p>47.87221809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6]*[.$B$4]/[.$B$5]^3" office:value-type="float" office:value="1.15936447839154E+036" calcext:value-type="float">
            <text:p>1.15936E+036</text:p>
          </table:table-cell>
          <table:table-cell table:formula="of:=[.E136]/[.$B$2]^2" office:value-type="float" office:value="1.28996695186892E+015" calcext:value-type="float">
            <text:p>1.28997E+015</text:p>
          </table:table-cell>
          <table:table-cell table:formula="of:=[.B136]*[.$B$4]/[.$B$5]^3" office:value-type="float" office:value="7.66997811252485E+034" calcext:value-type="float">
            <text:p>7.66998E+0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3.567839196" calcext:value-type="float">
            <text:p>713.567839196</text:p>
          </table:table-cell>
          <table:table-cell office:value-type="float" office:value="44.5221678392" calcext:value-type="float">
            <text:p>44.52216783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7]*[.$B$4]/[.$B$5]^3" office:value-type="float" office:value="1.14326219396988E+036" calcext:value-type="float">
            <text:p>1.14326E+036</text:p>
          </table:table-cell>
          <table:table-cell table:formula="of:=[.E137]/[.$B$2]^2" office:value-type="float" office:value="1.27205074420457E+015" calcext:value-type="float">
            <text:p>1.27205E+015</text:p>
          </table:table-cell>
          <table:table-cell table:formula="of:=[.B137]*[.$B$4]/[.$B$5]^3" office:value-type="float" office:value="7.13324066587563E+034" calcext:value-type="float">
            <text:p>7.13324E+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3.51758794" calcext:value-type="float">
            <text:p>703.51758794</text:p>
          </table:table-cell>
          <table:table-cell office:value-type="float" office:value="41.1721175879" calcext:value-type="float">
            <text:p>41.17211758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8]*[.$B$4]/[.$B$5]^3" office:value-type="float" office:value="1.12715990954822E+036" calcext:value-type="float">
            <text:p>1.12716E+036</text:p>
          </table:table-cell>
          <table:table-cell table:formula="of:=[.E138]/[.$B$2]^2" office:value-type="float" office:value="1.25413453654022E+015" calcext:value-type="float">
            <text:p>1.25413E+015</text:p>
          </table:table-cell>
          <table:table-cell table:formula="of:=[.B138]*[.$B$4]/[.$B$5]^3" office:value-type="float" office:value="6.59650321922641E+034" calcext:value-type="float">
            <text:p>6.59650E+0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3.467336683" calcext:value-type="float">
            <text:p>693.467336683</text:p>
          </table:table-cell>
          <table:table-cell office:value-type="float" office:value="37.8220673367" calcext:value-type="float">
            <text:p>37.82206733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9]*[.$B$4]/[.$B$5]^3" office:value-type="float" office:value="1.11105762512496E+036" calcext:value-type="float">
            <text:p>1.11106E+036</text:p>
          </table:table-cell>
          <table:table-cell table:formula="of:=[.E139]/[.$B$2]^2" office:value-type="float" office:value="1.23621832887409E+015" calcext:value-type="float">
            <text:p>1.23622E+015</text:p>
          </table:table-cell>
          <table:table-cell table:formula="of:=[.B139]*[.$B$4]/[.$B$5]^3" office:value-type="float" office:value="6.05976577259322E+034" calcext:value-type="float">
            <text:p>6.05977E+0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3.417085427" calcext:value-type="float">
            <text:p>683.417085427</text:p>
          </table:table-cell>
          <table:table-cell office:value-type="float" office:value="34.4720170854" calcext:value-type="float">
            <text:p>34.47201708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0]*[.$B$4]/[.$B$5]^3" office:value-type="float" office:value="1.0949553407033E+036" calcext:value-type="float">
            <text:p>1.09496E+036</text:p>
          </table:table-cell>
          <table:table-cell table:formula="of:=[.E140]/[.$B$2]^2" office:value-type="float" office:value="1.21830212120974E+015" calcext:value-type="float">
            <text:p>1.21830E+015</text:p>
          </table:table-cell>
          <table:table-cell table:formula="of:=[.B140]*[.$B$4]/[.$B$5]^3" office:value-type="float" office:value="5.523028325944E+034" calcext:value-type="float">
            <text:p>5.52303E+0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3.366834171" calcext:value-type="float">
            <text:p>673.366834171</text:p>
          </table:table-cell>
          <table:table-cell office:value-type="float" office:value="31.1219668342" calcext:value-type="float">
            <text:p>31.12196683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1]*[.$B$4]/[.$B$5]^3" office:value-type="float" office:value="1.07885305628164E+036" calcext:value-type="float">
            <text:p>1.07885E+036</text:p>
          </table:table-cell>
          <table:table-cell table:formula="of:=[.E141]/[.$B$2]^2" office:value-type="float" office:value="1.20038591354538E+015" calcext:value-type="float">
            <text:p>1.20039E+015</text:p>
          </table:table-cell>
          <table:table-cell table:formula="of:=[.B141]*[.$B$4]/[.$B$5]^3" office:value-type="float" office:value="4.98629087931081E+034" calcext:value-type="float">
            <text:p>4.98629E+0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3.316582915" calcext:value-type="float">
            <text:p>663.316582915</text:p>
          </table:table-cell>
          <table:table-cell office:value-type="float" office:value="27.7719165829" calcext:value-type="float">
            <text:p>27.77191658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2]*[.$B$4]/[.$B$5]^3" office:value-type="float" office:value="1.06275077185998E+036" calcext:value-type="float">
            <text:p>1.06275E+036</text:p>
          </table:table-cell>
          <table:table-cell table:formula="of:=[.E142]/[.$B$2]^2" office:value-type="float" office:value="1.18246970588103E+015" calcext:value-type="float">
            <text:p>1.18247E+015</text:p>
          </table:table-cell>
          <table:table-cell table:formula="of:=[.B142]*[.$B$4]/[.$B$5]^3" office:value-type="float" office:value="4.4495534326616E+034" calcext:value-type="float">
            <text:p>4.44955E+0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3.266331658" calcext:value-type="float">
            <text:p>653.266331658</text:p>
          </table:table-cell>
          <table:table-cell office:value-type="float" office:value="24.4218663317" calcext:value-type="float">
            <text:p>24.42186633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3]*[.$B$4]/[.$B$5]^3" office:value-type="float" office:value="1.04664848743672E+036" calcext:value-type="float">
            <text:p>1.04665E+036</text:p>
          </table:table-cell>
          <table:table-cell table:formula="of:=[.E143]/[.$B$2]^2" office:value-type="float" office:value="1.1645534982149E+015" calcext:value-type="float">
            <text:p>1.16455E+015</text:p>
          </table:table-cell>
          <table:table-cell table:formula="of:=[.B143]*[.$B$4]/[.$B$5]^3" office:value-type="float" office:value="3.9128159860284E+034" calcext:value-type="float">
            <text:p>3.91282E+0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3.216080402" calcext:value-type="float">
            <text:p>643.216080402</text:p>
          </table:table-cell>
          <table:table-cell office:value-type="float" office:value="21.0718160804" calcext:value-type="float">
            <text:p>21.07181608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4]*[.$B$4]/[.$B$5]^3" office:value-type="float" office:value="1.03054620301506E+036" calcext:value-type="float">
            <text:p>1.03055E+036</text:p>
          </table:table-cell>
          <table:table-cell table:formula="of:=[.E144]/[.$B$2]^2" office:value-type="float" office:value="1.14663729055055E+015" calcext:value-type="float">
            <text:p>1.14664E+015</text:p>
          </table:table-cell>
          <table:table-cell table:formula="of:=[.B144]*[.$B$4]/[.$B$5]^3" office:value-type="float" office:value="3.37607853937919E+034" calcext:value-type="float">
            <text:p>3.37608E+0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3.165829146" calcext:value-type="float">
            <text:p>633.165829146</text:p>
          </table:table-cell>
          <table:table-cell office:value-type="float" office:value="17.7217658291" calcext:value-type="float">
            <text:p>17.72176582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5]*[.$B$4]/[.$B$5]^3" office:value-type="float" office:value="1.0144439185934E+036" calcext:value-type="float">
            <text:p>1.01444E+036</text:p>
          </table:table-cell>
          <table:table-cell table:formula="of:=[.E145]/[.$B$2]^2" office:value-type="float" office:value="1.1287210828862E+015" calcext:value-type="float">
            <text:p>1.12872E+015</text:p>
          </table:table-cell>
          <table:table-cell table:formula="of:=[.B145]*[.$B$4]/[.$B$5]^3" office:value-type="float" office:value="2.83934109272997E+034" calcext:value-type="float">
            <text:p>2.83934E+0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3.115577889" calcext:value-type="float">
            <text:p>623.115577889</text:p>
          </table:table-cell>
          <table:table-cell office:value-type="float" office:value="14.3717155779" calcext:value-type="float">
            <text:p>14.37171557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6]*[.$B$4]/[.$B$5]^3" office:value-type="float" office:value="9.98341634170138E+035" calcext:value-type="float">
            <text:p>9.98342E+035</text:p>
          </table:table-cell>
          <table:table-cell table:formula="of:=[.E146]/[.$B$2]^2" office:value-type="float" office:value="1.11080487522006E+015" calcext:value-type="float">
            <text:p>1.11080E+015</text:p>
          </table:table-cell>
          <table:table-cell table:formula="of:=[.B146]*[.$B$4]/[.$B$5]^3" office:value-type="float" office:value="2.30260364609678E+034" calcext:value-type="float">
            <text:p>2.30260E+0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3.065326633" calcext:value-type="float">
            <text:p>613.065326633</text:p>
          </table:table-cell>
          <table:table-cell office:value-type="float" office:value="11.0216653266" calcext:value-type="float">
            <text:p>11.02166532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7]*[.$B$4]/[.$B$5]^3" office:value-type="float" office:value="9.82239349748478E+035" calcext:value-type="float">
            <text:p>9.82239E+035</text:p>
          </table:table-cell>
          <table:table-cell table:formula="of:=[.E147]/[.$B$2]^2" office:value-type="float" office:value="1.09288866755571E+015" calcext:value-type="float">
            <text:p>1.09289E+015</text:p>
          </table:table-cell>
          <table:table-cell table:formula="of:=[.B147]*[.$B$4]/[.$B$5]^3" office:value-type="float" office:value="1.76586619944756E+034" calcext:value-type="float">
            <text:p>1.76587E+0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3.015075377" calcext:value-type="float">
            <text:p>603.015075377</text:p>
          </table:table-cell>
          <table:table-cell office:value-type="float" office:value="7.67161507538" calcext:value-type="float">
            <text:p>7.67161507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8]*[.$B$4]/[.$B$5]^3" office:value-type="float" office:value="9.66137065326818E+035" calcext:value-type="float">
            <text:p>9.66137E+035</text:p>
          </table:table-cell>
          <table:table-cell table:formula="of:=[.E148]/[.$B$2]^2" office:value-type="float" office:value="1.07497245989136E+015" calcext:value-type="float">
            <text:p>1.07497E+015</text:p>
          </table:table-cell>
          <table:table-cell table:formula="of:=[.B148]*[.$B$4]/[.$B$5]^3" office:value-type="float" office:value="1.22912875281116E+034" calcext:value-type="float">
            <text:p>1.22913E+0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2.964824121" calcext:value-type="float">
            <text:p>592.964824121</text:p>
          </table:table-cell>
          <table:table-cell office:value-type="float" office:value="4.32156482412" calcext:value-type="float">
            <text:p>4.32156482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9]*[.$B$4]/[.$B$5]^3" office:value-type="float" office:value="9.50034780905159E+035" calcext:value-type="float">
            <text:p>9.50035E+035</text:p>
          </table:table-cell>
          <table:table-cell table:formula="of:=[.E149]/[.$B$2]^2" office:value-type="float" office:value="1.05705625222701E+015" calcext:value-type="float">
            <text:p>1.05706E+015</text:p>
          </table:table-cell>
          <table:table-cell table:formula="of:=[.B149]*[.$B$4]/[.$B$5]^3" office:value-type="float" office:value="6.92391306168356E+033" calcext:value-type="float">
            <text:p>6.92391E+0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2.914572864" calcext:value-type="float">
            <text:p>582.914572864</text:p>
          </table:table-cell>
          <table:table-cell office:value-type="float" office:value="0.971514572864" calcext:value-type="float">
            <text:p>0.97151457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0]*[.$B$4]/[.$B$5]^3" office:value-type="float" office:value="9.33932496481897E+035" calcext:value-type="float">
            <text:p>9.33932E+035</text:p>
          </table:table-cell>
          <table:table-cell table:formula="of:=[.E150]/[.$B$2]^2" office:value-type="float" office:value="1.03914004456088E+015" calcext:value-type="float">
            <text:p>1.03914E+015</text:p>
          </table:table-cell>
          <table:table-cell table:formula="of:=[.B150]*[.$B$4]/[.$B$5]^3" office:value-type="float" office:value="1.5565385952619E+033" calcext:value-type="float">
            <text:p>1.55654E+033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number-rows-repeated="34">
          <table:table-cell table:number-columns-repeated="8"/>
        </table:table-row>
        <table:table-row table:style-name="ro1" table:number-rows-repeated="2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</table:table>
      <table:table table:name="mit.bag.model.B_57.NU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c_nuc</text:p>
          </table:table-cell>
          <table:table-cell table:style-name="ce1" office:value-type="float" office:value="2.998E+023" calcext:value-type="float">
            <text:p>3.00E+02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_cgs</text:p>
          </table:table-cell>
          <table:table-cell table:style-name="ce2" office:value-type="float" office:value="29979245800" calcext:value-type="float">
            <text:p>3.00E+010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eV to erg</text:p>
          </table:table-cell>
          <table:table-cell table:style-name="ce1" office:value-type="float" office:value="0.0000016021773" calcext:value-type="float">
            <text:p>1.60E-006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ermi to cm</text:p>
          </table:table-cell>
          <table:table-cell table:style-name="ce1" office:value-type="float" office:value="0.0000000000001" calcext:value-type="float">
            <text:p>1.00E-01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it_bag_model_eos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# epsilon [MeV/fm^3]</text:p>
          </table:table-cell>
          <table:table-cell office:value-type="string" calcext:value-type="string">
            <text:p><text:s/>pressure [MeV/fm^3]</text:p>
          </table:table-cell>
          <table:table-cell office:value-type="string" calcext:value-type="string">
            <text:p><text:s/>baryonic_density [1/fm^3]</text:p>
          </table:table-cell>
          <table:table-cell/>
          <table:table-cell table:style-name="Default" office:value-type="string" calcext:value-type="string">
            <text:p>epsilon [erg/fm^3]</text:p>
          </table:table-cell>
          <table:table-cell table:style-name="Default" office:value-type="string" calcext:value-type="string">
            <text:p>mass density[g/cm^3]</text:p>
          </table:table-cell>
          <table:table-cell table:style-name="Default" office:value-type="string" calcext:value-type="string">
            <text:p><text:s/>pressure [erg/cm^3]</text:p>
          </table:table-cell>
          <table:table-cell office:value-type="string" calcext:value-type="string">
            <text:p><text:s/>baryonic_density [1/fm^3]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7.33076" calcext:value-type="float">
            <text:p>257.330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[.$B$4]/[.$B$5]^3" office:value-type="float" office:value="1.6021773E+036" calcext:value-type="float">
            <text:p>1.60218E+036</text:p>
          </table:table-cell>
          <table:table-cell table:formula="of:=[.E9]/[.$B$2]^2" office:value-type="float" office:value="1.78266266265283E+015" calcext:value-type="float">
            <text:p>1.78266E+015</text:p>
          </table:table-cell>
          <table:table-cell table:formula="of:=[.B9]*[.$B$4]/[.$B$5]^3" office:value-type="float" office:value="4.12289502263748E+035" calcext:value-type="float">
            <text:p>4.1229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.919191919" calcext:value-type="float">
            <text:p>991.919191919</text:p>
          </table:table-cell>
          <table:table-cell office:value-type="float" office:value="254.637184242" calcext:value-type="float">
            <text:p>254.6371842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]*[.$B$4]/[.$B$5]^3" office:value-type="float" office:value="1.58923041272697E+036" calcext:value-type="float">
            <text:p>1.58923E+036</text:p>
          </table:table-cell>
          <table:table-cell table:formula="of:=[.E10]/[.$B$2]^2" office:value-type="float" office:value="1.76825730780277E+015" calcext:value-type="float">
            <text:p>1.76826E+015</text:p>
          </table:table-cell>
          <table:table-cell table:formula="of:=[.B10]*[.$B$4]/[.$B$5]^3" office:value-type="float" office:value="4.0797391632845E+035" calcext:value-type="float">
            <text:p>4.0797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.838383838" calcext:value-type="float">
            <text:p>983.838383838</text:p>
          </table:table-cell>
          <table:table-cell office:value-type="float" office:value="251.943608485" calcext:value-type="float">
            <text:p>251.9436084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]*[.$B$4]/[.$B$5]^3" office:value-type="float" office:value="1.57628352545393E+036" calcext:value-type="float">
            <text:p>1.57628E+036</text:p>
          </table:table-cell>
          <table:table-cell table:formula="of:=[.E11]/[.$B$2]^2" office:value-type="float" office:value="1.75385195295271E+015" calcext:value-type="float">
            <text:p>1.75385E+015</text:p>
          </table:table-cell>
          <table:table-cell table:formula="of:=[.B11]*[.$B$4]/[.$B$5]^3" office:value-type="float" office:value="4.03658330394754E+035" calcext:value-type="float">
            <text:p>4.0365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.757575758" calcext:value-type="float">
            <text:p>975.757575758</text:p>
          </table:table-cell>
          <table:table-cell office:value-type="float" office:value="249.250032727" calcext:value-type="float">
            <text:p>249.2500327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]*[.$B$4]/[.$B$5]^3" office:value-type="float" office:value="1.5633366381825E+036" calcext:value-type="float">
            <text:p>1.56334E+036</text:p>
          </table:table-cell>
          <table:table-cell table:formula="of:=[.E12]/[.$B$2]^2" office:value-type="float" office:value="1.73944659810443E+015" calcext:value-type="float">
            <text:p>1.73945E+015</text:p>
          </table:table-cell>
          <table:table-cell table:formula="of:=[.B12]*[.$B$4]/[.$B$5]^3" office:value-type="float" office:value="3.99342744459456E+035" calcext:value-type="float">
            <text:p>3.9934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.676767677" calcext:value-type="float">
            <text:p>967.676767677</text:p>
          </table:table-cell>
          <table:table-cell office:value-type="float" office:value="246.55645697" calcext:value-type="float">
            <text:p>246.556456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*[.$B$4]/[.$B$5]^3" office:value-type="float" office:value="1.55038975090946E+036" calcext:value-type="float">
            <text:p>1.55039E+036</text:p>
          </table:table-cell>
          <table:table-cell table:formula="of:=[.E13]/[.$B$2]^2" office:value-type="float" office:value="1.72504124325437E+015" calcext:value-type="float">
            <text:p>1.72504E+015</text:p>
          </table:table-cell>
          <table:table-cell table:formula="of:=[.B13]*[.$B$4]/[.$B$5]^3" office:value-type="float" office:value="3.95027158525761E+035" calcext:value-type="float">
            <text:p>3.9502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.595959596" calcext:value-type="float">
            <text:p>959.595959596</text:p>
          </table:table-cell>
          <table:table-cell office:value-type="float" office:value="243.862881212" calcext:value-type="float">
            <text:p>243.862881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]*[.$B$4]/[.$B$5]^3" office:value-type="float" office:value="1.53744286363643E+036" calcext:value-type="float">
            <text:p>1.53744E+036</text:p>
          </table:table-cell>
          <table:table-cell table:formula="of:=[.E14]/[.$B$2]^2" office:value-type="float" office:value="1.71063588840431E+015" calcext:value-type="float">
            <text:p>1.71064E+015</text:p>
          </table:table-cell>
          <table:table-cell table:formula="of:=[.B14]*[.$B$4]/[.$B$5]^3" office:value-type="float" office:value="3.90711572590463E+035" calcext:value-type="float">
            <text:p>3.9071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.515151515" calcext:value-type="float">
            <text:p>951.515151515</text:p>
          </table:table-cell>
          <table:table-cell office:value-type="float" office:value="241.169305455" calcext:value-type="float">
            <text:p>241.1693054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*[.$B$4]/[.$B$5]^3" office:value-type="float" office:value="1.52449597636339E+036" calcext:value-type="float">
            <text:p>1.52450E+036</text:p>
          </table:table-cell>
          <table:table-cell table:formula="of:=[.E15]/[.$B$2]^2" office:value-type="float" office:value="1.69623053355425E+015" calcext:value-type="float">
            <text:p>1.69623E+015</text:p>
          </table:table-cell>
          <table:table-cell table:formula="of:=[.B15]*[.$B$4]/[.$B$5]^3" office:value-type="float" office:value="3.86395986656767E+035" calcext:value-type="float">
            <text:p>3.8639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.434343434" calcext:value-type="float">
            <text:p>943.434343434</text:p>
          </table:table-cell>
          <table:table-cell office:value-type="float" office:value="238.475729697" calcext:value-type="float">
            <text:p>238.4757296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*[.$B$4]/[.$B$5]^3" office:value-type="float" office:value="1.51154908909036E+036" calcext:value-type="float">
            <text:p>1.51155E+036</text:p>
          </table:table-cell>
          <table:table-cell table:formula="of:=[.E16]/[.$B$2]^2" office:value-type="float" office:value="1.68182517870418E+015" calcext:value-type="float">
            <text:p>1.68183E+015</text:p>
          </table:table-cell>
          <table:table-cell table:formula="of:=[.B16]*[.$B$4]/[.$B$5]^3" office:value-type="float" office:value="3.82080400721469E+035" calcext:value-type="float">
            <text:p>3.8208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.353535354" calcext:value-type="float">
            <text:p>935.353535354</text:p>
          </table:table-cell>
          <table:table-cell office:value-type="float" office:value="235.782153939" calcext:value-type="float">
            <text:p>235.7821539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]*[.$B$4]/[.$B$5]^3" office:value-type="float" office:value="1.49860220181893E+036" calcext:value-type="float">
            <text:p>1.49860E+036</text:p>
          </table:table-cell>
          <table:table-cell table:formula="of:=[.E17]/[.$B$2]^2" office:value-type="float" office:value="1.6674198238559E+015" calcext:value-type="float">
            <text:p>1.66742E+015</text:p>
          </table:table-cell>
          <table:table-cell table:formula="of:=[.B17]*[.$B$4]/[.$B$5]^3" office:value-type="float" office:value="3.77764814786171E+035" calcext:value-type="float">
            <text:p>3.7776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.272727273" calcext:value-type="float">
            <text:p>927.272727273</text:p>
          </table:table-cell>
          <table:table-cell office:value-type="float" office:value="233.088578182" calcext:value-type="float">
            <text:p>233.0885781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*[.$B$4]/[.$B$5]^3" office:value-type="float" office:value="1.48565531454589E+036" calcext:value-type="float">
            <text:p>1.48566E+036</text:p>
          </table:table-cell>
          <table:table-cell table:formula="of:=[.E18]/[.$B$2]^2" office:value-type="float" office:value="1.65301446900584E+015" calcext:value-type="float">
            <text:p>1.65301E+015</text:p>
          </table:table-cell>
          <table:table-cell table:formula="of:=[.B18]*[.$B$4]/[.$B$5]^3" office:value-type="float" office:value="3.73449228852476E+035" calcext:value-type="float">
            <text:p>3.7344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.191919192" calcext:value-type="float">
            <text:p>919.191919192</text:p>
          </table:table-cell>
          <table:table-cell office:value-type="float" office:value="230.395002424" calcext:value-type="float">
            <text:p>230.3950024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*[.$B$4]/[.$B$5]^3" office:value-type="float" office:value="1.47270842727286E+036" calcext:value-type="float">
            <text:p>1.47271E+036</text:p>
          </table:table-cell>
          <table:table-cell table:formula="of:=[.E19]/[.$B$2]^2" office:value-type="float" office:value="1.63860911415578E+015" calcext:value-type="float">
            <text:p>1.63861E+015</text:p>
          </table:table-cell>
          <table:table-cell table:formula="of:=[.B19]*[.$B$4]/[.$B$5]^3" office:value-type="float" office:value="3.69133642917178E+035" calcext:value-type="float">
            <text:p>3.6913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.111111111" calcext:value-type="float">
            <text:p>911.111111111</text:p>
          </table:table-cell>
          <table:table-cell office:value-type="float" office:value="227.701426667" calcext:value-type="float">
            <text:p>227.70142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]*[.$B$4]/[.$B$5]^3" office:value-type="float" office:value="1.45976153999982E+036" calcext:value-type="float">
            <text:p>1.45976E+036</text:p>
          </table:table-cell>
          <table:table-cell table:formula="of:=[.E20]/[.$B$2]^2" office:value-type="float" office:value="1.62420375930572E+015" calcext:value-type="float">
            <text:p>1.62420E+015</text:p>
          </table:table-cell>
          <table:table-cell table:formula="of:=[.B20]*[.$B$4]/[.$B$5]^3" office:value-type="float" office:value="3.64818056983482E+035" calcext:value-type="float">
            <text:p>3.6481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.03030303" calcext:value-type="float">
            <text:p>903.03030303</text:p>
          </table:table-cell>
          <table:table-cell office:value-type="float" office:value="225.007850909" calcext:value-type="float">
            <text:p>225.0078509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1]*[.$B$4]/[.$B$5]^3" office:value-type="float" office:value="1.44681465272679E+036" calcext:value-type="float">
            <text:p>1.44681E+036</text:p>
          </table:table-cell>
          <table:table-cell table:formula="of:=[.E21]/[.$B$2]^2" office:value-type="float" office:value="1.60979840445566E+015" calcext:value-type="float">
            <text:p>1.60980E+015</text:p>
          </table:table-cell>
          <table:table-cell table:formula="of:=[.B21]*[.$B$4]/[.$B$5]^3" office:value-type="float" office:value="3.60502471048184E+035" calcext:value-type="float">
            <text:p>3.6050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.949494949" calcext:value-type="float">
            <text:p>894.949494949</text:p>
          </table:table-cell>
          <table:table-cell office:value-type="float" office:value="222.314275152" calcext:value-type="float">
            <text:p>222.3142751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2]*[.$B$4]/[.$B$5]^3" office:value-type="float" office:value="1.43386776545375E+036" calcext:value-type="float">
            <text:p>1.43387E+036</text:p>
          </table:table-cell>
          <table:table-cell table:formula="of:=[.E22]/[.$B$2]^2" office:value-type="float" office:value="1.59539304960559E+015" calcext:value-type="float">
            <text:p>1.59539E+015</text:p>
          </table:table-cell>
          <table:table-cell table:formula="of:=[.B22]*[.$B$4]/[.$B$5]^3" office:value-type="float" office:value="3.56186885114488E+035" calcext:value-type="float">
            <text:p>3.5618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.868686869" calcext:value-type="float">
            <text:p>886.868686869</text:p>
          </table:table-cell>
          <table:table-cell office:value-type="float" office:value="219.620699394" calcext:value-type="float">
            <text:p>219.6206993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3]*[.$B$4]/[.$B$5]^3" office:value-type="float" office:value="1.42092087818232E+036" calcext:value-type="float">
            <text:p>1.42092E+036</text:p>
          </table:table-cell>
          <table:table-cell table:formula="of:=[.E23]/[.$B$2]^2" office:value-type="float" office:value="1.58098769475731E+015" calcext:value-type="float">
            <text:p>1.58099E+015</text:p>
          </table:table-cell>
          <table:table-cell table:formula="of:=[.B23]*[.$B$4]/[.$B$5]^3" office:value-type="float" office:value="3.51871299179191E+035" calcext:value-type="float">
            <text:p>3.5187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.787878788" calcext:value-type="float">
            <text:p>878.787878788</text:p>
          </table:table-cell>
          <table:table-cell office:value-type="float" office:value="216.927123636" calcext:value-type="float">
            <text:p>216.9271236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]*[.$B$4]/[.$B$5]^3" office:value-type="float" office:value="1.40797399090928E+036" calcext:value-type="float">
            <text:p>1.40797E+036</text:p>
          </table:table-cell>
          <table:table-cell table:formula="of:=[.E24]/[.$B$2]^2" office:value-type="float" office:value="1.56658233990725E+015" calcext:value-type="float">
            <text:p>1.56658E+015</text:p>
          </table:table-cell>
          <table:table-cell table:formula="of:=[.B24]*[.$B$4]/[.$B$5]^3" office:value-type="float" office:value="3.47555713243893E+035" calcext:value-type="float">
            <text:p>3.4755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.707070707" calcext:value-type="float">
            <text:p>870.707070707</text:p>
          </table:table-cell>
          <table:table-cell office:value-type="float" office:value="214.233547879" calcext:value-type="float">
            <text:p>214.2335478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5]*[.$B$4]/[.$B$5]^3" office:value-type="float" office:value="1.39502710363625E+036" calcext:value-type="float">
            <text:p>1.39503E+036</text:p>
          </table:table-cell>
          <table:table-cell table:formula="of:=[.E25]/[.$B$2]^2" office:value-type="float" office:value="1.55217698505719E+015" calcext:value-type="float">
            <text:p>1.55218E+015</text:p>
          </table:table-cell>
          <table:table-cell table:formula="of:=[.B25]*[.$B$4]/[.$B$5]^3" office:value-type="float" office:value="3.43240127310197E+035" calcext:value-type="float">
            <text:p>3.4324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.626262626" calcext:value-type="float">
            <text:p>862.626262626</text:p>
          </table:table-cell>
          <table:table-cell office:value-type="float" office:value="211.539972121" calcext:value-type="float">
            <text:p>211.539972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6]*[.$B$4]/[.$B$5]^3" office:value-type="float" office:value="1.38208021636322E+036" calcext:value-type="float">
            <text:p>1.38208E+036</text:p>
          </table:table-cell>
          <table:table-cell table:formula="of:=[.E26]/[.$B$2]^2" office:value-type="float" office:value="1.53777163020713E+015" calcext:value-type="float">
            <text:p>1.53777E+015</text:p>
          </table:table-cell>
          <table:table-cell table:formula="of:=[.B26]*[.$B$4]/[.$B$5]^3" office:value-type="float" office:value="3.38924541374899E+035" calcext:value-type="float">
            <text:p>3.3892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.545454545" calcext:value-type="float">
            <text:p>854.545454545</text:p>
          </table:table-cell>
          <table:table-cell office:value-type="float" office:value="208.846396364" calcext:value-type="float">
            <text:p>208.8463963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7]*[.$B$4]/[.$B$5]^3" office:value-type="float" office:value="1.36913332909018E+036" calcext:value-type="float">
            <text:p>1.36913E+036</text:p>
          </table:table-cell>
          <table:table-cell table:formula="of:=[.E27]/[.$B$2]^2" office:value-type="float" office:value="1.52336627535707E+015" calcext:value-type="float">
            <text:p>1.52337E+015</text:p>
          </table:table-cell>
          <table:table-cell table:formula="of:=[.B27]*[.$B$4]/[.$B$5]^3" office:value-type="float" office:value="3.34608955441203E+035" calcext:value-type="float">
            <text:p>3.3460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.464646465" calcext:value-type="float">
            <text:p>846.464646465</text:p>
          </table:table-cell>
          <table:table-cell office:value-type="float" office:value="206.152820606" calcext:value-type="float">
            <text:p>206.1528206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*[.$B$4]/[.$B$5]^3" office:value-type="float" office:value="1.35618644181875E+036" calcext:value-type="float">
            <text:p>1.35619E+036</text:p>
          </table:table-cell>
          <table:table-cell table:formula="of:=[.E28]/[.$B$2]^2" office:value-type="float" office:value="1.50896092050879E+015" calcext:value-type="float">
            <text:p>1.50896E+015</text:p>
          </table:table-cell>
          <table:table-cell table:formula="of:=[.B28]*[.$B$4]/[.$B$5]^3" office:value-type="float" office:value="3.30293369505905E+035" calcext:value-type="float">
            <text:p>3.3029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.383838384" calcext:value-type="float">
            <text:p>838.383838384</text:p>
          </table:table-cell>
          <table:table-cell office:value-type="float" office:value="203.459244848" calcext:value-type="float">
            <text:p>203.4592448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9]*[.$B$4]/[.$B$5]^3" office:value-type="float" office:value="1.34323955454571E+036" calcext:value-type="float">
            <text:p>1.34324E+036</text:p>
          </table:table-cell>
          <table:table-cell table:formula="of:=[.E29]/[.$B$2]^2" office:value-type="float" office:value="1.49455556565873E+015" calcext:value-type="float">
            <text:p>1.49456E+015</text:p>
          </table:table-cell>
          <table:table-cell table:formula="of:=[.B29]*[.$B$4]/[.$B$5]^3" office:value-type="float" office:value="3.25977783570608E+035" calcext:value-type="float">
            <text:p>3.2597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.303030303" calcext:value-type="float">
            <text:p>830.303030303</text:p>
          </table:table-cell>
          <table:table-cell office:value-type="float" office:value="200.765669091" calcext:value-type="float">
            <text:p>200.7656690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0]*[.$B$4]/[.$B$5]^3" office:value-type="float" office:value="1.33029266727268E+036" calcext:value-type="float">
            <text:p>1.33029E+036</text:p>
          </table:table-cell>
          <table:table-cell table:formula="of:=[.E30]/[.$B$2]^2" office:value-type="float" office:value="1.48015021080866E+015" calcext:value-type="float">
            <text:p>1.48015E+015</text:p>
          </table:table-cell>
          <table:table-cell table:formula="of:=[.B30]*[.$B$4]/[.$B$5]^3" office:value-type="float" office:value="3.21662197636912E+035" calcext:value-type="float">
            <text:p>3.2166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.222222222" calcext:value-type="float">
            <text:p>822.222222222</text:p>
          </table:table-cell>
          <table:table-cell office:value-type="float" office:value="198.072093333" calcext:value-type="float">
            <text:p>198.07209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1]*[.$B$4]/[.$B$5]^3" office:value-type="float" office:value="1.31734577999964E+036" calcext:value-type="float">
            <text:p>1.31735E+036</text:p>
          </table:table-cell>
          <table:table-cell table:formula="of:=[.E31]/[.$B$2]^2" office:value-type="float" office:value="1.4657448559586E+015" calcext:value-type="float">
            <text:p>1.46574E+015</text:p>
          </table:table-cell>
          <table:table-cell table:formula="of:=[.B31]*[.$B$4]/[.$B$5]^3" office:value-type="float" office:value="3.17346611701614E+035" calcext:value-type="float">
            <text:p>3.1734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.141414141" calcext:value-type="float">
            <text:p>814.141414141</text:p>
          </table:table-cell>
          <table:table-cell office:value-type="float" office:value="195.378517576" calcext:value-type="float">
            <text:p>195.3785175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2]*[.$B$4]/[.$B$5]^3" office:value-type="float" office:value="1.30439889272661E+036" calcext:value-type="float">
            <text:p>1.30440E+036</text:p>
          </table:table-cell>
          <table:table-cell table:formula="of:=[.E32]/[.$B$2]^2" office:value-type="float" office:value="1.45133950110854E+015" calcext:value-type="float">
            <text:p>1.45134E+015</text:p>
          </table:table-cell>
          <table:table-cell table:formula="of:=[.B32]*[.$B$4]/[.$B$5]^3" office:value-type="float" office:value="3.13031025767918E+035" calcext:value-type="float">
            <text:p>3.1303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.060606061" calcext:value-type="float">
            <text:p>806.060606061</text:p>
          </table:table-cell>
          <table:table-cell office:value-type="float" office:value="192.684941818" calcext:value-type="float">
            <text:p>192.6849418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*[.$B$4]/[.$B$5]^3" office:value-type="float" office:value="1.29145200545518E+036" calcext:value-type="float">
            <text:p>1.29145E+036</text:p>
          </table:table-cell>
          <table:table-cell table:formula="of:=[.E33]/[.$B$2]^2" office:value-type="float" office:value="1.43693414626026E+015" calcext:value-type="float">
            <text:p>1.43693E+015</text:p>
          </table:table-cell>
          <table:table-cell table:formula="of:=[.B33]*[.$B$4]/[.$B$5]^3" office:value-type="float" office:value="3.0871543983262E+035" calcext:value-type="float">
            <text:p>3.0871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.97979798" calcext:value-type="float">
            <text:p>797.97979798</text:p>
          </table:table-cell>
          <table:table-cell office:value-type="float" office:value="189.991366061" calcext:value-type="float">
            <text:p>189.9913660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4]*[.$B$4]/[.$B$5]^3" office:value-type="float" office:value="1.27850511818214E+036" calcext:value-type="float">
            <text:p>1.27851E+036</text:p>
          </table:table-cell>
          <table:table-cell table:formula="of:=[.E34]/[.$B$2]^2" office:value-type="float" office:value="1.4225287914102E+015" calcext:value-type="float">
            <text:p>1.42253E+015</text:p>
          </table:table-cell>
          <table:table-cell table:formula="of:=[.B34]*[.$B$4]/[.$B$5]^3" office:value-type="float" office:value="3.04399853898925E+035" calcext:value-type="float">
            <text:p>3.0440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.898989899" calcext:value-type="float">
            <text:p>789.898989899</text:p>
          </table:table-cell>
          <table:table-cell office:value-type="float" office:value="187.297790303" calcext:value-type="float">
            <text:p>187.2977903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5]*[.$B$4]/[.$B$5]^3" office:value-type="float" office:value="1.26555823090911E+036" calcext:value-type="float">
            <text:p>1.26556E+036</text:p>
          </table:table-cell>
          <table:table-cell table:formula="of:=[.E35]/[.$B$2]^2" office:value-type="float" office:value="1.40812343656014E+015" calcext:value-type="float">
            <text:p>1.40812E+015</text:p>
          </table:table-cell>
          <table:table-cell table:formula="of:=[.B35]*[.$B$4]/[.$B$5]^3" office:value-type="float" office:value="3.00084267963627E+035" calcext:value-type="float">
            <text:p>3.0008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.818181818" calcext:value-type="float">
            <text:p>781.818181818</text:p>
          </table:table-cell>
          <table:table-cell office:value-type="float" office:value="184.604214545" calcext:value-type="float">
            <text:p>184.6042145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6]*[.$B$4]/[.$B$5]^3" office:value-type="float" office:value="1.25261134363607E+036" calcext:value-type="float">
            <text:p>1.25261E+036</text:p>
          </table:table-cell>
          <table:table-cell table:formula="of:=[.E36]/[.$B$2]^2" office:value-type="float" office:value="1.39371808171007E+015" calcext:value-type="float">
            <text:p>1.39372E+015</text:p>
          </table:table-cell>
          <table:table-cell table:formula="of:=[.B36]*[.$B$4]/[.$B$5]^3" office:value-type="float" office:value="2.95768682028329E+035" calcext:value-type="float">
            <text:p>2.9576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.737373737" calcext:value-type="float">
            <text:p>773.737373737</text:p>
          </table:table-cell>
          <table:table-cell office:value-type="float" office:value="181.910638788" calcext:value-type="float">
            <text:p>181.9106387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7]*[.$B$4]/[.$B$5]^3" office:value-type="float" office:value="1.23966445636304E+036" calcext:value-type="float">
            <text:p>1.23966E+036</text:p>
          </table:table-cell>
          <table:table-cell table:formula="of:=[.E37]/[.$B$2]^2" office:value-type="float" office:value="1.37931272686001E+015" calcext:value-type="float">
            <text:p>1.37931E+015</text:p>
          </table:table-cell>
          <table:table-cell table:formula="of:=[.B37]*[.$B$4]/[.$B$5]^3" office:value-type="float" office:value="2.91453096094633E+035" calcext:value-type="float">
            <text:p>2.9145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.656565657" calcext:value-type="float">
            <text:p>765.656565657</text:p>
          </table:table-cell>
          <table:table-cell office:value-type="float" office:value="179.21706303" calcext:value-type="float">
            <text:p>179.217063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8]*[.$B$4]/[.$B$5]^3" office:value-type="float" office:value="1.2267175690916E+036" calcext:value-type="float">
            <text:p>1.22672E+036</text:p>
          </table:table-cell>
          <table:table-cell table:formula="of:=[.E38]/[.$B$2]^2" office:value-type="float" office:value="1.36490737201173E+015" calcext:value-type="float">
            <text:p>1.36491E+015</text:p>
          </table:table-cell>
          <table:table-cell table:formula="of:=[.B38]*[.$B$4]/[.$B$5]^3" office:value-type="float" office:value="2.87137510159335E+035" calcext:value-type="float">
            <text:p>2.8713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.575757576" calcext:value-type="float">
            <text:p>757.575757576</text:p>
          </table:table-cell>
          <table:table-cell office:value-type="float" office:value="176.523487273" calcext:value-type="float">
            <text:p>176.5234872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*[.$B$4]/[.$B$5]^3" office:value-type="float" office:value="1.21377068181857E+036" calcext:value-type="float">
            <text:p>1.21377E+036</text:p>
          </table:table-cell>
          <table:table-cell table:formula="of:=[.E39]/[.$B$2]^2" office:value-type="float" office:value="1.35050201716167E+015" calcext:value-type="float">
            <text:p>1.35050E+015</text:p>
          </table:table-cell>
          <table:table-cell table:formula="of:=[.B39]*[.$B$4]/[.$B$5]^3" office:value-type="float" office:value="2.8282192422564E+035" calcext:value-type="float">
            <text:p>2.8282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.494949495" calcext:value-type="float">
            <text:p>749.494949495</text:p>
          </table:table-cell>
          <table:table-cell office:value-type="float" office:value="173.829911515" calcext:value-type="float">
            <text:p>173.8299115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0]*[.$B$4]/[.$B$5]^3" office:value-type="float" office:value="1.20082379454554E+036" calcext:value-type="float">
            <text:p>1.20082E+036</text:p>
          </table:table-cell>
          <table:table-cell table:formula="of:=[.E40]/[.$B$2]^2" office:value-type="float" office:value="1.33609666231161E+015" calcext:value-type="float">
            <text:p>1.33610E+015</text:p>
          </table:table-cell>
          <table:table-cell table:formula="of:=[.B40]*[.$B$4]/[.$B$5]^3" office:value-type="float" office:value="2.78506338290342E+035" calcext:value-type="float">
            <text:p>2.7850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.414141414" calcext:value-type="float">
            <text:p>741.414141414</text:p>
          </table:table-cell>
          <table:table-cell office:value-type="float" office:value="171.136335758" calcext:value-type="float">
            <text:p>171.1363357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1]*[.$B$4]/[.$B$5]^3" office:value-type="float" office:value="1.1878769072725E+036" calcext:value-type="float">
            <text:p>1.18788E+036</text:p>
          </table:table-cell>
          <table:table-cell table:formula="of:=[.E41]/[.$B$2]^2" office:value-type="float" office:value="1.32169130746155E+015" calcext:value-type="float">
            <text:p>1.32169E+015</text:p>
          </table:table-cell>
          <table:table-cell table:formula="of:=[.B41]*[.$B$4]/[.$B$5]^3" office:value-type="float" office:value="2.74190752356646E+035" calcext:value-type="float">
            <text:p>2.7419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.333333333" calcext:value-type="float">
            <text:p>733.333333333</text:p>
          </table:table-cell>
          <table:table-cell office:value-type="float" office:value="168.44276" calcext:value-type="float">
            <text:p>168.442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2]*[.$B$4]/[.$B$5]^3" office:value-type="float" office:value="1.17493001999947E+036" calcext:value-type="float">
            <text:p>1.17493E+036</text:p>
          </table:table-cell>
          <table:table-cell table:formula="of:=[.E42]/[.$B$2]^2" office:value-type="float" office:value="1.30728595261148E+015" calcext:value-type="float">
            <text:p>1.30729E+015</text:p>
          </table:table-cell>
          <table:table-cell table:formula="of:=[.B42]*[.$B$4]/[.$B$5]^3" office:value-type="float" office:value="2.69875166421348E+035" calcext:value-type="float">
            <text:p>2.6987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.252525253" calcext:value-type="float">
            <text:p>725.252525253</text:p>
          </table:table-cell>
          <table:table-cell office:value-type="float" office:value="165.749184242" calcext:value-type="float">
            <text:p>165.7491842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3]*[.$B$4]/[.$B$5]^3" office:value-type="float" office:value="1.16198313272803E+036" calcext:value-type="float">
            <text:p>1.16198E+036</text:p>
          </table:table-cell>
          <table:table-cell table:formula="of:=[.E43]/[.$B$2]^2" office:value-type="float" office:value="1.29288059776321E+015" calcext:value-type="float">
            <text:p>1.29288E+015</text:p>
          </table:table-cell>
          <table:table-cell table:formula="of:=[.B43]*[.$B$4]/[.$B$5]^3" office:value-type="float" office:value="2.6555958048605E+035" calcext:value-type="float">
            <text:p>2.6556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.171717172" calcext:value-type="float">
            <text:p>717.171717172</text:p>
          </table:table-cell>
          <table:table-cell office:value-type="float" office:value="163.055608485" calcext:value-type="float">
            <text:p>163.0556084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4]*[.$B$4]/[.$B$5]^3" office:value-type="float" office:value="1.149036245455E+036" calcext:value-type="float">
            <text:p>1.14904E+036</text:p>
          </table:table-cell>
          <table:table-cell table:formula="of:=[.E44]/[.$B$2]^2" office:value-type="float" office:value="1.27847524291314E+015" calcext:value-type="float">
            <text:p>1.27848E+015</text:p>
          </table:table-cell>
          <table:table-cell table:formula="of:=[.B44]*[.$B$4]/[.$B$5]^3" office:value-type="float" office:value="2.61243994552354E+035" calcext:value-type="float">
            <text:p>2.6124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.090909091" calcext:value-type="float">
            <text:p>709.090909091</text:p>
          </table:table-cell>
          <table:table-cell office:value-type="float" office:value="160.362032727" calcext:value-type="float">
            <text:p>160.3620327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5]*[.$B$4]/[.$B$5]^3" office:value-type="float" office:value="1.13608935818196E+036" calcext:value-type="float">
            <text:p>1.13609E+036</text:p>
          </table:table-cell>
          <table:table-cell table:formula="of:=[.E45]/[.$B$2]^2" office:value-type="float" office:value="1.26406988806308E+015" calcext:value-type="float">
            <text:p>1.26407E+015</text:p>
          </table:table-cell>
          <table:table-cell table:formula="of:=[.B45]*[.$B$4]/[.$B$5]^3" office:value-type="float" office:value="2.56928408617057E+035" calcext:value-type="float">
            <text:p>2.5692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.01010101" calcext:value-type="float">
            <text:p>701.01010101</text:p>
          </table:table-cell>
          <table:table-cell office:value-type="float" office:value="157.66845697" calcext:value-type="float">
            <text:p>157.668456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*[.$B$4]/[.$B$5]^3" office:value-type="float" office:value="1.12314247090893E+036" calcext:value-type="float">
            <text:p>1.12314E+036</text:p>
          </table:table-cell>
          <table:table-cell table:formula="of:=[.E46]/[.$B$2]^2" office:value-type="float" office:value="1.24966453321302E+015" calcext:value-type="float">
            <text:p>1.24966E+015</text:p>
          </table:table-cell>
          <table:table-cell table:formula="of:=[.B46]*[.$B$4]/[.$B$5]^3" office:value-type="float" office:value="2.52612822683361E+035" calcext:value-type="float">
            <text:p>2.5261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.929292929" calcext:value-type="float">
            <text:p>692.929292929</text:p>
          </table:table-cell>
          <table:table-cell office:value-type="float" office:value="154.974881212" calcext:value-type="float">
            <text:p>154.974881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7]*[.$B$4]/[.$B$5]^3" office:value-type="float" office:value="1.11019558363589E+036" calcext:value-type="float">
            <text:p>1.11020E+036</text:p>
          </table:table-cell>
          <table:table-cell table:formula="of:=[.E47]/[.$B$2]^2" office:value-type="float" office:value="1.23525917836296E+015" calcext:value-type="float">
            <text:p>1.23526E+015</text:p>
          </table:table-cell>
          <table:table-cell table:formula="of:=[.B47]*[.$B$4]/[.$B$5]^3" office:value-type="float" office:value="2.48297236748063E+035" calcext:value-type="float">
            <text:p>2.4829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.848484848" calcext:value-type="float">
            <text:p>684.848484848</text:p>
          </table:table-cell>
          <table:table-cell office:value-type="float" office:value="152.281305455" calcext:value-type="float">
            <text:p>152.2813054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8]*[.$B$4]/[.$B$5]^3" office:value-type="float" office:value="1.09724869636286E+036" calcext:value-type="float">
            <text:p>1.09725E+036</text:p>
          </table:table-cell>
          <table:table-cell table:formula="of:=[.E48]/[.$B$2]^2" office:value-type="float" office:value="1.2208538235129E+015" calcext:value-type="float">
            <text:p>1.22085E+015</text:p>
          </table:table-cell>
          <table:table-cell table:formula="of:=[.B48]*[.$B$4]/[.$B$5]^3" office:value-type="float" office:value="2.43981650814367E+035" calcext:value-type="float">
            <text:p>2.4398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.767676768" calcext:value-type="float">
            <text:p>676.767676768</text:p>
          </table:table-cell>
          <table:table-cell office:value-type="float" office:value="149.587729697" calcext:value-type="float">
            <text:p>149.5877296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9]*[.$B$4]/[.$B$5]^3" office:value-type="float" office:value="1.08430180909143E+036" calcext:value-type="float">
            <text:p>1.08430E+036</text:p>
          </table:table-cell>
          <table:table-cell table:formula="of:=[.E49]/[.$B$2]^2" office:value-type="float" office:value="1.20644846866462E+015" calcext:value-type="float">
            <text:p>1.20645E+015</text:p>
          </table:table-cell>
          <table:table-cell table:formula="of:=[.B49]*[.$B$4]/[.$B$5]^3" office:value-type="float" office:value="2.39666064879069E+035" calcext:value-type="float">
            <text:p>2.3966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.686868687" calcext:value-type="float">
            <text:p>668.686868687</text:p>
          </table:table-cell>
          <table:table-cell office:value-type="float" office:value="146.894153939" calcext:value-type="float">
            <text:p>146.8941539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0]*[.$B$4]/[.$B$5]^3" office:value-type="float" office:value="1.07135492181839E+036" calcext:value-type="float">
            <text:p>1.07135E+036</text:p>
          </table:table-cell>
          <table:table-cell table:formula="of:=[.E50]/[.$B$2]^2" office:value-type="float" office:value="1.19204311381455E+015" calcext:value-type="float">
            <text:p>1.19204E+015</text:p>
          </table:table-cell>
          <table:table-cell table:formula="of:=[.B50]*[.$B$4]/[.$B$5]^3" office:value-type="float" office:value="2.35350478943771E+035" calcext:value-type="float">
            <text:p>2.3535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.606060606" calcext:value-type="float">
            <text:p>660.606060606</text:p>
          </table:table-cell>
          <table:table-cell office:value-type="float" office:value="144.200578182" calcext:value-type="float">
            <text:p>144.2005781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1]*[.$B$4]/[.$B$5]^3" office:value-type="float" office:value="1.05840803454536E+036" calcext:value-type="float">
            <text:p>1.05841E+036</text:p>
          </table:table-cell>
          <table:table-cell table:formula="of:=[.E51]/[.$B$2]^2" office:value-type="float" office:value="1.17763775896449E+015" calcext:value-type="float">
            <text:p>1.17764E+015</text:p>
          </table:table-cell>
          <table:table-cell table:formula="of:=[.B51]*[.$B$4]/[.$B$5]^3" office:value-type="float" office:value="2.31034893010076E+035" calcext:value-type="float">
            <text:p>2.3103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.525252525" calcext:value-type="float">
            <text:p>652.525252525</text:p>
          </table:table-cell>
          <table:table-cell office:value-type="float" office:value="141.507002424" calcext:value-type="float">
            <text:p>141.5070024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2]*[.$B$4]/[.$B$5]^3" office:value-type="float" office:value="1.04546114727232E+036" calcext:value-type="float">
            <text:p>1.04546E+036</text:p>
          </table:table-cell>
          <table:table-cell table:formula="of:=[.E52]/[.$B$2]^2" office:value-type="float" office:value="1.16323240411443E+015" calcext:value-type="float">
            <text:p>1.16323E+015</text:p>
          </table:table-cell>
          <table:table-cell table:formula="of:=[.B52]*[.$B$4]/[.$B$5]^3" office:value-type="float" office:value="2.26719307074778E+035" calcext:value-type="float">
            <text:p>2.2671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.444444444" calcext:value-type="float">
            <text:p>644.444444444</text:p>
          </table:table-cell>
          <table:table-cell office:value-type="float" office:value="138.813426667" calcext:value-type="float">
            <text:p>138.81342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*[.$B$4]/[.$B$5]^3" office:value-type="float" office:value="1.03251425999929E+036" calcext:value-type="float">
            <text:p>1.03251E+036</text:p>
          </table:table-cell>
          <table:table-cell table:formula="of:=[.E53]/[.$B$2]^2" office:value-type="float" office:value="1.14882704926437E+015" calcext:value-type="float">
            <text:p>1.14883E+015</text:p>
          </table:table-cell>
          <table:table-cell table:formula="of:=[.B53]*[.$B$4]/[.$B$5]^3" office:value-type="float" office:value="2.22403721141082E+035" calcext:value-type="float">
            <text:p>2.2240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.363636364" calcext:value-type="float">
            <text:p>636.363636364</text:p>
          </table:table-cell>
          <table:table-cell office:value-type="float" office:value="136.119850909" calcext:value-type="float">
            <text:p>136.1198509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4]*[.$B$4]/[.$B$5]^3" office:value-type="float" office:value="1.01956737272786E+036" calcext:value-type="float">
            <text:p>1.01957E+036</text:p>
          </table:table-cell>
          <table:table-cell table:formula="of:=[.E54]/[.$B$2]^2" office:value-type="float" office:value="1.13442169441609E+015" calcext:value-type="float">
            <text:p>1.13442E+015</text:p>
          </table:table-cell>
          <table:table-cell table:formula="of:=[.B54]*[.$B$4]/[.$B$5]^3" office:value-type="float" office:value="2.18088135205784E+035" calcext:value-type="float">
            <text:p>2.1808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.282828283" calcext:value-type="float">
            <text:p>628.282828283</text:p>
          </table:table-cell>
          <table:table-cell office:value-type="float" office:value="133.426275152" calcext:value-type="float">
            <text:p>133.4262751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5]*[.$B$4]/[.$B$5]^3" office:value-type="float" office:value="1.00662048545482E+036" calcext:value-type="float">
            <text:p>1.00662E+036</text:p>
          </table:table-cell>
          <table:table-cell table:formula="of:=[.E55]/[.$B$2]^2" office:value-type="float" office:value="1.12001633956603E+015" calcext:value-type="float">
            <text:p>1.12002E+015</text:p>
          </table:table-cell>
          <table:table-cell table:formula="of:=[.B55]*[.$B$4]/[.$B$5]^3" office:value-type="float" office:value="2.13772549272088E+035" calcext:value-type="float">
            <text:p>2.1377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.202020202" calcext:value-type="float">
            <text:p>620.202020202</text:p>
          </table:table-cell>
          <table:table-cell office:value-type="float" office:value="130.732699394" calcext:value-type="float">
            <text:p>130.7326993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6]*[.$B$4]/[.$B$5]^3" office:value-type="float" office:value="9.93673598181786E+035" calcext:value-type="float">
            <text:p>9.93674E+035</text:p>
          </table:table-cell>
          <table:table-cell table:formula="of:=[.E56]/[.$B$2]^2" office:value-type="float" office:value="1.10561098471596E+015" calcext:value-type="float">
            <text:p>1.10561E+015</text:p>
          </table:table-cell>
          <table:table-cell table:formula="of:=[.B56]*[.$B$4]/[.$B$5]^3" office:value-type="float" office:value="2.09456963336791E+035" calcext:value-type="float">
            <text:p>2.0945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.121212121" calcext:value-type="float">
            <text:p>612.121212121</text:p>
          </table:table-cell>
          <table:table-cell office:value-type="float" office:value="128.039123636" calcext:value-type="float">
            <text:p>128.0391236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7]*[.$B$4]/[.$B$5]^3" office:value-type="float" office:value="9.80726710908751E+035" calcext:value-type="float">
            <text:p>9.80727E+035</text:p>
          </table:table-cell>
          <table:table-cell table:formula="of:=[.E57]/[.$B$2]^2" office:value-type="float" office:value="1.0912056298659E+015" calcext:value-type="float">
            <text:p>1.09121E+015</text:p>
          </table:table-cell>
          <table:table-cell table:formula="of:=[.B57]*[.$B$4]/[.$B$5]^3" office:value-type="float" office:value="2.05141377401493E+035" calcext:value-type="float">
            <text:p>2.0514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.04040404" calcext:value-type="float">
            <text:p>604.04040404</text:p>
          </table:table-cell>
          <table:table-cell office:value-type="float" office:value="125.345547879" calcext:value-type="float">
            <text:p>125.3455478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8]*[.$B$4]/[.$B$5]^3" office:value-type="float" office:value="9.67779823635716E+035" calcext:value-type="float">
            <text:p>9.67780E+035</text:p>
          </table:table-cell>
          <table:table-cell table:formula="of:=[.E58]/[.$B$2]^2" office:value-type="float" office:value="1.07680027501584E+015" calcext:value-type="float">
            <text:p>1.07680E+015</text:p>
          </table:table-cell>
          <table:table-cell table:formula="of:=[.B58]*[.$B$4]/[.$B$5]^3" office:value-type="float" office:value="2.00825791467797E+035" calcext:value-type="float">
            <text:p>2.0082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.95959596" calcext:value-type="float">
            <text:p>595.95959596</text:p>
          </table:table-cell>
          <table:table-cell office:value-type="float" office:value="122.651972121" calcext:value-type="float">
            <text:p>122.651972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9]*[.$B$4]/[.$B$5]^3" office:value-type="float" office:value="9.54832936364284E+035" calcext:value-type="float">
            <text:p>9.54833E+035</text:p>
          </table:table-cell>
          <table:table-cell table:formula="of:=[.E59]/[.$B$2]^2" office:value-type="float" office:value="1.06239492016756E+015" calcext:value-type="float">
            <text:p>1.06239E+015</text:p>
          </table:table-cell>
          <table:table-cell table:formula="of:=[.B59]*[.$B$4]/[.$B$5]^3" office:value-type="float" office:value="1.96510205532499E+035" calcext:value-type="float">
            <text:p>1.9651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.878787879" calcext:value-type="float">
            <text:p>587.878787879</text:p>
          </table:table-cell>
          <table:table-cell office:value-type="float" office:value="119.958396364" calcext:value-type="float">
            <text:p>119.9583963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0]*[.$B$4]/[.$B$5]^3" office:value-type="float" office:value="9.41886049091249E+035" calcext:value-type="float">
            <text:p>9.41886E+035</text:p>
          </table:table-cell>
          <table:table-cell table:formula="of:=[.E60]/[.$B$2]^2" office:value-type="float" office:value="1.0479895653175E+015" calcext:value-type="float">
            <text:p>1.04799E+015</text:p>
          </table:table-cell>
          <table:table-cell table:formula="of:=[.B60]*[.$B$4]/[.$B$5]^3" office:value-type="float" office:value="1.92194619598803E+035" calcext:value-type="float">
            <text:p>1.9219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.797979798" calcext:value-type="float">
            <text:p>579.797979798</text:p>
          </table:table-cell>
          <table:table-cell office:value-type="float" office:value="117.264820606" calcext:value-type="float">
            <text:p>117.2648206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1]*[.$B$4]/[.$B$5]^3" office:value-type="float" office:value="9.28939161818214E+035" calcext:value-type="float">
            <text:p>9.28939E+035</text:p>
          </table:table-cell>
          <table:table-cell table:formula="of:=[.E61]/[.$B$2]^2" office:value-type="float" office:value="1.03358421046744E+015" calcext:value-type="float">
            <text:p>1.03358E+015</text:p>
          </table:table-cell>
          <table:table-cell table:formula="of:=[.B61]*[.$B$4]/[.$B$5]^3" office:value-type="float" office:value="1.87879033663505E+035" calcext:value-type="float">
            <text:p>1.8787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.717171717" calcext:value-type="float">
            <text:p>571.717171717</text:p>
          </table:table-cell>
          <table:table-cell office:value-type="float" office:value="114.571244848" calcext:value-type="float">
            <text:p>114.5712448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2]*[.$B$4]/[.$B$5]^3" office:value-type="float" office:value="9.1599227454518E+035" calcext:value-type="float">
            <text:p>9.15992E+035</text:p>
          </table:table-cell>
          <table:table-cell table:formula="of:=[.E62]/[.$B$2]^2" office:value-type="float" office:value="1.01917885561738E+015" calcext:value-type="float">
            <text:p>1.01918E+015</text:p>
          </table:table-cell>
          <table:table-cell table:formula="of:=[.B62]*[.$B$4]/[.$B$5]^3" office:value-type="float" office:value="1.83563447728208E+035" calcext:value-type="float">
            <text:p>1.8356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.636363636" calcext:value-type="float">
            <text:p>563.636363636</text:p>
          </table:table-cell>
          <table:table-cell office:value-type="float" office:value="111.877669091" calcext:value-type="float">
            <text:p>111.8776690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3]*[.$B$4]/[.$B$5]^3" office:value-type="float" office:value="9.03045387272145E+035" calcext:value-type="float">
            <text:p>9.03045E+035</text:p>
          </table:table-cell>
          <table:table-cell table:formula="of:=[.E63]/[.$B$2]^2" office:value-type="float" office:value="1.00477350076731E+015" calcext:value-type="float">
            <text:p>1.00477E+015</text:p>
          </table:table-cell>
          <table:table-cell table:formula="of:=[.B63]*[.$B$4]/[.$B$5]^3" office:value-type="float" office:value="1.79247861794512E+035" calcext:value-type="float">
            <text:p>1.7924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.555555556" calcext:value-type="float">
            <text:p>555.555555556</text:p>
          </table:table-cell>
          <table:table-cell office:value-type="float" office:value="109.184093333" calcext:value-type="float">
            <text:p>109.18409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4]*[.$B$4]/[.$B$5]^3" office:value-type="float" office:value="8.90098500000712E+035" calcext:value-type="float">
            <text:p>8.90099E+035</text:p>
          </table:table-cell>
          <table:table-cell table:formula="of:=[.E64]/[.$B$2]^2" office:value-type="float" office:value="990368145919034" calcext:value-type="float">
            <text:p>9.90368E+014</text:p>
          </table:table-cell>
          <table:table-cell table:formula="of:=[.B64]*[.$B$4]/[.$B$5]^3" office:value-type="float" office:value="1.74932275859214E+035" calcext:value-type="float">
            <text:p>1.7493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.474747475" calcext:value-type="float">
            <text:p>547.474747475</text:p>
          </table:table-cell>
          <table:table-cell office:value-type="float" office:value="106.490517576" calcext:value-type="float">
            <text:p>106.4905175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5]*[.$B$4]/[.$B$5]^3" office:value-type="float" office:value="8.77151612727677E+035" calcext:value-type="float">
            <text:p>8.77152E+035</text:p>
          </table:table-cell>
          <table:table-cell table:formula="of:=[.E65]/[.$B$2]^2" office:value-type="float" office:value="975962791068972" calcext:value-type="float">
            <text:p>9.75963E+014</text:p>
          </table:table-cell>
          <table:table-cell table:formula="of:=[.B65]*[.$B$4]/[.$B$5]^3" office:value-type="float" office:value="1.70616689925518E+035" calcext:value-type="float">
            <text:p>1.7061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.393939394" calcext:value-type="float">
            <text:p>539.393939394</text:p>
          </table:table-cell>
          <table:table-cell office:value-type="float" office:value="103.796941818" calcext:value-type="float">
            <text:p>103.7969418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6]*[.$B$4]/[.$B$5]^3" office:value-type="float" office:value="8.64204725454642E+035" calcext:value-type="float">
            <text:p>8.64205E+035</text:p>
          </table:table-cell>
          <table:table-cell table:formula="of:=[.E66]/[.$B$2]^2" office:value-type="float" office:value="961557436218910" calcext:value-type="float">
            <text:p>9.61557E+014</text:p>
          </table:table-cell>
          <table:table-cell table:formula="of:=[.B66]*[.$B$4]/[.$B$5]^3" office:value-type="float" office:value="1.6630110399022E+035" calcext:value-type="float">
            <text:p>1.6630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.313131313" calcext:value-type="float">
            <text:p>531.313131313</text:p>
          </table:table-cell>
          <table:table-cell office:value-type="float" office:value="101.103366061" calcext:value-type="float">
            <text:p>101.1033660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7]*[.$B$4]/[.$B$5]^3" office:value-type="float" office:value="8.51257838181608E+035" calcext:value-type="float">
            <text:p>8.51258E+035</text:p>
          </table:table-cell>
          <table:table-cell table:formula="of:=[.E67]/[.$B$2]^2" office:value-type="float" office:value="947152081368848" calcext:value-type="float">
            <text:p>9.47152E+014</text:p>
          </table:table-cell>
          <table:table-cell table:formula="of:=[.B67]*[.$B$4]/[.$B$5]^3" office:value-type="float" office:value="1.61985518056525E+035" calcext:value-type="float">
            <text:p>1.6198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.232323232" calcext:value-type="float">
            <text:p>523.232323232</text:p>
          </table:table-cell>
          <table:table-cell office:value-type="float" office:value="98.409790303" calcext:value-type="float">
            <text:p>98.4097903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*[.$B$4]/[.$B$5]^3" office:value-type="float" office:value="8.38310950908573E+035" calcext:value-type="float">
            <text:p>8.38311E+035</text:p>
          </table:table-cell>
          <table:table-cell table:formula="of:=[.E68]/[.$B$2]^2" office:value-type="float" office:value="932746726518786" calcext:value-type="float">
            <text:p>9.32747E+014</text:p>
          </table:table-cell>
          <table:table-cell table:formula="of:=[.B68]*[.$B$4]/[.$B$5]^3" office:value-type="float" office:value="1.57669932121227E+035" calcext:value-type="float">
            <text:p>1.5767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.151515152" calcext:value-type="float">
            <text:p>515.151515152</text:p>
          </table:table-cell>
          <table:table-cell office:value-type="float" office:value="95.7162145455" calcext:value-type="float">
            <text:p>95.71621454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9]*[.$B$4]/[.$B$5]^3" office:value-type="float" office:value="8.2536406363714E+035" calcext:value-type="float">
            <text:p>8.25364E+035</text:p>
          </table:table-cell>
          <table:table-cell table:formula="of:=[.E69]/[.$B$2]^2" office:value-type="float" office:value="918341371670507" calcext:value-type="float">
            <text:p>9.18341E+014</text:p>
          </table:table-cell>
          <table:table-cell table:formula="of:=[.B69]*[.$B$4]/[.$B$5]^3" office:value-type="float" office:value="1.5335434618673E+035" calcext:value-type="float">
            <text:p>1.5335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.070707071" calcext:value-type="float">
            <text:p>507.070707071</text:p>
          </table:table-cell>
          <table:table-cell office:value-type="float" office:value="93.0226387879" calcext:value-type="float">
            <text:p>93.02263878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0]*[.$B$4]/[.$B$5]^3" office:value-type="float" office:value="8.12417176364106E+035" calcext:value-type="float">
            <text:p>8.12417E+035</text:p>
          </table:table-cell>
          <table:table-cell table:formula="of:=[.E70]/[.$B$2]^2" office:value-type="float" office:value="903936016820444" calcext:value-type="float">
            <text:p>9.03936E+014</text:p>
          </table:table-cell>
          <table:table-cell table:formula="of:=[.B70]*[.$B$4]/[.$B$5]^3" office:value-type="float" office:value="1.49038760252073E+035" calcext:value-type="float">
            <text:p>1.4903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.98989899" calcext:value-type="float">
            <text:p>498.98989899</text:p>
          </table:table-cell>
          <table:table-cell office:value-type="float" office:value="90.3290630303" calcext:value-type="float">
            <text:p>90.32906303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1]*[.$B$4]/[.$B$5]^3" office:value-type="float" office:value="7.99470289091071E+035" calcext:value-type="float">
            <text:p>7.99470E+035</text:p>
          </table:table-cell>
          <table:table-cell table:formula="of:=[.E71]/[.$B$2]^2" office:value-type="float" office:value="889530661970383" calcext:value-type="float">
            <text:p>8.89531E+014</text:p>
          </table:table-cell>
          <table:table-cell table:formula="of:=[.B71]*[.$B$4]/[.$B$5]^3" office:value-type="float" office:value="1.44723174317416E+035" calcext:value-type="float">
            <text:p>1.4472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.909090909" calcext:value-type="float">
            <text:p>490.909090909</text:p>
          </table:table-cell>
          <table:table-cell office:value-type="float" office:value="87.6354872727" calcext:value-type="float">
            <text:p>87.63548727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2]*[.$B$4]/[.$B$5]^3" office:value-type="float" office:value="7.86523401818036E+035" calcext:value-type="float">
            <text:p>7.86523E+035</text:p>
          </table:table-cell>
          <table:table-cell table:formula="of:=[.E72]/[.$B$2]^2" office:value-type="float" office:value="875125307120321" calcext:value-type="float">
            <text:p>8.75125E+014</text:p>
          </table:table-cell>
          <table:table-cell table:formula="of:=[.B72]*[.$B$4]/[.$B$5]^3" office:value-type="float" office:value="1.40407588382759E+035" calcext:value-type="float">
            <text:p>1.4040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.828282828" calcext:value-type="float">
            <text:p>482.828282828</text:p>
          </table:table-cell>
          <table:table-cell office:value-type="float" office:value="84.9419115152" calcext:value-type="float">
            <text:p>84.94191151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3]*[.$B$4]/[.$B$5]^3" office:value-type="float" office:value="7.73576514545001E+035" calcext:value-type="float">
            <text:p>7.73577E+035</text:p>
          </table:table-cell>
          <table:table-cell table:formula="of:=[.E73]/[.$B$2]^2" office:value-type="float" office:value="860719952270259" calcext:value-type="float">
            <text:p>8.60720E+014</text:p>
          </table:table-cell>
          <table:table-cell table:formula="of:=[.B73]*[.$B$4]/[.$B$5]^3" office:value-type="float" office:value="1.36092002448262E+035" calcext:value-type="float">
            <text:p>1.3609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.747474747" calcext:value-type="float">
            <text:p>474.747474747</text:p>
          </table:table-cell>
          <table:table-cell office:value-type="float" office:value="82.2483357576" calcext:value-type="float">
            <text:p>82.24833575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4]*[.$B$4]/[.$B$5]^3" office:value-type="float" office:value="7.60629627271967E+035" calcext:value-type="float">
            <text:p>7.60630E+035</text:p>
          </table:table-cell>
          <table:table-cell table:formula="of:=[.E74]/[.$B$2]^2" office:value-type="float" office:value="846314597420197" calcext:value-type="float">
            <text:p>8.46315E+014</text:p>
          </table:table-cell>
          <table:table-cell table:formula="of:=[.B74]*[.$B$4]/[.$B$5]^3" office:value-type="float" office:value="1.31776416513605E+035" calcext:value-type="float">
            <text:p>1.3177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.666666667" calcext:value-type="float">
            <text:p>466.666666667</text:p>
          </table:table-cell>
          <table:table-cell office:value-type="float" office:value="79.55476" calcext:value-type="float">
            <text:p>79.554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5]*[.$B$4]/[.$B$5]^3" office:value-type="float" office:value="7.47682740000534E+035" calcext:value-type="float">
            <text:p>7.47683E+035</text:p>
          </table:table-cell>
          <table:table-cell table:formula="of:=[.E75]/[.$B$2]^2" office:value-type="float" office:value="831909242571917" calcext:value-type="float">
            <text:p>8.31909E+014</text:p>
          </table:table-cell>
          <table:table-cell table:formula="of:=[.B75]*[.$B$4]/[.$B$5]^3" office:value-type="float" office:value="1.27460830578948E+035" calcext:value-type="float">
            <text:p>1.2746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.585858586" calcext:value-type="float">
            <text:p>458.585858586</text:p>
          </table:table-cell>
          <table:table-cell office:value-type="float" office:value="76.8611842424" calcext:value-type="float">
            <text:p>76.86118424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6]*[.$B$4]/[.$B$5]^3" office:value-type="float" office:value="7.34735852727499E+035" calcext:value-type="float">
            <text:p>7.34736E+035</text:p>
          </table:table-cell>
          <table:table-cell table:formula="of:=[.E76]/[.$B$2]^2" office:value-type="float" office:value="817503887721855" calcext:value-type="float">
            <text:p>8.17504E+014</text:p>
          </table:table-cell>
          <table:table-cell table:formula="of:=[.B76]*[.$B$4]/[.$B$5]^3" office:value-type="float" office:value="1.23145244644291E+035" calcext:value-type="float">
            <text:p>1.2314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.505050505" calcext:value-type="float">
            <text:p>450.505050505</text:p>
          </table:table-cell>
          <table:table-cell office:value-type="float" office:value="74.1676084848" calcext:value-type="float">
            <text:p>74.16760848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7]*[.$B$4]/[.$B$5]^3" office:value-type="float" office:value="7.21788965454465E+035" calcext:value-type="float">
            <text:p>7.21789E+035</text:p>
          </table:table-cell>
          <table:table-cell table:formula="of:=[.E77]/[.$B$2]^2" office:value-type="float" office:value="803098532871793" calcext:value-type="float">
            <text:p>8.03099E+014</text:p>
          </table:table-cell>
          <table:table-cell table:formula="of:=[.B77]*[.$B$4]/[.$B$5]^3" office:value-type="float" office:value="1.18829658709634E+035" calcext:value-type="float">
            <text:p>1.1883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.424242424" calcext:value-type="float">
            <text:p>442.424242424</text:p>
          </table:table-cell>
          <table:table-cell office:value-type="float" office:value="71.4740327273" calcext:value-type="float">
            <text:p>71.47403272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8]*[.$B$4]/[.$B$5]^3" office:value-type="float" office:value="7.0884207818143E+035" calcext:value-type="float">
            <text:p>7.08842E+035</text:p>
          </table:table-cell>
          <table:table-cell table:formula="of:=[.E78]/[.$B$2]^2" office:value-type="float" office:value="788693178021731" calcext:value-type="float">
            <text:p>7.88693E+014</text:p>
          </table:table-cell>
          <table:table-cell table:formula="of:=[.B78]*[.$B$4]/[.$B$5]^3" office:value-type="float" office:value="1.14514072775137E+035" calcext:value-type="float">
            <text:p>1.1451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.343434343" calcext:value-type="float">
            <text:p>434.343434343</text:p>
          </table:table-cell>
          <table:table-cell office:value-type="float" office:value="68.7804569697" calcext:value-type="float">
            <text:p>68.78045696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9]*[.$B$4]/[.$B$5]^3" office:value-type="float" office:value="6.95895190908395E+035" calcext:value-type="float">
            <text:p>6.95895E+035</text:p>
          </table:table-cell>
          <table:table-cell table:formula="of:=[.E79]/[.$B$2]^2" office:value-type="float" office:value="774287823171669" calcext:value-type="float">
            <text:p>7.74288E+014</text:p>
          </table:table-cell>
          <table:table-cell table:formula="of:=[.B79]*[.$B$4]/[.$B$5]^3" office:value-type="float" office:value="1.1019848684048E+035" calcext:value-type="float">
            <text:p>1.1019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.262626263" calcext:value-type="float">
            <text:p>426.262626263</text:p>
          </table:table-cell>
          <table:table-cell office:value-type="float" office:value="66.0868812121" calcext:value-type="float">
            <text:p>66.0868812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0]*[.$B$4]/[.$B$5]^3" office:value-type="float" office:value="6.82948303636963E+035" calcext:value-type="float">
            <text:p>6.82948E+035</text:p>
          </table:table-cell>
          <table:table-cell table:formula="of:=[.E80]/[.$B$2]^2" office:value-type="float" office:value="759882468323390" calcext:value-type="float">
            <text:p>7.59882E+014</text:p>
          </table:table-cell>
          <table:table-cell table:formula="of:=[.B80]*[.$B$4]/[.$B$5]^3" office:value-type="float" office:value="1.05882900905823E+035" calcext:value-type="float">
            <text:p>1.0588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.181818182" calcext:value-type="float">
            <text:p>418.181818182</text:p>
          </table:table-cell>
          <table:table-cell office:value-type="float" office:value="63.3933054545" calcext:value-type="float">
            <text:p>63.39330545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1]*[.$B$4]/[.$B$5]^3" office:value-type="float" office:value="6.70001416363928E+035" calcext:value-type="float">
            <text:p>6.70001E+035</text:p>
          </table:table-cell>
          <table:table-cell table:formula="of:=[.E81]/[.$B$2]^2" office:value-type="float" office:value="745477113473328" calcext:value-type="float">
            <text:p>7.45477E+014</text:p>
          </table:table-cell>
          <table:table-cell table:formula="of:=[.B81]*[.$B$4]/[.$B$5]^3" office:value-type="float" office:value="1.01567314971166E+035" calcext:value-type="float">
            <text:p>1.0156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.101010101" calcext:value-type="float">
            <text:p>410.101010101</text:p>
          </table:table-cell>
          <table:table-cell office:value-type="float" office:value="60.699729697" calcext:value-type="float">
            <text:p>60.6997296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2]*[.$B$4]/[.$B$5]^3" office:value-type="float" office:value="6.57054529090893E+035" calcext:value-type="float">
            <text:p>6.57055E+035</text:p>
          </table:table-cell>
          <table:table-cell table:formula="of:=[.E82]/[.$B$2]^2" office:value-type="float" office:value="731071758623266" calcext:value-type="float">
            <text:p>7.31072E+014</text:p>
          </table:table-cell>
          <table:table-cell table:formula="of:=[.B82]*[.$B$4]/[.$B$5]^3" office:value-type="float" office:value="9.72517290366693E+034" calcext:value-type="float">
            <text:p>9.72517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.02020202" calcext:value-type="float">
            <text:p>402.02020202</text:p>
          </table:table-cell>
          <table:table-cell office:value-type="float" office:value="58.0061539394" calcext:value-type="float">
            <text:p>58.00615393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3]*[.$B$4]/[.$B$5]^3" office:value-type="float" office:value="6.44107641817858E+035" calcext:value-type="float">
            <text:p>6.44108E+035</text:p>
          </table:table-cell>
          <table:table-cell table:formula="of:=[.E83]/[.$B$2]^2" office:value-type="float" office:value="716666403773204" calcext:value-type="float">
            <text:p>7.16666E+014</text:p>
          </table:table-cell>
          <table:table-cell table:formula="of:=[.B83]*[.$B$4]/[.$B$5]^3" office:value-type="float" office:value="9.29361431020123E+034" calcext:value-type="float">
            <text:p>9.29361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.939393939" calcext:value-type="float">
            <text:p>393.939393939</text:p>
          </table:table-cell>
          <table:table-cell office:value-type="float" office:value="55.3125781818" calcext:value-type="float">
            <text:p>55.31257818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4]*[.$B$4]/[.$B$5]^3" office:value-type="float" office:value="6.31160754544823E+035" calcext:value-type="float">
            <text:p>6.31161E+035</text:p>
          </table:table-cell>
          <table:table-cell table:formula="of:=[.E84]/[.$B$2]^2" office:value-type="float" office:value="702261048923142" calcext:value-type="float">
            <text:p>7.02261E+014</text:p>
          </table:table-cell>
          <table:table-cell table:formula="of:=[.B84]*[.$B$4]/[.$B$5]^3" office:value-type="float" office:value="8.86205571673552E+034" calcext:value-type="float">
            <text:p>8.86206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.858585859" calcext:value-type="float">
            <text:p>385.858585859</text:p>
          </table:table-cell>
          <table:table-cell office:value-type="float" office:value="52.6190024242" calcext:value-type="float">
            <text:p>52.61900242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5]*[.$B$4]/[.$B$5]^3" office:value-type="float" office:value="6.18213867273391E+035" calcext:value-type="float">
            <text:p>6.18214E+035</text:p>
          </table:table-cell>
          <table:table-cell table:formula="of:=[.E85]/[.$B$2]^2" office:value-type="float" office:value="687855694074863" calcext:value-type="float">
            <text:p>6.87856E+014</text:p>
          </table:table-cell>
          <table:table-cell table:formula="of:=[.B85]*[.$B$4]/[.$B$5]^3" office:value-type="float" office:value="8.43049712326982E+034" calcext:value-type="float">
            <text:p>8.43050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.777777778" calcext:value-type="float">
            <text:p>377.777777778</text:p>
          </table:table-cell>
          <table:table-cell office:value-type="float" office:value="49.9254266667" calcext:value-type="float">
            <text:p>49.925426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6]*[.$B$4]/[.$B$5]^3" office:value-type="float" office:value="6.05266980000356E+035" calcext:value-type="float">
            <text:p>6.05267E+035</text:p>
          </table:table-cell>
          <table:table-cell table:formula="of:=[.E86]/[.$B$2]^2" office:value-type="float" office:value="673450339224800" calcext:value-type="float">
            <text:p>6.73450E+014</text:p>
          </table:table-cell>
          <table:table-cell table:formula="of:=[.B86]*[.$B$4]/[.$B$5]^3" office:value-type="float" office:value="7.99893852982014E+034" calcext:value-type="float">
            <text:p>7.99894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.696969697" calcext:value-type="float">
            <text:p>369.696969697</text:p>
          </table:table-cell>
          <table:table-cell office:value-type="float" office:value="47.2318509091" calcext:value-type="float">
            <text:p>47.23185090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7]*[.$B$4]/[.$B$5]^3" office:value-type="float" office:value="5.92320092727321E+035" calcext:value-type="float">
            <text:p>5.92320E+035</text:p>
          </table:table-cell>
          <table:table-cell table:formula="of:=[.E87]/[.$B$2]^2" office:value-type="float" office:value="659044984374738" calcext:value-type="float">
            <text:p>6.59045E+014</text:p>
          </table:table-cell>
          <table:table-cell table:formula="of:=[.B87]*[.$B$4]/[.$B$5]^3" office:value-type="float" office:value="7.56737993635444E+034" calcext:value-type="float">
            <text:p>7.56738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.616161616" calcext:value-type="float">
            <text:p>361.616161616</text:p>
          </table:table-cell>
          <table:table-cell office:value-type="float" office:value="44.5382751515" calcext:value-type="float">
            <text:p>44.53827515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8]*[.$B$4]/[.$B$5]^3" office:value-type="float" office:value="5.79373205454287E+035" calcext:value-type="float">
            <text:p>5.79373E+035</text:p>
          </table:table-cell>
          <table:table-cell table:formula="of:=[.E88]/[.$B$2]^2" office:value-type="float" office:value="644639629524677" calcext:value-type="float">
            <text:p>6.44640E+014</text:p>
          </table:table-cell>
          <table:table-cell table:formula="of:=[.B88]*[.$B$4]/[.$B$5]^3" office:value-type="float" office:value="7.13582134288874E+034" calcext:value-type="float">
            <text:p>7.13582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.535353535" calcext:value-type="float">
            <text:p>353.535353535</text:p>
          </table:table-cell>
          <table:table-cell office:value-type="float" office:value="41.8446993939" calcext:value-type="float">
            <text:p>41.84469939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9]*[.$B$4]/[.$B$5]^3" office:value-type="float" office:value="5.66426318181252E+035" calcext:value-type="float">
            <text:p>5.66426E+035</text:p>
          </table:table-cell>
          <table:table-cell table:formula="of:=[.E89]/[.$B$2]^2" office:value-type="float" office:value="630234274674615" calcext:value-type="float">
            <text:p>6.30234E+014</text:p>
          </table:table-cell>
          <table:table-cell table:formula="of:=[.B89]*[.$B$4]/[.$B$5]^3" office:value-type="float" office:value="6.70426274942304E+034" calcext:value-type="float">
            <text:p>6.70426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.454545455" calcext:value-type="float">
            <text:p>345.454545455</text:p>
          </table:table-cell>
          <table:table-cell office:value-type="float" office:value="39.1511236364" calcext:value-type="float">
            <text:p>39.15112363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0]*[.$B$4]/[.$B$5]^3" office:value-type="float" office:value="5.53479430909819E+035" calcext:value-type="float">
            <text:p>5.53479E+035</text:p>
          </table:table-cell>
          <table:table-cell table:formula="of:=[.E90]/[.$B$2]^2" office:value-type="float" office:value="615828919826335" calcext:value-type="float">
            <text:p>6.15829E+014</text:p>
          </table:table-cell>
          <table:table-cell table:formula="of:=[.B90]*[.$B$4]/[.$B$5]^3" office:value-type="float" office:value="6.27270415597335E+034" calcext:value-type="float">
            <text:p>6.27270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.373737374" calcext:value-type="float">
            <text:p>337.373737374</text:p>
          </table:table-cell>
          <table:table-cell office:value-type="float" office:value="36.4575478788" calcext:value-type="float">
            <text:p>36.45754787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1]*[.$B$4]/[.$B$5]^3" office:value-type="float" office:value="5.40532543636784E+035" calcext:value-type="float">
            <text:p>5.40533E+035</text:p>
          </table:table-cell>
          <table:table-cell table:formula="of:=[.E91]/[.$B$2]^2" office:value-type="float" office:value="601423564976273" calcext:value-type="float">
            <text:p>6.01424E+014</text:p>
          </table:table-cell>
          <table:table-cell table:formula="of:=[.B91]*[.$B$4]/[.$B$5]^3" office:value-type="float" office:value="5.84114556250765E+034" calcext:value-type="float">
            <text:p>5.84115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.292929293" calcext:value-type="float">
            <text:p>329.292929293</text:p>
          </table:table-cell>
          <table:table-cell office:value-type="float" office:value="33.7639721212" calcext:value-type="float">
            <text:p>33.7639721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2]*[.$B$4]/[.$B$5]^3" office:value-type="float" office:value="5.2758565636375E+035" calcext:value-type="float">
            <text:p>5.27586E+035</text:p>
          </table:table-cell>
          <table:table-cell table:formula="of:=[.E92]/[.$B$2]^2" office:value-type="float" office:value="587018210126211" calcext:value-type="float">
            <text:p>5.87018E+014</text:p>
          </table:table-cell>
          <table:table-cell table:formula="of:=[.B92]*[.$B$4]/[.$B$5]^3" office:value-type="float" office:value="5.40958696904195E+034" calcext:value-type="float">
            <text:p>5.40959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.212121212" calcext:value-type="float">
            <text:p>321.212121212</text:p>
          </table:table-cell>
          <table:table-cell office:value-type="float" office:value="31.0703963636" calcext:value-type="float">
            <text:p>31.07039636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3]*[.$B$4]/[.$B$5]^3" office:value-type="float" office:value="5.14638769090715E+035" calcext:value-type="float">
            <text:p>5.14639E+035</text:p>
          </table:table-cell>
          <table:table-cell table:formula="of:=[.E93]/[.$B$2]^2" office:value-type="float" office:value="572612855276149" calcext:value-type="float">
            <text:p>5.72613E+014</text:p>
          </table:table-cell>
          <table:table-cell table:formula="of:=[.B93]*[.$B$4]/[.$B$5]^3" office:value-type="float" office:value="4.97802837557625E+034" calcext:value-type="float">
            <text:p>4.97803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.131313131" calcext:value-type="float">
            <text:p>313.131313131</text:p>
          </table:table-cell>
          <table:table-cell office:value-type="float" office:value="28.3768206061" calcext:value-type="float">
            <text:p>28.37682060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4]*[.$B$4]/[.$B$5]^3" office:value-type="float" office:value="5.0169188181768E+035" calcext:value-type="float">
            <text:p>5.01692E+035</text:p>
          </table:table-cell>
          <table:table-cell table:formula="of:=[.E94]/[.$B$2]^2" office:value-type="float" office:value="558207500426087" calcext:value-type="float">
            <text:p>5.58208E+014</text:p>
          </table:table-cell>
          <table:table-cell table:formula="of:=[.B94]*[.$B$4]/[.$B$5]^3" office:value-type="float" office:value="4.54646978212657E+034" calcext:value-type="float">
            <text:p>4.54647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.050505051" calcext:value-type="float">
            <text:p>305.050505051</text:p>
          </table:table-cell>
          <table:table-cell office:value-type="float" office:value="25.6832448485" calcext:value-type="float">
            <text:p>25.68324484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5]*[.$B$4]/[.$B$5]^3" office:value-type="float" office:value="4.88744994546248E+035" calcext:value-type="float">
            <text:p>4.88745E+035</text:p>
          </table:table-cell>
          <table:table-cell table:formula="of:=[.E95]/[.$B$2]^2" office:value-type="float" office:value="543802145577808" calcext:value-type="float">
            <text:p>5.43802E+014</text:p>
          </table:table-cell>
          <table:table-cell table:formula="of:=[.B95]*[.$B$4]/[.$B$5]^3" office:value-type="float" office:value="4.11491118866086E+034" calcext:value-type="float">
            <text:p>4.11491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.96969697" calcext:value-type="float">
            <text:p>296.96969697</text:p>
          </table:table-cell>
          <table:table-cell office:value-type="float" office:value="22.9896690909" calcext:value-type="float">
            <text:p>22.98966909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6]*[.$B$4]/[.$B$5]^3" office:value-type="float" office:value="4.75798107273213E+035" calcext:value-type="float">
            <text:p>4.75798E+035</text:p>
          </table:table-cell>
          <table:table-cell table:formula="of:=[.E96]/[.$B$2]^2" office:value-type="float" office:value="529396790727746" calcext:value-type="float">
            <text:p>5.29397E+014</text:p>
          </table:table-cell>
          <table:table-cell table:formula="of:=[.B96]*[.$B$4]/[.$B$5]^3" office:value-type="float" office:value="3.68335259519516E+034" calcext:value-type="float">
            <text:p>3.68335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.888888889" calcext:value-type="float">
            <text:p>288.888888889</text:p>
          </table:table-cell>
          <table:table-cell office:value-type="float" office:value="20.2960933333" calcext:value-type="float">
            <text:p>20.29609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7]*[.$B$4]/[.$B$5]^3" office:value-type="float" office:value="4.62851220000178E+035" calcext:value-type="float">
            <text:p>4.62851E+035</text:p>
          </table:table-cell>
          <table:table-cell table:formula="of:=[.E97]/[.$B$2]^2" office:value-type="float" office:value="514991435877684" calcext:value-type="float">
            <text:p>5.14991E+014</text:p>
          </table:table-cell>
          <table:table-cell table:formula="of:=[.B97]*[.$B$4]/[.$B$5]^3" office:value-type="float" office:value="3.25179400172946E+034" calcext:value-type="float">
            <text:p>3.25179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.808080808" calcext:value-type="float">
            <text:p>280.808080808</text:p>
          </table:table-cell>
          <table:table-cell office:value-type="float" office:value="17.6025175758" calcext:value-type="float">
            <text:p>17.60251757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8]*[.$B$4]/[.$B$5]^3" office:value-type="float" office:value="4.49904332727143E+035" calcext:value-type="float">
            <text:p>4.49904E+035</text:p>
          </table:table-cell>
          <table:table-cell table:formula="of:=[.E98]/[.$B$2]^2" office:value-type="float" office:value="500586081027622" calcext:value-type="float">
            <text:p>5.00586E+014</text:p>
          </table:table-cell>
          <table:table-cell table:formula="of:=[.B98]*[.$B$4]/[.$B$5]^3" office:value-type="float" office:value="2.82023540827978E+034" calcext:value-type="float">
            <text:p>2.82024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.727272727" calcext:value-type="float">
            <text:p>272.727272727</text:p>
          </table:table-cell>
          <table:table-cell office:value-type="float" office:value="14.9089418182" calcext:value-type="float">
            <text:p>14.90894181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9]*[.$B$4]/[.$B$5]^3" office:value-type="float" office:value="4.36957445454109E+035" calcext:value-type="float">
            <text:p>4.36957E+035</text:p>
          </table:table-cell>
          <table:table-cell table:formula="of:=[.E99]/[.$B$2]^2" office:value-type="float" office:value="486180726177560" calcext:value-type="float">
            <text:p>4.86181E+014</text:p>
          </table:table-cell>
          <table:table-cell table:formula="of:=[.B99]*[.$B$4]/[.$B$5]^3" office:value-type="float" office:value="2.38867681481408E+034" calcext:value-type="float">
            <text:p>2.38868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.646464646" calcext:value-type="float">
            <text:p>264.646464646</text:p>
          </table:table-cell>
          <table:table-cell office:value-type="float" office:value="12.2153660606" calcext:value-type="float">
            <text:p>12.21536606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0]*[.$B$4]/[.$B$5]^3" office:value-type="float" office:value="4.24010558181074E+035" calcext:value-type="float">
            <text:p>4.24011E+035</text:p>
          </table:table-cell>
          <table:table-cell table:formula="of:=[.E100]/[.$B$2]^2" office:value-type="float" office:value="471775371327498" calcext:value-type="float">
            <text:p>4.71775E+014</text:p>
          </table:table-cell>
          <table:table-cell table:formula="of:=[.B100]*[.$B$4]/[.$B$5]^3" office:value-type="float" office:value="1.95711822134837E+034" calcext:value-type="float">
            <text:p>1.95712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.565656566" calcext:value-type="float">
            <text:p>256.565656566</text:p>
          </table:table-cell>
          <table:table-cell office:value-type="float" office:value="9.52179030303" calcext:value-type="float">
            <text:p>9.5217903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1]*[.$B$4]/[.$B$5]^3" office:value-type="float" office:value="4.11063670909641E+035" calcext:value-type="float">
            <text:p>4.11064E+035</text:p>
          </table:table-cell>
          <table:table-cell table:formula="of:=[.E101]/[.$B$2]^2" office:value-type="float" office:value="457370016479218" calcext:value-type="float">
            <text:p>4.57370E+014</text:p>
          </table:table-cell>
          <table:table-cell table:formula="of:=[.B101]*[.$B$4]/[.$B$5]^3" office:value-type="float" office:value="1.52555962788748E+034" calcext:value-type="float">
            <text:p>1.52556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.484848485" calcext:value-type="float">
            <text:p>248.484848485</text:p>
          </table:table-cell>
          <table:table-cell office:value-type="float" office:value="6.82821454545" calcext:value-type="float">
            <text:p>6.82821454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2]*[.$B$4]/[.$B$5]^3" office:value-type="float" office:value="3.98116783636606E+035" calcext:value-type="float">
            <text:p>3.98117E+035</text:p>
          </table:table-cell>
          <table:table-cell table:formula="of:=[.E102]/[.$B$2]^2" office:value-type="float" office:value="442964661629156" calcext:value-type="float">
            <text:p>4.42965E+014</text:p>
          </table:table-cell>
          <table:table-cell table:formula="of:=[.B102]*[.$B$4]/[.$B$5]^3" office:value-type="float" office:value="1.09400103442498E+034" calcext:value-type="float">
            <text:p>1.09400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.404040404" calcext:value-type="float">
            <text:p>240.404040404</text:p>
          </table:table-cell>
          <table:table-cell office:value-type="float" office:value="4.13463878788" calcext:value-type="float">
            <text:p>4.13463878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3]*[.$B$4]/[.$B$5]^3" office:value-type="float" office:value="3.85169896363572E+035" calcext:value-type="float">
            <text:p>3.85170E+035</text:p>
          </table:table-cell>
          <table:table-cell table:formula="of:=[.E103]/[.$B$2]^2" office:value-type="float" office:value="428559306779094" calcext:value-type="float">
            <text:p>4.28559E+014</text:p>
          </table:table-cell>
          <table:table-cell table:formula="of:=[.B103]*[.$B$4]/[.$B$5]^3" office:value-type="float" office:value="6.62442440964085E+033" calcext:value-type="float">
            <text:p>6.62442E+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.323232323" calcext:value-type="float">
            <text:p>232.323232323</text:p>
          </table:table-cell>
          <table:table-cell office:value-type="float" office:value="1.4410630303" calcext:value-type="float">
            <text:p>1.44106303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4]*[.$B$4]/[.$B$5]^3" office:value-type="float" office:value="3.72223009090537E+035" calcext:value-type="float">
            <text:p>3.72223E+035</text:p>
          </table:table-cell>
          <table:table-cell table:formula="of:=[.E104]/[.$B$2]^2" office:value-type="float" office:value="414153951929032" calcext:value-type="float">
            <text:p>4.14154E+014</text:p>
          </table:table-cell>
          <table:table-cell table:formula="of:=[.B104]*[.$B$4]/[.$B$5]^3" office:value-type="float" office:value="2.30883847501587E+033" calcext:value-type="float">
            <text:p>2.30884E+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.242424242" calcext:value-type="float">
            <text:p>224.242424242</text:p>
          </table:table-cell>
          <table:table-cell office:value-type="float" office:value="-1.25251272727" calcext:value-type="float">
            <text:p>-1.25251272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5]*[.$B$4]/[.$B$5]^3" office:value-type="float" office:value="3.59276121817502E+035" calcext:value-type="float">
            <text:p>3.59276E+035</text:p>
          </table:table-cell>
          <table:table-cell table:formula="of:=[.E105]/[.$B$2]^2" office:value-type="float" office:value="399748597078970" calcext:value-type="float">
            <text:p>3.99749E+014</text:p>
          </table:table-cell>
          <table:table-cell table:formula="of:=[.B105]*[.$B$4]/[.$B$5]^3" office:value-type="float" office:value="-2.00674745959309E+033" calcext:value-type="float">
            <text:p>-2.00675E+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.161616162" calcext:value-type="float">
            <text:p>216.161616162</text:p>
          </table:table-cell>
          <table:table-cell office:value-type="float" office:value="-3.94608848485" calcext:value-type="float">
            <text:p>-3.94608848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6]*[.$B$4]/[.$B$5]^3" office:value-type="float" office:value="3.4632923454607E+035" calcext:value-type="float">
            <text:p>3.46329E+035</text:p>
          </table:table-cell>
          <table:table-cell table:formula="of:=[.E106]/[.$B$2]^2" office:value-type="float" office:value="385343242230691" calcext:value-type="float">
            <text:p>3.85343E+014</text:p>
          </table:table-cell>
          <table:table-cell table:formula="of:=[.B106]*[.$B$4]/[.$B$5]^3" office:value-type="float" office:value="-6.32233339421806E+033" calcext:value-type="float">
            <text:p>-6.32233E+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.080808081" calcext:value-type="float">
            <text:p>208.080808081</text:p>
          </table:table-cell>
          <table:table-cell office:value-type="float" office:value="-6.63966424242" calcext:value-type="float">
            <text:p>-6.63966424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7]*[.$B$4]/[.$B$5]^3" office:value-type="float" office:value="3.33382347273035E+035" calcext:value-type="float">
            <text:p>3.33382E+035</text:p>
          </table:table-cell>
          <table:table-cell table:formula="of:=[.E107]/[.$B$2]^2" office:value-type="float" office:value="370937887380629" calcext:value-type="float">
            <text:p>3.70938E+014</text:p>
          </table:table-cell>
          <table:table-cell table:formula="of:=[.B107]*[.$B$4]/[.$B$5]^3" office:value-type="float" office:value="-1.0637919328827E+034" calcext:value-type="float">
            <text:p>-1.06379E+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9.33324" calcext:value-type="float">
            <text:p>-9.333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8]*[.$B$4]/[.$B$5]^3" office:value-type="float" office:value="3.2043546E+035" calcext:value-type="float">
            <text:p>3.20435E+035</text:p>
          </table:table-cell>
          <table:table-cell table:formula="of:=[.E108]/[.$B$2]^2" office:value-type="float" office:value="356532532530567" calcext:value-type="float">
            <text:p>3.56533E+014</text:p>
          </table:table-cell>
          <table:table-cell table:formula="of:=[.B108]*[.$B$4]/[.$B$5]^3" office:value-type="float" office:value="-1.4953505263452E+034" calcext:value-type="float">
            <text:p>-1.49535E+03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it.bag.model.B_60.NU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c_nuc</text:p>
          </table:table-cell>
          <table:table-cell table:style-name="ce1" office:value-type="float" office:value="2.998E+023" calcext:value-type="float">
            <text:p>3.00E+02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_cgs</text:p>
          </table:table-cell>
          <table:table-cell table:style-name="ce2" office:value-type="float" office:value="29979245800" calcext:value-type="float">
            <text:p>3.00E+010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eV to erg</text:p>
          </table:table-cell>
          <table:table-cell table:style-name="ce1" office:value-type="float" office:value="0.0000016021773" calcext:value-type="float">
            <text:p>1.60E-006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ermi to cm</text:p>
          </table:table-cell>
          <table:table-cell table:style-name="ce1" office:value-type="float" office:value="0.0000000000001" calcext:value-type="float">
            <text:p>1.00E-01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it_bag_model_eos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# epsilon [MeV/fm^3]</text:p>
          </table:table-cell>
          <table:table-cell office:value-type="string" calcext:value-type="string">
            <text:p><text:s/>pressure [MeV/fm^3]</text:p>
          </table:table-cell>
          <table:table-cell office:value-type="string" calcext:value-type="string">
            <text:p><text:s/>baryonic_density [1/fm^3]</text:p>
          </table:table-cell>
          <table:table-cell/>
          <table:table-cell table:style-name="Default" office:value-type="string" calcext:value-type="string">
            <text:p>epsilon [erg/fm^3]</text:p>
          </table:table-cell>
          <table:table-cell table:style-name="Default" office:value-type="string" calcext:value-type="string">
            <text:p>mass density[g/cm^3]</text:p>
          </table:table-cell>
          <table:table-cell table:style-name="Default" office:value-type="string" calcext:value-type="string">
            <text:p><text:s/>pressure [erg/cm^3]</text:p>
          </table:table-cell>
          <table:table-cell office:value-type="string" calcext:value-type="string">
            <text:p><text:s/>baryonic_density [1/fm^3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86.6608" calcext:value-type="float">
            <text:p>586.66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[.$B$4]/[.$B$5]^3" office:value-type="float" office:value="3.2043546E+036" calcext:value-type="float">
            <text:p>3.20435E+036</text:p>
          </table:table-cell>
          <table:table-cell table:formula="of:=[.E9]/[.$B$2]^2" office:value-type="float" office:value="3.56532532530567E+015" calcext:value-type="float">
            <text:p>3.56533E+015</text:p>
          </table:table-cell>
          <table:table-cell table:formula="of:=[.B9]*[.$B$4]/[.$B$5]^3" office:value-type="float" office:value="9.3993461655984E+035" calcext:value-type="float">
            <text:p>9.3993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.94974874" calcext:value-type="float">
            <text:p>1989.94974874</text:p>
          </table:table-cell>
          <table:table-cell office:value-type="float" office:value="583.310749749" calcext:value-type="float">
            <text:p>583.3107497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]*[.$B$4]/[.$B$5]^3" office:value-type="float" office:value="3.18825231557193E+036" calcext:value-type="float">
            <text:p>3.18825E+036</text:p>
          </table:table-cell>
          <table:table-cell table:formula="of:=[.E10]/[.$B$2]^2" office:value-type="float" office:value="3.54740911763419E+015" calcext:value-type="float">
            <text:p>3.54741E+015</text:p>
          </table:table-cell>
          <table:table-cell table:formula="of:=[.B10]*[.$B$4]/[.$B$5]^3" office:value-type="float" office:value="9.34567242093829E+035" calcext:value-type="float">
            <text:p>9.3456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.89949749" calcext:value-type="float">
            <text:p>1979.89949749</text:p>
          </table:table-cell>
          <table:table-cell office:value-type="float" office:value="579.960699497" calcext:value-type="float">
            <text:p>579.9606994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]*[.$B$4]/[.$B$5]^3" office:value-type="float" office:value="3.17215003115988E+036" calcext:value-type="float">
            <text:p>3.17215E+036</text:p>
          </table:table-cell>
          <table:table-cell table:formula="of:=[.E11]/[.$B$2]^2" office:value-type="float" office:value="3.52949290998053E+015" calcext:value-type="float">
            <text:p>3.52949E+015</text:p>
          </table:table-cell>
          <table:table-cell table:formula="of:=[.B11]*[.$B$4]/[.$B$5]^3" office:value-type="float" office:value="9.29199867626215E+035" calcext:value-type="float">
            <text:p>9.2920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9.84924623" calcext:value-type="float">
            <text:p>1969.84924623</text:p>
          </table:table-cell>
          <table:table-cell office:value-type="float" office:value="576.610649246" calcext:value-type="float">
            <text:p>576.6106492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]*[.$B$4]/[.$B$5]^3" office:value-type="float" office:value="3.15604774673182E+036" calcext:value-type="float">
            <text:p>3.15605E+036</text:p>
          </table:table-cell>
          <table:table-cell table:formula="of:=[.E12]/[.$B$2]^2" office:value-type="float" office:value="3.51157670230905E+015" calcext:value-type="float">
            <text:p>3.51158E+015</text:p>
          </table:table-cell>
          <table:table-cell table:formula="of:=[.B12]*[.$B$4]/[.$B$5]^3" office:value-type="float" office:value="9.23832493160203E+035" calcext:value-type="float">
            <text:p>9.2383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9.79899497" calcext:value-type="float">
            <text:p>1959.79899497</text:p>
          </table:table-cell>
          <table:table-cell office:value-type="float" office:value="573.260598995" calcext:value-type="float">
            <text:p>573.2605989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*[.$B$4]/[.$B$5]^3" office:value-type="float" office:value="3.13994546230375E+036" calcext:value-type="float">
            <text:p>3.13995E+036</text:p>
          </table:table-cell>
          <table:table-cell table:formula="of:=[.E13]/[.$B$2]^2" office:value-type="float" office:value="3.49366049463757E+015" calcext:value-type="float">
            <text:p>3.49366E+015</text:p>
          </table:table-cell>
          <table:table-cell table:formula="of:=[.B13]*[.$B$4]/[.$B$5]^3" office:value-type="float" office:value="9.18465118694192E+035" calcext:value-type="float">
            <text:p>9.1846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9.74874372" calcext:value-type="float">
            <text:p>1949.74874372</text:p>
          </table:table-cell>
          <table:table-cell office:value-type="float" office:value="569.910548744" calcext:value-type="float">
            <text:p>569.9105487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]*[.$B$4]/[.$B$5]^3" office:value-type="float" office:value="3.1238431778917E+036" calcext:value-type="float">
            <text:p>3.12384E+036</text:p>
          </table:table-cell>
          <table:table-cell table:formula="of:=[.E14]/[.$B$2]^2" office:value-type="float" office:value="3.47574428698391E+015" calcext:value-type="float">
            <text:p>3.47574E+015</text:p>
          </table:table-cell>
          <table:table-cell table:formula="of:=[.B14]*[.$B$4]/[.$B$5]^3" office:value-type="float" office:value="9.1309774422818E+035" calcext:value-type="float">
            <text:p>9.1309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9.69849246" calcext:value-type="float">
            <text:p>1939.69849246</text:p>
          </table:table-cell>
          <table:table-cell office:value-type="float" office:value="566.560498492" calcext:value-type="float">
            <text:p>566.5604984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*[.$B$4]/[.$B$5]^3" office:value-type="float" office:value="3.10774089346363E+036" calcext:value-type="float">
            <text:p>3.10774E+036</text:p>
          </table:table-cell>
          <table:table-cell table:formula="of:=[.E15]/[.$B$2]^2" office:value-type="float" office:value="3.45782807931243E+015" calcext:value-type="float">
            <text:p>3.45783E+015</text:p>
          </table:table-cell>
          <table:table-cell table:formula="of:=[.B15]*[.$B$4]/[.$B$5]^3" office:value-type="float" office:value="9.07730369760567E+035" calcext:value-type="float">
            <text:p>9.0773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9.64824121" calcext:value-type="float">
            <text:p>1929.64824121</text:p>
          </table:table-cell>
          <table:table-cell office:value-type="float" office:value="563.210448241" calcext:value-type="float">
            <text:p>563.2104482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*[.$B$4]/[.$B$5]^3" office:value-type="float" office:value="3.09163860905159E+036" calcext:value-type="float">
            <text:p>3.09164E+036</text:p>
          </table:table-cell>
          <table:table-cell table:formula="of:=[.E16]/[.$B$2]^2" office:value-type="float" office:value="3.43991187165878E+015" calcext:value-type="float">
            <text:p>3.43991E+015</text:p>
          </table:table-cell>
          <table:table-cell table:formula="of:=[.B16]*[.$B$4]/[.$B$5]^3" office:value-type="float" office:value="9.02362995294555E+035" calcext:value-type="float">
            <text:p>9.0236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9.59798995" calcext:value-type="float">
            <text:p>1919.59798995</text:p>
          </table:table-cell>
          <table:table-cell office:value-type="float" office:value="559.86039799" calcext:value-type="float">
            <text:p>559.860397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]*[.$B$4]/[.$B$5]^3" office:value-type="float" office:value="3.07553632462352E+036" calcext:value-type="float">
            <text:p>3.07554E+036</text:p>
          </table:table-cell>
          <table:table-cell table:formula="of:=[.E17]/[.$B$2]^2" office:value-type="float" office:value="3.4219956639873E+015" calcext:value-type="float">
            <text:p>3.42200E+015</text:p>
          </table:table-cell>
          <table:table-cell table:formula="of:=[.B17]*[.$B$4]/[.$B$5]^3" office:value-type="float" office:value="8.96995620828544E+035" calcext:value-type="float">
            <text:p>8.9699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9.54773869" calcext:value-type="float">
            <text:p>1909.54773869</text:p>
          </table:table-cell>
          <table:table-cell office:value-type="float" office:value="556.510347739" calcext:value-type="float">
            <text:p>556.5103477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*[.$B$4]/[.$B$5]^3" office:value-type="float" office:value="3.05943404019545E+036" calcext:value-type="float">
            <text:p>3.05943E+036</text:p>
          </table:table-cell>
          <table:table-cell table:formula="of:=[.E18]/[.$B$2]^2" office:value-type="float" office:value="3.40407945631582E+015" calcext:value-type="float">
            <text:p>3.40408E+015</text:p>
          </table:table-cell>
          <table:table-cell table:formula="of:=[.B18]*[.$B$4]/[.$B$5]^3" office:value-type="float" office:value="8.91628246362532E+035" calcext:value-type="float">
            <text:p>8.9162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9.49748744" calcext:value-type="float">
            <text:p>1899.49748744</text:p>
          </table:table-cell>
          <table:table-cell office:value-type="float" office:value="553.160297487" calcext:value-type="float">
            <text:p>553.1602974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*[.$B$4]/[.$B$5]^3" office:value-type="float" office:value="3.0433317557834E+036" calcext:value-type="float">
            <text:p>3.04333E+036</text:p>
          </table:table-cell>
          <table:table-cell table:formula="of:=[.E19]/[.$B$2]^2" office:value-type="float" office:value="3.38616324866216E+015" calcext:value-type="float">
            <text:p>3.38616E+015</text:p>
          </table:table-cell>
          <table:table-cell table:formula="of:=[.B19]*[.$B$4]/[.$B$5]^3" office:value-type="float" office:value="8.86260871894918E+035" calcext:value-type="float">
            <text:p>8.8626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.44723618" calcext:value-type="float">
            <text:p>1889.44723618</text:p>
          </table:table-cell>
          <table:table-cell office:value-type="float" office:value="549.810247236" calcext:value-type="float">
            <text:p>549.8102472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]*[.$B$4]/[.$B$5]^3" office:value-type="float" office:value="3.02722947135533E+036" calcext:value-type="float">
            <text:p>3.02723E+036</text:p>
          </table:table-cell>
          <table:table-cell table:formula="of:=[.E20]/[.$B$2]^2" office:value-type="float" office:value="3.36824704099068E+015" calcext:value-type="float">
            <text:p>3.36825E+015</text:p>
          </table:table-cell>
          <table:table-cell table:formula="of:=[.B20]*[.$B$4]/[.$B$5]^3" office:value-type="float" office:value="8.80893497428907E+035" calcext:value-type="float">
            <text:p>8.8089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9.39698492" calcext:value-type="float">
            <text:p>1879.39698492</text:p>
          </table:table-cell>
          <table:table-cell office:value-type="float" office:value="546.460196985" calcext:value-type="float">
            <text:p>546.4601969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1]*[.$B$4]/[.$B$5]^3" office:value-type="float" office:value="3.01112718692727E+036" calcext:value-type="float">
            <text:p>3.01113E+036</text:p>
          </table:table-cell>
          <table:table-cell table:formula="of:=[.E21]/[.$B$2]^2" office:value-type="float" office:value="3.3503308333192E+015" calcext:value-type="float">
            <text:p>3.35033E+015</text:p>
          </table:table-cell>
          <table:table-cell table:formula="of:=[.B21]*[.$B$4]/[.$B$5]^3" office:value-type="float" office:value="8.75526122962896E+035" calcext:value-type="float">
            <text:p>8.7552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9.34673367" calcext:value-type="float">
            <text:p>1869.34673367</text:p>
          </table:table-cell>
          <table:table-cell office:value-type="float" office:value="543.110146734" calcext:value-type="float">
            <text:p>543.1101467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2]*[.$B$4]/[.$B$5]^3" office:value-type="float" office:value="2.99502490251522E+036" calcext:value-type="float">
            <text:p>2.99502E+036</text:p>
          </table:table-cell>
          <table:table-cell table:formula="of:=[.E22]/[.$B$2]^2" office:value-type="float" office:value="3.33241462566554E+015" calcext:value-type="float">
            <text:p>3.33241E+015</text:p>
          </table:table-cell>
          <table:table-cell table:formula="of:=[.B22]*[.$B$4]/[.$B$5]^3" office:value-type="float" office:value="8.70158748496884E+035" calcext:value-type="float">
            <text:p>8.7015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9.29648241" calcext:value-type="float">
            <text:p>1859.29648241</text:p>
          </table:table-cell>
          <table:table-cell office:value-type="float" office:value="539.760096482" calcext:value-type="float">
            <text:p>539.7600964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3]*[.$B$4]/[.$B$5]^3" office:value-type="float" office:value="2.97892261808715E+036" calcext:value-type="float">
            <text:p>2.97892E+036</text:p>
          </table:table-cell>
          <table:table-cell table:formula="of:=[.E23]/[.$B$2]^2" office:value-type="float" office:value="3.31449841799406E+015" calcext:value-type="float">
            <text:p>3.31450E+015</text:p>
          </table:table-cell>
          <table:table-cell table:formula="of:=[.B23]*[.$B$4]/[.$B$5]^3" office:value-type="float" office:value="8.6479137402927E+035" calcext:value-type="float">
            <text:p>8.6479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9.24623116" calcext:value-type="float">
            <text:p>1849.24623116</text:p>
          </table:table-cell>
          <table:table-cell office:value-type="float" office:value="536.410046231" calcext:value-type="float">
            <text:p>536.41004623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]*[.$B$4]/[.$B$5]^3" office:value-type="float" office:value="2.9628203336751E+036" calcext:value-type="float">
            <text:p>2.96282E+036</text:p>
          </table:table-cell>
          <table:table-cell table:formula="of:=[.E24]/[.$B$2]^2" office:value-type="float" office:value="3.29658221034041E+015" calcext:value-type="float">
            <text:p>3.29658E+015</text:p>
          </table:table-cell>
          <table:table-cell table:formula="of:=[.B24]*[.$B$4]/[.$B$5]^3" office:value-type="float" office:value="8.59423999563259E+035" calcext:value-type="float">
            <text:p>8.5942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9.1959799" calcext:value-type="float">
            <text:p>1839.1959799</text:p>
          </table:table-cell>
          <table:table-cell office:value-type="float" office:value="533.05999598" calcext:value-type="float">
            <text:p>533.059995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5]*[.$B$4]/[.$B$5]^3" office:value-type="float" office:value="2.94671804924704E+036" calcext:value-type="float">
            <text:p>2.94672E+036</text:p>
          </table:table-cell>
          <table:table-cell table:formula="of:=[.E25]/[.$B$2]^2" office:value-type="float" office:value="3.27866600266892E+015" calcext:value-type="float">
            <text:p>3.27867E+015</text:p>
          </table:table-cell>
          <table:table-cell table:formula="of:=[.B25]*[.$B$4]/[.$B$5]^3" office:value-type="float" office:value="8.54056625097247E+035" calcext:value-type="float">
            <text:p>8.5405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9.14572864" calcext:value-type="float">
            <text:p>1829.14572864</text:p>
          </table:table-cell>
          <table:table-cell office:value-type="float" office:value="529.709945729" calcext:value-type="float">
            <text:p>529.7099457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6]*[.$B$4]/[.$B$5]^3" office:value-type="float" office:value="2.93061576481897E+036" calcext:value-type="float">
            <text:p>2.93062E+036</text:p>
          </table:table-cell>
          <table:table-cell table:formula="of:=[.E26]/[.$B$2]^2" office:value-type="float" office:value="3.26074979499744E+015" calcext:value-type="float">
            <text:p>3.26075E+015</text:p>
          </table:table-cell>
          <table:table-cell table:formula="of:=[.B26]*[.$B$4]/[.$B$5]^3" office:value-type="float" office:value="8.48689250631236E+035" calcext:value-type="float">
            <text:p>8.4868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9.09547739" calcext:value-type="float">
            <text:p>1819.09547739</text:p>
          </table:table-cell>
          <table:table-cell office:value-type="float" office:value="526.359895477" calcext:value-type="float">
            <text:p>526.3598954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7]*[.$B$4]/[.$B$5]^3" office:value-type="float" office:value="2.91451348040692E+036" calcext:value-type="float">
            <text:p>2.91451E+036</text:p>
          </table:table-cell>
          <table:table-cell table:formula="of:=[.E27]/[.$B$2]^2" office:value-type="float" office:value="3.24283358734379E+015" calcext:value-type="float">
            <text:p>3.24283E+015</text:p>
          </table:table-cell>
          <table:table-cell table:formula="of:=[.B27]*[.$B$4]/[.$B$5]^3" office:value-type="float" office:value="8.43321876163622E+035" calcext:value-type="float">
            <text:p>8.4332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9.04522613" calcext:value-type="float">
            <text:p>1809.04522613</text:p>
          </table:table-cell>
          <table:table-cell office:value-type="float" office:value="523.009845226" calcext:value-type="float">
            <text:p>523.0098452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*[.$B$4]/[.$B$5]^3" office:value-type="float" office:value="2.89841119597885E+036" calcext:value-type="float">
            <text:p>2.89841E+036</text:p>
          </table:table-cell>
          <table:table-cell table:formula="of:=[.E28]/[.$B$2]^2" office:value-type="float" office:value="3.22491737967231E+015" calcext:value-type="float">
            <text:p>3.22492E+015</text:p>
          </table:table-cell>
          <table:table-cell table:formula="of:=[.B28]*[.$B$4]/[.$B$5]^3" office:value-type="float" office:value="8.37954501697611E+035" calcext:value-type="float">
            <text:p>8.3795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8.99497487" calcext:value-type="float">
            <text:p>1798.99497487</text:p>
          </table:table-cell>
          <table:table-cell office:value-type="float" office:value="519.659794975" calcext:value-type="float">
            <text:p>519.659794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9]*[.$B$4]/[.$B$5]^3" office:value-type="float" office:value="2.88230891155078E+036" calcext:value-type="float">
            <text:p>2.88231E+036</text:p>
          </table:table-cell>
          <table:table-cell table:formula="of:=[.E29]/[.$B$2]^2" office:value-type="float" office:value="3.20700117200082E+015" calcext:value-type="float">
            <text:p>3.20700E+015</text:p>
          </table:table-cell>
          <table:table-cell table:formula="of:=[.B29]*[.$B$4]/[.$B$5]^3" office:value-type="float" office:value="8.32587127231599E+035" calcext:value-type="float">
            <text:p>8.3258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8.94472362" calcext:value-type="float">
            <text:p>1788.94472362</text:p>
          </table:table-cell>
          <table:table-cell office:value-type="float" office:value="516.309744724" calcext:value-type="float">
            <text:p>516.3097447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0]*[.$B$4]/[.$B$5]^3" office:value-type="float" office:value="2.86620662713874E+036" calcext:value-type="float">
            <text:p>2.86621E+036</text:p>
          </table:table-cell>
          <table:table-cell table:formula="of:=[.E30]/[.$B$2]^2" office:value-type="float" office:value="3.18908496434717E+015" calcext:value-type="float">
            <text:p>3.18908E+015</text:p>
          </table:table-cell>
          <table:table-cell table:formula="of:=[.B30]*[.$B$4]/[.$B$5]^3" office:value-type="float" office:value="8.27219752765588E+035" calcext:value-type="float">
            <text:p>8.2722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8.89447236" calcext:value-type="float">
            <text:p>1778.89447236</text:p>
          </table:table-cell>
          <table:table-cell office:value-type="float" office:value="512.959694472" calcext:value-type="float">
            <text:p>512.95969447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1]*[.$B$4]/[.$B$5]^3" office:value-type="float" office:value="2.85010434271067E+036" calcext:value-type="float">
            <text:p>2.85010E+036</text:p>
          </table:table-cell>
          <table:table-cell table:formula="of:=[.E31]/[.$B$2]^2" office:value-type="float" office:value="3.17116875667569E+015" calcext:value-type="float">
            <text:p>3.17117E+015</text:p>
          </table:table-cell>
          <table:table-cell table:formula="of:=[.B31]*[.$B$4]/[.$B$5]^3" office:value-type="float" office:value="8.21852378297974E+035" calcext:value-type="float">
            <text:p>8.2185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.84422111" calcext:value-type="float">
            <text:p>1768.84422111</text:p>
          </table:table-cell>
          <table:table-cell office:value-type="float" office:value="509.609644221" calcext:value-type="float">
            <text:p>509.609644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2]*[.$B$4]/[.$B$5]^3" office:value-type="float" office:value="2.83400205829862E+036" calcext:value-type="float">
            <text:p>2.83400E+036</text:p>
          </table:table-cell>
          <table:table-cell table:formula="of:=[.E32]/[.$B$2]^2" office:value-type="float" office:value="3.15325254902203E+015" calcext:value-type="float">
            <text:p>3.15325E+015</text:p>
          </table:table-cell>
          <table:table-cell table:formula="of:=[.B32]*[.$B$4]/[.$B$5]^3" office:value-type="float" office:value="8.16485003831962E+035" calcext:value-type="float">
            <text:p>8.1648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8.79396985" calcext:value-type="float">
            <text:p>1758.79396985</text:p>
          </table:table-cell>
          <table:table-cell office:value-type="float" office:value="506.25959397" calcext:value-type="float">
            <text:p>506.259593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*[.$B$4]/[.$B$5]^3" office:value-type="float" office:value="2.81789977387055E+036" calcext:value-type="float">
            <text:p>2.81790E+036</text:p>
          </table:table-cell>
          <table:table-cell table:formula="of:=[.E33]/[.$B$2]^2" office:value-type="float" office:value="3.13533634135055E+015" calcext:value-type="float">
            <text:p>3.13534E+015</text:p>
          </table:table-cell>
          <table:table-cell table:formula="of:=[.B33]*[.$B$4]/[.$B$5]^3" office:value-type="float" office:value="8.11117629365951E+035" calcext:value-type="float">
            <text:p>8.1111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8.74371859" calcext:value-type="float">
            <text:p>1748.74371859</text:p>
          </table:table-cell>
          <table:table-cell office:value-type="float" office:value="502.909543719" calcext:value-type="float">
            <text:p>502.9095437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4]*[.$B$4]/[.$B$5]^3" office:value-type="float" office:value="2.80179748944249E+036" calcext:value-type="float">
            <text:p>2.80180E+036</text:p>
          </table:table-cell>
          <table:table-cell table:formula="of:=[.E34]/[.$B$2]^2" office:value-type="float" office:value="3.11742013367907E+015" calcext:value-type="float">
            <text:p>3.11742E+015</text:p>
          </table:table-cell>
          <table:table-cell table:formula="of:=[.B34]*[.$B$4]/[.$B$5]^3" office:value-type="float" office:value="8.05750254899939E+035" calcext:value-type="float">
            <text:p>8.0575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8.69346734" calcext:value-type="float">
            <text:p>1738.69346734</text:p>
          </table:table-cell>
          <table:table-cell office:value-type="float" office:value="499.559493467" calcext:value-type="float">
            <text:p>499.5594934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5]*[.$B$4]/[.$B$5]^3" office:value-type="float" office:value="2.78569520503044E+036" calcext:value-type="float">
            <text:p>2.78570E+036</text:p>
          </table:table-cell>
          <table:table-cell table:formula="of:=[.E35]/[.$B$2]^2" office:value-type="float" office:value="3.09950392602541E+015" calcext:value-type="float">
            <text:p>3.09950E+015</text:p>
          </table:table-cell>
          <table:table-cell table:formula="of:=[.B35]*[.$B$4]/[.$B$5]^3" office:value-type="float" office:value="8.00382880432326E+035" calcext:value-type="float">
            <text:p>8.0038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8.64321608" calcext:value-type="float">
            <text:p>1728.64321608</text:p>
          </table:table-cell>
          <table:table-cell office:value-type="float" office:value="496.209443216" calcext:value-type="float">
            <text:p>496.2094432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6]*[.$B$4]/[.$B$5]^3" office:value-type="float" office:value="2.76959292060237E+036" calcext:value-type="float">
            <text:p>2.76959E+036</text:p>
          </table:table-cell>
          <table:table-cell table:formula="of:=[.E36]/[.$B$2]^2" office:value-type="float" office:value="3.08158771835393E+015" calcext:value-type="float">
            <text:p>3.08159E+015</text:p>
          </table:table-cell>
          <table:table-cell table:formula="of:=[.B36]*[.$B$4]/[.$B$5]^3" office:value-type="float" office:value="7.95015505966314E+035" calcext:value-type="float">
            <text:p>7.9501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.59296482" calcext:value-type="float">
            <text:p>1718.59296482</text:p>
          </table:table-cell>
          <table:table-cell office:value-type="float" office:value="492.859392965" calcext:value-type="float">
            <text:p>492.85939296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7]*[.$B$4]/[.$B$5]^3" office:value-type="float" office:value="2.7534906361743E+036" calcext:value-type="float">
            <text:p>2.75349E+036</text:p>
          </table:table-cell>
          <table:table-cell table:formula="of:=[.E37]/[.$B$2]^2" office:value-type="float" office:value="3.06367151068245E+015" calcext:value-type="float">
            <text:p>3.06367E+015</text:p>
          </table:table-cell>
          <table:table-cell table:formula="of:=[.B37]*[.$B$4]/[.$B$5]^3" office:value-type="float" office:value="7.89648131500303E+035" calcext:value-type="float">
            <text:p>7.8964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8.54271357" calcext:value-type="float">
            <text:p>1708.54271357</text:p>
          </table:table-cell>
          <table:table-cell office:value-type="float" office:value="489.509342714" calcext:value-type="float">
            <text:p>489.509342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8]*[.$B$4]/[.$B$5]^3" office:value-type="float" office:value="2.73738835176226E+036" calcext:value-type="float">
            <text:p>2.73739E+036</text:p>
          </table:table-cell>
          <table:table-cell table:formula="of:=[.E38]/[.$B$2]^2" office:value-type="float" office:value="3.0457553030288E+015" calcext:value-type="float">
            <text:p>3.04576E+015</text:p>
          </table:table-cell>
          <table:table-cell table:formula="of:=[.B38]*[.$B$4]/[.$B$5]^3" office:value-type="float" office:value="7.84280757034291E+035" calcext:value-type="float">
            <text:p>7.8428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8.49246231" calcext:value-type="float">
            <text:p>1698.49246231</text:p>
          </table:table-cell>
          <table:table-cell office:value-type="float" office:value="486.159292462" calcext:value-type="float">
            <text:p>486.1592924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*[.$B$4]/[.$B$5]^3" office:value-type="float" office:value="2.72128606733419E+036" calcext:value-type="float">
            <text:p>2.72129E+036</text:p>
          </table:table-cell>
          <table:table-cell table:formula="of:=[.E39]/[.$B$2]^2" office:value-type="float" office:value="3.02783909535731E+015" calcext:value-type="float">
            <text:p>3.02784E+015</text:p>
          </table:table-cell>
          <table:table-cell table:formula="of:=[.B39]*[.$B$4]/[.$B$5]^3" office:value-type="float" office:value="7.78913382566678E+035" calcext:value-type="float">
            <text:p>7.7891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8.44221106" calcext:value-type="float">
            <text:p>1688.44221106</text:p>
          </table:table-cell>
          <table:table-cell office:value-type="float" office:value="482.809242211" calcext:value-type="float">
            <text:p>482.80924221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0]*[.$B$4]/[.$B$5]^3" office:value-type="float" office:value="2.70518378292214E+036" calcext:value-type="float">
            <text:p>2.70518E+036</text:p>
          </table:table-cell>
          <table:table-cell table:formula="of:=[.E40]/[.$B$2]^2" office:value-type="float" office:value="3.00992288770366E+015" calcext:value-type="float">
            <text:p>3.00992E+015</text:p>
          </table:table-cell>
          <table:table-cell table:formula="of:=[.B40]*[.$B$4]/[.$B$5]^3" office:value-type="float" office:value="7.73546008100666E+035" calcext:value-type="float">
            <text:p>7.7354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8.3919598" calcext:value-type="float">
            <text:p>1678.3919598</text:p>
          </table:table-cell>
          <table:table-cell office:value-type="float" office:value="479.45919196" calcext:value-type="float">
            <text:p>479.459191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1]*[.$B$4]/[.$B$5]^3" office:value-type="float" office:value="2.68908149849407E+036" calcext:value-type="float">
            <text:p>2.68908E+036</text:p>
          </table:table-cell>
          <table:table-cell table:formula="of:=[.E41]/[.$B$2]^2" office:value-type="float" office:value="2.99200668003218E+015" calcext:value-type="float">
            <text:p>2.99201E+015</text:p>
          </table:table-cell>
          <table:table-cell table:formula="of:=[.B41]*[.$B$4]/[.$B$5]^3" office:value-type="float" office:value="7.68178633634654E+035" calcext:value-type="float">
            <text:p>7.6817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8.34170854" calcext:value-type="float">
            <text:p>1668.34170854</text:p>
          </table:table-cell>
          <table:table-cell office:value-type="float" office:value="476.109141709" calcext:value-type="float">
            <text:p>476.1091417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2]*[.$B$4]/[.$B$5]^3" office:value-type="float" office:value="2.672979214066E+036" calcext:value-type="float">
            <text:p>2.67298E+036</text:p>
          </table:table-cell>
          <table:table-cell table:formula="of:=[.E42]/[.$B$2]^2" office:value-type="float" office:value="2.9740904723607E+015" calcext:value-type="float">
            <text:p>2.97409E+015</text:p>
          </table:table-cell>
          <table:table-cell table:formula="of:=[.B42]*[.$B$4]/[.$B$5]^3" office:value-type="float" office:value="7.62811259168643E+035" calcext:value-type="float">
            <text:p>7.6281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.29145729" calcext:value-type="float">
            <text:p>1658.29145729</text:p>
          </table:table-cell>
          <table:table-cell office:value-type="float" office:value="472.759091457" calcext:value-type="float">
            <text:p>472.7590914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3]*[.$B$4]/[.$B$5]^3" office:value-type="float" office:value="2.65687692965396E+036" calcext:value-type="float">
            <text:p>2.65688E+036</text:p>
          </table:table-cell>
          <table:table-cell table:formula="of:=[.E43]/[.$B$2]^2" office:value-type="float" office:value="2.95617426470704E+015" calcext:value-type="float">
            <text:p>2.95617E+015</text:p>
          </table:table-cell>
          <table:table-cell table:formula="of:=[.B43]*[.$B$4]/[.$B$5]^3" office:value-type="float" office:value="7.57443884701029E+035" calcext:value-type="float">
            <text:p>7.5744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8.24120603" calcext:value-type="float">
            <text:p>1648.24120603</text:p>
          </table:table-cell>
          <table:table-cell office:value-type="float" office:value="469.409041206" calcext:value-type="float">
            <text:p>469.4090412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4]*[.$B$4]/[.$B$5]^3" office:value-type="float" office:value="2.64077464522589E+036" calcext:value-type="float">
            <text:p>2.64077E+036</text:p>
          </table:table-cell>
          <table:table-cell table:formula="of:=[.E44]/[.$B$2]^2" office:value-type="float" office:value="2.93825805703556E+015" calcext:value-type="float">
            <text:p>2.93826E+015</text:p>
          </table:table-cell>
          <table:table-cell table:formula="of:=[.B44]*[.$B$4]/[.$B$5]^3" office:value-type="float" office:value="7.52076510235018E+035" calcext:value-type="float">
            <text:p>7.5207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.19095477" calcext:value-type="float">
            <text:p>1638.19095477</text:p>
          </table:table-cell>
          <table:table-cell office:value-type="float" office:value="466.058990955" calcext:value-type="float">
            <text:p>466.0589909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5]*[.$B$4]/[.$B$5]^3" office:value-type="float" office:value="2.62467236079782E+036" calcext:value-type="float">
            <text:p>2.62467E+036</text:p>
          </table:table-cell>
          <table:table-cell table:formula="of:=[.E45]/[.$B$2]^2" office:value-type="float" office:value="2.92034184936408E+015" calcext:value-type="float">
            <text:p>2.92034E+015</text:p>
          </table:table-cell>
          <table:table-cell table:formula="of:=[.B45]*[.$B$4]/[.$B$5]^3" office:value-type="float" office:value="7.46709135769006E+035" calcext:value-type="float">
            <text:p>7.4670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.14070352" calcext:value-type="float">
            <text:p>1628.14070352</text:p>
          </table:table-cell>
          <table:table-cell office:value-type="float" office:value="462.708940704" calcext:value-type="float">
            <text:p>462.7089407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*[.$B$4]/[.$B$5]^3" office:value-type="float" office:value="2.60857007638577E+036" calcext:value-type="float">
            <text:p>2.60857E+036</text:p>
          </table:table-cell>
          <table:table-cell table:formula="of:=[.E46]/[.$B$2]^2" office:value-type="float" office:value="2.90242564171042E+015" calcext:value-type="float">
            <text:p>2.90243E+015</text:p>
          </table:table-cell>
          <table:table-cell table:formula="of:=[.B46]*[.$B$4]/[.$B$5]^3" office:value-type="float" office:value="7.41341761302995E+035" calcext:value-type="float">
            <text:p>7.4134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.09045226" calcext:value-type="float">
            <text:p>1618.09045226</text:p>
          </table:table-cell>
          <table:table-cell office:value-type="float" office:value="459.358890452" calcext:value-type="float">
            <text:p>459.3588904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7]*[.$B$4]/[.$B$5]^3" office:value-type="float" office:value="2.59246779195771E+036" calcext:value-type="float">
            <text:p>2.59247E+036</text:p>
          </table:table-cell>
          <table:table-cell table:formula="of:=[.E47]/[.$B$2]^2" office:value-type="float" office:value="2.88450943403894E+015" calcext:value-type="float">
            <text:p>2.88451E+015</text:p>
          </table:table-cell>
          <table:table-cell table:formula="of:=[.B47]*[.$B$4]/[.$B$5]^3" office:value-type="float" office:value="7.35974386835381E+035" calcext:value-type="float">
            <text:p>7.3597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.04020101" calcext:value-type="float">
            <text:p>1608.04020101</text:p>
          </table:table-cell>
          <table:table-cell office:value-type="float" office:value="456.008840201" calcext:value-type="float">
            <text:p>456.00884020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8]*[.$B$4]/[.$B$5]^3" office:value-type="float" office:value="2.57636550754566E+036" calcext:value-type="float">
            <text:p>2.57637E+036</text:p>
          </table:table-cell>
          <table:table-cell table:formula="of:=[.E48]/[.$B$2]^2" office:value-type="float" office:value="2.86659322638529E+015" calcext:value-type="float">
            <text:p>2.86659E+015</text:p>
          </table:table-cell>
          <table:table-cell table:formula="of:=[.B48]*[.$B$4]/[.$B$5]^3" office:value-type="float" office:value="7.3060701236937E+035" calcext:value-type="float">
            <text:p>7.3060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7.98994975" calcext:value-type="float">
            <text:p>1597.98994975</text:p>
          </table:table-cell>
          <table:table-cell office:value-type="float" office:value="452.65878995" calcext:value-type="float">
            <text:p>452.658789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9]*[.$B$4]/[.$B$5]^3" office:value-type="float" office:value="2.56026322311759E+036" calcext:value-type="float">
            <text:p>2.56026E+036</text:p>
          </table:table-cell>
          <table:table-cell table:formula="of:=[.E49]/[.$B$2]^2" office:value-type="float" office:value="2.8486770187138E+015" calcext:value-type="float">
            <text:p>2.84868E+015</text:p>
          </table:table-cell>
          <table:table-cell table:formula="of:=[.B49]*[.$B$4]/[.$B$5]^3" office:value-type="float" office:value="7.25239637903358E+035" calcext:value-type="float">
            <text:p>7.2524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7.93969849" calcext:value-type="float">
            <text:p>1587.93969849</text:p>
          </table:table-cell>
          <table:table-cell office:value-type="float" office:value="449.308739698" calcext:value-type="float">
            <text:p>449.3087396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0]*[.$B$4]/[.$B$5]^3" office:value-type="float" office:value="2.54416093868952E+036" calcext:value-type="float">
            <text:p>2.54416E+036</text:p>
          </table:table-cell>
          <table:table-cell table:formula="of:=[.E50]/[.$B$2]^2" office:value-type="float" office:value="2.83076081104232E+015" calcext:value-type="float">
            <text:p>2.83076E+015</text:p>
          </table:table-cell>
          <table:table-cell table:formula="of:=[.B50]*[.$B$4]/[.$B$5]^3" office:value-type="float" office:value="7.19872263435745E+035" calcext:value-type="float">
            <text:p>7.1987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7.88944724" calcext:value-type="float">
            <text:p>1577.88944724</text:p>
          </table:table-cell>
          <table:table-cell office:value-type="float" office:value="445.958689447" calcext:value-type="float">
            <text:p>445.9586894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1]*[.$B$4]/[.$B$5]^3" office:value-type="float" office:value="2.52805865427747E+036" calcext:value-type="float">
            <text:p>2.52806E+036</text:p>
          </table:table-cell>
          <table:table-cell table:formula="of:=[.E51]/[.$B$2]^2" office:value-type="float" office:value="2.81284460338867E+015" calcext:value-type="float">
            <text:p>2.81284E+015</text:p>
          </table:table-cell>
          <table:table-cell table:formula="of:=[.B51]*[.$B$4]/[.$B$5]^3" office:value-type="float" office:value="7.14504888969733E+035" calcext:value-type="float">
            <text:p>7.1450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7.83919598" calcext:value-type="float">
            <text:p>1567.83919598</text:p>
          </table:table-cell>
          <table:table-cell office:value-type="float" office:value="442.608639196" calcext:value-type="float">
            <text:p>442.6086391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2]*[.$B$4]/[.$B$5]^3" office:value-type="float" office:value="2.51195636984941E+036" calcext:value-type="float">
            <text:p>2.51196E+036</text:p>
          </table:table-cell>
          <table:table-cell table:formula="of:=[.E52]/[.$B$2]^2" office:value-type="float" office:value="2.79492839571719E+015" calcext:value-type="float">
            <text:p>2.79493E+015</text:p>
          </table:table-cell>
          <table:table-cell table:formula="of:=[.B52]*[.$B$4]/[.$B$5]^3" office:value-type="float" office:value="7.09137514503722E+035" calcext:value-type="float">
            <text:p>7.0913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.78894472" calcext:value-type="float">
            <text:p>1557.78894472</text:p>
          </table:table-cell>
          <table:table-cell office:value-type="float" office:value="439.258588945" calcext:value-type="float">
            <text:p>439.2585889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*[.$B$4]/[.$B$5]^3" office:value-type="float" office:value="2.49585408542134E+036" calcext:value-type="float">
            <text:p>2.49585E+036</text:p>
          </table:table-cell>
          <table:table-cell table:formula="of:=[.E53]/[.$B$2]^2" office:value-type="float" office:value="2.7770121880457E+015" calcext:value-type="float">
            <text:p>2.77701E+015</text:p>
          </table:table-cell>
          <table:table-cell table:formula="of:=[.B53]*[.$B$4]/[.$B$5]^3" office:value-type="float" office:value="7.0377014003771E+035" calcext:value-type="float">
            <text:p>7.0377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7.73869347" calcext:value-type="float">
            <text:p>1547.73869347</text:p>
          </table:table-cell>
          <table:table-cell office:value-type="float" office:value="435.908538693" calcext:value-type="float">
            <text:p>435.9085386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4]*[.$B$4]/[.$B$5]^3" office:value-type="float" office:value="2.47975180100929E+036" calcext:value-type="float">
            <text:p>2.47975E+036</text:p>
          </table:table-cell>
          <table:table-cell table:formula="of:=[.E54]/[.$B$2]^2" office:value-type="float" office:value="2.75909598039205E+015" calcext:value-type="float">
            <text:p>2.75910E+015</text:p>
          </table:table-cell>
          <table:table-cell table:formula="of:=[.B54]*[.$B$4]/[.$B$5]^3" office:value-type="float" office:value="6.98402765570096E+035" calcext:value-type="float">
            <text:p>6.9840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.68844221" calcext:value-type="float">
            <text:p>1537.68844221</text:p>
          </table:table-cell>
          <table:table-cell office:value-type="float" office:value="432.558488442" calcext:value-type="float">
            <text:p>432.5584884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5]*[.$B$4]/[.$B$5]^3" office:value-type="float" office:value="2.46364951658122E+036" calcext:value-type="float">
            <text:p>2.46365E+036</text:p>
          </table:table-cell>
          <table:table-cell table:formula="of:=[.E55]/[.$B$2]^2" office:value-type="float" office:value="2.74117977272057E+015" calcext:value-type="float">
            <text:p>2.74118E+015</text:p>
          </table:table-cell>
          <table:table-cell table:formula="of:=[.B55]*[.$B$4]/[.$B$5]^3" office:value-type="float" office:value="6.93035391104085E+035" calcext:value-type="float">
            <text:p>6.9303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.63819095" calcext:value-type="float">
            <text:p>1527.63819095</text:p>
          </table:table-cell>
          <table:table-cell office:value-type="float" office:value="429.208438191" calcext:value-type="float">
            <text:p>429.2084381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6]*[.$B$4]/[.$B$5]^3" office:value-type="float" office:value="2.44754723215316E+036" calcext:value-type="float">
            <text:p>2.44755E+036</text:p>
          </table:table-cell>
          <table:table-cell table:formula="of:=[.E56]/[.$B$2]^2" office:value-type="float" office:value="2.72326356504909E+015" calcext:value-type="float">
            <text:p>2.72326E+015</text:p>
          </table:table-cell>
          <table:table-cell table:formula="of:=[.B56]*[.$B$4]/[.$B$5]^3" office:value-type="float" office:value="6.87668016638073E+035" calcext:value-type="float">
            <text:p>6.8766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.5879397" calcext:value-type="float">
            <text:p>1517.5879397</text:p>
          </table:table-cell>
          <table:table-cell office:value-type="float" office:value="425.85838794" calcext:value-type="float">
            <text:p>425.858387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7]*[.$B$4]/[.$B$5]^3" office:value-type="float" office:value="2.43144494774111E+036" calcext:value-type="float">
            <text:p>2.43144E+036</text:p>
          </table:table-cell>
          <table:table-cell table:formula="of:=[.E57]/[.$B$2]^2" office:value-type="float" office:value="2.70534735739543E+015" calcext:value-type="float">
            <text:p>2.70535E+015</text:p>
          </table:table-cell>
          <table:table-cell table:formula="of:=[.B57]*[.$B$4]/[.$B$5]^3" office:value-type="float" office:value="6.82300642172062E+035" calcext:value-type="float">
            <text:p>6.8230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.53768844" calcext:value-type="float">
            <text:p>1507.53768844</text:p>
          </table:table-cell>
          <table:table-cell office:value-type="float" office:value="422.508337688" calcext:value-type="float">
            <text:p>422.5083376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8]*[.$B$4]/[.$B$5]^3" office:value-type="float" office:value="2.41534266331304E+036" calcext:value-type="float">
            <text:p>2.41534E+036</text:p>
          </table:table-cell>
          <table:table-cell table:formula="of:=[.E58]/[.$B$2]^2" office:value-type="float" office:value="2.68743114972395E+015" calcext:value-type="float">
            <text:p>2.68743E+015</text:p>
          </table:table-cell>
          <table:table-cell table:formula="of:=[.B58]*[.$B$4]/[.$B$5]^3" office:value-type="float" office:value="6.76933267704448E+035" calcext:value-type="float">
            <text:p>6.7693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.48743719" calcext:value-type="float">
            <text:p>1497.48743719</text:p>
          </table:table-cell>
          <table:table-cell office:value-type="float" office:value="419.158287437" calcext:value-type="float">
            <text:p>419.1582874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9]*[.$B$4]/[.$B$5]^3" office:value-type="float" office:value="2.39924037890099E+036" calcext:value-type="float">
            <text:p>2.39924E+036</text:p>
          </table:table-cell>
          <table:table-cell table:formula="of:=[.E59]/[.$B$2]^2" office:value-type="float" office:value="2.6695149420703E+015" calcext:value-type="float">
            <text:p>2.66951E+015</text:p>
          </table:table-cell>
          <table:table-cell table:formula="of:=[.B59]*[.$B$4]/[.$B$5]^3" office:value-type="float" office:value="6.71565893238437E+035" calcext:value-type="float">
            <text:p>6.7156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.43718593" calcext:value-type="float">
            <text:p>1487.43718593</text:p>
          </table:table-cell>
          <table:table-cell office:value-type="float" office:value="415.808237186" calcext:value-type="float">
            <text:p>415.8082371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0]*[.$B$4]/[.$B$5]^3" office:value-type="float" office:value="2.38313809447293E+036" calcext:value-type="float">
            <text:p>2.38314E+036</text:p>
          </table:table-cell>
          <table:table-cell table:formula="of:=[.E60]/[.$B$2]^2" office:value-type="float" office:value="2.65159873439881E+015" calcext:value-type="float">
            <text:p>2.65160E+015</text:p>
          </table:table-cell>
          <table:table-cell table:formula="of:=[.B60]*[.$B$4]/[.$B$5]^3" office:value-type="float" office:value="6.66198518772425E+035" calcext:value-type="float">
            <text:p>6.6619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.38693467" calcext:value-type="float">
            <text:p>1477.38693467</text:p>
          </table:table-cell>
          <table:table-cell office:value-type="float" office:value="412.458186935" calcext:value-type="float">
            <text:p>412.45818693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1]*[.$B$4]/[.$B$5]^3" office:value-type="float" office:value="2.36703581004486E+036" calcext:value-type="float">
            <text:p>2.36704E+036</text:p>
          </table:table-cell>
          <table:table-cell table:formula="of:=[.E61]/[.$B$2]^2" office:value-type="float" office:value="2.63368252672733E+015" calcext:value-type="float">
            <text:p>2.63368E+015</text:p>
          </table:table-cell>
          <table:table-cell table:formula="of:=[.B61]*[.$B$4]/[.$B$5]^3" office:value-type="float" office:value="6.60831144306414E+035" calcext:value-type="float">
            <text:p>6.6083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7.33668342" calcext:value-type="float">
            <text:p>1467.33668342</text:p>
          </table:table-cell>
          <table:table-cell office:value-type="float" office:value="409.108136683" calcext:value-type="float">
            <text:p>409.10813668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2]*[.$B$4]/[.$B$5]^3" office:value-type="float" office:value="2.35093352563281E+036" calcext:value-type="float">
            <text:p>2.35093E+036</text:p>
          </table:table-cell>
          <table:table-cell table:formula="of:=[.E62]/[.$B$2]^2" office:value-type="float" office:value="2.61576631907368E+015" calcext:value-type="float">
            <text:p>2.61577E+015</text:p>
          </table:table-cell>
          <table:table-cell table:formula="of:=[.B62]*[.$B$4]/[.$B$5]^3" office:value-type="float" office:value="6.554637698388E+035" calcext:value-type="float">
            <text:p>6.5546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7.28643216" calcext:value-type="float">
            <text:p>1457.28643216</text:p>
          </table:table-cell>
          <table:table-cell office:value-type="float" office:value="405.758086432" calcext:value-type="float">
            <text:p>405.7580864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3]*[.$B$4]/[.$B$5]^3" office:value-type="float" office:value="2.33483124120474E+036" calcext:value-type="float">
            <text:p>2.33483E+036</text:p>
          </table:table-cell>
          <table:table-cell table:formula="of:=[.E63]/[.$B$2]^2" office:value-type="float" office:value="2.5978501114022E+015" calcext:value-type="float">
            <text:p>2.59785E+015</text:p>
          </table:table-cell>
          <table:table-cell table:formula="of:=[.B63]*[.$B$4]/[.$B$5]^3" office:value-type="float" office:value="6.50096395372789E+035" calcext:value-type="float">
            <text:p>6.5009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7.2361809" calcext:value-type="float">
            <text:p>1447.2361809</text:p>
          </table:table-cell>
          <table:table-cell office:value-type="float" office:value="402.408036181" calcext:value-type="float">
            <text:p>402.40803618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4]*[.$B$4]/[.$B$5]^3" office:value-type="float" office:value="2.31872895677667E+036" calcext:value-type="float">
            <text:p>2.31873E+036</text:p>
          </table:table-cell>
          <table:table-cell table:formula="of:=[.E64]/[.$B$2]^2" office:value-type="float" office:value="2.57993390373071E+015" calcext:value-type="float">
            <text:p>2.57993E+015</text:p>
          </table:table-cell>
          <table:table-cell table:formula="of:=[.B64]*[.$B$4]/[.$B$5]^3" office:value-type="float" office:value="6.44729020906777E+035" calcext:value-type="float">
            <text:p>6.4472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7.18592965" calcext:value-type="float">
            <text:p>1437.18592965</text:p>
          </table:table-cell>
          <table:table-cell office:value-type="float" office:value="399.05798593" calcext:value-type="float">
            <text:p>399.05798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5]*[.$B$4]/[.$B$5]^3" office:value-type="float" office:value="2.30262667236463E+036" calcext:value-type="float">
            <text:p>2.30263E+036</text:p>
          </table:table-cell>
          <table:table-cell table:formula="of:=[.E65]/[.$B$2]^2" office:value-type="float" office:value="2.56201769607706E+015" calcext:value-type="float">
            <text:p>2.56202E+015</text:p>
          </table:table-cell>
          <table:table-cell table:formula="of:=[.B65]*[.$B$4]/[.$B$5]^3" office:value-type="float" office:value="6.39361646440765E+035" calcext:value-type="float">
            <text:p>6.3936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7.13567839" calcext:value-type="float">
            <text:p>1427.13567839</text:p>
          </table:table-cell>
          <table:table-cell office:value-type="float" office:value="395.707935678" calcext:value-type="float">
            <text:p>395.7079356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6]*[.$B$4]/[.$B$5]^3" office:value-type="float" office:value="2.28652438793656E+036" calcext:value-type="float">
            <text:p>2.28652E+036</text:p>
          </table:table-cell>
          <table:table-cell table:formula="of:=[.E66]/[.$B$2]^2" office:value-type="float" office:value="2.54410148840558E+015" calcext:value-type="float">
            <text:p>2.54410E+015</text:p>
          </table:table-cell>
          <table:table-cell table:formula="of:=[.B66]*[.$B$4]/[.$B$5]^3" office:value-type="float" office:value="6.33994271973152E+035" calcext:value-type="float">
            <text:p>6.3399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7.08542714" calcext:value-type="float">
            <text:p>1417.08542714</text:p>
          </table:table-cell>
          <table:table-cell office:value-type="float" office:value="392.357885427" calcext:value-type="float">
            <text:p>392.3578854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7]*[.$B$4]/[.$B$5]^3" office:value-type="float" office:value="2.27042210352451E+036" calcext:value-type="float">
            <text:p>2.27042E+036</text:p>
          </table:table-cell>
          <table:table-cell table:formula="of:=[.E67]/[.$B$2]^2" office:value-type="float" office:value="2.52618528075192E+015" calcext:value-type="float">
            <text:p>2.52619E+015</text:p>
          </table:table-cell>
          <table:table-cell table:formula="of:=[.B67]*[.$B$4]/[.$B$5]^3" office:value-type="float" office:value="6.2862689750714E+035" calcext:value-type="float">
            <text:p>6.2862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7.03517588" calcext:value-type="float">
            <text:p>1407.03517588</text:p>
          </table:table-cell>
          <table:table-cell office:value-type="float" office:value="389.007835176" calcext:value-type="float">
            <text:p>389.0078351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*[.$B$4]/[.$B$5]^3" office:value-type="float" office:value="2.25431981909644E+036" calcext:value-type="float">
            <text:p>2.25432E+036</text:p>
          </table:table-cell>
          <table:table-cell table:formula="of:=[.E68]/[.$B$2]^2" office:value-type="float" office:value="2.50826907308044E+015" calcext:value-type="float">
            <text:p>2.50827E+015</text:p>
          </table:table-cell>
          <table:table-cell table:formula="of:=[.B68]*[.$B$4]/[.$B$5]^3" office:value-type="float" office:value="6.23259523041129E+035" calcext:value-type="float">
            <text:p>6.2326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.98492462" calcext:value-type="float">
            <text:p>1396.98492462</text:p>
          </table:table-cell>
          <table:table-cell office:value-type="float" office:value="385.657784925" calcext:value-type="float">
            <text:p>385.657784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9]*[.$B$4]/[.$B$5]^3" office:value-type="float" office:value="2.23821753466837E+036" calcext:value-type="float">
            <text:p>2.23822E+036</text:p>
          </table:table-cell>
          <table:table-cell table:formula="of:=[.E69]/[.$B$2]^2" office:value-type="float" office:value="2.49035286540896E+015" calcext:value-type="float">
            <text:p>2.49035E+015</text:p>
          </table:table-cell>
          <table:table-cell table:formula="of:=[.B69]*[.$B$4]/[.$B$5]^3" office:value-type="float" office:value="6.17892148575117E+035" calcext:value-type="float">
            <text:p>6.1789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6.93467337" calcext:value-type="float">
            <text:p>1386.93467337</text:p>
          </table:table-cell>
          <table:table-cell office:value-type="float" office:value="382.307734673" calcext:value-type="float">
            <text:p>382.3077346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0]*[.$B$4]/[.$B$5]^3" office:value-type="float" office:value="2.22211525025633E+036" calcext:value-type="float">
            <text:p>2.22212E+036</text:p>
          </table:table-cell>
          <table:table-cell table:formula="of:=[.E70]/[.$B$2]^2" office:value-type="float" office:value="2.4724366577553E+015" calcext:value-type="float">
            <text:p>2.47244E+015</text:p>
          </table:table-cell>
          <table:table-cell table:formula="of:=[.B70]*[.$B$4]/[.$B$5]^3" office:value-type="float" office:value="6.12524774107504E+035" calcext:value-type="float">
            <text:p>6.1252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6.88442211" calcext:value-type="float">
            <text:p>1376.88442211</text:p>
          </table:table-cell>
          <table:table-cell office:value-type="float" office:value="378.957684422" calcext:value-type="float">
            <text:p>378.95768442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1]*[.$B$4]/[.$B$5]^3" office:value-type="float" office:value="2.20601296582826E+036" calcext:value-type="float">
            <text:p>2.20601E+036</text:p>
          </table:table-cell>
          <table:table-cell table:formula="of:=[.E71]/[.$B$2]^2" office:value-type="float" office:value="2.45452045008382E+015" calcext:value-type="float">
            <text:p>2.45452E+015</text:p>
          </table:table-cell>
          <table:table-cell table:formula="of:=[.B71]*[.$B$4]/[.$B$5]^3" office:value-type="float" office:value="6.07157399641492E+035" calcext:value-type="float">
            <text:p>6.0715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6.83417085" calcext:value-type="float">
            <text:p>1366.83417085</text:p>
          </table:table-cell>
          <table:table-cell office:value-type="float" office:value="375.607634171" calcext:value-type="float">
            <text:p>375.6076341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2]*[.$B$4]/[.$B$5]^3" office:value-type="float" office:value="2.18991068140019E+036" calcext:value-type="float">
            <text:p>2.18991E+036</text:p>
          </table:table-cell>
          <table:table-cell table:formula="of:=[.E72]/[.$B$2]^2" office:value-type="float" office:value="2.43660424241234E+015" calcext:value-type="float">
            <text:p>2.43660E+015</text:p>
          </table:table-cell>
          <table:table-cell table:formula="of:=[.B72]*[.$B$4]/[.$B$5]^3" office:value-type="float" office:value="6.01790025175481E+035" calcext:value-type="float">
            <text:p>6.0179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6.7839196" calcext:value-type="float">
            <text:p>1356.7839196</text:p>
          </table:table-cell>
          <table:table-cell office:value-type="float" office:value="372.25758392" calcext:value-type="float">
            <text:p>372.257583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3]*[.$B$4]/[.$B$5]^3" office:value-type="float" office:value="2.17380839698814E+036" calcext:value-type="float">
            <text:p>2.17381E+036</text:p>
          </table:table-cell>
          <table:table-cell table:formula="of:=[.E73]/[.$B$2]^2" office:value-type="float" office:value="2.41868803475869E+015" calcext:value-type="float">
            <text:p>2.41869E+015</text:p>
          </table:table-cell>
          <table:table-cell table:formula="of:=[.B73]*[.$B$4]/[.$B$5]^3" office:value-type="float" office:value="5.96422650709469E+035" calcext:value-type="float">
            <text:p>5.9642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6.73366834" calcext:value-type="float">
            <text:p>1346.73366834</text:p>
          </table:table-cell>
          <table:table-cell office:value-type="float" office:value="368.907533668" calcext:value-type="float">
            <text:p>368.9075336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4]*[.$B$4]/[.$B$5]^3" office:value-type="float" office:value="2.15770611256008E+036" calcext:value-type="float">
            <text:p>2.15771E+036</text:p>
          </table:table-cell>
          <table:table-cell table:formula="of:=[.E74]/[.$B$2]^2" office:value-type="float" office:value="2.4007718270872E+015" calcext:value-type="float">
            <text:p>2.40077E+015</text:p>
          </table:table-cell>
          <table:table-cell table:formula="of:=[.B74]*[.$B$4]/[.$B$5]^3" office:value-type="float" office:value="5.91055276241855E+035" calcext:value-type="float">
            <text:p>5.9105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6.68341709" calcext:value-type="float">
            <text:p>1336.68341709</text:p>
          </table:table-cell>
          <table:table-cell office:value-type="float" office:value="365.557483417" calcext:value-type="float">
            <text:p>365.5574834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5]*[.$B$4]/[.$B$5]^3" office:value-type="float" office:value="2.14160382814803E+036" calcext:value-type="float">
            <text:p>2.14160E+036</text:p>
          </table:table-cell>
          <table:table-cell table:formula="of:=[.E75]/[.$B$2]^2" office:value-type="float" office:value="2.38285561943355E+015" calcext:value-type="float">
            <text:p>2.38286E+015</text:p>
          </table:table-cell>
          <table:table-cell table:formula="of:=[.B75]*[.$B$4]/[.$B$5]^3" office:value-type="float" office:value="5.85687901775844E+035" calcext:value-type="float">
            <text:p>5.8568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6.63316583" calcext:value-type="float">
            <text:p>1326.63316583</text:p>
          </table:table-cell>
          <table:table-cell office:value-type="float" office:value="362.207433166" calcext:value-type="float">
            <text:p>362.2074331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6]*[.$B$4]/[.$B$5]^3" office:value-type="float" office:value="2.12550154371996E+036" calcext:value-type="float">
            <text:p>2.12550E+036</text:p>
          </table:table-cell>
          <table:table-cell table:formula="of:=[.E76]/[.$B$2]^2" office:value-type="float" office:value="2.36493941176207E+015" calcext:value-type="float">
            <text:p>2.36494E+015</text:p>
          </table:table-cell>
          <table:table-cell table:formula="of:=[.B76]*[.$B$4]/[.$B$5]^3" office:value-type="float" office:value="5.80320527309832E+035" calcext:value-type="float">
            <text:p>5.8032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6.58291457" calcext:value-type="float">
            <text:p>1316.58291457</text:p>
          </table:table-cell>
          <table:table-cell office:value-type="float" office:value="358.857382915" calcext:value-type="float">
            <text:p>358.8573829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7]*[.$B$4]/[.$B$5]^3" office:value-type="float" office:value="2.10939925929189E+036" calcext:value-type="float">
            <text:p>2.10940E+036</text:p>
          </table:table-cell>
          <table:table-cell table:formula="of:=[.E77]/[.$B$2]^2" office:value-type="float" office:value="2.34702320409059E+015" calcext:value-type="float">
            <text:p>2.34702E+015</text:p>
          </table:table-cell>
          <table:table-cell table:formula="of:=[.B77]*[.$B$4]/[.$B$5]^3" office:value-type="float" office:value="5.74953152843821E+035" calcext:value-type="float">
            <text:p>5.7495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.53266332" calcext:value-type="float">
            <text:p>1306.53266332</text:p>
          </table:table-cell>
          <table:table-cell office:value-type="float" office:value="355.507332663" calcext:value-type="float">
            <text:p>355.50733266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8]*[.$B$4]/[.$B$5]^3" office:value-type="float" office:value="2.09329697487985E+036" calcext:value-type="float">
            <text:p>2.09330E+036</text:p>
          </table:table-cell>
          <table:table-cell table:formula="of:=[.E78]/[.$B$2]^2" office:value-type="float" office:value="2.32910699643693E+015" calcext:value-type="float">
            <text:p>2.32911E+015</text:p>
          </table:table-cell>
          <table:table-cell table:formula="of:=[.B78]*[.$B$4]/[.$B$5]^3" office:value-type="float" office:value="5.69585778376207E+035" calcext:value-type="float">
            <text:p>5.6958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.48241206" calcext:value-type="float">
            <text:p>1296.48241206</text:p>
          </table:table-cell>
          <table:table-cell office:value-type="float" office:value="352.157282412" calcext:value-type="float">
            <text:p>352.1572824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9]*[.$B$4]/[.$B$5]^3" office:value-type="float" office:value="2.07719469045178E+036" calcext:value-type="float">
            <text:p>2.07719E+036</text:p>
          </table:table-cell>
          <table:table-cell table:formula="of:=[.E79]/[.$B$2]^2" office:value-type="float" office:value="2.31119078876545E+015" calcext:value-type="float">
            <text:p>2.31119E+015</text:p>
          </table:table-cell>
          <table:table-cell table:formula="of:=[.B79]*[.$B$4]/[.$B$5]^3" office:value-type="float" office:value="5.64218403910196E+035" calcext:value-type="float">
            <text:p>5.6421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.4321608" calcext:value-type="float">
            <text:p>1286.4321608</text:p>
          </table:table-cell>
          <table:table-cell office:value-type="float" office:value="348.807232161" calcext:value-type="float">
            <text:p>348.8072321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0]*[.$B$4]/[.$B$5]^3" office:value-type="float" office:value="2.06109240602371E+036" calcext:value-type="float">
            <text:p>2.06109E+036</text:p>
          </table:table-cell>
          <table:table-cell table:formula="of:=[.E80]/[.$B$2]^2" office:value-type="float" office:value="2.29327458109397E+015" calcext:value-type="float">
            <text:p>2.29327E+015</text:p>
          </table:table-cell>
          <table:table-cell table:formula="of:=[.B80]*[.$B$4]/[.$B$5]^3" office:value-type="float" office:value="5.58851029444184E+035" calcext:value-type="float">
            <text:p>5.5885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.38190955" calcext:value-type="float">
            <text:p>1276.38190955</text:p>
          </table:table-cell>
          <table:table-cell office:value-type="float" office:value="345.45718191" calcext:value-type="float">
            <text:p>345.457181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1]*[.$B$4]/[.$B$5]^3" office:value-type="float" office:value="2.04499012161166E+036" calcext:value-type="float">
            <text:p>2.04499E+036</text:p>
          </table:table-cell>
          <table:table-cell table:formula="of:=[.E81]/[.$B$2]^2" office:value-type="float" office:value="2.27535837344031E+015" calcext:value-type="float">
            <text:p>2.27536E+015</text:p>
          </table:table-cell>
          <table:table-cell table:formula="of:=[.B81]*[.$B$4]/[.$B$5]^3" office:value-type="float" office:value="5.53483654978173E+035" calcext:value-type="float">
            <text:p>5.5348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6.33165829" calcext:value-type="float">
            <text:p>1266.33165829</text:p>
          </table:table-cell>
          <table:table-cell office:value-type="float" office:value="342.107131658" calcext:value-type="float">
            <text:p>342.1071316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2]*[.$B$4]/[.$B$5]^3" office:value-type="float" office:value="2.02888783718359E+036" calcext:value-type="float">
            <text:p>2.02889E+036</text:p>
          </table:table-cell>
          <table:table-cell table:formula="of:=[.E82]/[.$B$2]^2" office:value-type="float" office:value="2.25744216576883E+015" calcext:value-type="float">
            <text:p>2.25744E+015</text:p>
          </table:table-cell>
          <table:table-cell table:formula="of:=[.B82]*[.$B$4]/[.$B$5]^3" office:value-type="float" office:value="5.48116280510559E+035" calcext:value-type="float">
            <text:p>5.4811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6.28140704" calcext:value-type="float">
            <text:p>1256.28140704</text:p>
          </table:table-cell>
          <table:table-cell office:value-type="float" office:value="338.757081407" calcext:value-type="float">
            <text:p>338.7570814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3]*[.$B$4]/[.$B$5]^3" office:value-type="float" office:value="2.01278555277155E+036" calcext:value-type="float">
            <text:p>2.01279E+036</text:p>
          </table:table-cell>
          <table:table-cell table:formula="of:=[.E83]/[.$B$2]^2" office:value-type="float" office:value="2.23952595811518E+015" calcext:value-type="float">
            <text:p>2.23953E+015</text:p>
          </table:table-cell>
          <table:table-cell table:formula="of:=[.B83]*[.$B$4]/[.$B$5]^3" office:value-type="float" office:value="5.42748906044547E+035" calcext:value-type="float">
            <text:p>5.4274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.23115578" calcext:value-type="float">
            <text:p>1246.23115578</text:p>
          </table:table-cell>
          <table:table-cell office:value-type="float" office:value="335.407031156" calcext:value-type="float">
            <text:p>335.4070311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4]*[.$B$4]/[.$B$5]^3" office:value-type="float" office:value="1.99668326834348E+036" calcext:value-type="float">
            <text:p>1.99668E+036</text:p>
          </table:table-cell>
          <table:table-cell table:formula="of:=[.E84]/[.$B$2]^2" office:value-type="float" office:value="2.2216097504437E+015" calcext:value-type="float">
            <text:p>2.22161E+015</text:p>
          </table:table-cell>
          <table:table-cell table:formula="of:=[.B84]*[.$B$4]/[.$B$5]^3" office:value-type="float" office:value="5.37381531578536E+035" calcext:value-type="float">
            <text:p>5.3738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.18090452" calcext:value-type="float">
            <text:p>1236.18090452</text:p>
          </table:table-cell>
          <table:table-cell office:value-type="float" office:value="332.056980905" calcext:value-type="float">
            <text:p>332.0569809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5]*[.$B$4]/[.$B$5]^3" office:value-type="float" office:value="1.98058098391541E+036" calcext:value-type="float">
            <text:p>1.98058E+036</text:p>
          </table:table-cell>
          <table:table-cell table:formula="of:=[.E85]/[.$B$2]^2" office:value-type="float" office:value="2.20369354277221E+015" calcext:value-type="float">
            <text:p>2.20369E+015</text:p>
          </table:table-cell>
          <table:table-cell table:formula="of:=[.B85]*[.$B$4]/[.$B$5]^3" office:value-type="float" office:value="5.32014157112525E+035" calcext:value-type="float">
            <text:p>5.3201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.13065327" calcext:value-type="float">
            <text:p>1226.13065327</text:p>
          </table:table-cell>
          <table:table-cell office:value-type="float" office:value="328.706930653" calcext:value-type="float">
            <text:p>328.7069306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6]*[.$B$4]/[.$B$5]^3" office:value-type="float" office:value="1.96447869950336E+036" calcext:value-type="float">
            <text:p>1.96448E+036</text:p>
          </table:table-cell>
          <table:table-cell table:formula="of:=[.E86]/[.$B$2]^2" office:value-type="float" office:value="2.18577733511856E+015" calcext:value-type="float">
            <text:p>2.18578E+015</text:p>
          </table:table-cell>
          <table:table-cell table:formula="of:=[.B86]*[.$B$4]/[.$B$5]^3" office:value-type="float" office:value="5.26646782644911E+035" calcext:value-type="float">
            <text:p>5.2664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.08040201" calcext:value-type="float">
            <text:p>1216.08040201</text:p>
          </table:table-cell>
          <table:table-cell office:value-type="float" office:value="325.356880402" calcext:value-type="float">
            <text:p>325.3568804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7]*[.$B$4]/[.$B$5]^3" office:value-type="float" office:value="1.9483764150753E+036" calcext:value-type="float">
            <text:p>1.94838E+036</text:p>
          </table:table-cell>
          <table:table-cell table:formula="of:=[.E87]/[.$B$2]^2" office:value-type="float" office:value="2.16786112744708E+015" calcext:value-type="float">
            <text:p>2.16786E+015</text:p>
          </table:table-cell>
          <table:table-cell table:formula="of:=[.B87]*[.$B$4]/[.$B$5]^3" office:value-type="float" office:value="5.21279408178899E+035" calcext:value-type="float">
            <text:p>5.2127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.03015075" calcext:value-type="float">
            <text:p>1206.03015075</text:p>
          </table:table-cell>
          <table:table-cell office:value-type="float" office:value="322.006830151" calcext:value-type="float">
            <text:p>322.006830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8]*[.$B$4]/[.$B$5]^3" office:value-type="float" office:value="1.93227413064723E+036" calcext:value-type="float">
            <text:p>1.93227E+036</text:p>
          </table:table-cell>
          <table:table-cell table:formula="of:=[.E88]/[.$B$2]^2" office:value-type="float" office:value="2.14994491977559E+015" calcext:value-type="float">
            <text:p>2.14994E+015</text:p>
          </table:table-cell>
          <table:table-cell table:formula="of:=[.B88]*[.$B$4]/[.$B$5]^3" office:value-type="float" office:value="5.15912033712888E+035" calcext:value-type="float">
            <text:p>5.1591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.9798995" calcext:value-type="float">
            <text:p>1195.9798995</text:p>
          </table:table-cell>
          <table:table-cell office:value-type="float" office:value="318.656779899" calcext:value-type="float">
            <text:p>318.6567798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9]*[.$B$4]/[.$B$5]^3" office:value-type="float" office:value="1.91617184623518E+036" calcext:value-type="float">
            <text:p>1.91617E+036</text:p>
          </table:table-cell>
          <table:table-cell table:formula="of:=[.E89]/[.$B$2]^2" office:value-type="float" office:value="2.13202871212194E+015" calcext:value-type="float">
            <text:p>2.13203E+015</text:p>
          </table:table-cell>
          <table:table-cell table:formula="of:=[.B89]*[.$B$4]/[.$B$5]^3" office:value-type="float" office:value="5.10544659245274E+035" calcext:value-type="float">
            <text:p>5.1054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.92964824" calcext:value-type="float">
            <text:p>1185.92964824</text:p>
          </table:table-cell>
          <table:table-cell office:value-type="float" office:value="315.306729648" calcext:value-type="float">
            <text:p>315.3067296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0]*[.$B$4]/[.$B$5]^3" office:value-type="float" office:value="1.90006956180711E+036" calcext:value-type="float">
            <text:p>1.90007E+036</text:p>
          </table:table-cell>
          <table:table-cell table:formula="of:=[.E90]/[.$B$2]^2" office:value-type="float" office:value="2.11411250445046E+015" calcext:value-type="float">
            <text:p>2.11411E+015</text:p>
          </table:table-cell>
          <table:table-cell table:formula="of:=[.B90]*[.$B$4]/[.$B$5]^3" office:value-type="float" office:value="5.05177284779263E+035" calcext:value-type="float">
            <text:p>5.0517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.87939698" calcext:value-type="float">
            <text:p>1175.87939698</text:p>
          </table:table-cell>
          <table:table-cell office:value-type="float" office:value="311.956679397" calcext:value-type="float">
            <text:p>311.9566793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1]*[.$B$4]/[.$B$5]^3" office:value-type="float" office:value="1.88396727737904E+036" calcext:value-type="float">
            <text:p>1.88397E+036</text:p>
          </table:table-cell>
          <table:table-cell table:formula="of:=[.E91]/[.$B$2]^2" office:value-type="float" office:value="2.09619629677898E+015" calcext:value-type="float">
            <text:p>2.09620E+015</text:p>
          </table:table-cell>
          <table:table-cell table:formula="of:=[.B91]*[.$B$4]/[.$B$5]^3" office:value-type="float" office:value="4.99809910313251E+035" calcext:value-type="float">
            <text:p>4.9981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.82914573" calcext:value-type="float">
            <text:p>1165.82914573</text:p>
          </table:table-cell>
          <table:table-cell office:value-type="float" office:value="308.606629146" calcext:value-type="float">
            <text:p>308.6066291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2]*[.$B$4]/[.$B$5]^3" office:value-type="float" office:value="1.867864992967E+036" calcext:value-type="float">
            <text:p>1.86786E+036</text:p>
          </table:table-cell>
          <table:table-cell table:formula="of:=[.E92]/[.$B$2]^2" office:value-type="float" office:value="2.07828008912532E+015" calcext:value-type="float">
            <text:p>2.07828E+015</text:p>
          </table:table-cell>
          <table:table-cell table:formula="of:=[.B92]*[.$B$4]/[.$B$5]^3" office:value-type="float" office:value="4.9444253584724E+035" calcext:value-type="float">
            <text:p>4.9444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.77889447" calcext:value-type="float">
            <text:p>1155.77889447</text:p>
          </table:table-cell>
          <table:table-cell office:value-type="float" office:value="305.256578894" calcext:value-type="float">
            <text:p>305.2565788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3]*[.$B$4]/[.$B$5]^3" office:value-type="float" office:value="1.85176270853893E+036" calcext:value-type="float">
            <text:p>1.85176E+036</text:p>
          </table:table-cell>
          <table:table-cell table:formula="of:=[.E93]/[.$B$2]^2" office:value-type="float" office:value="2.06036388145384E+015" calcext:value-type="float">
            <text:p>2.06036E+015</text:p>
          </table:table-cell>
          <table:table-cell table:formula="of:=[.B93]*[.$B$4]/[.$B$5]^3" office:value-type="float" office:value="4.89075161379626E+035" calcext:value-type="float">
            <text:p>4.8907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.72864322" calcext:value-type="float">
            <text:p>1145.72864322</text:p>
          </table:table-cell>
          <table:table-cell office:value-type="float" office:value="301.906528643" calcext:value-type="float">
            <text:p>301.90652864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4]*[.$B$4]/[.$B$5]^3" office:value-type="float" office:value="1.83566042412688E+036" calcext:value-type="float">
            <text:p>1.83566E+036</text:p>
          </table:table-cell>
          <table:table-cell table:formula="of:=[.E94]/[.$B$2]^2" office:value-type="float" office:value="2.04244767380019E+015" calcext:value-type="float">
            <text:p>2.04245E+015</text:p>
          </table:table-cell>
          <table:table-cell table:formula="of:=[.B94]*[.$B$4]/[.$B$5]^3" office:value-type="float" office:value="4.83707786913614E+035" calcext:value-type="float">
            <text:p>4.8370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.67839196" calcext:value-type="float">
            <text:p>1135.67839196</text:p>
          </table:table-cell>
          <table:table-cell office:value-type="float" office:value="298.556478392" calcext:value-type="float">
            <text:p>298.5564783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5]*[.$B$4]/[.$B$5]^3" office:value-type="float" office:value="1.81955813969881E+036" calcext:value-type="float">
            <text:p>1.81956E+036</text:p>
          </table:table-cell>
          <table:table-cell table:formula="of:=[.E95]/[.$B$2]^2" office:value-type="float" office:value="2.0245314661287E+015" calcext:value-type="float">
            <text:p>2.02453E+015</text:p>
          </table:table-cell>
          <table:table-cell table:formula="of:=[.B95]*[.$B$4]/[.$B$5]^3" office:value-type="float" office:value="4.78340412447603E+035" calcext:value-type="float">
            <text:p>4.78340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.6281407" calcext:value-type="float">
            <text:p>1125.6281407</text:p>
          </table:table-cell>
          <table:table-cell office:value-type="float" office:value="295.206428141" calcext:value-type="float">
            <text:p>295.206428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6]*[.$B$4]/[.$B$5]^3" office:value-type="float" office:value="1.80345585527075E+036" calcext:value-type="float">
            <text:p>1.80346E+036</text:p>
          </table:table-cell>
          <table:table-cell table:formula="of:=[.E96]/[.$B$2]^2" office:value-type="float" office:value="2.00661525845722E+015" calcext:value-type="float">
            <text:p>2.00662E+015</text:p>
          </table:table-cell>
          <table:table-cell table:formula="of:=[.B96]*[.$B$4]/[.$B$5]^3" office:value-type="float" office:value="4.72973037981591E+035" calcext:value-type="float">
            <text:p>4.72973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.57788945" calcext:value-type="float">
            <text:p>1115.57788945</text:p>
          </table:table-cell>
          <table:table-cell office:value-type="float" office:value="291.856377889" calcext:value-type="float">
            <text:p>291.85637788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7]*[.$B$4]/[.$B$5]^3" office:value-type="float" office:value="1.7873535708587E+036" calcext:value-type="float">
            <text:p>1.78735E+036</text:p>
          </table:table-cell>
          <table:table-cell table:formula="of:=[.E97]/[.$B$2]^2" office:value-type="float" office:value="1.98869905080357E+015" calcext:value-type="float">
            <text:p>1.98870E+015</text:p>
          </table:table-cell>
          <table:table-cell table:formula="of:=[.B97]*[.$B$4]/[.$B$5]^3" office:value-type="float" office:value="4.67605663513978E+035" calcext:value-type="float">
            <text:p>4.6760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.52763819" calcext:value-type="float">
            <text:p>1105.52763819</text:p>
          </table:table-cell>
          <table:table-cell office:value-type="float" office:value="288.506327638" calcext:value-type="float">
            <text:p>288.5063276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8]*[.$B$4]/[.$B$5]^3" office:value-type="float" office:value="1.77125128643063E+036" calcext:value-type="float">
            <text:p>1.77125E+036</text:p>
          </table:table-cell>
          <table:table-cell table:formula="of:=[.E98]/[.$B$2]^2" office:value-type="float" office:value="1.97078284313209E+015" calcext:value-type="float">
            <text:p>1.97078E+015</text:p>
          </table:table-cell>
          <table:table-cell table:formula="of:=[.B98]*[.$B$4]/[.$B$5]^3" office:value-type="float" office:value="4.62238289047966E+035" calcext:value-type="float">
            <text:p>4.62238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.47738693" calcext:value-type="float">
            <text:p>1095.47738693</text:p>
          </table:table-cell>
          <table:table-cell office:value-type="float" office:value="285.156277387" calcext:value-type="float">
            <text:p>285.1562773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9]*[.$B$4]/[.$B$5]^3" office:value-type="float" office:value="1.75514900200256E+036" calcext:value-type="float">
            <text:p>1.75515E+036</text:p>
          </table:table-cell>
          <table:table-cell table:formula="of:=[.E99]/[.$B$2]^2" office:value-type="float" office:value="1.9528666354606E+015" calcext:value-type="float">
            <text:p>1.95287E+015</text:p>
          </table:table-cell>
          <table:table-cell table:formula="of:=[.B99]*[.$B$4]/[.$B$5]^3" office:value-type="float" office:value="4.56870914581955E+035" calcext:value-type="float">
            <text:p>4.5687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.42713568" calcext:value-type="float">
            <text:p>1085.42713568</text:p>
          </table:table-cell>
          <table:table-cell office:value-type="float" office:value="281.806227136" calcext:value-type="float">
            <text:p>281.8062271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0]*[.$B$4]/[.$B$5]^3" office:value-type="float" office:value="1.73904671759052E+036" calcext:value-type="float">
            <text:p>1.73905E+036</text:p>
          </table:table-cell>
          <table:table-cell table:formula="of:=[.E100]/[.$B$2]^2" office:value-type="float" office:value="1.93495042780695E+015" calcext:value-type="float">
            <text:p>1.93495E+015</text:p>
          </table:table-cell>
          <table:table-cell table:formula="of:=[.B100]*[.$B$4]/[.$B$5]^3" office:value-type="float" office:value="4.51503540115943E+035" calcext:value-type="float">
            <text:p>4.5150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.37688442" calcext:value-type="float">
            <text:p>1075.37688442</text:p>
          </table:table-cell>
          <table:table-cell office:value-type="float" office:value="278.456176884" calcext:value-type="float">
            <text:p>278.4561768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1]*[.$B$4]/[.$B$5]^3" office:value-type="float" office:value="1.72294443316245E+036" calcext:value-type="float">
            <text:p>1.72294E+036</text:p>
          </table:table-cell>
          <table:table-cell table:formula="of:=[.E101]/[.$B$2]^2" office:value-type="float" office:value="1.91703422013547E+015" calcext:value-type="float">
            <text:p>1.91703E+015</text:p>
          </table:table-cell>
          <table:table-cell table:formula="of:=[.B101]*[.$B$4]/[.$B$5]^3" office:value-type="float" office:value="4.4613616564833E+035" calcext:value-type="float">
            <text:p>4.46136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.32663317" calcext:value-type="float">
            <text:p>1065.32663317</text:p>
          </table:table-cell>
          <table:table-cell office:value-type="float" office:value="275.106126633" calcext:value-type="float">
            <text:p>275.1061266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2]*[.$B$4]/[.$B$5]^3" office:value-type="float" office:value="1.7068421487504E+036" calcext:value-type="float">
            <text:p>1.70684E+036</text:p>
          </table:table-cell>
          <table:table-cell table:formula="of:=[.E102]/[.$B$2]^2" office:value-type="float" office:value="1.89911801248181E+015" calcext:value-type="float">
            <text:p>1.89912E+015</text:p>
          </table:table-cell>
          <table:table-cell table:formula="of:=[.B102]*[.$B$4]/[.$B$5]^3" office:value-type="float" office:value="4.40768791182318E+035" calcext:value-type="float">
            <text:p>4.4076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.27638191" calcext:value-type="float">
            <text:p>1055.27638191</text:p>
          </table:table-cell>
          <table:table-cell office:value-type="float" office:value="271.756076382" calcext:value-type="float">
            <text:p>271.7560763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3]*[.$B$4]/[.$B$5]^3" office:value-type="float" office:value="1.69073986432233E+036" calcext:value-type="float">
            <text:p>1.69074E+036</text:p>
          </table:table-cell>
          <table:table-cell table:formula="of:=[.E103]/[.$B$2]^2" office:value-type="float" office:value="1.88120180481033E+015" calcext:value-type="float">
            <text:p>1.88120E+015</text:p>
          </table:table-cell>
          <table:table-cell table:formula="of:=[.B103]*[.$B$4]/[.$B$5]^3" office:value-type="float" office:value="4.35401416716307E+035" calcext:value-type="float">
            <text:p>4.35401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.22613065" calcext:value-type="float">
            <text:p>1045.22613065</text:p>
          </table:table-cell>
          <table:table-cell office:value-type="float" office:value="268.406026131" calcext:value-type="float">
            <text:p>268.406026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4]*[.$B$4]/[.$B$5]^3" office:value-type="float" office:value="1.67463757989426E+036" calcext:value-type="float">
            <text:p>1.67464E+036</text:p>
          </table:table-cell>
          <table:table-cell table:formula="of:=[.E104]/[.$B$2]^2" office:value-type="float" office:value="1.86328559713885E+015" calcext:value-type="float">
            <text:p>1.86329E+015</text:p>
          </table:table-cell>
          <table:table-cell table:formula="of:=[.B104]*[.$B$4]/[.$B$5]^3" office:value-type="float" office:value="4.30034042250295E+035" calcext:value-type="float">
            <text:p>4.30034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.1758794" calcext:value-type="float">
            <text:p>1035.1758794</text:p>
          </table:table-cell>
          <table:table-cell office:value-type="float" office:value="265.055975879" calcext:value-type="float">
            <text:p>265.0559758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5]*[.$B$4]/[.$B$5]^3" office:value-type="float" office:value="1.65853529548222E+036" calcext:value-type="float">
            <text:p>1.65854E+036</text:p>
          </table:table-cell>
          <table:table-cell table:formula="of:=[.E105]/[.$B$2]^2" office:value-type="float" office:value="1.84536938948519E+015" calcext:value-type="float">
            <text:p>1.84537E+015</text:p>
          </table:table-cell>
          <table:table-cell table:formula="of:=[.B105]*[.$B$4]/[.$B$5]^3" office:value-type="float" office:value="4.24666667782681E+035" calcext:value-type="float">
            <text:p>4.24667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.12562814" calcext:value-type="float">
            <text:p>1025.12562814</text:p>
          </table:table-cell>
          <table:table-cell office:value-type="float" office:value="261.705925628" calcext:value-type="float">
            <text:p>261.7059256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6]*[.$B$4]/[.$B$5]^3" office:value-type="float" office:value="1.64243301105415E+036" calcext:value-type="float">
            <text:p>1.64243E+036</text:p>
          </table:table-cell>
          <table:table-cell table:formula="of:=[.E106]/[.$B$2]^2" office:value-type="float" office:value="1.82745318181371E+015" calcext:value-type="float">
            <text:p>1.82745E+015</text:p>
          </table:table-cell>
          <table:table-cell table:formula="of:=[.B106]*[.$B$4]/[.$B$5]^3" office:value-type="float" office:value="4.1929929331667E+035" calcext:value-type="float">
            <text:p>4.19299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.07537688" calcext:value-type="float">
            <text:p>1015.07537688</text:p>
          </table:table-cell>
          <table:table-cell office:value-type="float" office:value="258.355875377" calcext:value-type="float">
            <text:p>258.3558753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7]*[.$B$4]/[.$B$5]^3" office:value-type="float" office:value="1.62633072662608E+036" calcext:value-type="float">
            <text:p>1.62633E+036</text:p>
          </table:table-cell>
          <table:table-cell table:formula="of:=[.E107]/[.$B$2]^2" office:value-type="float" office:value="1.80953697414223E+015" calcext:value-type="float">
            <text:p>1.80954E+015</text:p>
          </table:table-cell>
          <table:table-cell table:formula="of:=[.B107]*[.$B$4]/[.$B$5]^3" office:value-type="float" office:value="4.13931918850658E+035" calcext:value-type="float">
            <text:p>4.13932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.02512563" calcext:value-type="float">
            <text:p>1005.02512563</text:p>
          </table:table-cell>
          <table:table-cell office:value-type="float" office:value="255.005825126" calcext:value-type="float">
            <text:p>255.0058251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8]*[.$B$4]/[.$B$5]^3" office:value-type="float" office:value="1.61022844221403E+036" calcext:value-type="float">
            <text:p>1.61023E+036</text:p>
          </table:table-cell>
          <table:table-cell table:formula="of:=[.E108]/[.$B$2]^2" office:value-type="float" office:value="1.79162076648858E+015" calcext:value-type="float">
            <text:p>1.79162E+015</text:p>
          </table:table-cell>
          <table:table-cell table:formula="of:=[.B108]*[.$B$4]/[.$B$5]^3" office:value-type="float" office:value="4.08564544384647E+035" calcext:value-type="float">
            <text:p>4.08565E+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.974874372" calcext:value-type="float">
            <text:p>994.974874372</text:p>
          </table:table-cell>
          <table:table-cell office:value-type="float" office:value="251.655774874" calcext:value-type="float">
            <text:p>251.65577487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9]*[.$B$4]/[.$B$5]^3" office:value-type="float" office:value="1.59412615778917E+036" calcext:value-type="float">
            <text:p>1.59413E+036</text:p>
          </table:table-cell>
          <table:table-cell table:formula="of:=[.E109]/[.$B$2]^2" office:value-type="float" office:value="1.77370455882066E+015" calcext:value-type="float">
            <text:p>1.77370E+015</text:p>
          </table:table-cell>
          <table:table-cell table:formula="of:=[.B109]*[.$B$4]/[.$B$5]^3" office:value-type="float" office:value="4.03197169917033E+035" calcext:value-type="float">
            <text:p>4.03197E+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4.924623116" calcext:value-type="float">
            <text:p>984.924623116</text:p>
          </table:table-cell>
          <table:table-cell office:value-type="float" office:value="248.305724623" calcext:value-type="float">
            <text:p>248.3057246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0]*[.$B$4]/[.$B$5]^3" office:value-type="float" office:value="1.57802387336751E+036" calcext:value-type="float">
            <text:p>1.57802E+036</text:p>
          </table:table-cell>
          <table:table-cell table:formula="of:=[.E110]/[.$B$2]^2" office:value-type="float" office:value="1.75578835115631E+015" calcext:value-type="float">
            <text:p>1.75579E+015</text:p>
          </table:table-cell>
          <table:table-cell table:formula="of:=[.B110]*[.$B$4]/[.$B$5]^3" office:value-type="float" office:value="3.97829795451022E+035" calcext:value-type="float">
            <text:p>3.97830E+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4.874371859" calcext:value-type="float">
            <text:p>974.874371859</text:p>
          </table:table-cell>
          <table:table-cell office:value-type="float" office:value="244.955674372" calcext:value-type="float">
            <text:p>244.95567437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1]*[.$B$4]/[.$B$5]^3" office:value-type="float" office:value="1.56192158894425E+036" calcext:value-type="float">
            <text:p>1.56192E+036</text:p>
          </table:table-cell>
          <table:table-cell table:formula="of:=[.E111]/[.$B$2]^2" office:value-type="float" office:value="1.73787214349018E+015" calcext:value-type="float">
            <text:p>1.73787E+015</text:p>
          </table:table-cell>
          <table:table-cell table:formula="of:=[.B111]*[.$B$4]/[.$B$5]^3" office:value-type="float" office:value="3.9246242098501E+035" calcext:value-type="float">
            <text:p>3.92462E+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.824120603" calcext:value-type="float">
            <text:p>964.824120603</text:p>
          </table:table-cell>
          <table:table-cell office:value-type="float" office:value="241.605624121" calcext:value-type="float">
            <text:p>241.605624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2]*[.$B$4]/[.$B$5]^3" office:value-type="float" office:value="1.54581930452259E+036" calcext:value-type="float">
            <text:p>1.54582E+036</text:p>
          </table:table-cell>
          <table:table-cell table:formula="of:=[.E112]/[.$B$2]^2" office:value-type="float" office:value="1.71995593582582E+015" calcext:value-type="float">
            <text:p>1.71996E+015</text:p>
          </table:table-cell>
          <table:table-cell table:formula="of:=[.B112]*[.$B$4]/[.$B$5]^3" office:value-type="float" office:value="3.87095046518999E+035" calcext:value-type="float">
            <text:p>3.87095E+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4.773869347" calcext:value-type="float">
            <text:p>954.773869347</text:p>
          </table:table-cell>
          <table:table-cell office:value-type="float" office:value="238.255573869" calcext:value-type="float">
            <text:p>238.25557386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3]*[.$B$4]/[.$B$5]^3" office:value-type="float" office:value="1.52971702010093E+036" calcext:value-type="float">
            <text:p>1.52972E+036</text:p>
          </table:table-cell>
          <table:table-cell table:formula="of:=[.E113]/[.$B$2]^2" office:value-type="float" office:value="1.70203972816147E+015" calcext:value-type="float">
            <text:p>1.70204E+015</text:p>
          </table:table-cell>
          <table:table-cell table:formula="of:=[.B113]*[.$B$4]/[.$B$5]^3" office:value-type="float" office:value="3.81727672051385E+035" calcext:value-type="float">
            <text:p>3.81728E+0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4.72361809" calcext:value-type="float">
            <text:p>944.72361809</text:p>
          </table:table-cell>
          <table:table-cell office:value-type="float" office:value="234.905523618" calcext:value-type="float">
            <text:p>234.9055236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4]*[.$B$4]/[.$B$5]^3" office:value-type="float" office:value="1.51361473567767E+036" calcext:value-type="float">
            <text:p>1.51361E+036</text:p>
          </table:table-cell>
          <table:table-cell table:formula="of:=[.E114]/[.$B$2]^2" office:value-type="float" office:value="1.68412352049534E+015" calcext:value-type="float">
            <text:p>1.68412E+015</text:p>
          </table:table-cell>
          <table:table-cell table:formula="of:=[.B114]*[.$B$4]/[.$B$5]^3" office:value-type="float" office:value="3.76360297585373E+035" calcext:value-type="float">
            <text:p>3.76360E+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4.673366834" calcext:value-type="float">
            <text:p>934.673366834</text:p>
          </table:table-cell>
          <table:table-cell office:value-type="float" office:value="231.555473367" calcext:value-type="float">
            <text:p>231.5554733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5]*[.$B$4]/[.$B$5]^3" office:value-type="float" office:value="1.49751245125601E+036" calcext:value-type="float">
            <text:p>1.49751E+036</text:p>
          </table:table-cell>
          <table:table-cell table:formula="of:=[.E115]/[.$B$2]^2" office:value-type="float" office:value="1.66620731283099E+015" calcext:value-type="float">
            <text:p>1.66621E+015</text:p>
          </table:table-cell>
          <table:table-cell table:formula="of:=[.B115]*[.$B$4]/[.$B$5]^3" office:value-type="float" office:value="3.70992923119362E+035" calcext:value-type="float">
            <text:p>3.70993E+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4.623115578" calcext:value-type="float">
            <text:p>924.623115578</text:p>
          </table:table-cell>
          <table:table-cell office:value-type="float" office:value="228.205423116" calcext:value-type="float">
            <text:p>228.2054231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6]*[.$B$4]/[.$B$5]^3" office:value-type="float" office:value="1.48141016683435E+036" calcext:value-type="float">
            <text:p>1.48141E+036</text:p>
          </table:table-cell>
          <table:table-cell table:formula="of:=[.E116]/[.$B$2]^2" office:value-type="float" office:value="1.64829110516664E+015" calcext:value-type="float">
            <text:p>1.64829E+015</text:p>
          </table:table-cell>
          <table:table-cell table:formula="of:=[.B116]*[.$B$4]/[.$B$5]^3" office:value-type="float" office:value="3.6562554865335E+035" calcext:value-type="float">
            <text:p>3.65626E+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4.572864322" calcext:value-type="float">
            <text:p>914.572864322</text:p>
          </table:table-cell>
          <table:table-cell office:value-type="float" office:value="224.855372864" calcext:value-type="float">
            <text:p>224.855372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7]*[.$B$4]/[.$B$5]^3" office:value-type="float" office:value="1.46530788241269E+036" calcext:value-type="float">
            <text:p>1.46531E+036</text:p>
          </table:table-cell>
          <table:table-cell table:formula="of:=[.E117]/[.$B$2]^2" office:value-type="float" office:value="1.63037489750229E+015" calcext:value-type="float">
            <text:p>1.63037E+015</text:p>
          </table:table-cell>
          <table:table-cell table:formula="of:=[.B117]*[.$B$4]/[.$B$5]^3" office:value-type="float" office:value="3.60258174185737E+035" calcext:value-type="float">
            <text:p>3.60258E+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4.522613065" calcext:value-type="float">
            <text:p>904.522613065</text:p>
          </table:table-cell>
          <table:table-cell office:value-type="float" office:value="221.505322613" calcext:value-type="float">
            <text:p>221.5053226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8]*[.$B$4]/[.$B$5]^3" office:value-type="float" office:value="1.44920559798943E+036" calcext:value-type="float">
            <text:p>1.44921E+036</text:p>
          </table:table-cell>
          <table:table-cell table:formula="of:=[.E118]/[.$B$2]^2" office:value-type="float" office:value="1.61245868983615E+015" calcext:value-type="float">
            <text:p>1.61246E+015</text:p>
          </table:table-cell>
          <table:table-cell table:formula="of:=[.B118]*[.$B$4]/[.$B$5]^3" office:value-type="float" office:value="3.54890799719725E+035" calcext:value-type="float">
            <text:p>3.54891E+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4.472361809" calcext:value-type="float">
            <text:p>894.472361809</text:p>
          </table:table-cell>
          <table:table-cell office:value-type="float" office:value="218.155272362" calcext:value-type="float">
            <text:p>218.1552723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9]*[.$B$4]/[.$B$5]^3" office:value-type="float" office:value="1.43310331356777E+036" calcext:value-type="float">
            <text:p>1.43310E+036</text:p>
          </table:table-cell>
          <table:table-cell table:formula="of:=[.E119]/[.$B$2]^2" office:value-type="float" office:value="1.5945424821718E+015" calcext:value-type="float">
            <text:p>1.59454E+015</text:p>
          </table:table-cell>
          <table:table-cell table:formula="of:=[.B119]*[.$B$4]/[.$B$5]^3" office:value-type="float" office:value="3.49523425253714E+035" calcext:value-type="float">
            <text:p>3.49523E+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4.422110553" calcext:value-type="float">
            <text:p>884.422110553</text:p>
          </table:table-cell>
          <table:table-cell office:value-type="float" office:value="214.805222111" calcext:value-type="float">
            <text:p>214.805222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0]*[.$B$4]/[.$B$5]^3" office:value-type="float" office:value="1.41700102914611E+036" calcext:value-type="float">
            <text:p>1.41700E+036</text:p>
          </table:table-cell>
          <table:table-cell table:formula="of:=[.E120]/[.$B$2]^2" office:value-type="float" office:value="1.57662627450745E+015" calcext:value-type="float">
            <text:p>1.57663E+015</text:p>
          </table:table-cell>
          <table:table-cell table:formula="of:=[.B120]*[.$B$4]/[.$B$5]^3" office:value-type="float" office:value="3.44156050787702E+035" calcext:value-type="float">
            <text:p>3.44156E+0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4.371859296" calcext:value-type="float">
            <text:p>874.371859296</text:p>
          </table:table-cell>
          <table:table-cell office:value-type="float" office:value="211.455171859" calcext:value-type="float">
            <text:p>211.45517185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1]*[.$B$4]/[.$B$5]^3" office:value-type="float" office:value="1.40089874472285E+036" calcext:value-type="float">
            <text:p>1.40090E+036</text:p>
          </table:table-cell>
          <table:table-cell table:formula="of:=[.E121]/[.$B$2]^2" office:value-type="float" office:value="1.55871006684132E+015" calcext:value-type="float">
            <text:p>1.55871E+015</text:p>
          </table:table-cell>
          <table:table-cell table:formula="of:=[.B121]*[.$B$4]/[.$B$5]^3" office:value-type="float" office:value="3.38788676320089E+035" calcext:value-type="float">
            <text:p>3.38789E+0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4.32160804" calcext:value-type="float">
            <text:p>864.32160804</text:p>
          </table:table-cell>
          <table:table-cell office:value-type="float" office:value="208.105121608" calcext:value-type="float">
            <text:p>208.1051216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2]*[.$B$4]/[.$B$5]^3" office:value-type="float" office:value="1.38479646030119E+036" calcext:value-type="float">
            <text:p>1.38480E+036</text:p>
          </table:table-cell>
          <table:table-cell table:formula="of:=[.E122]/[.$B$2]^2" office:value-type="float" office:value="1.54079385917697E+015" calcext:value-type="float">
            <text:p>1.54079E+015</text:p>
          </table:table-cell>
          <table:table-cell table:formula="of:=[.B122]*[.$B$4]/[.$B$5]^3" office:value-type="float" office:value="3.33421301854077E+035" calcext:value-type="float">
            <text:p>3.33421E+0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.271356784" calcext:value-type="float">
            <text:p>854.271356784</text:p>
          </table:table-cell>
          <table:table-cell office:value-type="float" office:value="204.755071357" calcext:value-type="float">
            <text:p>204.7550713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3]*[.$B$4]/[.$B$5]^3" office:value-type="float" office:value="1.36869417587953E+036" calcext:value-type="float">
            <text:p>1.36869E+036</text:p>
          </table:table-cell>
          <table:table-cell table:formula="of:=[.E123]/[.$B$2]^2" office:value-type="float" office:value="1.52287765151262E+015" calcext:value-type="float">
            <text:p>1.52288E+015</text:p>
          </table:table-cell>
          <table:table-cell table:formula="of:=[.B123]*[.$B$4]/[.$B$5]^3" office:value-type="float" office:value="3.28053927388066E+035" calcext:value-type="float">
            <text:p>3.28054E+0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.221105528" calcext:value-type="float">
            <text:p>844.221105528</text:p>
          </table:table-cell>
          <table:table-cell office:value-type="float" office:value="201.405021106" calcext:value-type="float">
            <text:p>201.4050211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4]*[.$B$4]/[.$B$5]^3" office:value-type="float" office:value="1.35259189145787E+036" calcext:value-type="float">
            <text:p>1.35259E+036</text:p>
          </table:table-cell>
          <table:table-cell table:formula="of:=[.E124]/[.$B$2]^2" office:value-type="float" office:value="1.50496144384826E+015" calcext:value-type="float">
            <text:p>1.50496E+015</text:p>
          </table:table-cell>
          <table:table-cell table:formula="of:=[.B124]*[.$B$4]/[.$B$5]^3" office:value-type="float" office:value="3.22686552922054E+035" calcext:value-type="float">
            <text:p>3.22687E+0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4.170854271" calcext:value-type="float">
            <text:p>834.170854271</text:p>
          </table:table-cell>
          <table:table-cell office:value-type="float" office:value="198.054970854" calcext:value-type="float">
            <text:p>198.0549708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5]*[.$B$4]/[.$B$5]^3" office:value-type="float" office:value="1.3364896070346E+036" calcext:value-type="float">
            <text:p>1.33649E+036</text:p>
          </table:table-cell>
          <table:table-cell table:formula="of:=[.E125]/[.$B$2]^2" office:value-type="float" office:value="1.48704523618213E+015" calcext:value-type="float">
            <text:p>1.48705E+015</text:p>
          </table:table-cell>
          <table:table-cell table:formula="of:=[.B125]*[.$B$4]/[.$B$5]^3" office:value-type="float" office:value="3.1731917845444E+035" calcext:value-type="float">
            <text:p>3.17319E+0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4.120603015" calcext:value-type="float">
            <text:p>824.120603015</text:p>
          </table:table-cell>
          <table:table-cell office:value-type="float" office:value="194.704920603" calcext:value-type="float">
            <text:p>194.7049206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6]*[.$B$4]/[.$B$5]^3" office:value-type="float" office:value="1.32038732261294E+036" calcext:value-type="float">
            <text:p>1.32039E+036</text:p>
          </table:table-cell>
          <table:table-cell table:formula="of:=[.E126]/[.$B$2]^2" office:value-type="float" office:value="1.46912902851778E+015" calcext:value-type="float">
            <text:p>1.46913E+015</text:p>
          </table:table-cell>
          <table:table-cell table:formula="of:=[.B126]*[.$B$4]/[.$B$5]^3" office:value-type="float" office:value="3.11951803988429E+035" calcext:value-type="float">
            <text:p>3.11952E+0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4.070351759" calcext:value-type="float">
            <text:p>814.070351759</text:p>
          </table:table-cell>
          <table:table-cell office:value-type="float" office:value="191.354870352" calcext:value-type="float">
            <text:p>191.3548703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7]*[.$B$4]/[.$B$5]^3" office:value-type="float" office:value="1.30428503819129E+036" calcext:value-type="float">
            <text:p>1.30429E+036</text:p>
          </table:table-cell>
          <table:table-cell table:formula="of:=[.E127]/[.$B$2]^2" office:value-type="float" office:value="1.45121282085343E+015" calcext:value-type="float">
            <text:p>1.45121E+015</text:p>
          </table:table-cell>
          <table:table-cell table:formula="of:=[.B127]*[.$B$4]/[.$B$5]^3" office:value-type="float" office:value="3.06584429522417E+035" calcext:value-type="float">
            <text:p>3.06584E+0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4.020100503" calcext:value-type="float">
            <text:p>804.020100503</text:p>
          </table:table-cell>
          <table:table-cell office:value-type="float" office:value="188.004820101" calcext:value-type="float">
            <text:p>188.00482010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8]*[.$B$4]/[.$B$5]^3" office:value-type="float" office:value="1.28818275376963E+036" calcext:value-type="float">
            <text:p>1.28818E+036</text:p>
          </table:table-cell>
          <table:table-cell table:formula="of:=[.E128]/[.$B$2]^2" office:value-type="float" office:value="1.43329661318908E+015" calcext:value-type="float">
            <text:p>1.43330E+015</text:p>
          </table:table-cell>
          <table:table-cell table:formula="of:=[.B128]*[.$B$4]/[.$B$5]^3" office:value-type="float" office:value="3.01217055056406E+035" calcext:value-type="float">
            <text:p>3.01217E+0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3.969849246" calcext:value-type="float">
            <text:p>793.969849246</text:p>
          </table:table-cell>
          <table:table-cell office:value-type="float" office:value="184.654769849" calcext:value-type="float">
            <text:p>184.6547698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9]*[.$B$4]/[.$B$5]^3" office:value-type="float" office:value="1.27208046934636E+036" calcext:value-type="float">
            <text:p>1.27208E+036</text:p>
          </table:table-cell>
          <table:table-cell table:formula="of:=[.E129]/[.$B$2]^2" office:value-type="float" office:value="1.41538040552294E+015" calcext:value-type="float">
            <text:p>1.41538E+015</text:p>
          </table:table-cell>
          <table:table-cell table:formula="of:=[.B129]*[.$B$4]/[.$B$5]^3" office:value-type="float" office:value="2.95849680588792E+035" calcext:value-type="float">
            <text:p>2.95850E+0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3.91959799" calcext:value-type="float">
            <text:p>783.91959799</text:p>
          </table:table-cell>
          <table:table-cell office:value-type="float" office:value="181.304719598" calcext:value-type="float">
            <text:p>181.3047195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0]*[.$B$4]/[.$B$5]^3" office:value-type="float" office:value="1.2559781849247E+036" calcext:value-type="float">
            <text:p>1.25598E+036</text:p>
          </table:table-cell>
          <table:table-cell table:formula="of:=[.E130]/[.$B$2]^2" office:value-type="float" office:value="1.39746419785859E+015" calcext:value-type="float">
            <text:p>1.39746E+015</text:p>
          </table:table-cell>
          <table:table-cell table:formula="of:=[.B130]*[.$B$4]/[.$B$5]^3" office:value-type="float" office:value="2.90482306122781E+035" calcext:value-type="float">
            <text:p>2.90482E+0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3.869346734" calcext:value-type="float">
            <text:p>773.869346734</text:p>
          </table:table-cell>
          <table:table-cell office:value-type="float" office:value="177.954669347" calcext:value-type="float">
            <text:p>177.9546693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1]*[.$B$4]/[.$B$5]^3" office:value-type="float" office:value="1.23987590050304E+036" calcext:value-type="float">
            <text:p>1.23988E+036</text:p>
          </table:table-cell>
          <table:table-cell table:formula="of:=[.E131]/[.$B$2]^2" office:value-type="float" office:value="1.37954799019424E+015" calcext:value-type="float">
            <text:p>1.37955E+015</text:p>
          </table:table-cell>
          <table:table-cell table:formula="of:=[.B131]*[.$B$4]/[.$B$5]^3" office:value-type="float" office:value="2.85114931656769E+035" calcext:value-type="float">
            <text:p>2.85115E+0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3.819095477" calcext:value-type="float">
            <text:p>763.819095477</text:p>
          </table:table-cell>
          <table:table-cell office:value-type="float" office:value="174.604619095" calcext:value-type="float">
            <text:p>174.6046190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2]*[.$B$4]/[.$B$5]^3" office:value-type="float" office:value="1.22377361607978E+036" calcext:value-type="float">
            <text:p>1.22377E+036</text:p>
          </table:table-cell>
          <table:table-cell table:formula="of:=[.E132]/[.$B$2]^2" office:value-type="float" office:value="1.36163178252811E+015" calcext:value-type="float">
            <text:p>1.36163E+015</text:p>
          </table:table-cell>
          <table:table-cell table:formula="of:=[.B132]*[.$B$4]/[.$B$5]^3" office:value-type="float" office:value="2.79747557189156E+035" calcext:value-type="float">
            <text:p>2.79748E+0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3.768844221" calcext:value-type="float">
            <text:p>753.768844221</text:p>
          </table:table-cell>
          <table:table-cell office:value-type="float" office:value="171.254568844" calcext:value-type="float">
            <text:p>171.2545688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3]*[.$B$4]/[.$B$5]^3" office:value-type="float" office:value="1.20767133165812E+036" calcext:value-type="float">
            <text:p>1.20767E+036</text:p>
          </table:table-cell>
          <table:table-cell table:formula="of:=[.E133]/[.$B$2]^2" office:value-type="float" office:value="1.34371557486376E+015" calcext:value-type="float">
            <text:p>1.34372E+015</text:p>
          </table:table-cell>
          <table:table-cell table:formula="of:=[.B133]*[.$B$4]/[.$B$5]^3" office:value-type="float" office:value="2.74380182723144E+035" calcext:value-type="float">
            <text:p>2.74380E+0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3.718592965" calcext:value-type="float">
            <text:p>743.718592965</text:p>
          </table:table-cell>
          <table:table-cell office:value-type="float" office:value="167.904518593" calcext:value-type="float">
            <text:p>167.904518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4]*[.$B$4]/[.$B$5]^3" office:value-type="float" office:value="1.19156904723646E+036" calcext:value-type="float">
            <text:p>1.19157E+036</text:p>
          </table:table-cell>
          <table:table-cell table:formula="of:=[.E134]/[.$B$2]^2" office:value-type="float" office:value="1.32579936719941E+015" calcext:value-type="float">
            <text:p>1.32580E+015</text:p>
          </table:table-cell>
          <table:table-cell table:formula="of:=[.B134]*[.$B$4]/[.$B$5]^3" office:value-type="float" office:value="2.69012808257133E+035" calcext:value-type="float">
            <text:p>2.69013E+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33.668341709" calcext:value-type="float">
            <text:p>733.668341709</text:p>
          </table:table-cell>
          <table:table-cell office:value-type="float" office:value="164.554468342" calcext:value-type="float">
            <text:p>164.5544683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5]*[.$B$4]/[.$B$5]^3" office:value-type="float" office:value="1.1754667628148E+036" calcext:value-type="float">
            <text:p>1.17547E+036</text:p>
          </table:table-cell>
          <table:table-cell table:formula="of:=[.E135]/[.$B$2]^2" office:value-type="float" office:value="1.30788315953506E+015" calcext:value-type="float">
            <text:p>1.30788E+015</text:p>
          </table:table-cell>
          <table:table-cell table:formula="of:=[.B135]*[.$B$4]/[.$B$5]^3" office:value-type="float" office:value="2.63645433791121E+035" calcext:value-type="float">
            <text:p>2.63645E+0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3.618090452" calcext:value-type="float">
            <text:p>723.618090452</text:p>
          </table:table-cell>
          <table:table-cell office:value-type="float" office:value="161.20441809" calcext:value-type="float">
            <text:p>161.204418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6]*[.$B$4]/[.$B$5]^3" office:value-type="float" office:value="1.15936447839154E+036" calcext:value-type="float">
            <text:p>1.15936E+036</text:p>
          </table:table-cell>
          <table:table-cell table:formula="of:=[.E136]/[.$B$2]^2" office:value-type="float" office:value="1.28996695186892E+015" calcext:value-type="float">
            <text:p>1.28997E+015</text:p>
          </table:table-cell>
          <table:table-cell table:formula="of:=[.B136]*[.$B$4]/[.$B$5]^3" office:value-type="float" office:value="2.58278059323507E+035" calcext:value-type="float">
            <text:p>2.58278E+0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3.567839196" calcext:value-type="float">
            <text:p>713.567839196</text:p>
          </table:table-cell>
          <table:table-cell office:value-type="float" office:value="157.854367839" calcext:value-type="float">
            <text:p>157.8543678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7]*[.$B$4]/[.$B$5]^3" office:value-type="float" office:value="1.14326219396988E+036" calcext:value-type="float">
            <text:p>1.14326E+036</text:p>
          </table:table-cell>
          <table:table-cell table:formula="of:=[.E137]/[.$B$2]^2" office:value-type="float" office:value="1.27205074420457E+015" calcext:value-type="float">
            <text:p>1.27205E+015</text:p>
          </table:table-cell>
          <table:table-cell table:formula="of:=[.B137]*[.$B$4]/[.$B$5]^3" office:value-type="float" office:value="2.52910684857496E+035" calcext:value-type="float">
            <text:p>2.52911E+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3.51758794" calcext:value-type="float">
            <text:p>703.51758794</text:p>
          </table:table-cell>
          <table:table-cell office:value-type="float" office:value="154.504317588" calcext:value-type="float">
            <text:p>154.5043175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8]*[.$B$4]/[.$B$5]^3" office:value-type="float" office:value="1.12715990954822E+036" calcext:value-type="float">
            <text:p>1.12716E+036</text:p>
          </table:table-cell>
          <table:table-cell table:formula="of:=[.E138]/[.$B$2]^2" office:value-type="float" office:value="1.25413453654022E+015" calcext:value-type="float">
            <text:p>1.25413E+015</text:p>
          </table:table-cell>
          <table:table-cell table:formula="of:=[.B138]*[.$B$4]/[.$B$5]^3" office:value-type="float" office:value="2.47543310391484E+035" calcext:value-type="float">
            <text:p>2.47543E+0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3.467336683" calcext:value-type="float">
            <text:p>693.467336683</text:p>
          </table:table-cell>
          <table:table-cell office:value-type="float" office:value="151.154267337" calcext:value-type="float">
            <text:p>151.1542673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9]*[.$B$4]/[.$B$5]^3" office:value-type="float" office:value="1.11105762512496E+036" calcext:value-type="float">
            <text:p>1.11106E+036</text:p>
          </table:table-cell>
          <table:table-cell table:formula="of:=[.E139]/[.$B$2]^2" office:value-type="float" office:value="1.23621832887409E+015" calcext:value-type="float">
            <text:p>1.23622E+015</text:p>
          </table:table-cell>
          <table:table-cell table:formula="of:=[.B139]*[.$B$4]/[.$B$5]^3" office:value-type="float" office:value="2.42175935925473E+035" calcext:value-type="float">
            <text:p>2.42176E+0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3.417085427" calcext:value-type="float">
            <text:p>683.417085427</text:p>
          </table:table-cell>
          <table:table-cell office:value-type="float" office:value="147.804217085" calcext:value-type="float">
            <text:p>147.8042170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0]*[.$B$4]/[.$B$5]^3" office:value-type="float" office:value="1.0949553407033E+036" calcext:value-type="float">
            <text:p>1.09496E+036</text:p>
          </table:table-cell>
          <table:table-cell table:formula="of:=[.E140]/[.$B$2]^2" office:value-type="float" office:value="1.21830212120974E+015" calcext:value-type="float">
            <text:p>1.21830E+015</text:p>
          </table:table-cell>
          <table:table-cell table:formula="of:=[.B140]*[.$B$4]/[.$B$5]^3" office:value-type="float" office:value="2.36808561457859E+035" calcext:value-type="float">
            <text:p>2.36809E+0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3.366834171" calcext:value-type="float">
            <text:p>673.366834171</text:p>
          </table:table-cell>
          <table:table-cell office:value-type="float" office:value="144.454166834" calcext:value-type="float">
            <text:p>144.4541668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1]*[.$B$4]/[.$B$5]^3" office:value-type="float" office:value="1.07885305628164E+036" calcext:value-type="float">
            <text:p>1.07885E+036</text:p>
          </table:table-cell>
          <table:table-cell table:formula="of:=[.E141]/[.$B$2]^2" office:value-type="float" office:value="1.20038591354538E+015" calcext:value-type="float">
            <text:p>1.20039E+015</text:p>
          </table:table-cell>
          <table:table-cell table:formula="of:=[.B141]*[.$B$4]/[.$B$5]^3" office:value-type="float" office:value="2.31441186991848E+035" calcext:value-type="float">
            <text:p>2.31441E+0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3.316582915" calcext:value-type="float">
            <text:p>663.316582915</text:p>
          </table:table-cell>
          <table:table-cell office:value-type="float" office:value="141.104116583" calcext:value-type="float">
            <text:p>141.10411658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2]*[.$B$4]/[.$B$5]^3" office:value-type="float" office:value="1.06275077185998E+036" calcext:value-type="float">
            <text:p>1.06275E+036</text:p>
          </table:table-cell>
          <table:table-cell table:formula="of:=[.E142]/[.$B$2]^2" office:value-type="float" office:value="1.18246970588103E+015" calcext:value-type="float">
            <text:p>1.18247E+015</text:p>
          </table:table-cell>
          <table:table-cell table:formula="of:=[.B142]*[.$B$4]/[.$B$5]^3" office:value-type="float" office:value="2.26073812525836E+035" calcext:value-type="float">
            <text:p>2.26074E+0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3.266331658" calcext:value-type="float">
            <text:p>653.266331658</text:p>
          </table:table-cell>
          <table:table-cell office:value-type="float" office:value="137.754066332" calcext:value-type="float">
            <text:p>137.7540663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3]*[.$B$4]/[.$B$5]^3" office:value-type="float" office:value="1.04664848743672E+036" calcext:value-type="float">
            <text:p>1.04665E+036</text:p>
          </table:table-cell>
          <table:table-cell table:formula="of:=[.E143]/[.$B$2]^2" office:value-type="float" office:value="1.1645534982149E+015" calcext:value-type="float">
            <text:p>1.16455E+015</text:p>
          </table:table-cell>
          <table:table-cell table:formula="of:=[.B143]*[.$B$4]/[.$B$5]^3" office:value-type="float" office:value="2.20706438059825E+035" calcext:value-type="float">
            <text:p>2.20706E+0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3.216080402" calcext:value-type="float">
            <text:p>643.216080402</text:p>
          </table:table-cell>
          <table:table-cell office:value-type="float" office:value="134.40401608" calcext:value-type="float">
            <text:p>134.404016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4]*[.$B$4]/[.$B$5]^3" office:value-type="float" office:value="1.03054620301506E+036" calcext:value-type="float">
            <text:p>1.03055E+036</text:p>
          </table:table-cell>
          <table:table-cell table:formula="of:=[.E144]/[.$B$2]^2" office:value-type="float" office:value="1.14663729055055E+015" calcext:value-type="float">
            <text:p>1.14664E+015</text:p>
          </table:table-cell>
          <table:table-cell table:formula="of:=[.B144]*[.$B$4]/[.$B$5]^3" office:value-type="float" office:value="2.15339063592211E+035" calcext:value-type="float">
            <text:p>2.15339E+0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3.165829146" calcext:value-type="float">
            <text:p>633.165829146</text:p>
          </table:table-cell>
          <table:table-cell office:value-type="float" office:value="131.053965829" calcext:value-type="float">
            <text:p>131.0539658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5]*[.$B$4]/[.$B$5]^3" office:value-type="float" office:value="1.0144439185934E+036" calcext:value-type="float">
            <text:p>1.01444E+036</text:p>
          </table:table-cell>
          <table:table-cell table:formula="of:=[.E145]/[.$B$2]^2" office:value-type="float" office:value="1.1287210828862E+015" calcext:value-type="float">
            <text:p>1.12872E+015</text:p>
          </table:table-cell>
          <table:table-cell table:formula="of:=[.B145]*[.$B$4]/[.$B$5]^3" office:value-type="float" office:value="2.09971689126199E+035" calcext:value-type="float">
            <text:p>2.09972E+0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3.115577889" calcext:value-type="float">
            <text:p>623.115577889</text:p>
          </table:table-cell>
          <table:table-cell office:value-type="float" office:value="127.703915578" calcext:value-type="float">
            <text:p>127.7039155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6]*[.$B$4]/[.$B$5]^3" office:value-type="float" office:value="9.98341634170138E+035" calcext:value-type="float">
            <text:p>9.98342E+035</text:p>
          </table:table-cell>
          <table:table-cell table:formula="of:=[.E146]/[.$B$2]^2" office:value-type="float" office:value="1.11080487522006E+015" calcext:value-type="float">
            <text:p>1.11080E+015</text:p>
          </table:table-cell>
          <table:table-cell table:formula="of:=[.B146]*[.$B$4]/[.$B$5]^3" office:value-type="float" office:value="2.04604314660188E+035" calcext:value-type="float">
            <text:p>2.04604E+0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3.065326633" calcext:value-type="float">
            <text:p>613.065326633</text:p>
          </table:table-cell>
          <table:table-cell office:value-type="float" office:value="124.353865327" calcext:value-type="float">
            <text:p>124.3538653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7]*[.$B$4]/[.$B$5]^3" office:value-type="float" office:value="9.82239349748478E+035" calcext:value-type="float">
            <text:p>9.82239E+035</text:p>
          </table:table-cell>
          <table:table-cell table:formula="of:=[.E147]/[.$B$2]^2" office:value-type="float" office:value="1.09288866755571E+015" calcext:value-type="float">
            <text:p>1.09289E+015</text:p>
          </table:table-cell>
          <table:table-cell table:formula="of:=[.B147]*[.$B$4]/[.$B$5]^3" office:value-type="float" office:value="1.99236940194176E+035" calcext:value-type="float">
            <text:p>1.99237E+0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3.015075377" calcext:value-type="float">
            <text:p>603.015075377</text:p>
          </table:table-cell>
          <table:table-cell office:value-type="float" office:value="121.003815075" calcext:value-type="float">
            <text:p>121.0038150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8]*[.$B$4]/[.$B$5]^3" office:value-type="float" office:value="9.66137065326818E+035" calcext:value-type="float">
            <text:p>9.66137E+035</text:p>
          </table:table-cell>
          <table:table-cell table:formula="of:=[.E148]/[.$B$2]^2" office:value-type="float" office:value="1.07497245989136E+015" calcext:value-type="float">
            <text:p>1.07497E+015</text:p>
          </table:table-cell>
          <table:table-cell table:formula="of:=[.B148]*[.$B$4]/[.$B$5]^3" office:value-type="float" office:value="1.93869565726563E+035" calcext:value-type="float">
            <text:p>1.93870E+0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2.964824121" calcext:value-type="float">
            <text:p>592.964824121</text:p>
          </table:table-cell>
          <table:table-cell office:value-type="float" office:value="117.653764824" calcext:value-type="float">
            <text:p>117.6537648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9]*[.$B$4]/[.$B$5]^3" office:value-type="float" office:value="9.50034780905159E+035" calcext:value-type="float">
            <text:p>9.50035E+035</text:p>
          </table:table-cell>
          <table:table-cell table:formula="of:=[.E149]/[.$B$2]^2" office:value-type="float" office:value="1.05705625222701E+015" calcext:value-type="float">
            <text:p>1.05706E+015</text:p>
          </table:table-cell>
          <table:table-cell table:formula="of:=[.B149]*[.$B$4]/[.$B$5]^3" office:value-type="float" office:value="1.88502191260551E+035" calcext:value-type="float">
            <text:p>1.88502E+0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2.914572864" calcext:value-type="float">
            <text:p>582.914572864</text:p>
          </table:table-cell>
          <table:table-cell office:value-type="float" office:value="114.303714573" calcext:value-type="float">
            <text:p>114.3037145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0]*[.$B$4]/[.$B$5]^3" office:value-type="float" office:value="9.33932496481897E+035" calcext:value-type="float">
            <text:p>9.33932E+035</text:p>
          </table:table-cell>
          <table:table-cell table:formula="of:=[.E150]/[.$B$2]^2" office:value-type="float" office:value="1.03914004456088E+015" calcext:value-type="float">
            <text:p>1.03914E+015</text:p>
          </table:table-cell>
          <table:table-cell table:formula="of:=[.B150]*[.$B$4]/[.$B$5]^3" office:value-type="float" office:value="1.8313481679454E+035" calcext:value-type="float">
            <text:p>1.83135E+0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2.864321608" calcext:value-type="float">
            <text:p>572.864321608</text:p>
          </table:table-cell>
          <table:table-cell office:value-type="float" office:value="110.953664322" calcext:value-type="float">
            <text:p>110.95366432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1]*[.$B$4]/[.$B$5]^3" office:value-type="float" office:value="9.17830212060237E+035" calcext:value-type="float">
            <text:p>9.17830E+035</text:p>
          </table:table-cell>
          <table:table-cell table:formula="of:=[.E151]/[.$B$2]^2" office:value-type="float" office:value="1.02122383689653E+015" calcext:value-type="float">
            <text:p>1.02122E+015</text:p>
          </table:table-cell>
          <table:table-cell table:formula="of:=[.B151]*[.$B$4]/[.$B$5]^3" office:value-type="float" office:value="1.77767442328528E+035" calcext:value-type="float">
            <text:p>1.77767E+0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2.814070352" calcext:value-type="float">
            <text:p>562.814070352</text:p>
          </table:table-cell>
          <table:table-cell office:value-type="float" office:value="107.60361407" calcext:value-type="float">
            <text:p>107.603614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2]*[.$B$4]/[.$B$5]^3" office:value-type="float" office:value="9.01727927638578E+035" calcext:value-type="float">
            <text:p>9.01728E+035</text:p>
          </table:table-cell>
          <table:table-cell table:formula="of:=[.E152]/[.$B$2]^2" office:value-type="float" office:value="1.00330762923218E+015" calcext:value-type="float">
            <text:p>1.00331E+015</text:p>
          </table:table-cell>
          <table:table-cell table:formula="of:=[.B152]*[.$B$4]/[.$B$5]^3" office:value-type="float" office:value="1.72400067860915E+035" calcext:value-type="float">
            <text:p>1.72400E+0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2.763819095" calcext:value-type="float">
            <text:p>552.763819095</text:p>
          </table:table-cell>
          <table:table-cell office:value-type="float" office:value="104.253563819" calcext:value-type="float">
            <text:p>104.2535638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3]*[.$B$4]/[.$B$5]^3" office:value-type="float" office:value="8.85625643215316E+035" calcext:value-type="float">
            <text:p>8.85626E+035</text:p>
          </table:table-cell>
          <table:table-cell table:formula="of:=[.E153]/[.$B$2]^2" office:value-type="float" office:value="985391421566043" calcext:value-type="float">
            <text:p>9.85391E+014</text:p>
          </table:table-cell>
          <table:table-cell table:formula="of:=[.B153]*[.$B$4]/[.$B$5]^3" office:value-type="float" office:value="1.67032693394903E+035" calcext:value-type="float">
            <text:p>1.67033E+0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2.713567839" calcext:value-type="float">
            <text:p>542.713567839</text:p>
          </table:table-cell>
          <table:table-cell office:value-type="float" office:value="100.903513568" calcext:value-type="float">
            <text:p>100.9035135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4]*[.$B$4]/[.$B$5]^3" office:value-type="float" office:value="8.69523358793656E+035" calcext:value-type="float">
            <text:p>8.69523E+035</text:p>
          </table:table-cell>
          <table:table-cell table:formula="of:=[.E154]/[.$B$2]^2" office:value-type="float" office:value="967475213901692" calcext:value-type="float">
            <text:p>9.67475E+014</text:p>
          </table:table-cell>
          <table:table-cell table:formula="of:=[.B154]*[.$B$4]/[.$B$5]^3" office:value-type="float" office:value="1.61665318928892E+035" calcext:value-type="float">
            <text:p>1.61665E+0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2.663316583" calcext:value-type="float">
            <text:p>532.663316583</text:p>
          </table:table-cell>
          <table:table-cell office:value-type="float" office:value="97.5534633166" calcext:value-type="float">
            <text:p>97.55346331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5]*[.$B$4]/[.$B$5]^3" office:value-type="float" office:value="8.53421074371996E+035" calcext:value-type="float">
            <text:p>8.53421E+035</text:p>
          </table:table-cell>
          <table:table-cell table:formula="of:=[.E155]/[.$B$2]^2" office:value-type="float" office:value="949559006237341" calcext:value-type="float">
            <text:p>9.49559E+014</text:p>
          </table:table-cell>
          <table:table-cell table:formula="of:=[.B155]*[.$B$4]/[.$B$5]^3" office:value-type="float" office:value="1.56297944462239E+035" calcext:value-type="float">
            <text:p>1.56298E+0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2.613065327" calcext:value-type="float">
            <text:p>522.613065327</text:p>
          </table:table-cell>
          <table:table-cell office:value-type="float" office:value="94.2034130653" calcext:value-type="float">
            <text:p>94.20341306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6]*[.$B$4]/[.$B$5]^3" office:value-type="float" office:value="8.37318789950336E+035" calcext:value-type="float">
            <text:p>8.37319E+035</text:p>
          </table:table-cell>
          <table:table-cell table:formula="of:=[.E156]/[.$B$2]^2" office:value-type="float" office:value="931642798572990" calcext:value-type="float">
            <text:p>9.31643E+014</text:p>
          </table:table-cell>
          <table:table-cell table:formula="of:=[.B156]*[.$B$4]/[.$B$5]^3" office:value-type="float" office:value="1.50930569995747E+035" calcext:value-type="float">
            <text:p>1.50931E+0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2.56281407" calcext:value-type="float">
            <text:p>512.56281407</text:p>
          </table:table-cell>
          <table:table-cell office:value-type="float" office:value="90.8533628141" calcext:value-type="float">
            <text:p>90.8533628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7]*[.$B$4]/[.$B$5]^3" office:value-type="float" office:value="8.21216505527075E+035" calcext:value-type="float">
            <text:p>8.21217E+035</text:p>
          </table:table-cell>
          <table:table-cell table:formula="of:=[.E157]/[.$B$2]^2" office:value-type="float" office:value="913726590906856" calcext:value-type="float">
            <text:p>9.13727E+014</text:p>
          </table:table-cell>
          <table:table-cell table:formula="of:=[.B157]*[.$B$4]/[.$B$5]^3" office:value-type="float" office:value="1.45563195529415E+035" calcext:value-type="float">
            <text:p>1.45563E+0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2.512562814" calcext:value-type="float">
            <text:p>502.512562814</text:p>
          </table:table-cell>
          <table:table-cell office:value-type="float" office:value="87.5033125628" calcext:value-type="float">
            <text:p>87.50331256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8]*[.$B$4]/[.$B$5]^3" office:value-type="float" office:value="8.05114221105415E+035" calcext:value-type="float">
            <text:p>8.05114E+035</text:p>
          </table:table-cell>
          <table:table-cell table:formula="of:=[.E158]/[.$B$2]^2" office:value-type="float" office:value="895810383242505" calcext:value-type="float">
            <text:p>8.95810E+014</text:p>
          </table:table-cell>
          <table:table-cell table:formula="of:=[.B158]*[.$B$4]/[.$B$5]^3" office:value-type="float" office:value="1.40195821062923E+035" calcext:value-type="float">
            <text:p>1.40196E+0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2.462311558" calcext:value-type="float">
            <text:p>492.462311558</text:p>
          </table:table-cell>
          <table:table-cell office:value-type="float" office:value="84.1532623116" calcext:value-type="float">
            <text:p>84.15326231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9]*[.$B$4]/[.$B$5]^3" office:value-type="float" office:value="7.89011936683755E+035" calcext:value-type="float">
            <text:p>7.89012E+035</text:p>
          </table:table-cell>
          <table:table-cell table:formula="of:=[.E159]/[.$B$2]^2" office:value-type="float" office:value="877894175578154" calcext:value-type="float">
            <text:p>8.77894E+014</text:p>
          </table:table-cell>
          <table:table-cell table:formula="of:=[.B159]*[.$B$4]/[.$B$5]^3" office:value-type="float" office:value="1.34828446596591E+035" calcext:value-type="float">
            <text:p>1.34828E+0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2.412060302" calcext:value-type="float">
            <text:p>482.412060302</text:p>
          </table:table-cell>
          <table:table-cell office:value-type="float" office:value="80.8032120603" calcext:value-type="float">
            <text:p>80.80321206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0]*[.$B$4]/[.$B$5]^3" office:value-type="float" office:value="7.72909652262096E+035" calcext:value-type="float">
            <text:p>7.72910E+035</text:p>
          </table:table-cell>
          <table:table-cell table:formula="of:=[.E160]/[.$B$2]^2" office:value-type="float" office:value="859977967913803" calcext:value-type="float">
            <text:p>8.59978E+014</text:p>
          </table:table-cell>
          <table:table-cell table:formula="of:=[.B160]*[.$B$4]/[.$B$5]^3" office:value-type="float" office:value="1.29461072130099E+035" calcext:value-type="float">
            <text:p>1.29461E+0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2.361809045" calcext:value-type="float">
            <text:p>472.361809045</text:p>
          </table:table-cell>
          <table:table-cell office:value-type="float" office:value="77.453161809" calcext:value-type="float">
            <text:p>77.4531618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1]*[.$B$4]/[.$B$5]^3" office:value-type="float" office:value="7.56807367838834E+035" calcext:value-type="float">
            <text:p>7.56807E+035</text:p>
          </table:table-cell>
          <table:table-cell table:formula="of:=[.E161]/[.$B$2]^2" office:value-type="float" office:value="842061760247670" calcext:value-type="float">
            <text:p>8.42062E+014</text:p>
          </table:table-cell>
          <table:table-cell table:formula="of:=[.B161]*[.$B$4]/[.$B$5]^3" office:value-type="float" office:value="1.24093697663607E+035" calcext:value-type="float">
            <text:p>1.24094E+0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62.311557789" calcext:value-type="float">
            <text:p>462.311557789</text:p>
          </table:table-cell>
          <table:table-cell office:value-type="float" office:value="74.1031115578" calcext:value-type="float">
            <text:p>74.10311155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2]*[.$B$4]/[.$B$5]^3" office:value-type="float" office:value="7.40705083417174E+035" calcext:value-type="float">
            <text:p>7.40705E+035</text:p>
          </table:table-cell>
          <table:table-cell table:formula="of:=[.E162]/[.$B$2]^2" office:value-type="float" office:value="824145552583319" calcext:value-type="float">
            <text:p>8.24146E+014</text:p>
          </table:table-cell>
          <table:table-cell table:formula="of:=[.B162]*[.$B$4]/[.$B$5]^3" office:value-type="float" office:value="1.18726323197275E+035" calcext:value-type="float">
            <text:p>1.18726E+0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2.261306533" calcext:value-type="float">
            <text:p>452.261306533</text:p>
          </table:table-cell>
          <table:table-cell office:value-type="float" office:value="70.7530613065" calcext:value-type="float">
            <text:p>70.753061306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3]*[.$B$4]/[.$B$5]^3" office:value-type="float" office:value="7.24602798995514E+035" calcext:value-type="float">
            <text:p>7.24603E+035</text:p>
          </table:table-cell>
          <table:table-cell table:formula="of:=[.E163]/[.$B$2]^2" office:value-type="float" office:value="806229344918968" calcext:value-type="float">
            <text:p>8.06229E+014</text:p>
          </table:table-cell>
          <table:table-cell table:formula="of:=[.B163]*[.$B$4]/[.$B$5]^3" office:value-type="float" office:value="1.13358948730783E+035" calcext:value-type="float">
            <text:p>1.13359E+0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2.211055276" calcext:value-type="float">
            <text:p>442.211055276</text:p>
          </table:table-cell>
          <table:table-cell office:value-type="float" office:value="67.4030110553" calcext:value-type="float">
            <text:p>67.40301105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4]*[.$B$4]/[.$B$5]^3" office:value-type="float" office:value="7.08500514572252E+035" calcext:value-type="float">
            <text:p>7.08501E+035</text:p>
          </table:table-cell>
          <table:table-cell table:formula="of:=[.E164]/[.$B$2]^2" office:value-type="float" office:value="788313137252834" calcext:value-type="float">
            <text:p>7.88313E+014</text:p>
          </table:table-cell>
          <table:table-cell table:formula="of:=[.B164]*[.$B$4]/[.$B$5]^3" office:value-type="float" office:value="1.07991574264451E+035" calcext:value-type="float">
            <text:p>1.07992E+03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32.16080402" calcext:value-type="float">
            <text:p>432.16080402</text:p>
          </table:table-cell>
          <table:table-cell office:value-type="float" office:value="64.052960804" calcext:value-type="float">
            <text:p>64.0529608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5]*[.$B$4]/[.$B$5]^3" office:value-type="float" office:value="6.92398230150593E+035" calcext:value-type="float">
            <text:p>6.92398E+035</text:p>
          </table:table-cell>
          <table:table-cell table:formula="of:=[.E165]/[.$B$2]^2" office:value-type="float" office:value="770396929588483" calcext:value-type="float">
            <text:p>7.70397E+014</text:p>
          </table:table-cell>
          <table:table-cell table:formula="of:=[.B165]*[.$B$4]/[.$B$5]^3" office:value-type="float" office:value="1.02624199797959E+035" calcext:value-type="float">
            <text:p>1.02624E+0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2.110552764" calcext:value-type="float">
            <text:p>422.110552764</text:p>
          </table:table-cell>
          <table:table-cell office:value-type="float" office:value="60.7029105528" calcext:value-type="float">
            <text:p>60.70291055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6]*[.$B$4]/[.$B$5]^3" office:value-type="float" office:value="6.76295945728933E+035" calcext:value-type="float">
            <text:p>6.76296E+035</text:p>
          </table:table-cell>
          <table:table-cell table:formula="of:=[.E166]/[.$B$2]^2" office:value-type="float" office:value="752480721924132" calcext:value-type="float">
            <text:p>7.52481E+014</text:p>
          </table:table-cell>
          <table:table-cell table:formula="of:=[.B166]*[.$B$4]/[.$B$5]^3" office:value-type="float" office:value="9.72568253316266E+034" calcext:value-type="float">
            <text:p>9.72568E+0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12.060301508" calcext:value-type="float">
            <text:p>412.060301508</text:p>
          </table:table-cell>
          <table:table-cell office:value-type="float" office:value="57.3528603015" calcext:value-type="float">
            <text:p>57.35286030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7]*[.$B$4]/[.$B$5]^3" office:value-type="float" office:value="6.60193661307273E+035" calcext:value-type="float">
            <text:p>6.60194E+035</text:p>
          </table:table-cell>
          <table:table-cell table:formula="of:=[.E167]/[.$B$2]^2" office:value-type="float" office:value="734564514259781" calcext:value-type="float">
            <text:p>7.34565E+014</text:p>
          </table:table-cell>
          <table:table-cell table:formula="of:=[.B167]*[.$B$4]/[.$B$5]^3" office:value-type="float" office:value="9.18894508651345E+034" calcext:value-type="float">
            <text:p>9.18895E+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2.010050251" calcext:value-type="float">
            <text:p>402.010050251</text:p>
          </table:table-cell>
          <table:table-cell office:value-type="float" office:value="54.0028100503" calcext:value-type="float">
            <text:p>54.00281005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8]*[.$B$4]/[.$B$5]^3" office:value-type="float" office:value="6.44091376884012E+035" calcext:value-type="float">
            <text:p>6.44091E+035</text:p>
          </table:table-cell>
          <table:table-cell table:formula="of:=[.E168]/[.$B$2]^2" office:value-type="float" office:value="716648306593648" calcext:value-type="float">
            <text:p>7.16648E+014</text:p>
          </table:table-cell>
          <table:table-cell table:formula="of:=[.B168]*[.$B$4]/[.$B$5]^3" office:value-type="float" office:value="8.65220763988025E+034" calcext:value-type="float">
            <text:p>8.65221E+0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1.959798995" calcext:value-type="float">
            <text:p>391.959798995</text:p>
          </table:table-cell>
          <table:table-cell office:value-type="float" office:value="50.652759799" calcext:value-type="float">
            <text:p>50.6527597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9]*[.$B$4]/[.$B$5]^3" office:value-type="float" office:value="6.27989092462352E+035" calcext:value-type="float">
            <text:p>6.27989E+035</text:p>
          </table:table-cell>
          <table:table-cell table:formula="of:=[.E169]/[.$B$2]^2" office:value-type="float" office:value="698732098929297" calcext:value-type="float">
            <text:p>6.98732E+014</text:p>
          </table:table-cell>
          <table:table-cell table:formula="of:=[.B169]*[.$B$4]/[.$B$5]^3" office:value-type="float" office:value="8.11547019323104E+034" calcext:value-type="float">
            <text:p>8.11547E+0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81.909547739" calcext:value-type="float">
            <text:p>381.909547739</text:p>
          </table:table-cell>
          <table:table-cell office:value-type="float" office:value="47.3027095477" calcext:value-type="float">
            <text:p>47.30270954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0]*[.$B$4]/[.$B$5]^3" office:value-type="float" office:value="6.11886808040692E+035" calcext:value-type="float">
            <text:p>6.11887E+035</text:p>
          </table:table-cell>
          <table:table-cell table:formula="of:=[.E170]/[.$B$2]^2" office:value-type="float" office:value="680815891264946" calcext:value-type="float">
            <text:p>6.80816E+014</text:p>
          </table:table-cell>
          <table:table-cell table:formula="of:=[.B170]*[.$B$4]/[.$B$5]^3" office:value-type="float" office:value="7.57873274658182E+034" calcext:value-type="float">
            <text:p>7.57873E+0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1.859296482" calcext:value-type="float">
            <text:p>371.859296482</text:p>
          </table:table-cell>
          <table:table-cell office:value-type="float" office:value="43.9526592965" calcext:value-type="float">
            <text:p>43.952659296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1]*[.$B$4]/[.$B$5]^3" office:value-type="float" office:value="5.9578452361743E+035" calcext:value-type="float">
            <text:p>5.95785E+035</text:p>
          </table:table-cell>
          <table:table-cell table:formula="of:=[.E171]/[.$B$2]^2" office:value-type="float" office:value="662899683598812" calcext:value-type="float">
            <text:p>6.62900E+014</text:p>
          </table:table-cell>
          <table:table-cell table:formula="of:=[.B171]*[.$B$4]/[.$B$5]^3" office:value-type="float" office:value="7.04199529994863E+034" calcext:value-type="float">
            <text:p>7.04200E+0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1.809045226" calcext:value-type="float">
            <text:p>361.809045226</text:p>
          </table:table-cell>
          <table:table-cell office:value-type="float" office:value="40.6026090452" calcext:value-type="float">
            <text:p>40.60260904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2]*[.$B$4]/[.$B$5]^3" office:value-type="float" office:value="5.79682239195771E+035" calcext:value-type="float">
            <text:p>5.79682E+035</text:p>
          </table:table-cell>
          <table:table-cell table:formula="of:=[.E172]/[.$B$2]^2" office:value-type="float" office:value="644983475934461" calcext:value-type="float">
            <text:p>6.44983E+014</text:p>
          </table:table-cell>
          <table:table-cell table:formula="of:=[.B172]*[.$B$4]/[.$B$5]^3" office:value-type="float" office:value="6.50525785329941E+034" calcext:value-type="float">
            <text:p>6.50526E+0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51.75879397" calcext:value-type="float">
            <text:p>351.75879397</text:p>
          </table:table-cell>
          <table:table-cell office:value-type="float" office:value="37.252558794" calcext:value-type="float">
            <text:p>37.2525587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3]*[.$B$4]/[.$B$5]^3" office:value-type="float" office:value="5.63579954774111E+035" calcext:value-type="float">
            <text:p>5.63580E+035</text:p>
          </table:table-cell>
          <table:table-cell table:formula="of:=[.E173]/[.$B$2]^2" office:value-type="float" office:value="627067268270110" calcext:value-type="float">
            <text:p>6.27067E+014</text:p>
          </table:table-cell>
          <table:table-cell table:formula="of:=[.B173]*[.$B$4]/[.$B$5]^3" office:value-type="float" office:value="5.96852040666622E+034" calcext:value-type="float">
            <text:p>5.96852E+0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1.708542714" calcext:value-type="float">
            <text:p>341.708542714</text:p>
          </table:table-cell>
          <table:table-cell office:value-type="float" office:value="33.9025085427" calcext:value-type="float">
            <text:p>33.90250854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4]*[.$B$4]/[.$B$5]^3" office:value-type="float" office:value="5.47477670352451E+035" calcext:value-type="float">
            <text:p>5.47478E+035</text:p>
          </table:table-cell>
          <table:table-cell table:formula="of:=[.E174]/[.$B$2]^2" office:value-type="float" office:value="609151060605759" calcext:value-type="float">
            <text:p>6.09151E+014</text:p>
          </table:table-cell>
          <table:table-cell table:formula="of:=[.B174]*[.$B$4]/[.$B$5]^3" office:value-type="float" office:value="5.431782960017E+034" calcext:value-type="float">
            <text:p>5.43178E+0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1.658291457" calcext:value-type="float">
            <text:p>331.658291457</text:p>
          </table:table-cell>
          <table:table-cell office:value-type="float" office:value="30.5524582915" calcext:value-type="float">
            <text:p>30.55245829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5]*[.$B$4]/[.$B$5]^3" office:value-type="float" office:value="5.31375385929189E+035" calcext:value-type="float">
            <text:p>5.31375E+035</text:p>
          </table:table-cell>
          <table:table-cell table:formula="of:=[.E175]/[.$B$2]^2" office:value-type="float" office:value="591234852939626" calcext:value-type="float">
            <text:p>5.91235E+014</text:p>
          </table:table-cell>
          <table:table-cell table:formula="of:=[.B175]*[.$B$4]/[.$B$5]^3" office:value-type="float" office:value="4.89504551338381E+034" calcext:value-type="float">
            <text:p>4.89505E+0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1.608040201" calcext:value-type="float">
            <text:p>321.608040201</text:p>
          </table:table-cell>
          <table:table-cell office:value-type="float" office:value="27.2024080402" calcext:value-type="float">
            <text:p>27.20240804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6]*[.$B$4]/[.$B$5]^3" office:value-type="float" office:value="5.1527310150753E+035" calcext:value-type="float">
            <text:p>5.15273E+035</text:p>
          </table:table-cell>
          <table:table-cell table:formula="of:=[.E176]/[.$B$2]^2" office:value-type="float" office:value="573318645275275" calcext:value-type="float">
            <text:p>5.73319E+014</text:p>
          </table:table-cell>
          <table:table-cell table:formula="of:=[.B176]*[.$B$4]/[.$B$5]^3" office:value-type="float" office:value="4.35830806673459E+034" calcext:value-type="float">
            <text:p>4.35831E+0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1.557788945" calcext:value-type="float">
            <text:p>311.557788945</text:p>
          </table:table-cell>
          <table:table-cell office:value-type="float" office:value="23.8523577889" calcext:value-type="float">
            <text:p>23.852357788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7]*[.$B$4]/[.$B$5]^3" office:value-type="float" office:value="4.9917081708587E+035" calcext:value-type="float">
            <text:p>4.99171E+035</text:p>
          </table:table-cell>
          <table:table-cell table:formula="of:=[.E177]/[.$B$2]^2" office:value-type="float" office:value="555402437610924" calcext:value-type="float">
            <text:p>5.55402E+014</text:p>
          </table:table-cell>
          <table:table-cell table:formula="of:=[.B177]*[.$B$4]/[.$B$5]^3" office:value-type="float" office:value="3.82157062008538E+034" calcext:value-type="float">
            <text:p>3.82157E+0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1.507537688" calcext:value-type="float">
            <text:p>301.507537688</text:p>
          </table:table-cell>
          <table:table-cell office:value-type="float" office:value="20.5023075377" calcext:value-type="float">
            <text:p>20.50230753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8]*[.$B$4]/[.$B$5]^3" office:value-type="float" office:value="4.83068532662608E+035" calcext:value-type="float">
            <text:p>4.83069E+035</text:p>
          </table:table-cell>
          <table:table-cell table:formula="of:=[.E178]/[.$B$2]^2" office:value-type="float" office:value="537486229944790" calcext:value-type="float">
            <text:p>5.37486E+014</text:p>
          </table:table-cell>
          <table:table-cell table:formula="of:=[.B178]*[.$B$4]/[.$B$5]^3" office:value-type="float" office:value="3.28483317345218E+034" calcext:value-type="float">
            <text:p>3.28483E+03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1.457286432" calcext:value-type="float">
            <text:p>291.457286432</text:p>
          </table:table-cell>
          <table:table-cell office:value-type="float" office:value="17.1522572864" calcext:value-type="float">
            <text:p>17.1522572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9]*[.$B$4]/[.$B$5]^3" office:value-type="float" office:value="4.66966248240948E+035" calcext:value-type="float">
            <text:p>4.66966E+035</text:p>
          </table:table-cell>
          <table:table-cell table:formula="of:=[.E179]/[.$B$2]^2" office:value-type="float" office:value="519570022280439" calcext:value-type="float">
            <text:p>5.19570E+014</text:p>
          </table:table-cell>
          <table:table-cell table:formula="of:=[.B179]*[.$B$4]/[.$B$5]^3" office:value-type="float" office:value="2.74809572680297E+034" calcext:value-type="float">
            <text:p>2.74810E+03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1.407035176" calcext:value-type="float">
            <text:p>281.407035176</text:p>
          </table:table-cell>
          <table:table-cell office:value-type="float" office:value="13.8022070352" calcext:value-type="float">
            <text:p>13.80220703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0]*[.$B$4]/[.$B$5]^3" office:value-type="float" office:value="4.50863963819289E+035" calcext:value-type="float">
            <text:p>4.50864E+035</text:p>
          </table:table-cell>
          <table:table-cell table:formula="of:=[.E180]/[.$B$2]^2" office:value-type="float" office:value="501653814616088" calcext:value-type="float">
            <text:p>5.01654E+014</text:p>
          </table:table-cell>
          <table:table-cell table:formula="of:=[.B180]*[.$B$4]/[.$B$5]^3" office:value-type="float" office:value="2.21135828016977E+034" calcext:value-type="float">
            <text:p>2.21136E+0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1.35678392" calcext:value-type="float">
            <text:p>271.35678392</text:p>
          </table:table-cell>
          <table:table-cell office:value-type="float" office:value="10.4521567839" calcext:value-type="float">
            <text:p>10.45215678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1]*[.$B$4]/[.$B$5]^3" office:value-type="float" office:value="4.34761679397629E+035" calcext:value-type="float">
            <text:p>4.34762E+035</text:p>
          </table:table-cell>
          <table:table-cell table:formula="of:=[.E181]/[.$B$2]^2" office:value-type="float" office:value="483737606951737" calcext:value-type="float">
            <text:p>4.83738E+014</text:p>
          </table:table-cell>
          <table:table-cell table:formula="of:=[.B181]*[.$B$4]/[.$B$5]^3" office:value-type="float" office:value="1.67462083352056E+034" calcext:value-type="float">
            <text:p>1.67462E+0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1.306532663" calcext:value-type="float">
            <text:p>261.306532663</text:p>
          </table:table-cell>
          <table:table-cell office:value-type="float" office:value="7.10210653266" calcext:value-type="float">
            <text:p>7.10210653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2]*[.$B$4]/[.$B$5]^3" office:value-type="float" office:value="4.18659394974367E+035" calcext:value-type="float">
            <text:p>4.18659E+035</text:p>
          </table:table-cell>
          <table:table-cell table:formula="of:=[.E182]/[.$B$2]^2" office:value-type="float" office:value="465821399285603" calcext:value-type="float">
            <text:p>4.65821E+014</text:p>
          </table:table-cell>
          <table:table-cell table:formula="of:=[.B182]*[.$B$4]/[.$B$5]^3" office:value-type="float" office:value="1.13788338688096E+034" calcext:value-type="float">
            <text:p>1.13788E+0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1.256281407" calcext:value-type="float">
            <text:p>251.256281407</text:p>
          </table:table-cell>
          <table:table-cell office:value-type="float" office:value="3.75205628141" calcext:value-type="float">
            <text:p>3.75205628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3]*[.$B$4]/[.$B$5]^3" office:value-type="float" office:value="4.02557110552707E+035" calcext:value-type="float">
            <text:p>4.02557E+035</text:p>
          </table:table-cell>
          <table:table-cell table:formula="of:=[.E183]/[.$B$2]^2" office:value-type="float" office:value="447905191621253" calcext:value-type="float">
            <text:p>4.47905E+014</text:p>
          </table:table-cell>
          <table:table-cell table:formula="of:=[.B183]*[.$B$4]/[.$B$5]^3" office:value-type="float" office:value="6.01145940239751E+033" calcext:value-type="float">
            <text:p>6.01146E+0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1.206030151" calcext:value-type="float">
            <text:p>241.206030151</text:p>
          </table:table-cell>
          <table:table-cell office:value-type="float" office:value="0.402006030151" calcext:value-type="float">
            <text:p>0.40200603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4]*[.$B$4]/[.$B$5]^3" office:value-type="float" office:value="3.86454826131048E+035" calcext:value-type="float">
            <text:p>3.86455E+035</text:p>
          </table:table-cell>
          <table:table-cell table:formula="of:=[.E184]/[.$B$2]^2" office:value-type="float" office:value="429988983956902" calcext:value-type="float">
            <text:p>4.29989E+014</text:p>
          </table:table-cell>
          <table:table-cell table:formula="of:=[.B184]*[.$B$4]/[.$B$5]^3" office:value-type="float" office:value="6.44084935971048E+032" calcext:value-type="float">
            <text:p>6.44085E+032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number-rows-repeated="2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scientific-number number:decimal-places="5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22:19:41.432358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5-11-15T22:21:53.835957930</dc:date>
    <meta:editing-duration>PT27M24S</meta:editing-duration>
    <meta:editing-cycles>5</meta:editing-cycles>
    <meta:document-statistic meta:table-count="4" meta:cell-count="4166" meta:object-count="0"/>
  </office:meta>
</office:document-meta>
</file>